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2.917cm"/>
    </style:style>
    <style:style style:name="co7" style:family="table-column">
      <style:table-column-properties fo:break-before="auto" style:column-width="2.639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3.099cm"/>
    </style:style>
    <style:style style:name="co10" style:family="table-column">
      <style:table-column-properties fo:break-before="auto" style:column-width="4.309cm"/>
    </style:style>
    <style:style style:name="co11" style:family="table-column">
      <style:table-column-properties fo:break-before="auto" style:column-width="4.399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nu/v</text:p>
          </table:table-cell>
          <table:table-cell office:value-type="string" calcext:value-type="string">
            <text:p>E_r/v</text:p>
          </table:table-cell>
          <table:table-cell office:value-type="string" calcext:value-type="string">
            <text:p>N_theta</text:p>
          </table:table-cell>
          <table:table-cell office:value-type="string" calcext:value-type="string">
            <text:p>N_zeta</text:p>
          </table:table-cell>
          <table:table-cell office:value-type="string" calcext:value-type="string">
            <text:p>N_x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33 Spitzer</text:p>
          </table:table-cell>
          <table:table-cell office:value-type="string" calcext:value-type="string">
            <text:p>t_clock</text:p>
          </table:table-cell>
          <table:table-cell office:value-type="string" calcext:value-type="string">
            <text:p>Delta D11 zeta</text:p>
          </table:table-cell>
          <table:table-cell office:value-type="string" calcext:value-type="string">
            <text:p>Delta D31 zeta</text:p>
          </table:table-cell>
          <table:table-cell office:value-type="string" calcext:value-type="string">
            <text:p>Delta D13 zeta</text:p>
          </table:table-cell>
          <table:table-cell office:value-type="string" calcext:value-type="string">
            <text:p>Delta D33 zeta</text:p>
          </table:table-cell>
          <table:table-cell office:value-type="string" calcext:value-type="string">
            <text:p>Delta D11 theta</text:p>
          </table:table-cell>
          <table:table-cell office:value-type="string" calcext:value-type="string">
            <text:p>Delta D31 theta</text:p>
          </table:table-cell>
          <table:table-cell office:value-type="string" calcext:value-type="string">
            <text:p>Delta D13 theta</text:p>
          </table:table-cell>
          <table:table-cell office:value-type="string" calcext:value-type="string">
            <text:p>Delta D33 theta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table:number-columns-repeated="2" office:value-type="float" office:value="15" calcext:value-type="float">
            <text:p>1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74448144381849" calcext:value-type="float">
            <text:p>4.74448144381849E-02</text:p>
          </table:table-cell>
          <table:table-cell office:value-type="float" office:value="-1.70186664277611" calcext:value-type="float">
            <text:p>-1.70186664277611E+00</text:p>
          </table:table-cell>
          <table:table-cell office:value-type="float" office:value="3.35338254064611" calcext:value-type="float">
            <text:p>3.35338254064611E+00</text:p>
          </table:table-cell>
          <table:table-cell office:value-type="float" office:value="-13742.9663736328" calcext:value-type="float">
            <text:p>-1.37429663736328E+04</text:p>
          </table:table-cell>
          <table:table-cell office:value-type="float" office:value="-61484.096919665" calcext:value-type="float">
            <text:p>-6.14840969196650E+04</text:p>
          </table:table-cell>
          <table:table-cell office:value-type="float" office:value="0.417" calcext:value-type="float">
            <text:p>4.17000000000000E-01</text:p>
          </table:table-cell>
          <table:table-cell table:formula="of:=[.F3]-[.F2]" office:value-type="float" office:value="0.00237157279266725" calcext:value-type="float">
            <text:p>2.37157279266725E-03</text:p>
          </table:table-cell>
          <table:table-cell table:formula="of:=[.G3]-[.G2]" office:value-type="float" office:value="1.34684409247868" calcext:value-type="float">
            <text:p>1.34684409247868E+00</text:p>
          </table:table-cell>
          <table:table-cell table:formula="of:=[.H3]-[.H2]" office:value-type="float" office:value="-3.01019587224624" calcext:value-type="float">
            <text:p>-3.01019587224624E+00</text:p>
          </table:table-cell>
          <table:table-cell table:formula="of:=[.I3]-[.I2]" office:value-type="float" office:value="-2061.04797019993" calcext:value-type="float">
            <text:p>-2.06104797019993E+03</text:p>
          </table:table-cell>
          <table:table-cell table:formula="of:=[.F61]-[.F2]" office:value-type="float" office:value="0.000468261018869077" calcext:value-type="float">
            <text:p>4.68261018869077E-04</text:p>
          </table:table-cell>
          <table:table-cell table:formula="of:=[.G61]-[.G2]" office:value-type="float" office:value="0.026132273219394" calcext:value-type="float">
            <text:p>2.61322732193940E-02</text:p>
          </table:table-cell>
          <table:table-cell table:formula="of:=[.H61]-[.H2]" office:value-type="float" office:value="-0.0651961474627449" calcext:value-type="float">
            <text:p>-6.51961474627449E-02</text:p>
          </table:table-cell>
          <table:table-cell table:formula="of:=[.I61]-[.I2]" office:value-type="float" office:value="7.64560327181971" calcext:value-type="float">
            <text:p>7.6456032718197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163872308521" calcext:value-type="float">
            <text:p>4.98163872308521E-02</text:p>
          </table:table-cell>
          <table:table-cell office:value-type="float" office:value="-0.355022550297431" calcext:value-type="float">
            <text:p>-3.55022550297431E-01</text:p>
          </table:table-cell>
          <table:table-cell office:value-type="float" office:value="0.343186668399874" calcext:value-type="float">
            <text:p>3.43186668399874E-01</text:p>
          </table:table-cell>
          <table:table-cell office:value-type="float" office:value="-15804.0143438327" calcext:value-type="float">
            <text:p>-1.58040143438327E+04</text:p>
          </table:table-cell>
          <table:table-cell office:value-type="float" office:value="-61484.1283662535" calcext:value-type="float">
            <text:p>-6.14841283662535E+04</text:p>
          </table:table-cell>
          <table:table-cell office:value-type="float" office:value="0.5827" calcext:value-type="float">
            <text:p>5.82700000000000E-01</text:p>
          </table:table-cell>
          <table:table-cell table:formula="of:=[.F4]-[.F3]" office:value-type="float" office:value="-0.000229143909991722" calcext:value-type="float">
            <text:p>-2.29143909991722E-04</text:p>
          </table:table-cell>
          <table:table-cell table:formula="of:=[.G4]-[.G3]" office:value-type="float" office:value="0.413414709205092" calcext:value-type="float">
            <text:p>4.13414709205092E-01</text:p>
          </table:table-cell>
          <table:table-cell table:formula="of:=[.H4]-[.H3]" office:value-type="float" office:value="-0.444826427844992" calcext:value-type="float">
            <text:p>-4.44826427844992E-01</text:p>
          </table:table-cell>
          <table:table-cell table:formula="of:=[.I4]-[.I3]" office:value-type="float" office:value="-860.533142283559" calcext:value-type="float">
            <text:p>-8.60533142283559E+02</text:p>
          </table:table-cell>
          <table:table-cell table:formula="of:=[.F62]-[.F3]" office:value-type="float" office:value="0.000238458932590689" calcext:value-type="float">
            <text:p>2.38458932590689E-04</text:p>
          </table:table-cell>
          <table:table-cell table:formula="of:=[.G62]-[.G3]" office:value-type="float" office:value="0.0155441387831624" calcext:value-type="float">
            <text:p>1.55441387831624E-02</text:p>
          </table:table-cell>
          <table:table-cell table:formula="of:=[.H62]-[.H3]" office:value-type="float" office:value="-0.0205633778133263" calcext:value-type="float">
            <text:p>-2.05633778133263E-02</text:p>
          </table:table-cell>
          <table:table-cell table:formula="of:=[.I62]-[.I3]" office:value-type="float" office:value="-5.03714303245943" calcext:value-type="float">
            <text:p>-5.0371430324594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872433208604" calcext:value-type="float">
            <text:p>4.95872433208604E-02</text:p>
          </table:table-cell>
          <table:table-cell office:value-type="float" office:value="0.0583921589076609" calcext:value-type="float">
            <text:p>5.83921589076609E-02</text:p>
          </table:table-cell>
          <table:table-cell office:value-type="float" office:value="-0.101639759445118" calcext:value-type="float">
            <text:p>-1.01639759445118E-01</text:p>
          </table:table-cell>
          <table:table-cell office:value-type="float" office:value="-16664.5474861163" calcext:value-type="float">
            <text:p>-1.66645474861163E+04</text:p>
          </table:table-cell>
          <table:table-cell office:value-type="float" office:value="-61484.1280358767" calcext:value-type="float">
            <text:p>-6.14841280358767E+04</text:p>
          </table:table-cell>
          <table:table-cell office:value-type="float" office:value="0.8854" calcext:value-type="float">
            <text:p>8.85400000000000E-01</text:p>
          </table:table-cell>
          <table:table-cell table:formula="of:=[.F5]-[.F4]" office:value-type="float" office:value="0.0000234769001389995" calcext:value-type="float">
            <text:p>2.34769001389995E-05</text:p>
          </table:table-cell>
          <table:table-cell table:formula="of:=[.G5]-[.G4]" office:value-type="float" office:value="0.0782233341281819" calcext:value-type="float">
            <text:p>7.82233341281819E-02</text:p>
          </table:table-cell>
          <table:table-cell table:formula="of:=[.H5]-[.H4]" office:value-type="float" office:value="-0.0581394342026583" calcext:value-type="float">
            <text:p>-5.81394342026583E-02</text:p>
          </table:table-cell>
          <table:table-cell table:formula="of:=[.I5]-[.I4]" office:value-type="float" office:value="-530.98388335625" calcext:value-type="float">
            <text:p>-5.30983883356250E+02</text:p>
          </table:table-cell>
          <table:table-cell table:formula="of:=[.F63]-[.F4]" office:value-type="float" office:value="0.000700749144982304" calcext:value-type="float">
            <text:p>7.00749144982304E-04</text:p>
          </table:table-cell>
          <table:table-cell table:formula="of:=[.G63]-[.G4]" office:value-type="float" office:value="-0.019216286994145" calcext:value-type="float">
            <text:p>-1.92162869941450E-02</text:p>
          </table:table-cell>
          <table:table-cell table:formula="of:=[.H63]-[.H4]" office:value-type="float" office:value="0.0220733880548672" calcext:value-type="float">
            <text:p>2.20733880548672E-02</text:p>
          </table:table-cell>
          <table:table-cell table:formula="of:=[.I63]-[.I4]" office:value-type="float" office:value="22.115238939401" calcext:value-type="float">
            <text:p>2.21152389394010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107202209994" calcext:value-type="float">
            <text:p>4.96107202209994E-02</text:p>
          </table:table-cell>
          <table:table-cell office:value-type="float" office:value="0.136615493035843" calcext:value-type="float">
            <text:p>1.36615493035843E-01</text:p>
          </table:table-cell>
          <table:table-cell office:value-type="float" office:value="-0.159779193647776" calcext:value-type="float">
            <text:p>-1.59779193647776E-01</text:p>
          </table:table-cell>
          <table:table-cell office:value-type="float" office:value="-17195.5313694725" calcext:value-type="float">
            <text:p>-1.71955313694725E+04</text:p>
          </table:table-cell>
          <table:table-cell office:value-type="float" office:value="-61484.1280459888" calcext:value-type="float">
            <text:p>-6.14841280459888E+04</text:p>
          </table:table-cell>
          <table:table-cell office:value-type="float" office:value="1.2862" calcext:value-type="float">
            <text:p>1.28620000000000E+00</text:p>
          </table:table-cell>
          <table:table-cell table:formula="of:=[.F6]-[.F5]" office:value-type="float" office:value="0.000281497589527314" calcext:value-type="float">
            <text:p>2.81497589527314E-04</text:p>
          </table:table-cell>
          <table:table-cell table:formula="of:=[.G6]-[.G5]" office:value-type="float" office:value="-0.0327440439004679" calcext:value-type="float">
            <text:p>-3.27440439004679E-02</text:p>
          </table:table-cell>
          <table:table-cell table:formula="of:=[.H6]-[.H5]" office:value-type="float" office:value="0.0501356456773912" calcext:value-type="float">
            <text:p>5.01356456773912E-02</text:p>
          </table:table-cell>
          <table:table-cell table:formula="of:=[.I6]-[.I5]" office:value-type="float" office:value="-180.479959053391" calcext:value-type="float">
            <text:p>-1.80479959053391E+02</text:p>
          </table:table-cell>
          <table:table-cell table:formula="of:=[.F64]-[.F5]" office:value-type="float" office:value="0.000425766866043745" calcext:value-type="float">
            <text:p>4.25766866043745E-04</text:p>
          </table:table-cell>
          <table:table-cell table:formula="of:=[.G64]-[.G5]" office:value-type="float" office:value="0.00969006433433639" calcext:value-type="float">
            <text:p>9.69006433433639E-03</text:p>
          </table:table-cell>
          <table:table-cell table:formula="of:=[.H64]-[.H5]" office:value-type="float" office:value="-0.0114258834987559" calcext:value-type="float">
            <text:p>-1.14258834987559E-02</text:p>
          </table:table-cell>
          <table:table-cell table:formula="of:=[.I64]-[.I5]" office:value-type="float" office:value="45.3909268144889" calcext:value-type="float">
            <text:p>4.53909268144889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922178105267" calcext:value-type="float">
            <text:p>4.98922178105267E-02</text:p>
          </table:table-cell>
          <table:table-cell office:value-type="float" office:value="0.103871449135375" calcext:value-type="float">
            <text:p>1.03871449135375E-01</text:p>
          </table:table-cell>
          <table:table-cell office:value-type="float" office:value="-0.109643547970385" calcext:value-type="float">
            <text:p>-1.09643547970385E-01</text:p>
          </table:table-cell>
          <table:table-cell office:value-type="float" office:value="-17376.0113285259" calcext:value-type="float">
            <text:p>-1.73760113285259E+04</text:p>
          </table:table-cell>
          <table:table-cell office:value-type="float" office:value="-61484.1280454513" calcext:value-type="float">
            <text:p>-6.14841280454513E+04</text:p>
          </table:table-cell>
          <table:table-cell office:value-type="float" office:value="1.7914" calcext:value-type="float">
            <text:p>1.79140000000000E+00</text:p>
          </table:table-cell>
          <table:table-cell table:formula="of:=[.F7]-[.F6]" office:value-type="float" office:value="-0.000205344635160649" calcext:value-type="float">
            <text:p>-2.05344635160649E-04</text:p>
          </table:table-cell>
          <table:table-cell table:formula="of:=[.G7]-[.G6]" office:value-type="float" office:value="-0.104245578818878" calcext:value-type="float">
            <text:p>-1.04245578818878E-01</text:p>
          </table:table-cell>
          <table:table-cell table:formula="of:=[.H7]-[.H6]" office:value-type="float" office:value="0.111269231883951" calcext:value-type="float">
            <text:p>1.11269231883951E-01</text:p>
          </table:table-cell>
          <table:table-cell table:formula="of:=[.I7]-[.I6]" office:value-type="float" office:value="-51.6104871097887" calcext:value-type="float">
            <text:p>-5.16104871097887E+01</text:p>
          </table:table-cell>
          <table:table-cell table:formula="of:=[.F65]-[.F6]" office:value-type="float" office:value="-0.0000665719841710585" calcext:value-type="float">
            <text:p>-6.65719841710585E-05</text:p>
          </table:table-cell>
          <table:table-cell table:formula="of:=[.G65]-[.G6]" office:value-type="float" office:value="-0.00744991649185246" calcext:value-type="float">
            <text:p>-7.44991649185246E-03</text:p>
          </table:table-cell>
          <table:table-cell table:formula="of:=[.H65]-[.H6]" office:value-type="float" office:value="0.00549398304521009" calcext:value-type="float">
            <text:p>5.49398304521009E-03</text:p>
          </table:table-cell>
          <table:table-cell table:formula="of:=[.I65]-[.I6]" office:value-type="float" office:value="-126.403433686661" calcext:value-type="float">
            <text:p>-1.26403433686661E+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35" calcext:value-type="float">
            <text:p>3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868731753661" calcext:value-type="float">
            <text:p>4.96868731753661E-02</text:p>
          </table:table-cell>
          <table:table-cell office:value-type="float" office:value="-0.000374129683503552" calcext:value-type="float">
            <text:p>-3.74129683503552E-04</text:p>
          </table:table-cell>
          <table:table-cell office:value-type="float" office:value="0.00162568391356658" calcext:value-type="float">
            <text:p>1.62568391356658E-03</text:p>
          </table:table-cell>
          <table:table-cell office:value-type="float" office:value="-17427.6218156357" calcext:value-type="float">
            <text:p>-1.74276218156357E+04</text:p>
          </table:table-cell>
          <table:table-cell office:value-type="float" office:value="-61484.1280454473" calcext:value-type="float">
            <text:p>-6.14841280454473E+04</text:p>
          </table:table-cell>
          <table:table-cell office:value-type="float" office:value="2.9948" calcext:value-type="float">
            <text:p>2.99480000000000E+00</text:p>
          </table:table-cell>
          <table:table-cell table:formula="of:=[.F8]-[.F7]" office:value-type="float" office:value="-0.000178966307059089" calcext:value-type="float">
            <text:p>-1.78966307059089E-04</text:p>
          </table:table-cell>
          <table:table-cell table:formula="of:=[.G8]-[.G7]" office:value-type="float" office:value="0.0252389891903681" calcext:value-type="float">
            <text:p>2.52389891903681E-02</text:p>
          </table:table-cell>
          <table:table-cell table:formula="of:=[.H8]-[.H7]" office:value-type="float" office:value="-0.0292248308314482" calcext:value-type="float">
            <text:p>-2.92248308314482E-02</text:p>
          </table:table-cell>
          <table:table-cell table:formula="of:=[.I8]-[.I7]" office:value-type="float" office:value="-94.2610959159392" calcext:value-type="float">
            <text:p>-9.42610959159392E+01</text:p>
          </table:table-cell>
          <table:table-cell table:formula="of:=[.F66]-[.F7]" office:value-type="float" office:value="0.0000681944160194556" calcext:value-type="float">
            <text:p>6.81944160194556E-05</text:p>
          </table:table-cell>
          <table:table-cell table:formula="of:=[.G66]-[.G7]" office:value-type="float" office:value="-0.0234048126407827" calcext:value-type="float">
            <text:p>-2.34048126407827E-02</text:p>
          </table:table-cell>
          <table:table-cell table:formula="of:=[.H66]-[.H7]" office:value-type="float" office:value="0.029084564580367" calcext:value-type="float">
            <text:p>2.90845645803670E-02</text:p>
          </table:table-cell>
          <table:table-cell table:formula="of:=[.I66]-[.I7]" office:value-type="float" office:value="-203.289814763652" calcext:value-type="float">
            <text:p>-2.03289814763652E+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39" calcext:value-type="float">
            <text:p>3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07906868307" calcext:value-type="float">
            <text:p>4.95079068683070E-02</text:p>
          </table:table-cell>
          <table:table-cell office:value-type="float" office:value="0.0248648595068645" calcext:value-type="float">
            <text:p>2.48648595068645E-02</text:p>
          </table:table-cell>
          <table:table-cell office:value-type="float" office:value="-0.0275991469178816" calcext:value-type="float">
            <text:p>-2.75991469178816E-02</text:p>
          </table:table-cell>
          <table:table-cell office:value-type="float" office:value="-17521.8829115516" calcext:value-type="float">
            <text:p>-1.7521882911551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3.3797" calcext:value-type="float">
            <text:p>3.37970000000000E+00</text:p>
          </table:table-cell>
          <table:table-cell table:formula="of:=[.F9]-[.F8]" office:value-type="float" office:value="-0.0000809101927835704" calcext:value-type="float">
            <text:p>-8.09101927835704E-05</text:p>
          </table:table-cell>
          <table:table-cell table:formula="of:=[.G9]-[.G8]" office:value-type="float" office:value="0.0501396915029648" calcext:value-type="float">
            <text:p>5.01396915029648E-02</text:p>
          </table:table-cell>
          <table:table-cell table:formula="of:=[.H9]-[.H8]" office:value-type="float" office:value="-0.0528012134903064" calcext:value-type="float">
            <text:p>-5.28012134903064E-02</text:p>
          </table:table-cell>
          <table:table-cell table:formula="of:=[.I9]-[.I8]" office:value-type="float" office:value="-118.188448540222" calcext:value-type="float">
            <text:p>-1.18188448540222E+02</text:p>
          </table:table-cell>
          <table:table-cell table:formula="of:=[.F67]-[.F8]" office:value-type="float" office:value="0.000203176545127248" calcext:value-type="float">
            <text:p>2.03176545127248E-04</text:p>
          </table:table-cell>
          <table:table-cell table:formula="of:=[.G67]-[.G8]" office:value-type="float" office:value="-0.0835079844191781" calcext:value-type="float">
            <text:p>-8.35079844191781E-02</text:p>
          </table:table-cell>
          <table:table-cell table:formula="of:=[.H67]-[.H8]" office:value-type="float" office:value="0.0930588907875003" calcext:value-type="float">
            <text:p>9.30588907875003E-02</text:p>
          </table:table-cell>
          <table:table-cell table:formula="of:=[.I67]-[.I8]" office:value-type="float" office:value="-122.848629063134" calcext:value-type="float">
            <text:p>-1.22848629063134E+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43" calcext:value-type="float">
            <text:p>4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269966755234" calcext:value-type="float">
            <text:p>4.94269966755234E-02</text:p>
          </table:table-cell>
          <table:table-cell office:value-type="float" office:value="0.0750045510098294" calcext:value-type="float">
            <text:p>7.50045510098294E-02</text:p>
          </table:table-cell>
          <table:table-cell office:value-type="float" office:value="-0.080400360408188" calcext:value-type="float">
            <text:p>-8.04003604081880E-02</text:p>
          </table:table-cell>
          <table:table-cell office:value-type="float" office:value="-17640.0713600919" calcext:value-type="float">
            <text:p>-1.76400713600919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.3715" calcext:value-type="float">
            <text:p>4.37150000000000E+00</text:p>
          </table:table-cell>
          <table:table-cell table:formula="of:=[.F10]-[.F9]" office:value-type="float" office:value="-0.0000569785081226404" calcext:value-type="float">
            <text:p>-5.69785081226404E-05</text:p>
          </table:table-cell>
          <table:table-cell table:formula="of:=[.G10]-[.G9]" office:value-type="float" office:value="0.00837494510845588" calcext:value-type="float">
            <text:p>8.37494510845588E-03</text:p>
          </table:table-cell>
          <table:table-cell table:formula="of:=[.H10]-[.H9]" office:value-type="float" office:value="-0.00764955292940239" calcext:value-type="float">
            <text:p>-7.64955292940239E-03</text:p>
          </table:table-cell>
          <table:table-cell table:formula="of:=[.I10]-[.I9]" office:value-type="float" office:value="-99.7504024221707" calcext:value-type="float">
            <text:p>-9.97504024221707E+01</text:p>
          </table:table-cell>
          <table:table-cell table:formula="of:=[.F68]-[.F9]" office:value-type="float" office:value="0.000239237374225668" calcext:value-type="float">
            <text:p>2.39237374225668E-04</text:p>
          </table:table-cell>
          <table:table-cell table:formula="of:=[.G68]-[.G9]" office:value-type="float" office:value="-0.0664453430732067" calcext:value-type="float">
            <text:p>-6.64453430732067E-02</text:p>
          </table:table-cell>
          <table:table-cell table:formula="of:=[.H68]-[.H9]" office:value-type="float" office:value="0.0718740809385755" calcext:value-type="float">
            <text:p>7.18740809385755E-02</text:p>
          </table:table-cell>
          <table:table-cell table:formula="of:=[.I68]-[.I9]" office:value-type="float" office:value="-30.0184211548403" calcext:value-type="float">
            <text:p>-3.00184211548403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47" calcext:value-type="float">
            <text:p>4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3700181674008" calcext:value-type="float">
            <text:p>4.93700181674008E-02</text:p>
          </table:table-cell>
          <table:table-cell office:value-type="float" office:value="0.0833794961182852" calcext:value-type="float">
            <text:p>8.33794961182852E-02</text:p>
          </table:table-cell>
          <table:table-cell office:value-type="float" office:value="-0.0880499133375904" calcext:value-type="float">
            <text:p>-8.80499133375904E-02</text:p>
          </table:table-cell>
          <table:table-cell office:value-type="float" office:value="-17739.821762514" calcext:value-type="float">
            <text:p>-1.77398217625140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5.5597" calcext:value-type="float">
            <text:p>5.55970000000000E+00</text:p>
          </table:table-cell>
          <table:table-cell table:formula="of:=[.F11]-[.F10]" office:value-type="float" office:value="-0.0000962743935889951" calcext:value-type="float">
            <text:p>-9.62743935889951E-05</text:p>
          </table:table-cell>
          <table:table-cell table:formula="of:=[.G11]-[.G10]" office:value-type="float" office:value="-0.00265537498512612" calcext:value-type="float">
            <text:p>-2.65537498512612E-03</text:p>
          </table:table-cell>
          <table:table-cell table:formula="of:=[.H11]-[.H10]" office:value-type="float" office:value="0.00328719532316273" calcext:value-type="float">
            <text:p>3.28719532316273E-03</text:p>
          </table:table-cell>
          <table:table-cell table:formula="of:=[.I11]-[.I10]" office:value-type="float" office:value="-68.4859998362372" calcext:value-type="float">
            <text:p>-6.84859998362372E+01</text:p>
          </table:table-cell>
          <table:table-cell table:formula="of:=[.F69]-[.F10]" office:value-type="float" office:value="0.000269299029810925" calcext:value-type="float">
            <text:p>2.69299029810925E-04</text:p>
          </table:table-cell>
          <table:table-cell table:formula="of:=[.G69]-[.G10]" office:value-type="float" office:value="-0.0307749923435961" calcext:value-type="float">
            <text:p>-3.07749923435961E-02</text:p>
          </table:table-cell>
          <table:table-cell table:formula="of:=[.H69]-[.H10]" office:value-type="float" office:value="0.033496474946832" calcext:value-type="float">
            <text:p>3.34964749468320E-02</text:p>
          </table:table-cell>
          <table:table-cell table:formula="of:=[.I69]-[.I10]" office:value-type="float" office:value="1.46889590704086" calcext:value-type="float">
            <text:p>1.4688959070408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51" calcext:value-type="float">
            <text:p>5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2737437738118" calcext:value-type="float">
            <text:p>4.92737437738118E-02</text:p>
          </table:table-cell>
          <table:table-cell office:value-type="float" office:value="0.0807241211331591" calcext:value-type="float">
            <text:p>8.07241211331591E-02</text:p>
          </table:table-cell>
          <table:table-cell office:value-type="float" office:value="-0.0847627180144277" calcext:value-type="float">
            <text:p>-8.47627180144277E-02</text:p>
          </table:table-cell>
          <table:table-cell office:value-type="float" office:value="-17808.3077623503" calcext:value-type="float">
            <text:p>-1.78083077623503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7.0348" calcext:value-type="float">
            <text:p>7.03480000000000E+00</text:p>
          </table:table-cell>
          <table:table-cell table:formula="of:=[.F12]-[.F11]" office:value-type="float" office:value="-0.000156240736520791" calcext:value-type="float">
            <text:p>-1.56240736520791E-04</text:p>
          </table:table-cell>
          <table:table-cell table:formula="of:=[.G12]-[.G11]" office:value-type="float" office:value="0.0132327094978859" calcext:value-type="float">
            <text:p>1.32327094978859E-02</text:p>
          </table:table-cell>
          <table:table-cell table:formula="of:=[.H12]-[.H11]" office:value-type="float" office:value="-0.0134208371008015" calcext:value-type="float">
            <text:p>-1.34208371008015E-02</text:p>
          </table:table-cell>
          <table:table-cell table:formula="of:=[.I12]-[.I11]" office:value-type="float" office:value="-65.2572956433214" calcext:value-type="float">
            <text:p>-6.52572956433214E+01</text:p>
          </table:table-cell>
          <table:table-cell table:formula="of:=[.F70]-[.F11]" office:value-type="float" office:value="0.000296240829604451" calcext:value-type="float">
            <text:p>2.96240829604451E-04</text:p>
          </table:table-cell>
          <table:table-cell table:formula="of:=[.G70]-[.G11]" office:value-type="float" office:value="-0.0147472733747248" calcext:value-type="float">
            <text:p>-1.47472733747248E-02</text:p>
          </table:table-cell>
          <table:table-cell table:formula="of:=[.H70]-[.H11]" office:value-type="float" office:value="0.0170061405538609" calcext:value-type="float">
            <text:p>1.70061405538609E-02</text:p>
          </table:table-cell>
          <table:table-cell table:formula="of:=[.I70]-[.I11]" office:value-type="float" office:value="-1.35333184231058" calcext:value-type="float">
            <text:p>-1.3533318423105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55" calcext:value-type="float">
            <text:p>5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117503037291" calcext:value-type="float">
            <text:p>4.91175030372910E-02</text:p>
          </table:table-cell>
          <table:table-cell office:value-type="float" office:value="0.093956830631045" calcext:value-type="float">
            <text:p>9.39568306310450E-02</text:p>
          </table:table-cell>
          <table:table-cell office:value-type="float" office:value="-0.0981835551152292" calcext:value-type="float">
            <text:p>-9.81835551152292E-02</text:p>
          </table:table-cell>
          <table:table-cell office:value-type="float" office:value="-17873.5650579936" calcext:value-type="float">
            <text:p>-1.7873565057993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8.7833" calcext:value-type="float">
            <text:p>8.78330000000000E+00</text:p>
          </table:table-cell>
          <table:table-cell table:formula="of:=[.F13]-[.F12]" office:value-type="float" office:value="-0.00017243659887508" calcext:value-type="float">
            <text:p>-1.72436598875080E-04</text:p>
          </table:table-cell>
          <table:table-cell table:formula="of:=[.G13]-[.G12]" office:value-type="float" office:value="0.0130845244102613" calcext:value-type="float">
            <text:p>1.30845244102613E-02</text:p>
          </table:table-cell>
          <table:table-cell table:formula="of:=[.H13]-[.H12]" office:value-type="float" office:value="-0.0127422195056639" calcext:value-type="float">
            <text:p>-1.27422195056639E-02</text:p>
          </table:table-cell>
          <table:table-cell table:formula="of:=[.I13]-[.I12]" office:value-type="float" office:value="-55.4742020493104" calcext:value-type="float">
            <text:p>-5.54742020493104E+01</text:p>
          </table:table-cell>
          <table:table-cell table:formula="of:=[.F71]-[.F12]" office:value-type="float" office:value="0.00036953864613759" calcext:value-type="float">
            <text:p>3.69538646137590E-04</text:p>
          </table:table-cell>
          <table:table-cell table:formula="of:=[.G71]-[.G12]" office:value-type="float" office:value="-0.0237440222768844" calcext:value-type="float">
            <text:p>-2.37440222768844E-02</text:p>
          </table:table-cell>
          <table:table-cell table:formula="of:=[.H71]-[.H12]" office:value-type="float" office:value="0.0262987344953887" calcext:value-type="float">
            <text:p>2.62987344953887E-02</text:p>
          </table:table-cell>
          <table:table-cell table:formula="of:=[.I71]-[.I12]" office:value-type="float" office:value="25.6131419598096" calcext:value-type="float">
            <text:p>2.5613141959809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59" calcext:value-type="float">
            <text:p>5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89450664384159" calcext:value-type="float">
            <text:p>4.89450664384159E-02</text:p>
          </table:table-cell>
          <table:table-cell office:value-type="float" office:value="0.107041355041306" calcext:value-type="float">
            <text:p>1.07041355041306E-01</text:p>
          </table:table-cell>
          <table:table-cell office:value-type="float" office:value="-0.110925774620893" calcext:value-type="float">
            <text:p>-1.10925774620893E-01</text:p>
          </table:table-cell>
          <table:table-cell office:value-type="float" office:value="-17929.0392600429" calcext:value-type="float">
            <text:p>-1.79290392600429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0.6131" calcext:value-type="float">
            <text:p>1.06131000000000E+01</text:p>
          </table:table-cell>
          <table:table-cell table:formula="of:=[.F14]-[.F13]" office:value-type="float" office:value="-0.0000507006619114847" calcext:value-type="float">
            <text:p>-5.07006619114847E-05</text:p>
          </table:table-cell>
          <table:table-cell table:formula="of:=[.G14]-[.G13]" office:value-type="float" office:value="-0.0037910269783292" calcext:value-type="float">
            <text:p>-3.79102697832920E-03</text:p>
          </table:table-cell>
          <table:table-cell table:formula="of:=[.H14]-[.H13]" office:value-type="float" office:value="0.00502793854911131" calcext:value-type="float">
            <text:p>5.02793854911131E-03</text:p>
          </table:table-cell>
          <table:table-cell table:formula="of:=[.I14]-[.I13]" office:value-type="float" office:value="-40.3334957701409" calcext:value-type="float">
            <text:p>-4.03334957701409E+01</text:p>
          </table:table-cell>
          <table:table-cell table:formula="of:=[.F72]-[.F13]" office:value-type="float" office:value="0.000459744465731063" calcext:value-type="float">
            <text:p>4.59744465731063E-04</text:p>
          </table:table-cell>
          <table:table-cell table:formula="of:=[.G72]-[.G13]" office:value-type="float" office:value="-0.0334770246509849" calcext:value-type="float">
            <text:p>-3.34770246509849E-02</text:p>
          </table:table-cell>
          <table:table-cell table:formula="of:=[.H72]-[.H13]" office:value-type="float" office:value="0.0350731521327491" calcext:value-type="float">
            <text:p>3.50731521327491E-02</text:p>
          </table:table-cell>
          <table:table-cell table:formula="of:=[.I72]-[.I13]" office:value-type="float" office:value="53.0885627527714" calcext:value-type="float">
            <text:p>5.3088562752771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63" calcext:value-type="float">
            <text:p>6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88943657765044" calcext:value-type="float">
            <text:p>4.88943657765044E-02</text:p>
          </table:table-cell>
          <table:table-cell office:value-type="float" office:value="0.103250328062977" calcext:value-type="float">
            <text:p>1.03250328062977E-01</text:p>
          </table:table-cell>
          <table:table-cell office:value-type="float" office:value="-0.105897836071782" calcext:value-type="float">
            <text:p>-1.05897836071782E-01</text:p>
          </table:table-cell>
          <table:table-cell office:value-type="float" office:value="-17969.372755813" calcext:value-type="float">
            <text:p>-1.79693727558130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2.5718" calcext:value-type="float">
            <text:p>1.25718000000000E+01</text:p>
          </table:table-cell>
          <table:table-cell table:formula="of:=[.F15]-[.F14]" office:value-type="float" office:value="0.000120844955259658" calcext:value-type="float">
            <text:p>1.20844955259658E-04</text:p>
          </table:table-cell>
          <table:table-cell table:formula="of:=[.G15]-[.G14]" office:value-type="float" office:value="-0.0173281074972926" calcext:value-type="float">
            <text:p>-1.73281074972926E-02</text:p>
          </table:table-cell>
          <table:table-cell table:formula="of:=[.H15]-[.H14]" office:value-type="float" office:value="0.0187875766953635" calcext:value-type="float">
            <text:p>1.87875766953635E-02</text:p>
          </table:table-cell>
          <table:table-cell table:formula="of:=[.I15]-[.I14]" office:value-type="float" office:value="-27.240058813768" calcext:value-type="float">
            <text:p>-2.72400588137680E+01</text:p>
          </table:table-cell>
          <table:table-cell table:formula="of:=[.F73]-[.F14]" office:value-type="float" office:value="0.000446565904847394" calcext:value-type="float">
            <text:p>4.46565904847394E-04</text:p>
          </table:table-cell>
          <table:table-cell table:formula="of:=[.G73]-[.G14]" office:value-type="float" office:value="-0.0232864552974991" calcext:value-type="float">
            <text:p>-2.32864552974991E-02</text:p>
          </table:table-cell>
          <table:table-cell table:formula="of:=[.H73]-[.H14]" office:value-type="float" office:value="0.0233589689757483" calcext:value-type="float">
            <text:p>2.33589689757483E-02</text:p>
          </table:table-cell>
          <table:table-cell table:formula="of:=[.I73]-[.I14]" office:value-type="float" office:value="61.6987189519496" calcext:value-type="float">
            <text:p>6.1698718951949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67" calcext:value-type="float">
            <text:p>6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0152107317641" calcext:value-type="float">
            <text:p>4.90152107317641E-02</text:p>
          </table:table-cell>
          <table:table-cell office:value-type="float" office:value="0.0859222205656845" calcext:value-type="float">
            <text:p>8.59222205656845E-02</text:p>
          </table:table-cell>
          <table:table-cell office:value-type="float" office:value="-0.0871102593764183" calcext:value-type="float">
            <text:p>-8.71102593764183E-02</text:p>
          </table:table-cell>
          <table:table-cell office:value-type="float" office:value="-17996.6128146268" calcext:value-type="float">
            <text:p>-1.79966128146268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5.1837" calcext:value-type="float">
            <text:p>1.51837000000000E+01</text:p>
          </table:table-cell>
          <table:table-cell table:formula="of:=[.F16]-[.F15]" office:value-type="float" office:value="0.0000995293378479867" calcext:value-type="float">
            <text:p>9.95293378479867E-05</text:p>
          </table:table-cell>
          <table:table-cell table:formula="of:=[.G16]-[.G15]" office:value-type="float" office:value="-0.0138055227621105" calcext:value-type="float">
            <text:p>-1.38055227621105E-02</text:p>
          </table:table-cell>
          <table:table-cell table:formula="of:=[.H16]-[.H15]" office:value-type="float" office:value="0.0150371600137243" calcext:value-type="float">
            <text:p>1.50371600137243E-02</text:p>
          </table:table-cell>
          <table:table-cell table:formula="of:=[.I16]-[.I15]" office:value-type="float" office:value="-11.3548975333615" calcext:value-type="float">
            <text:p>-1.13548975333615E+01</text:p>
          </table:table-cell>
          <table:table-cell table:formula="of:=[.F74]-[.F15]" office:value-type="float" office:value="0.000287893162163537" calcext:value-type="float">
            <text:p>2.87893162163537E-04</text:p>
          </table:table-cell>
          <table:table-cell table:formula="of:=[.G74]-[.G15]" office:value-type="float" office:value="0.00535576538598731" calcext:value-type="float">
            <text:p>5.35576538598731E-03</text:p>
          </table:table-cell>
          <table:table-cell table:formula="of:=[.H74]-[.H15]" office:value-type="float" office:value="-0.00694846336430972" calcext:value-type="float">
            <text:p>-6.94846336430972E-03</text:p>
          </table:table-cell>
          <table:table-cell table:formula="of:=[.I74]-[.I15]" office:value-type="float" office:value="63.3229440580508" calcext:value-type="float">
            <text:p>6.33229440580508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71" calcext:value-type="float">
            <text:p>7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1147400696121" calcext:value-type="float">
            <text:p>4.91147400696121E-02</text:p>
          </table:table-cell>
          <table:table-cell office:value-type="float" office:value="0.072116697803574" calcext:value-type="float">
            <text:p>7.21166978035740E-02</text:p>
          </table:table-cell>
          <table:table-cell office:value-type="float" office:value="-0.072073099362694" calcext:value-type="float">
            <text:p>-7.20730993626940E-02</text:p>
          </table:table-cell>
          <table:table-cell office:value-type="float" office:value="-18007.9677121602" calcext:value-type="float">
            <text:p>-1.80079677121602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7.6618" calcext:value-type="float">
            <text:p>1.76618000000000E+01</text:p>
          </table:table-cell>
          <table:table-cell table:formula="of:=[.F17]-[.F16]" office:value-type="float" office:value="0.000111174615867571" calcext:value-type="float">
            <text:p>1.11174615867571E-04</text:p>
          </table:table-cell>
          <table:table-cell table:formula="of:=[.G17]-[.G16]" office:value-type="float" office:value="-0.00646697322837542" calcext:value-type="float">
            <text:p>-6.46697322837542E-03</text:p>
          </table:table-cell>
          <table:table-cell table:formula="of:=[.H17]-[.H16]" office:value-type="float" office:value="0.00749012737738798" calcext:value-type="float">
            <text:p>7.49012737738798E-03</text:p>
          </table:table-cell>
          <table:table-cell table:formula="of:=[.I17]-[.I16]" office:value-type="float" office:value="14.8945936806304" calcext:value-type="float">
            <text:p>1.48945936806304E+01</text:p>
          </table:table-cell>
          <table:table-cell table:formula="of:=[.F75]-[.F16]" office:value-type="float" office:value="0.000176363937156164" calcext:value-type="float">
            <text:p>1.76363937156164E-04</text:p>
          </table:table-cell>
          <table:table-cell table:formula="of:=[.G75]-[.G16]" office:value-type="float" office:value="0.0250424579802019" calcext:value-type="float">
            <text:p>2.50424579802019E-02</text:p>
          </table:table-cell>
          <table:table-cell table:formula="of:=[.H75]-[.H16]" office:value-type="float" office:value="-0.0269962846500782" calcext:value-type="float">
            <text:p>-2.69962846500782E-02</text:p>
          </table:table-cell>
          <table:table-cell table:formula="of:=[.I75]-[.I16]" office:value-type="float" office:value="63.4569746628404" calcext:value-type="float">
            <text:p>6.3456974662840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75" calcext:value-type="float">
            <text:p>7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2259146854796" calcext:value-type="float">
            <text:p>4.92259146854796E-02</text:p>
          </table:table-cell>
          <table:table-cell office:value-type="float" office:value="0.0656497245751986" calcext:value-type="float">
            <text:p>6.56497245751986E-02</text:p>
          </table:table-cell>
          <table:table-cell office:value-type="float" office:value="-0.064582971985306" calcext:value-type="float">
            <text:p>-6.45829719853060E-02</text:p>
          </table:table-cell>
          <table:table-cell office:value-type="float" office:value="-17993.0731184795" calcext:value-type="float">
            <text:p>-1.79930731184795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0.538" calcext:value-type="float">
            <text:p>2.05380000000000E+01</text:p>
          </table:table-cell>
          <table:table-cell table:formula="of:=[.F18]-[.F17]" office:value-type="float" office:value="0.000194148735976694" calcext:value-type="float">
            <text:p>1.94148735976694E-04</text:p>
          </table:table-cell>
          <table:table-cell table:formula="of:=[.G18]-[.G17]" office:value-type="float" office:value="-0.00296905053315981" calcext:value-type="float">
            <text:p>-2.96905053315981E-03</text:p>
          </table:table-cell>
          <table:table-cell table:formula="of:=[.H18]-[.H17]" office:value-type="float" office:value="0.0024938687692445" calcext:value-type="float">
            <text:p>2.49386876924450E-03</text:p>
          </table:table-cell>
          <table:table-cell table:formula="of:=[.I18]-[.I17]" office:value-type="float" office:value="53.5819477187215" calcext:value-type="float">
            <text:p>5.35819477187215E+01</text:p>
          </table:table-cell>
          <table:table-cell table:formula="of:=[.F76]-[.F17]" office:value-type="float" office:value="0.00011550320411495" calcext:value-type="float">
            <text:p>1.15503204114950E-04</text:p>
          </table:table-cell>
          <table:table-cell table:formula="of:=[.G76]-[.G17]" office:value-type="float" office:value="0.0284308291253306" calcext:value-type="float">
            <text:p>2.84308291253306E-02</text:p>
          </table:table-cell>
          <table:table-cell table:formula="of:=[.H76]-[.H17]" office:value-type="float" office:value="-0.0306486780199125" calcext:value-type="float">
            <text:p>-3.06486780199125E-02</text:p>
          </table:table-cell>
          <table:table-cell table:formula="of:=[.I76]-[.I17]" office:value-type="float" office:value="55.1220302818911" calcext:value-type="float">
            <text:p>5.51220302818911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79" calcext:value-type="float">
            <text:p>7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200634214563" calcext:value-type="float">
            <text:p>4.94200634214563E-02</text:p>
          </table:table-cell>
          <table:table-cell office:value-type="float" office:value="0.0626806740420388" calcext:value-type="float">
            <text:p>6.26806740420388E-02</text:p>
          </table:table-cell>
          <table:table-cell office:value-type="float" office:value="-0.0620891032160615" calcext:value-type="float">
            <text:p>-6.20891032160615E-02</text:p>
          </table:table-cell>
          <table:table-cell office:value-type="float" office:value="-17939.4911707608" calcext:value-type="float">
            <text:p>-1.79394911707608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3.9998" calcext:value-type="float">
            <text:p>2.39998000000000E+01</text:p>
          </table:table-cell>
          <table:table-cell table:formula="of:=[.F19]-[.F18]" office:value-type="float" office:value="0.0000834434303250905" calcext:value-type="float">
            <text:p>8.34434303250905E-05</text:p>
          </table:table-cell>
          <table:table-cell table:formula="of:=[.G19]-[.G18]" office:value-type="float" office:value="0.0161058486997896" calcext:value-type="float">
            <text:p>1.61058486997896E-02</text:p>
          </table:table-cell>
          <table:table-cell table:formula="of:=[.H19]-[.H18]" office:value-type="float" office:value="-0.0162936837792014" calcext:value-type="float">
            <text:p>-1.62936837792014E-02</text:p>
          </table:table-cell>
          <table:table-cell table:formula="of:=[.I19]-[.I18]" office:value-type="float" office:value="44.0727441314302" calcext:value-type="float">
            <text:p>4.40727441314302E+01</text:p>
          </table:table-cell>
          <table:table-cell table:formula="of:=[.F77]-[.F18]" office:value-type="float" office:value="0.0000739733886049448" calcext:value-type="float">
            <text:p>7.39733886049448E-05</text:p>
          </table:table-cell>
          <table:table-cell table:formula="of:=[.G77]-[.G18]" office:value-type="float" office:value="0.0171975261973308" calcext:value-type="float">
            <text:p>1.71975261973308E-02</text:p>
          </table:table-cell>
          <table:table-cell table:formula="of:=[.H77]-[.H18]" office:value-type="float" office:value="-0.0181320400130783" calcext:value-type="float">
            <text:p>-1.81320400130783E-02</text:p>
          </table:table-cell>
          <table:table-cell table:formula="of:=[.I77]-[.I18]" office:value-type="float" office:value="27.8015517325694" calcext:value-type="float">
            <text:p>2.7801551732569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83" calcext:value-type="float">
            <text:p>8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035068517814" calcext:value-type="float">
            <text:p>4.95035068517814E-02</text:p>
          </table:table-cell>
          <table:table-cell office:value-type="float" office:value="0.0787865227418284" calcext:value-type="float">
            <text:p>7.87865227418284E-02</text:p>
          </table:table-cell>
          <table:table-cell office:value-type="float" office:value="-0.0783827869952629" calcext:value-type="float">
            <text:p>-7.83827869952629E-02</text:p>
          </table:table-cell>
          <table:table-cell office:value-type="float" office:value="-17895.4184266294" calcext:value-type="float">
            <text:p>-1.78954184266294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7.5708" calcext:value-type="float">
            <text:p>2.75708000000000E+01</text:p>
          </table:table-cell>
          <table:table-cell table:formula="of:=[.F20]-[.F19]" office:value-type="float" office:value="0.0000794239622512044" calcext:value-type="float">
            <text:p>7.94239622512044E-05</text:p>
          </table:table-cell>
          <table:table-cell table:formula="of:=[.G20]-[.G19]" office:value-type="float" office:value="0.000917990158557161" calcext:value-type="float">
            <text:p>9.17990158557161E-04</text:p>
          </table:table-cell>
          <table:table-cell table:formula="of:=[.H20]-[.H19]" office:value-type="float" office:value="-0.00221830816469469" calcext:value-type="float">
            <text:p>-2.21830816469469E-03</text:p>
          </table:table-cell>
          <table:table-cell table:formula="of:=[.I20]-[.I19]" office:value-type="float" office:value="16.3437103776705" calcext:value-type="float">
            <text:p>1.63437103776705E+01</text:p>
          </table:table-cell>
          <table:table-cell table:formula="of:=[.F78]-[.F19]" office:value-type="float" office:value="0.00010857711043058" calcext:value-type="float">
            <text:p>1.08577110430580E-04</text:p>
          </table:table-cell>
          <table:table-cell table:formula="of:=[.G78]-[.G19]" office:value-type="float" office:value="-0.0000683548301652626" calcext:value-type="float">
            <text:p>-6.83548301652626E-05</text:p>
          </table:table-cell>
          <table:table-cell table:formula="of:=[.H78]-[.H19]" office:value-type="float" office:value="-0.000434297308711667" calcext:value-type="float">
            <text:p>-4.34297308711667E-04</text:p>
          </table:table-cell>
          <table:table-cell table:formula="of:=[.I78]-[.I19]" office:value-type="float" office:value="3.79568613895026" calcext:value-type="float">
            <text:p>3.7956861389502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87" calcext:value-type="float">
            <text:p>8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829308140326" calcext:value-type="float">
            <text:p>4.95829308140326E-02</text:p>
          </table:table-cell>
          <table:table-cell office:value-type="float" office:value="0.0797045129003856" calcext:value-type="float">
            <text:p>7.97045129003856E-02</text:p>
          </table:table-cell>
          <table:table-cell office:value-type="float" office:value="-0.0806010951599576" calcext:value-type="float">
            <text:p>-8.06010951599576E-02</text:p>
          </table:table-cell>
          <table:table-cell office:value-type="float" office:value="-17879.0747162517" calcext:value-type="float">
            <text:p>-1.78790747162517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31.5071" calcext:value-type="float">
            <text:p>3.15071000000000E+01</text:p>
          </table:table-cell>
          <table:table-cell table:formula="of:=[.F21]-[.F20]" office:value-type="float" office:value="0.000068697249193346" calcext:value-type="float">
            <text:p>6.86972491933460E-05</text:p>
          </table:table-cell>
          <table:table-cell table:formula="of:=[.G21]-[.G20]" office:value-type="float" office:value="0.00505813456110431" calcext:value-type="float">
            <text:p>5.05813456110431E-03</text:p>
          </table:table-cell>
          <table:table-cell table:formula="of:=[.H21]-[.H20]" office:value-type="float" office:value="-0.00402103426826696" calcext:value-type="float">
            <text:p>-4.02103426826696E-03</text:p>
          </table:table-cell>
          <table:table-cell table:formula="of:=[.I21]-[.I20]" office:value-type="float" office:value="25.0737919144194" calcext:value-type="float">
            <text:p>2.50737919144194E+01</text:p>
          </table:table-cell>
          <table:table-cell table:formula="of:=[.F79]-[.F20]" office:value-type="float" office:value="0.000104175492066635" calcext:value-type="float">
            <text:p>1.04175492066635E-04</text:p>
          </table:table-cell>
          <table:table-cell table:formula="of:=[.G79]-[.G20]" office:value-type="float" office:value="0.00353167885843404" calcext:value-type="float">
            <text:p>3.53167885843404E-03</text:p>
          </table:table-cell>
          <table:table-cell table:formula="of:=[.H79]-[.H20]" office:value-type="float" office:value="-0.00260630018616439" calcext:value-type="float">
            <text:p>-2.60630018616439E-03</text:p>
          </table:table-cell>
          <table:table-cell table:formula="of:=[.I79]-[.I20]" office:value-type="float" office:value="-2.76621490532125" calcext:value-type="float">
            <text:p>-2.7662149053212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91" calcext:value-type="float">
            <text:p>9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51628063226" calcext:value-type="float">
            <text:p>4.96516280632260E-02</text:p>
          </table:table-cell>
          <table:table-cell office:value-type="float" office:value="0.0847626474614899" calcext:value-type="float">
            <text:p>8.47626474614899E-02</text:p>
          </table:table-cell>
          <table:table-cell office:value-type="float" office:value="-0.0846221294282246" calcext:value-type="float">
            <text:p>-8.46221294282246E-02</text:p>
          </table:table-cell>
          <table:table-cell office:value-type="float" office:value="-17854.0009243373" calcext:value-type="float">
            <text:p>-1.78540009243373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35.7985" calcext:value-type="float">
            <text:p>3.57985000000000E+01</text:p>
          </table:table-cell>
          <table:table-cell table:formula="of:=[.F22]-[.F21]" office:value-type="float" office:value="0.0000443876819155101" calcext:value-type="float">
            <text:p>4.43876819155101E-05</text:p>
          </table:table-cell>
          <table:table-cell table:formula="of:=[.G22]-[.G21]" office:value-type="float" office:value="-0.00217383929173387" calcext:value-type="float">
            <text:p>-2.17383929173387E-03</text:p>
          </table:table-cell>
          <table:table-cell table:formula="of:=[.H22]-[.H21]" office:value-type="float" office:value="0.00152576455505341" calcext:value-type="float">
            <text:p>1.52576455505341E-03</text:p>
          </table:table-cell>
          <table:table-cell table:formula="of:=[.I22]-[.I21]" office:value-type="float" office:value="5.9042721020196" calcext:value-type="float">
            <text:p>5.90427210201960E+00</text:p>
          </table:table-cell>
          <table:table-cell table:formula="of:=[.F80]-[.F21]" office:value-type="float" office:value="0.0000935781817305234" calcext:value-type="float">
            <text:p>9.35781817305234E-05</text:p>
          </table:table-cell>
          <table:table-cell table:formula="of:=[.G80]-[.G21]" office:value-type="float" office:value="0.000872735604482241" calcext:value-type="float">
            <text:p>8.72735604482241E-04</text:p>
          </table:table-cell>
          <table:table-cell table:formula="of:=[.H80]-[.H21]" office:value-type="float" office:value="-0.00110715892793815" calcext:value-type="float">
            <text:p>-1.10715892793815E-03</text:p>
          </table:table-cell>
          <table:table-cell table:formula="of:=[.I80]-[.I21]" office:value-type="float" office:value="-5.55540240137998" calcext:value-type="float">
            <text:p>-5.5554024013799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95" calcext:value-type="float">
            <text:p>9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960157451415" calcext:value-type="float">
            <text:p>4.96960157451415E-02</text:p>
          </table:table-cell>
          <table:table-cell office:value-type="float" office:value="0.082588808169756" calcext:value-type="float">
            <text:p>8.25888081697560E-02</text:p>
          </table:table-cell>
          <table:table-cell office:value-type="float" office:value="-0.0830963648731712" calcext:value-type="float">
            <text:p>-8.30963648731712E-02</text:p>
          </table:table-cell>
          <table:table-cell office:value-type="float" office:value="-17848.0966522353" calcext:value-type="float">
            <text:p>-1.78480966522353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0.7497" calcext:value-type="float">
            <text:p>4.07497000000000E+01</text:p>
          </table:table-cell>
          <table:table-cell table:formula="of:=[.F23]-[.F22]" office:value-type="float" office:value="0.0000548102265689743" calcext:value-type="float">
            <text:p>5.48102265689743E-05</text:p>
          </table:table-cell>
          <table:table-cell table:formula="of:=[.G23]-[.G22]" office:value-type="float" office:value="0.00178456087277964" calcext:value-type="float">
            <text:p>1.78456087277964E-03</text:p>
          </table:table-cell>
          <table:table-cell table:formula="of:=[.H23]-[.H22]" office:value-type="float" office:value="-0.00120779009292246" calcext:value-type="float">
            <text:p>-1.20779009292246E-03</text:p>
          </table:table-cell>
          <table:table-cell table:formula="of:=[.I23]-[.I22]" office:value-type="float" office:value="0.700306207098038" calcext:value-type="float">
            <text:p>7.00306207098038E-01</text:p>
          </table:table-cell>
          <table:table-cell table:formula="of:=[.F81]-[.F22]" office:value-type="float" office:value="0.0000733180416452178" calcext:value-type="float">
            <text:p>7.33180416452178E-05</text:p>
          </table:table-cell>
          <table:table-cell table:formula="of:=[.G81]-[.G22]" office:value-type="float" office:value="0.00310407698385709" calcext:value-type="float">
            <text:p>3.10407698385709E-03</text:p>
          </table:table-cell>
          <table:table-cell table:formula="of:=[.H81]-[.H22]" office:value-type="float" office:value="-0.00255344544459439" calcext:value-type="float">
            <text:p>-2.55344544459439E-03</text:p>
          </table:table-cell>
          <table:table-cell table:formula="of:=[.I81]-[.I22]" office:value-type="float" office:value="-5.93502397415068" calcext:value-type="float">
            <text:p>-5.9350239741506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99" calcext:value-type="float">
            <text:p>9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508259717105" calcext:value-type="float">
            <text:p>4.97508259717105E-02</text:p>
          </table:table-cell>
          <table:table-cell office:value-type="float" office:value="0.0843733690425356" calcext:value-type="float">
            <text:p>8.43733690425356E-02</text:p>
          </table:table-cell>
          <table:table-cell office:value-type="float" office:value="-0.0843041549660936" calcext:value-type="float">
            <text:p>-8.43041549660936E-02</text:p>
          </table:table-cell>
          <table:table-cell office:value-type="float" office:value="-17847.3963460282" calcext:value-type="float">
            <text:p>-1.78473963460282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5.0765" calcext:value-type="float">
            <text:p>4.50765000000000E+01</text:p>
          </table:table-cell>
          <table:table-cell table:formula="of:=[.F24]-[.F23]" office:value-type="float" office:value="0.0000373149893220653" calcext:value-type="float">
            <text:p>3.73149893220653E-05</text:p>
          </table:table-cell>
          <table:table-cell table:formula="of:=[.G24]-[.G23]" office:value-type="float" office:value="-0.00134805493762082" calcext:value-type="float">
            <text:p>-1.34805493762082E-03</text:p>
          </table:table-cell>
          <table:table-cell table:formula="of:=[.H24]-[.H23]" office:value-type="float" office:value="0.000925785418872824" calcext:value-type="float">
            <text:p>9.25785418872824E-04</text:p>
          </table:table-cell>
          <table:table-cell table:formula="of:=[.I24]-[.I23]" office:value-type="float" office:value="-0.840149204799673" calcext:value-type="float">
            <text:p>-8.40149204799673E-01</text:p>
          </table:table-cell>
          <table:table-cell table:formula="of:=[.F82]-[.F23]" office:value-type="float" office:value="0.0000467699014134251" calcext:value-type="float">
            <text:p>4.67699014134251E-05</text:p>
          </table:table-cell>
          <table:table-cell table:formula="of:=[.G82]-[.G23]" office:value-type="float" office:value="0.00339265823909077" calcext:value-type="float">
            <text:p>3.39265823909077E-03</text:p>
          </table:table-cell>
          <table:table-cell table:formula="of:=[.H82]-[.H23]" office:value-type="float" office:value="-0.003326517074048" calcext:value-type="float">
            <text:p>-3.32651707404800E-03</text:p>
          </table:table-cell>
          <table:table-cell table:formula="of:=[.I82]-[.I23]" office:value-type="float" office:value="-4.4411663549472" calcext:value-type="float">
            <text:p>-4.4411663549472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03" calcext:value-type="float">
            <text:p>1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881409610325" calcext:value-type="float">
            <text:p>4.97881409610325E-02</text:p>
          </table:table-cell>
          <table:table-cell office:value-type="float" office:value="0.0830253141049148" calcext:value-type="float">
            <text:p>8.30253141049148E-02</text:p>
          </table:table-cell>
          <table:table-cell office:value-type="float" office:value="-0.0833783695472208" calcext:value-type="float">
            <text:p>-8.33783695472208E-02</text:p>
          </table:table-cell>
          <table:table-cell office:value-type="float" office:value="-17848.236495233" calcext:value-type="float">
            <text:p>-1.78482364952330E+04</text:p>
          </table:table-cell>
          <table:table-cell office:value-type="float" office:value="-61484.128045447" calcext:value-type="float">
            <text:p>-6.14841280454470E+04</text:p>
          </table:table-cell>
          <table:table-cell office:value-type="float" office:value="51.2823" calcext:value-type="float">
            <text:p>5.12823000000000E+01</text:p>
          </table:table-cell>
          <table:table-cell table:formula="of:=[.F25]-[.F24]" office:value-type="float" office:value="0.0000352104458968966" calcext:value-type="float">
            <text:p>3.52104458968966E-05</text:p>
          </table:table-cell>
          <table:table-cell table:formula="of:=[.G25]-[.G24]" office:value-type="float" office:value="0.00191203237958498" calcext:value-type="float">
            <text:p>1.91203237958498E-03</text:p>
          </table:table-cell>
          <table:table-cell table:formula="of:=[.H25]-[.H24]" office:value-type="float" office:value="-0.0016230007555903" calcext:value-type="float">
            <text:p>-1.62300075559030E-03</text:p>
          </table:table-cell>
          <table:table-cell table:formula="of:=[.I25]-[.I24]" office:value-type="float" office:value="-1.53385196605814" calcext:value-type="float">
            <text:p>-1.53385196605814E+00</text:p>
          </table:table-cell>
          <table:table-cell table:formula="of:=[.F83]-[.F24]" office:value-type="float" office:value="0.0000312318113482868" calcext:value-type="float">
            <text:p>3.12318113482868E-05</text:p>
          </table:table-cell>
          <table:table-cell table:formula="of:=[.G83]-[.G24]" office:value-type="float" office:value="0.00386258897087001" calcext:value-type="float">
            <text:p>3.86258897087001E-03</text:p>
          </table:table-cell>
          <table:table-cell table:formula="of:=[.H83]-[.H24]" office:value-type="float" office:value="-0.00368824262401538" calcext:value-type="float">
            <text:p>-3.68824262401538E-03</text:p>
          </table:table-cell>
          <table:table-cell table:formula="of:=[.I83]-[.I24]" office:value-type="float" office:value="-3.9754895192782" calcext:value-type="float">
            <text:p>-3.9754895192782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07" calcext:value-type="float">
            <text:p>1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233514069294" calcext:value-type="float">
            <text:p>4.98233514069294E-02</text:p>
          </table:table-cell>
          <table:table-cell office:value-type="float" office:value="0.0849373464844998" calcext:value-type="float">
            <text:p>8.49373464844998E-02</text:p>
          </table:table-cell>
          <table:table-cell office:value-type="float" office:value="-0.0850013703028111" calcext:value-type="float">
            <text:p>-8.50013703028111E-02</text:p>
          </table:table-cell>
          <table:table-cell office:value-type="float" office:value="-17849.770347199" calcext:value-type="float">
            <text:p>-1.78497703471990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57.6975" calcext:value-type="float">
            <text:p>5.76975000000000E+01</text:p>
          </table:table-cell>
          <table:table-cell table:formula="of:=[.F26]-[.F25]" office:value-type="float" office:value="0.0000325326494413983" calcext:value-type="float">
            <text:p>3.25326494413983E-05</text:p>
          </table:table-cell>
          <table:table-cell table:formula="of:=[.G26]-[.G25]" office:value-type="float" office:value="-0.0000186694894570849" calcext:value-type="float">
            <text:p>-1.86694894570849E-05</text:p>
          </table:table-cell>
          <table:table-cell table:formula="of:=[.H26]-[.H25]" office:value-type="float" office:value="-0.000136488702493373" calcext:value-type="float">
            <text:p>-1.36488702493373E-04</text:p>
          </table:table-cell>
          <table:table-cell table:formula="of:=[.I26]-[.I25]" office:value-type="float" office:value="-1.78436663773027" calcext:value-type="float">
            <text:p>-1.78436663773027E+00</text:p>
          </table:table-cell>
          <table:table-cell table:formula="of:=[.F84]-[.F25]" office:value-type="float" office:value="0.0000194343127179475" calcext:value-type="float">
            <text:p>1.94343127179475E-05</text:p>
          </table:table-cell>
          <table:table-cell table:formula="of:=[.G84]-[.G25]" office:value-type="float" office:value="0.0029187588091204" calcext:value-type="float">
            <text:p>2.91875880912040E-03</text:p>
          </table:table-cell>
          <table:table-cell table:formula="of:=[.H84]-[.H25]" office:value-type="float" office:value="-0.00279311312013546" calcext:value-type="float">
            <text:p>-2.79311312013546E-03</text:p>
          </table:table-cell>
          <table:table-cell table:formula="of:=[.I84]-[.I25]" office:value-type="float" office:value="-2.99553389269204" calcext:value-type="float">
            <text:p>-2.9955338926920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11" calcext:value-type="float">
            <text:p>1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558840563708" calcext:value-type="float">
            <text:p>4.98558840563708E-02</text:p>
          </table:table-cell>
          <table:table-cell office:value-type="float" office:value="0.0849186769950427" calcext:value-type="float">
            <text:p>8.49186769950427E-02</text:p>
          </table:table-cell>
          <table:table-cell office:value-type="float" office:value="-0.0851378590053045" calcext:value-type="float">
            <text:p>-8.51378590053045E-02</text:p>
          </table:table-cell>
          <table:table-cell office:value-type="float" office:value="-17851.5547138368" calcext:value-type="float">
            <text:p>-1.78515547138368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63.0316" calcext:value-type="float">
            <text:p>6.30316000000000E+01</text:p>
          </table:table-cell>
          <table:table-cell table:formula="of:=[.F27]-[.F26]" office:value-type="float" office:value="0.0000271239161625525" calcext:value-type="float">
            <text:p>2.71239161625525E-05</text:p>
          </table:table-cell>
          <table:table-cell table:formula="of:=[.G27]-[.G26]" office:value-type="float" office:value="0.000363672722833261" calcext:value-type="float">
            <text:p>3.63672722833261E-04</text:p>
          </table:table-cell>
          <table:table-cell table:formula="of:=[.H27]-[.H26]" office:value-type="float" office:value="-0.000305935111913902" calcext:value-type="float">
            <text:p>-3.05935111913902E-04</text:p>
          </table:table-cell>
          <table:table-cell table:formula="of:=[.I27]-[.I26]" office:value-type="float" office:value="-1.73380303037993" calcext:value-type="float">
            <text:p>-1.73380303037993E+00</text:p>
          </table:table-cell>
          <table:table-cell table:formula="of:=[.F85]-[.F26]" office:value-type="float" office:value="0.0000137891663430298" calcext:value-type="float">
            <text:p>1.37891663430298E-05</text:p>
          </table:table-cell>
          <table:table-cell table:formula="of:=[.G85]-[.G26]" office:value-type="float" office:value="0.00176341018850137" calcext:value-type="float">
            <text:p>1.76341018850137E-03</text:p>
          </table:table-cell>
          <table:table-cell table:formula="of:=[.H85]-[.H26]" office:value-type="float" office:value="-0.00162207759182563" calcext:value-type="float">
            <text:p>-1.62207759182563E-03</text:p>
          </table:table-cell>
          <table:table-cell table:formula="of:=[.I85]-[.I26]" office:value-type="float" office:value="-1.77597899789907" calcext:value-type="float">
            <text:p>-1.7759789978990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15" calcext:value-type="float">
            <text:p>1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830079725334" calcext:value-type="float">
            <text:p>4.98830079725334E-02</text:p>
          </table:table-cell>
          <table:table-cell office:value-type="float" office:value="0.085282349717876" calcext:value-type="float">
            <text:p>8.52823497178760E-02</text:p>
          </table:table-cell>
          <table:table-cell office:value-type="float" office:value="-0.0854437941172184" calcext:value-type="float">
            <text:p>-8.54437941172184E-02</text:p>
          </table:table-cell>
          <table:table-cell office:value-type="float" office:value="-17853.2885168672" calcext:value-type="float">
            <text:p>-1.78532885168672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70.7893" calcext:value-type="float">
            <text:p>7.07893000000000E+01</text:p>
          </table:table-cell>
          <table:table-cell table:formula="of:=[.F28]-[.F27]" office:value-type="float" office:value="0.0000258932842957874" calcext:value-type="float">
            <text:p>2.58932842957874E-05</text:p>
          </table:table-cell>
          <table:table-cell table:formula="of:=[.G28]-[.G27]" office:value-type="float" office:value="-0.0000735518947258401" calcext:value-type="float">
            <text:p>-7.35518947258401E-05</text:p>
          </table:table-cell>
          <table:table-cell table:formula="of:=[.H28]-[.H27]" office:value-type="float" office:value="0.0000396586365410539" calcext:value-type="float">
            <text:p>3.96586365410539E-05</text:p>
          </table:table-cell>
          <table:table-cell table:formula="of:=[.I28]-[.I27]" office:value-type="float" office:value="-1.70423946719166" calcext:value-type="float">
            <text:p>-1.70423946719166E+00</text:p>
          </table:table-cell>
          <table:table-cell table:formula="of:=[.F86]-[.F27]" office:value-type="float" office:value="0.0000140757958518589" calcext:value-type="float">
            <text:p>1.40757958518589E-05</text:p>
          </table:table-cell>
          <table:table-cell table:formula="of:=[.G86]-[.G27]" office:value-type="float" office:value="0.00103873156122733" calcext:value-type="float">
            <text:p>1.03873156122733E-03</text:p>
          </table:table-cell>
          <table:table-cell table:formula="of:=[.H86]-[.H27]" office:value-type="float" office:value="-0.000908314099755253" calcext:value-type="float">
            <text:p>-9.08314099755253E-04</text:p>
          </table:table-cell>
          <table:table-cell table:formula="of:=[.I86]-[.I27]" office:value-type="float" office:value="-0.65598401968964" calcext:value-type="float">
            <text:p>-6.5598401968964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19" calcext:value-type="float">
            <text:p>1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089012568292" calcext:value-type="float">
            <text:p>4.99089012568292E-02</text:p>
          </table:table-cell>
          <table:table-cell office:value-type="float" office:value="0.0852087978231502" calcext:value-type="float">
            <text:p>8.52087978231502E-02</text:p>
          </table:table-cell>
          <table:table-cell office:value-type="float" office:value="-0.0854041354806773" calcext:value-type="float">
            <text:p>-8.54041354806773E-02</text:p>
          </table:table-cell>
          <table:table-cell office:value-type="float" office:value="-17854.9927563343" calcext:value-type="float">
            <text:p>-1.78549927563343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78.2263" calcext:value-type="float">
            <text:p>7.82263000000000E+01</text:p>
          </table:table-cell>
          <table:table-cell table:formula="of:=[.F29]-[.F28]" office:value-type="float" office:value="0.0000325523219806348" calcext:value-type="float">
            <text:p>3.25523219806348E-05</text:p>
          </table:table-cell>
          <table:table-cell table:formula="of:=[.G29]-[.G28]" office:value-type="float" office:value="0.00064654382682558" calcext:value-type="float">
            <text:p>6.46543826825580E-04</text:p>
          </table:table-cell>
          <table:table-cell table:formula="of:=[.H29]-[.H28]" office:value-type="float" office:value="-0.000630067492967179" calcext:value-type="float">
            <text:p>-6.30067492967179E-04</text:p>
          </table:table-cell>
          <table:table-cell table:formula="of:=[.I29]-[.I28]" office:value-type="float" office:value="-0.642982443310757" calcext:value-type="float">
            <text:p>-6.42982443310757E-01</text:p>
          </table:table-cell>
          <table:table-cell table:formula="of:=[.F87]-[.F28]" office:value-type="float" office:value="0.0000151649969720932" calcext:value-type="float">
            <text:p>1.51649969720932E-05</text:p>
          </table:table-cell>
          <table:table-cell table:formula="of:=[.G87]-[.G28]" office:value-type="float" office:value="0.00054922419393004" calcext:value-type="float">
            <text:p>5.49224193930040E-04</text:p>
          </table:table-cell>
          <table:table-cell table:formula="of:=[.H87]-[.H28]" office:value-type="float" office:value="-0.000409579010056976" calcext:value-type="float">
            <text:p>-4.09579010056976E-04</text:p>
          </table:table-cell>
          <table:table-cell table:formula="of:=[.I87]-[.I28]" office:value-type="float" office:value="0.376967456770217" calcext:value-type="float">
            <text:p>3.76967456770217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23" calcext:value-type="float">
            <text:p>1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414535788098" calcext:value-type="float">
            <text:p>4.99414535788098E-02</text:p>
          </table:table-cell>
          <table:table-cell office:value-type="float" office:value="0.0858553416499757" calcext:value-type="float">
            <text:p>8.58553416499757E-02</text:p>
          </table:table-cell>
          <table:table-cell office:value-type="float" office:value="-0.0860342029736445" calcext:value-type="float">
            <text:p>-8.60342029736445E-02</text:p>
          </table:table-cell>
          <table:table-cell office:value-type="float" office:value="-17855.6357387777" calcext:value-type="float">
            <text:p>-1.78556357387777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85.4944" calcext:value-type="float">
            <text:p>8.54944000000000E+01</text:p>
          </table:table-cell>
          <table:table-cell table:formula="of:=[.F30]-[.F29]" office:value-type="float" office:value="0.0000372396765101063" calcext:value-type="float">
            <text:p>3.72396765101063E-05</text:p>
          </table:table-cell>
          <table:table-cell table:formula="of:=[.G30]-[.G29]" office:value-type="float" office:value="0.00057152965545279" calcext:value-type="float">
            <text:p>5.71529655452790E-04</text:p>
          </table:table-cell>
          <table:table-cell table:formula="of:=[.H30]-[.H29]" office:value-type="float" office:value="-0.000570053333985257" calcext:value-type="float">
            <text:p>-5.70053333985257E-04</text:p>
          </table:table-cell>
          <table:table-cell table:formula="of:=[.I30]-[.I29]" office:value-type="float" office:value="-0.582522979249916" calcext:value-type="float">
            <text:p>-5.82522979249916E-01</text:p>
          </table:table-cell>
          <table:table-cell table:formula="of:=[.F88]-[.F29]" office:value-type="float" office:value="0.0000156740517109483" calcext:value-type="float">
            <text:p>1.56740517109483E-05</text:p>
          </table:table-cell>
          <table:table-cell table:formula="of:=[.G88]-[.G29]" office:value-type="float" office:value="-0.000125958758174935" calcext:value-type="float">
            <text:p>-1.25958758174935E-04</text:p>
          </table:table-cell>
          <table:table-cell table:formula="of:=[.H88]-[.H29]" office:value-type="float" office:value="0.000277494276836335" calcext:value-type="float">
            <text:p>2.77494276836335E-04</text:p>
          </table:table-cell>
          <table:table-cell table:formula="of:=[.I88]-[.I29]" office:value-type="float" office:value="0.698950922680524" calcext:value-type="float">
            <text:p>6.9895092268052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27" calcext:value-type="float">
            <text:p>1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786932553199" calcext:value-type="float">
            <text:p>4.99786932553199E-02</text:p>
          </table:table-cell>
          <table:table-cell office:value-type="float" office:value="0.0864268713054285" calcext:value-type="float">
            <text:p>8.64268713054285E-02</text:p>
          </table:table-cell>
          <table:table-cell office:value-type="float" office:value="-0.0866042563076298" calcext:value-type="float">
            <text:p>-8.66042563076298E-02</text:p>
          </table:table-cell>
          <table:table-cell office:value-type="float" office:value="-17856.2182617569" calcext:value-type="float">
            <text:p>-1.78562182617569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94.1044" calcext:value-type="float">
            <text:p>9.41044000000000E+01</text:p>
          </table:table-cell>
          <table:table-cell table:formula="of:=[.F31]-[.F30]" office:value-type="float" office:value="0.0000434687831248406" calcext:value-type="float">
            <text:p>4.34687831248406E-05</text:p>
          </table:table-cell>
          <table:table-cell table:formula="of:=[.G31]-[.G30]" office:value-type="float" office:value="-0.000179278158005003" calcext:value-type="float">
            <text:p>-1.79278158005003E-04</text:p>
          </table:table-cell>
          <table:table-cell table:formula="of:=[.H31]-[.H30]" office:value-type="float" office:value="0.000187884294526944" calcext:value-type="float">
            <text:p>1.87884294526944E-04</text:p>
          </table:table-cell>
          <table:table-cell table:formula="of:=[.I31]-[.I30]" office:value-type="float" office:value="-1.36033097136897" calcext:value-type="float">
            <text:p>-1.36033097136897E+00</text:p>
          </table:table-cell>
          <table:table-cell table:formula="of:=[.F89]-[.F30]" office:value-type="float" office:value="0.0000182599281731838" calcext:value-type="float">
            <text:p>1.82599281731838E-05</text:p>
          </table:table-cell>
          <table:table-cell table:formula="of:=[.G89]-[.G30]" office:value-type="float" office:value="-0.000374852046100244" calcext:value-type="float">
            <text:p>-3.74852046100244E-04</text:p>
          </table:table-cell>
          <table:table-cell table:formula="of:=[.H89]-[.H30]" office:value-type="float" office:value="0.000514163539628826" calcext:value-type="float">
            <text:p>5.14163539628826E-04</text:p>
          </table:table-cell>
          <table:table-cell table:formula="of:=[.I89]-[.I30]" office:value-type="float" office:value="0.756807333611505" calcext:value-type="float">
            <text:p>7.56807333611505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31" calcext:value-type="float">
            <text:p>1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221620384447" calcext:value-type="float">
            <text:p>5.00221620384447E-02</text:p>
          </table:table-cell>
          <table:table-cell office:value-type="float" office:value="0.0862475931474235" calcext:value-type="float">
            <text:p>8.62475931474235E-02</text:p>
          </table:table-cell>
          <table:table-cell office:value-type="float" office:value="-0.0864163720131028" calcext:value-type="float">
            <text:p>-8.64163720131028E-02</text:p>
          </table:table-cell>
          <table:table-cell office:value-type="float" office:value="-17857.5785927283" calcext:value-type="float">
            <text:p>-1.78575785927283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05.3806" calcext:value-type="float">
            <text:p>1.05380600000000E+02</text:p>
          </table:table-cell>
          <table:table-cell table:formula="of:=[.F32]-[.F31]" office:value-type="float" office:value="0.0000384872786456797" calcext:value-type="float">
            <text:p>3.84872786456797E-05</text:p>
          </table:table-cell>
          <table:table-cell table:formula="of:=[.G32]-[.G31]" office:value-type="float" office:value="-0.000942091786397078" calcext:value-type="float">
            <text:p>-9.42091786397078E-04</text:p>
          </table:table-cell>
          <table:table-cell table:formula="of:=[.H32]-[.H31]" office:value-type="float" office:value="0.000952183132996887" calcext:value-type="float">
            <text:p>9.52183132996887E-04</text:p>
          </table:table-cell>
          <table:table-cell table:formula="of:=[.I32]-[.I31]" office:value-type="float" office:value="-0.344264397041115" calcext:value-type="float">
            <text:p>-3.44264397041115E-01</text:p>
          </table:table-cell>
          <table:table-cell table:formula="of:=[.F90]-[.F31]" office:value-type="float" office:value="0.0000153284775621029" calcext:value-type="float">
            <text:p>1.53284775621029E-05</text:p>
          </table:table-cell>
          <table:table-cell table:formula="of:=[.G90]-[.G31]" office:value-type="float" office:value="-0.000425561109400077" calcext:value-type="float">
            <text:p>-4.25561109400077E-04</text:p>
          </table:table-cell>
          <table:table-cell table:formula="of:=[.H90]-[.H31]" office:value-type="float" office:value="0.000537478216230777" calcext:value-type="float">
            <text:p>5.37478216230777E-04</text:p>
          </table:table-cell>
          <table:table-cell table:formula="of:=[.I90]-[.I31]" office:value-type="float" office:value="2.03212215679014" calcext:value-type="float">
            <text:p>2.0321221567901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35" calcext:value-type="float">
            <text:p>1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606493170904" calcext:value-type="float">
            <text:p>5.00606493170904E-02</text:p>
          </table:table-cell>
          <table:table-cell office:value-type="float" office:value="0.0853055013610264" calcext:value-type="float">
            <text:p>8.53055013610264E-02</text:p>
          </table:table-cell>
          <table:table-cell office:value-type="float" office:value="-0.0854641888801059" calcext:value-type="float">
            <text:p>-8.54641888801059E-02</text:p>
          </table:table-cell>
          <table:table-cell office:value-type="float" office:value="-17857.9228571253" calcext:value-type="float">
            <text:p>-1.78579228571253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110.9085" calcext:value-type="float">
            <text:p>1.10908500000000E+02</text:p>
          </table:table-cell>
          <table:table-cell table:formula="of:=[.F33]-[.F32]" office:value-type="float" office:value="0.0000198674499955684" calcext:value-type="float">
            <text:p>1.98674499955684E-05</text:p>
          </table:table-cell>
          <table:table-cell table:formula="of:=[.G33]-[.G32]" office:value-type="float" office:value="-0.000663476777908206" calcext:value-type="float">
            <text:p>-6.63476777908206E-04</text:p>
          </table:table-cell>
          <table:table-cell table:formula="of:=[.H33]-[.H32]" office:value-type="float" office:value="0.000665663595358232" calcext:value-type="float">
            <text:p>6.65663595358232E-04</text:p>
          </table:table-cell>
          <table:table-cell table:formula="of:=[.I33]-[.I32]" office:value-type="float" office:value="0.915399381370662" calcext:value-type="float">
            <text:p>9.15399381370662E-01</text:p>
          </table:table-cell>
          <table:table-cell table:formula="of:=[.F91]-[.F32]" office:value-type="float" office:value="0.00000818647456329868" calcext:value-type="float">
            <text:p>8.18647456329868E-06</text:p>
          </table:table-cell>
          <table:table-cell table:formula="of:=[.G91]-[.G32]" office:value-type="float" office:value="0.000316627109905154" calcext:value-type="float">
            <text:p>3.16627109905154E-04</text:p>
          </table:table-cell>
          <table:table-cell table:formula="of:=[.H91]-[.H32]" office:value-type="float" office:value="-0.000220140744403199" calcext:value-type="float">
            <text:p>-2.20140744403199E-04</text:p>
          </table:table-cell>
          <table:table-cell table:formula="of:=[.I91]-[.I32]" office:value-type="float" office:value="2.20203107484122" calcext:value-type="float">
            <text:p>2.2020310748412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39" calcext:value-type="float">
            <text:p>1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0516767086" calcext:value-type="float">
            <text:p>5.00805167670860E-02</text:p>
          </table:table-cell>
          <table:table-cell office:value-type="float" office:value="0.0846420245831182" calcext:value-type="float">
            <text:p>8.46420245831182E-02</text:p>
          </table:table-cell>
          <table:table-cell office:value-type="float" office:value="-0.0847985252847477" calcext:value-type="float">
            <text:p>-8.47985252847477E-02</text:p>
          </table:table-cell>
          <table:table-cell office:value-type="float" office:value="-17857.0074577439" calcext:value-type="float">
            <text:p>-1.78570074577439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18.9713" calcext:value-type="float">
            <text:p>1.18971300000000E+02</text:p>
          </table:table-cell>
          <table:table-cell table:formula="of:=[.F34]-[.F33]" office:value-type="float" office:value="0.00000456217950110111" calcext:value-type="float">
            <text:p>4.56217950110111E-06</text:p>
          </table:table-cell>
          <table:table-cell table:formula="of:=[.G34]-[.G33]" office:value-type="float" office:value="-0.000200638265355602" calcext:value-type="float">
            <text:p>-2.00638265355602E-04</text:p>
          </table:table-cell>
          <table:table-cell table:formula="of:=[.H34]-[.H33]" office:value-type="float" office:value="0.000197036433080736" calcext:value-type="float">
            <text:p>1.97036433080736E-04</text:p>
          </table:table-cell>
          <table:table-cell table:formula="of:=[.I34]-[.I33]" office:value-type="float" office:value="1.54166611658002" calcext:value-type="float">
            <text:p>1.54166611658002E+00</text:p>
          </table:table-cell>
          <table:table-cell table:formula="of:=[.F92]-[.F33]" office:value-type="float" office:value="0.00000395368369640603" calcext:value-type="float">
            <text:p>3.95368369640603E-06</text:p>
          </table:table-cell>
          <table:table-cell table:formula="of:=[.G92]-[.G33]" office:value-type="float" office:value="0.00127219194832155" calcext:value-type="float">
            <text:p>1.27219194832155E-03</text:p>
          </table:table-cell>
          <table:table-cell table:formula="of:=[.H92]-[.H33]" office:value-type="float" office:value="-0.00117531233886381" calcext:value-type="float">
            <text:p>-1.17531233886381E-03</text:p>
          </table:table-cell>
          <table:table-cell table:formula="of:=[.I92]-[.I33]" office:value-type="float" office:value="0.883604750841187" calcext:value-type="float">
            <text:p>8.83604750841187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43" calcext:value-type="float">
            <text:p>1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50789465871" calcext:value-type="float">
            <text:p>5.00850789465871E-02</text:p>
          </table:table-cell>
          <table:table-cell office:value-type="float" office:value="0.0844413863177626" calcext:value-type="float">
            <text:p>8.44413863177626E-02</text:p>
          </table:table-cell>
          <table:table-cell office:value-type="float" office:value="-0.084601488851667" calcext:value-type="float">
            <text:p>-8.46014888516670E-02</text:p>
          </table:table-cell>
          <table:table-cell office:value-type="float" office:value="-17855.4657916274" calcext:value-type="float">
            <text:p>-1.78554657916274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30.3619" calcext:value-type="float">
            <text:p>1.30361900000000E+02</text:p>
          </table:table-cell>
          <table:table-cell table:formula="of:=[.F35]-[.F34]" office:value-type="float" office:value="0.00000218772736572392" calcext:value-type="float">
            <text:p>2.18772736572392E-06</text:p>
          </table:table-cell>
          <table:table-cell table:formula="of:=[.G35]-[.G34]" office:value-type="float" office:value="-0.000131574790767697" calcext:value-type="float">
            <text:p>-1.31574790767697E-04</text:p>
          </table:table-cell>
          <table:table-cell table:formula="of:=[.H35]-[.H34]" office:value-type="float" office:value="0.000129482507242901" calcext:value-type="float">
            <text:p>1.29482507242901E-04</text:p>
          </table:table-cell>
          <table:table-cell table:formula="of:=[.I35]-[.I34]" office:value-type="float" office:value="1.2262172728515" calcext:value-type="float">
            <text:p>1.22621727285150E+00</text:p>
          </table:table-cell>
          <table:table-cell table:formula="of:=[.F93]-[.F34]" office:value-type="float" office:value="0.00000583479587266955" calcext:value-type="float">
            <text:p>5.83479587266955E-06</text:p>
          </table:table-cell>
          <table:table-cell table:formula="of:=[.G93]-[.G34]" office:value-type="float" office:value="0.00192460175066492" calcext:value-type="float">
            <text:p>1.92460175066492E-03</text:p>
          </table:table-cell>
          <table:table-cell table:formula="of:=[.H93]-[.H34]" office:value-type="float" office:value="-0.00181832008189012" calcext:value-type="float">
            <text:p>-1.81832008189012E-03</text:p>
          </table:table-cell>
          <table:table-cell table:formula="of:=[.I93]-[.I34]" office:value-type="float" office:value="-0.522165415819472" calcext:value-type="float">
            <text:p>-5.22165415819472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47" calcext:value-type="float">
            <text:p>1.4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72666739528" calcext:value-type="float">
            <text:p>5.00872666739528E-02</text:p>
          </table:table-cell>
          <table:table-cell office:value-type="float" office:value="0.0843098115269949" calcext:value-type="float">
            <text:p>8.43098115269949E-02</text:p>
          </table:table-cell>
          <table:table-cell office:value-type="float" office:value="-0.0844720063444241" calcext:value-type="float">
            <text:p>-8.44720063444241E-02</text:p>
          </table:table-cell>
          <table:table-cell office:value-type="float" office:value="-17854.2395743545" calcext:value-type="float">
            <text:p>-1.78542395743545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40.0509" calcext:value-type="float">
            <text:p>1.40050900000000E+02</text:p>
          </table:table-cell>
          <table:table-cell table:formula="of:=[.F36]-[.F35]" office:value-type="float" office:value="0.00000500503939841052" calcext:value-type="float">
            <text:p>5.00503939841052E-06</text:p>
          </table:table-cell>
          <table:table-cell table:formula="of:=[.G36]-[.G35]" office:value-type="float" office:value="-0.000194588885965227" calcext:value-type="float">
            <text:p>-1.94588885965227E-04</text:p>
          </table:table-cell>
          <table:table-cell table:formula="of:=[.H36]-[.H35]" office:value-type="float" office:value="0.000195878225346405" calcext:value-type="float">
            <text:p>1.95878225346405E-04</text:p>
          </table:table-cell>
          <table:table-cell table:formula="of:=[.I36]-[.I35]" office:value-type="float" office:value="0.572739193350571" calcext:value-type="float">
            <text:p>5.72739193350571E-01</text:p>
          </table:table-cell>
          <table:table-cell table:formula="of:=[.F94]-[.F35]" office:value-type="float" office:value="0.00000965827271959957" calcext:value-type="float">
            <text:p>9.65827271959957E-06</text:p>
          </table:table-cell>
          <table:table-cell table:formula="of:=[.G94]-[.G35]" office:value-type="float" office:value="0.00240876644474071" calcext:value-type="float">
            <text:p>2.40876644474071E-03</text:p>
          </table:table-cell>
          <table:table-cell table:formula="of:=[.H94]-[.H35]" office:value-type="float" office:value="-0.00229195274387808" calcext:value-type="float">
            <text:p>-2.29195274387808E-03</text:p>
          </table:table-cell>
          <table:table-cell table:formula="of:=[.I94]-[.I35]" office:value-type="float" office:value="-0.923036217482149" calcext:value-type="float">
            <text:p>-9.2303621748214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51" calcext:value-type="float">
            <text:p>1.5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2717133512" calcext:value-type="float">
            <text:p>5.00922717133512E-02</text:p>
          </table:table-cell>
          <table:table-cell office:value-type="float" office:value="0.0841152226410297" calcext:value-type="float">
            <text:p>8.41152226410297E-02</text:p>
          </table:table-cell>
          <table:table-cell office:value-type="float" office:value="-0.0842761281190777" calcext:value-type="float">
            <text:p>-8.42761281190777E-02</text:p>
          </table:table-cell>
          <table:table-cell office:value-type="float" office:value="-17853.6668351612" calcext:value-type="float">
            <text:p>-1.78536668351612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50.6774" calcext:value-type="float">
            <text:p>1.50677400000000E+02</text:p>
          </table:table-cell>
          <table:table-cell table:formula="of:=[.F37]-[.F36]" office:value-type="float" office:value="0.00000611369951379615" calcext:value-type="float">
            <text:p>6.11369951379615E-06</text:p>
          </table:table-cell>
          <table:table-cell table:formula="of:=[.G37]-[.G36]" office:value-type="float" office:value="-0.000197220479290383" calcext:value-type="float">
            <text:p>-1.97220479290383E-04</text:p>
          </table:table-cell>
          <table:table-cell table:formula="of:=[.H37]-[.H36]" office:value-type="float" office:value="0.000200651113744829" calcext:value-type="float">
            <text:p>2.00651113744829E-04</text:p>
          </table:table-cell>
          <table:table-cell table:formula="of:=[.I37]-[.I36]" office:value-type="float" office:value="0.381265302479733" calcext:value-type="float">
            <text:p>3.81265302479733E-01</text:p>
          </table:table-cell>
          <table:table-cell table:formula="of:=[.F95]-[.F36]" office:value-type="float" office:value="0.0000107269059863094" calcext:value-type="float">
            <text:p>1.07269059863094E-05</text:p>
          </table:table-cell>
          <table:table-cell table:formula="of:=[.G95]-[.G36]" office:value-type="float" office:value="0.00284877783843544" calcext:value-type="float">
            <text:p>2.84877783843544E-03</text:p>
          </table:table-cell>
          <table:table-cell table:formula="of:=[.H95]-[.H36]" office:value-type="float" office:value="-0.0027254707953261" calcext:value-type="float">
            <text:p>-2.72547079532610E-03</text:p>
          </table:table-cell>
          <table:table-cell table:formula="of:=[.I95]-[.I36]" office:value-type="float" office:value="-0.123641056172346" calcext:value-type="float">
            <text:p>-1.23641056172346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55" calcext:value-type="float">
            <text:p>1.5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8385412865" calcext:value-type="float">
            <text:p>5.00983854128650E-02</text:p>
          </table:table-cell>
          <table:table-cell office:value-type="float" office:value="0.0839180021617393" calcext:value-type="float">
            <text:p>8.39180021617393E-02</text:p>
          </table:table-cell>
          <table:table-cell office:value-type="float" office:value="-0.0840754770053328" calcext:value-type="float">
            <text:p>-8.40754770053328E-02</text:p>
          </table:table-cell>
          <table:table-cell office:value-type="float" office:value="-17853.2855698587" calcext:value-type="float">
            <text:p>-1.78532855698587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68.5173" calcext:value-type="float">
            <text:p>1.68517300000000E+02</text:p>
          </table:table-cell>
          <table:table-cell table:formula="of:=[.F38]-[.F37]" office:value-type="float" office:value="0.0000047581341177938" calcext:value-type="float">
            <text:p>4.75813411779380E-06</text:p>
          </table:table-cell>
          <table:table-cell table:formula="of:=[.G38]-[.G37]" office:value-type="float" office:value="-0.000151409326858337" calcext:value-type="float">
            <text:p>-1.51409326858337E-04</text:p>
          </table:table-cell>
          <table:table-cell table:formula="of:=[.H38]-[.H37]" office:value-type="float" office:value="0.000156889430322424" calcext:value-type="float">
            <text:p>1.56889430322424E-04</text:p>
          </table:table-cell>
          <table:table-cell table:formula="of:=[.I38]-[.I37]" office:value-type="float" office:value="0.768636603297637" calcext:value-type="float">
            <text:p>7.68636603297637E-01</text:p>
          </table:table-cell>
          <table:table-cell table:formula="of:=[.F96]-[.F37]" office:value-type="float" office:value="0.00000797306527371144" calcext:value-type="float">
            <text:p>7.97306527371144E-06</text:p>
          </table:table-cell>
          <table:table-cell table:formula="of:=[.G96]-[.G37]" office:value-type="float" office:value="0.00317193068522968" calcext:value-type="float">
            <text:p>3.17193068522968E-03</text:p>
          </table:table-cell>
          <table:table-cell table:formula="of:=[.H96]-[.H37]" office:value-type="float" office:value="-0.00304543457614331" calcext:value-type="float">
            <text:p>-3.04543457614331E-03</text:p>
          </table:table-cell>
          <table:table-cell table:formula="of:=[.I96]-[.I37]" office:value-type="float" office:value="1.37468541333874" calcext:value-type="float">
            <text:p>1.3746854133387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59" calcext:value-type="float">
            <text:p>1.5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31435469828" calcext:value-type="float">
            <text:p>5.01031435469828E-02</text:p>
          </table:table-cell>
          <table:table-cell office:value-type="float" office:value="0.083766592834881" calcext:value-type="float">
            <text:p>8.37665928348810E-02</text:p>
          </table:table-cell>
          <table:table-cell office:value-type="float" office:value="-0.0839185875750104" calcext:value-type="float">
            <text:p>-8.39185875750104E-02</text:p>
          </table:table-cell>
          <table:table-cell office:value-type="float" office:value="-17852.5169332554" calcext:value-type="float">
            <text:p>-1.78525169332554E+04</text:p>
          </table:table-cell>
          <table:table-cell office:value-type="float" office:value="-61484.128045447" calcext:value-type="float">
            <text:p>-6.14841280454470E+04</text:p>
          </table:table-cell>
          <table:table-cell office:value-type="float" office:value="178.8136" calcext:value-type="float">
            <text:p>1.78813600000000E+02</text:p>
          </table:table-cell>
          <table:table-cell table:formula="of:=[.F39]-[.F38]" office:value-type="float" office:value="0.00000281383914585431" calcext:value-type="float">
            <text:p>2.81383914585431E-06</text:p>
          </table:table-cell>
          <table:table-cell table:formula="of:=[.G39]-[.G38]" office:value-type="float" office:value="-0.000169943315893498" calcext:value-type="float">
            <text:p>-1.69943315893498E-04</text:p>
          </table:table-cell>
          <table:table-cell table:formula="of:=[.H39]-[.H38]" office:value-type="float" office:value="0.000175008153429551" calcext:value-type="float">
            <text:p>1.75008153429551E-04</text:p>
          </table:table-cell>
          <table:table-cell table:formula="of:=[.I39]-[.I38]" office:value-type="float" office:value="1.39472898831082" calcext:value-type="float">
            <text:p>1.39472898831082E+00</text:p>
          </table:table-cell>
          <table:table-cell table:formula="of:=[.F97]-[.F38]" office:value-type="float" office:value="0.00000418355355643468" calcext:value-type="float">
            <text:p>4.18355355643468E-06</text:p>
          </table:table-cell>
          <table:table-cell table:formula="of:=[.G97]-[.G38]" office:value-type="float" office:value="0.00335526518899681" calcext:value-type="float">
            <text:p>3.35526518899681E-03</text:p>
          </table:table-cell>
          <table:table-cell table:formula="of:=[.H97]-[.H38]" office:value-type="float" office:value="-0.00322912354863308" calcext:value-type="float">
            <text:p>-3.22912354863308E-03</text:p>
          </table:table-cell>
          <table:table-cell table:formula="of:=[.I97]-[.I38]" office:value-type="float" office:value="2.84992785593204" calcext:value-type="float">
            <text:p>2.8499278559320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63" calcext:value-type="float">
            <text:p>1.6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59573861287" calcext:value-type="float">
            <text:p>5.01059573861287E-02</text:p>
          </table:table-cell>
          <table:table-cell office:value-type="float" office:value="0.0835966495189875" calcext:value-type="float">
            <text:p>8.35966495189875E-02</text:p>
          </table:table-cell>
          <table:table-cell office:value-type="float" office:value="-0.0837435794215809" calcext:value-type="float">
            <text:p>-8.37435794215809E-02</text:p>
          </table:table-cell>
          <table:table-cell office:value-type="float" office:value="-17851.1222042671" calcext:value-type="float">
            <text:p>-1.78511222042671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189.2842" calcext:value-type="float">
            <text:p>1.89284200000000E+02</text:p>
          </table:table-cell>
          <table:table-cell table:formula="of:=[.F40]-[.F39]" office:value-type="float" office:value="0.00000150836399200049" calcext:value-type="float">
            <text:p>1.50836399200049E-06</text:p>
          </table:table-cell>
          <table:table-cell table:formula="of:=[.G40]-[.G39]" office:value-type="float" office:value="-0.000253123205970665" calcext:value-type="float">
            <text:p>-2.53123205970665E-04</text:p>
          </table:table-cell>
          <table:table-cell table:formula="of:=[.H40]-[.H39]" office:value-type="float" office:value="0.00025585820738605" calcext:value-type="float">
            <text:p>2.55858207386050E-04</text:p>
          </table:table-cell>
          <table:table-cell table:formula="of:=[.I40]-[.I39]" office:value-type="float" office:value="1.67672117930124" calcext:value-type="float">
            <text:p>1.67672117930124E+00</text:p>
          </table:table-cell>
          <table:table-cell table:formula="of:=[.F98]-[.F39]" office:value-type="float" office:value="0.00000214621692589539" calcext:value-type="float">
            <text:p>2.14621692589539E-06</text:p>
          </table:table-cell>
          <table:table-cell table:formula="of:=[.G98]-[.G39]" office:value-type="float" office:value="0.00353549665275654" calcext:value-type="float">
            <text:p>3.53549665275654E-03</text:p>
          </table:table-cell>
          <table:table-cell table:formula="of:=[.H98]-[.H39]" office:value-type="float" office:value="-0.00341191833392768" calcext:value-type="float">
            <text:p>-3.41191833392768E-03</text:p>
          </table:table-cell>
          <table:table-cell table:formula="of:=[.I98]-[.I39]" office:value-type="float" office:value="3.64874683085145" calcext:value-type="float">
            <text:p>3.6487468308514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67" calcext:value-type="float">
            <text:p>1.6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74657501207" calcext:value-type="float">
            <text:p>5.01074657501207E-02</text:p>
          </table:table-cell>
          <table:table-cell office:value-type="float" office:value="0.0833435263130168" calcext:value-type="float">
            <text:p>8.33435263130168E-02</text:p>
          </table:table-cell>
          <table:table-cell office:value-type="float" office:value="-0.0834877212141948" calcext:value-type="float">
            <text:p>-8.34877212141948E-02</text:p>
          </table:table-cell>
          <table:table-cell office:value-type="float" office:value="-17849.4454830878" calcext:value-type="float">
            <text:p>-1.78494454830878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01.3263" calcext:value-type="float">
            <text:p>2.01326300000000E+02</text:p>
          </table:table-cell>
          <table:table-cell table:formula="of:=[.F41]-[.F40]" office:value-type="float" office:value="0.00000081176299071562" calcext:value-type="float">
            <text:p>8.11762990715614E-07</text:p>
          </table:table-cell>
          <table:table-cell table:formula="of:=[.G41]-[.G40]" office:value-type="float" office:value="-0.000255901079885101" calcext:value-type="float">
            <text:p>-2.55901079885101E-04</text:p>
          </table:table-cell>
          <table:table-cell table:formula="of:=[.H41]-[.H40]" office:value-type="float" office:value="0.000256068821224614" calcext:value-type="float">
            <text:p>2.56068821224614E-04</text:p>
          </table:table-cell>
          <table:table-cell table:formula="of:=[.I41]-[.I40]" office:value-type="float" office:value="1.29646082315958" calcext:value-type="float">
            <text:p>1.29646082315958E+00</text:p>
          </table:table-cell>
          <table:table-cell table:formula="of:=[.F99]-[.F40]" office:value-type="float" office:value="0.00000198491607418527" calcext:value-type="float">
            <text:p>1.98491607418527E-06</text:p>
          </table:table-cell>
          <table:table-cell table:formula="of:=[.G99]-[.G40]" office:value-type="float" office:value="0.00385460573916921" calcext:value-type="float">
            <text:p>3.85460573916921E-03</text:p>
          </table:table-cell>
          <table:table-cell table:formula="of:=[.H99]-[.H40]" office:value-type="float" office:value="-0.00373296354750809" calcext:value-type="float">
            <text:p>-3.73296354750809E-03</text:p>
          </table:table-cell>
          <table:table-cell table:formula="of:=[.I99]-[.I40]" office:value-type="float" office:value="3.55327775931801" calcext:value-type="float">
            <text:p>3.5532777593180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71" calcext:value-type="float">
            <text:p>1.7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2775131114" calcext:value-type="float">
            <text:p>5.01082775131114E-02</text:p>
          </table:table-cell>
          <table:table-cell office:value-type="float" office:value="0.0830876252331317" calcext:value-type="float">
            <text:p>8.30876252331317E-02</text:p>
          </table:table-cell>
          <table:table-cell office:value-type="float" office:value="-0.0832316523929702" calcext:value-type="float">
            <text:p>-8.32316523929702E-02</text:p>
          </table:table-cell>
          <table:table-cell office:value-type="float" office:value="-17848.1490222646" calcext:value-type="float">
            <text:p>-1.7848149022264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17.5058" calcext:value-type="float">
            <text:p>2.17505800000000E+02</text:p>
          </table:table-cell>
          <table:table-cell table:formula="of:=[.F42]-[.F41]" office:value-type="float" office:value="0.00000036347427192357" calcext:value-type="float">
            <text:p>3.63474271923570E-07</text:p>
          </table:table-cell>
          <table:table-cell table:formula="of:=[.G42]-[.G41]" office:value-type="float" office:value="-0.000136948604734066" calcext:value-type="float">
            <text:p>-1.36948604734066E-04</text:p>
          </table:table-cell>
          <table:table-cell table:formula="of:=[.H42]-[.H41]" office:value-type="float" office:value="0.000135779557475332" calcext:value-type="float">
            <text:p>1.35779557475332E-04</text:p>
          </table:table-cell>
          <table:table-cell table:formula="of:=[.I42]-[.I41]" office:value-type="float" office:value="0.607730220748636" calcext:value-type="float">
            <text:p>6.07730220748636E-01</text:p>
          </table:table-cell>
          <table:table-cell table:formula="of:=[.F100]-[.F41]" office:value-type="float" office:value="0.00000258094859974939" calcext:value-type="float">
            <text:p>2.58094859974939E-06</text:p>
          </table:table-cell>
          <table:table-cell table:formula="of:=[.G100]-[.G41]" office:value-type="float" office:value="0.00422214958897414" calcext:value-type="float">
            <text:p>4.22214958897414E-03</text:p>
          </table:table-cell>
          <table:table-cell table:formula="of:=[.H100]-[.H41]" office:value-type="float" office:value="-0.00410055693528474" calcext:value-type="float">
            <text:p>-4.10055693528474E-03</text:p>
          </table:table-cell>
          <table:table-cell table:formula="of:=[.I100]-[.I41]" office:value-type="float" office:value="3.00236295141076" calcext:value-type="float">
            <text:p>3.0023629514107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75" calcext:value-type="float">
            <text:p>1.7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6409873833" calcext:value-type="float">
            <text:p>5.01086409873833E-02</text:p>
          </table:table-cell>
          <table:table-cell office:value-type="float" office:value="0.0829506766283977" calcext:value-type="float">
            <text:p>8.29506766283977E-02</text:p>
          </table:table-cell>
          <table:table-cell office:value-type="float" office:value="-0.0830958728354949" calcext:value-type="float">
            <text:p>-8.30958728354949E-02</text:p>
          </table:table-cell>
          <table:table-cell office:value-type="float" office:value="-17847.5412920439" calcext:value-type="float">
            <text:p>-1.78475412920439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32.9358" calcext:value-type="float">
            <text:p>2.32935800000000E+02</text:p>
          </table:table-cell>
          <table:table-cell table:formula="of:=[.F43]-[.F42]" office:value-type="float" office:value="0.00000014104764557016" calcext:value-type="float">
            <text:p>1.41047645570158E-07</text:p>
          </table:table-cell>
          <table:table-cell table:formula="of:=[.G43]-[.G42]" office:value-type="float" office:value="-0.0000119647759525693" calcext:value-type="float">
            <text:p>-1.19647759525693E-05</text:p>
          </table:table-cell>
          <table:table-cell table:formula="of:=[.H43]-[.H42]" office:value-type="float" office:value="0.0000108710262701761" calcext:value-type="float">
            <text:p>1.08710262701761E-05</text:p>
          </table:table-cell>
          <table:table-cell table:formula="of:=[.I43]-[.I42]" office:value-type="float" office:value="0.138415887300653" calcext:value-type="float">
            <text:p>1.38415887300653E-01</text:p>
          </table:table-cell>
          <table:table-cell table:formula="of:=[.F101]-[.F42]" office:value-type="float" office:value="0.00000319903390872539" calcext:value-type="float">
            <text:p>3.19903390872539E-06</text:p>
          </table:table-cell>
          <table:table-cell table:formula="of:=[.G101]-[.G42]" office:value-type="float" office:value="0.00442513469004753" calcext:value-type="float">
            <text:p>4.42513469004753E-03</text:p>
          </table:table-cell>
          <table:table-cell table:formula="of:=[.H101]-[.H42]" office:value-type="float" office:value="-0.0043026461469583" calcext:value-type="float">
            <text:p>-4.30264614695830E-03</text:p>
          </table:table-cell>
          <table:table-cell table:formula="of:=[.I101]-[.I42]" office:value-type="float" office:value="2.61356595807229" calcext:value-type="float">
            <text:p>2.6135659580722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79" calcext:value-type="float">
            <text:p>1.7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7820350289" calcext:value-type="float">
            <text:p>5.01087820350289E-02</text:p>
          </table:table-cell>
          <table:table-cell office:value-type="float" office:value="0.0829387118524451" calcext:value-type="float">
            <text:p>8.29387118524451E-02</text:p>
          </table:table-cell>
          <table:table-cell office:value-type="float" office:value="-0.0830850018092247" calcext:value-type="float">
            <text:p>-8.30850018092247E-02</text:p>
          </table:table-cell>
          <table:table-cell office:value-type="float" office:value="-17847.4028761566" calcext:value-type="float">
            <text:p>-1.7847402876156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49.2675" calcext:value-type="float">
            <text:p>2.49267500000000E+02</text:p>
          </table:table-cell>
          <table:table-cell table:formula="of:=[.F44]-[.F43]" office:value-type="float" office:value="0.0000001072865330326" calcext:value-type="float">
            <text:p>1.07286533032602E-07</text:p>
          </table:table-cell>
          <table:table-cell table:formula="of:=[.G44]-[.G43]" office:value-type="float" office:value="0.0000307475748774072" calcext:value-type="float">
            <text:p>3.07475748774072E-05</text:p>
          </table:table-cell>
          <table:table-cell table:formula="of:=[.H44]-[.H43]" office:value-type="float" office:value="-0.0000313695933173846" calcext:value-type="float">
            <text:p>-3.13695933173846E-05</text:p>
          </table:table-cell>
          <table:table-cell table:formula="of:=[.I44]-[.I43]" office:value-type="float" office:value="0.00284802657915861" calcext:value-type="float">
            <text:p>2.84802657915861E-03</text:p>
          </table:table-cell>
          <table:table-cell table:formula="of:=[.F102]-[.F43]" office:value-type="float" office:value="0.00000355772667767068" calcext:value-type="float">
            <text:p>3.55772667767068E-06</text:p>
          </table:table-cell>
          <table:table-cell table:formula="of:=[.G102]-[.G43]" office:value-type="float" office:value="0.00442086884074482" calcext:value-type="float">
            <text:p>4.42086884074482E-03</text:p>
          </table:table-cell>
          <table:table-cell table:formula="of:=[.H102]-[.H43]" office:value-type="float" office:value="-0.00429793815833564" calcext:value-type="float">
            <text:p>-4.29793815833564E-03</text:p>
          </table:table-cell>
          <table:table-cell table:formula="of:=[.I102]-[.I43]" office:value-type="float" office:value="2.56750689254113" calcext:value-type="float">
            <text:p>2.5675068925411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3" calcext:value-type="float">
            <text:p>1.8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8893215619" calcext:value-type="float">
            <text:p>5.01088893215619E-02</text:p>
          </table:table-cell>
          <table:table-cell office:value-type="float" office:value="0.0829694594273225" calcext:value-type="float">
            <text:p>8.29694594273225E-02</text:p>
          </table:table-cell>
          <table:table-cell office:value-type="float" office:value="-0.0831163714025421" calcext:value-type="float">
            <text:p>-8.31163714025421E-02</text:p>
          </table:table-cell>
          <table:table-cell office:value-type="float" office:value="-17847.40002813" calcext:value-type="float">
            <text:p>-1.78474000281300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266.4047" calcext:value-type="float">
            <text:p>2.66404700000000E+02</text:p>
          </table:table-cell>
          <table:table-cell table:formula="of:=[.F45]-[.F44]" office:value-type="float" office:value="0.00000010553047678774" calcext:value-type="float">
            <text:p>1.05530476787741E-07</text:p>
          </table:table-cell>
          <table:table-cell table:formula="of:=[.G45]-[.G44]" office:value-type="float" office:value="0.0000166548099785613" calcext:value-type="float">
            <text:p>1.66548099785613E-05</text:p>
          </table:table-cell>
          <table:table-cell table:formula="of:=[.H45]-[.H44]" office:value-type="float" office:value="-0.0000170131880289082" calcext:value-type="float">
            <text:p>-1.70131880289082E-05</text:p>
          </table:table-cell>
          <table:table-cell table:formula="of:=[.I45]-[.I44]" office:value-type="float" office:value="0.0111255049014289" calcext:value-type="float">
            <text:p>1.11255049014289E-02</text:p>
          </table:table-cell>
          <table:table-cell table:formula="of:=[.F103]-[.F44]" office:value-type="float" office:value="0.00000364032975164186" calcext:value-type="float">
            <text:p>3.64032975164186E-06</text:p>
          </table:table-cell>
          <table:table-cell table:formula="of:=[.G103]-[.G44]" office:value-type="float" office:value="0.00434187119176516" calcext:value-type="float">
            <text:p>4.34187119176516E-03</text:p>
          </table:table-cell>
          <table:table-cell table:formula="of:=[.H103]-[.H44]" office:value-type="float" office:value="-0.00421907943741738" calcext:value-type="float">
            <text:p>-4.21907943741738E-03</text:p>
          </table:table-cell>
          <table:table-cell table:formula="of:=[.I103]-[.I44]" office:value-type="float" office:value="2.66131936458987" calcext:value-type="float">
            <text:p>2.6613193645898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7" calcext:value-type="float">
            <text:p>1.8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9948520387" calcext:value-type="float">
            <text:p>5.01089948520387E-02</text:p>
          </table:table-cell>
          <table:table-cell office:value-type="float" office:value="0.082986114237301" calcext:value-type="float">
            <text:p>8.29861142373010E-02</text:p>
          </table:table-cell>
          <table:table-cell office:value-type="float" office:value="-0.083133384590571" calcext:value-type="float">
            <text:p>-8.31333845905710E-02</text:p>
          </table:table-cell>
          <table:table-cell office:value-type="float" office:value="-17847.3889026251" calcext:value-type="float">
            <text:p>-1.78473889026251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282.485" calcext:value-type="float">
            <text:p>2.82485000000000E+02</text:p>
          </table:table-cell>
          <table:table-cell table:formula="of:=[.F46]-[.F45]" office:value-type="float" office:value="0.00000006953443526525" calcext:value-type="float">
            <text:p>6.95344352652505E-08</text:p>
          </table:table-cell>
          <table:table-cell table:formula="of:=[.G46]-[.G45]" office:value-type="float" office:value="-0.00000003911868365347" calcext:value-type="float">
            <text:p>-3.91186836534718E-08</text:p>
          </table:table-cell>
          <table:table-cell table:formula="of:=[.H46]-[.H45]" office:value-type="float" office:value="-0.00000010135516934073" calcext:value-type="float">
            <text:p>-1.01355169340733E-07</text:p>
          </table:table-cell>
          <table:table-cell table:formula="of:=[.I46]-[.I45]" office:value-type="float" office:value="0.0197082042504917" calcext:value-type="float">
            <text:p>1.97082042504917E-02</text:p>
          </table:table-cell>
          <table:table-cell table:formula="of:=[.F104]-[.F45]" office:value-type="float" office:value="0.00000358956291938994" calcext:value-type="float">
            <text:p>3.58956291938994E-06</text:p>
          </table:table-cell>
          <table:table-cell table:formula="of:=[.G104]-[.G45]" office:value-type="float" office:value="0.00429526138015959" calcext:value-type="float">
            <text:p>4.29526138015959E-03</text:p>
          </table:table-cell>
          <table:table-cell table:formula="of:=[.H104]-[.H45]" office:value-type="float" office:value="-0.00417259583589207" calcext:value-type="float">
            <text:p>-4.17259583589207E-03</text:p>
          </table:table-cell>
          <table:table-cell table:formula="of:=[.I104]-[.I45]" office:value-type="float" office:value="2.7190722628693" calcext:value-type="float">
            <text:p>2.7190722628693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91" calcext:value-type="float">
            <text:p>1.9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064386474" calcext:value-type="float">
            <text:p>5.01090643864740E-02</text:p>
          </table:table-cell>
          <table:table-cell office:value-type="float" office:value="0.0829860751186174" calcext:value-type="float">
            <text:p>8.29860751186174E-02</text:p>
          </table:table-cell>
          <table:table-cell office:value-type="float" office:value="-0.0831334859457403" calcext:value-type="float">
            <text:p>-8.31334859457403E-02</text:p>
          </table:table-cell>
          <table:table-cell office:value-type="float" office:value="-17847.3691944208" calcext:value-type="float">
            <text:p>-1.78473691944208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296.5007" calcext:value-type="float">
            <text:p>2.96500700000000E+02</text:p>
          </table:table-cell>
          <table:table-cell table:formula="of:=[.F47]-[.F46]" office:value-type="float" office:value="0.00000002863711170975" calcext:value-type="float">
            <text:p>2.86371117097506E-08</text:p>
          </table:table-cell>
          <table:table-cell table:formula="of:=[.G47]-[.G46]" office:value-type="float" office:value="-0.00000370393447314543" calcext:value-type="float">
            <text:p>-3.70393447314543E-06</text:p>
          </table:table-cell>
          <table:table-cell table:formula="of:=[.H47]-[.H46]" office:value-type="float" office:value="0.00000363500716729637" calcext:value-type="float">
            <text:p>3.63500716729637E-06</text:p>
          </table:table-cell>
          <table:table-cell table:formula="of:=[.I47]-[.I46]" office:value-type="float" office:value="0.011064782669564" calcext:value-type="float">
            <text:p>1.10647826695640E-02</text:p>
          </table:table-cell>
          <table:table-cell table:formula="of:=[.F105]-[.F46]" office:value-type="float" office:value="0.00000353494342376914" calcext:value-type="float">
            <text:p>3.53494342376914E-06</text:p>
          </table:table-cell>
          <table:table-cell table:formula="of:=[.G105]-[.G46]" office:value-type="float" office:value="0.00428847007698419" calcext:value-type="float">
            <text:p>4.28847007698419E-03</text:p>
          </table:table-cell>
          <table:table-cell table:formula="of:=[.H105]-[.H46]" office:value-type="float" office:value="-0.00416598306476017" calcext:value-type="float">
            <text:p>-4.16598306476017E-03</text:p>
          </table:table-cell>
          <table:table-cell table:formula="of:=[.I105]-[.I46]" office:value-type="float" office:value="2.72502975607858" calcext:value-type="float">
            <text:p>2.7250297560785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95" calcext:value-type="float">
            <text:p>1.9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0930235857" calcext:value-type="float">
            <text:p>5.01090930235857E-02</text:p>
          </table:table-cell>
          <table:table-cell office:value-type="float" office:value="0.0829823711841443" calcext:value-type="float">
            <text:p>8.29823711841443E-02</text:p>
          </table:table-cell>
          <table:table-cell office:value-type="float" office:value="-0.083129850938573" calcext:value-type="float">
            <text:p>-8.31298509385730E-02</text:p>
          </table:table-cell>
          <table:table-cell office:value-type="float" office:value="-17847.3581296382" calcext:value-type="float">
            <text:p>-1.78473581296382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318.8177" calcext:value-type="float">
            <text:p>3.18817700000000E+02</text:p>
          </table:table-cell>
          <table:table-cell table:formula="of:=[.F48]-[.F47]" office:value-type="float" office:value="0.00000000681599620495" calcext:value-type="float">
            <text:p>6.81599620494522E-09</text:p>
          </table:table-cell>
          <table:table-cell table:formula="of:=[.G48]-[.G47]" office:value-type="float" office:value="-0.00000187943085420972" calcext:value-type="float">
            <text:p>-1.87943085420972E-06</text:p>
          </table:table-cell>
          <table:table-cell table:formula="of:=[.H48]-[.H47]" office:value-type="float" office:value="0.00000182058658472484" calcext:value-type="float">
            <text:p>1.82058658472484E-06</text:p>
          </table:table-cell>
          <table:table-cell table:formula="of:=[.I48]-[.I47]" office:value-type="float" office:value="0.00308747247981955" calcext:value-type="float">
            <text:p>3.08747247981955E-03</text:p>
          </table:table-cell>
          <table:table-cell table:formula="of:=[.F106]-[.F47]" office:value-type="float" office:value="0.00000351435528767041" calcext:value-type="float">
            <text:p>3.51435528767041E-06</text:p>
          </table:table-cell>
          <table:table-cell table:formula="of:=[.G106]-[.G47]" office:value-type="float" office:value="0.00429363264679573" calcext:value-type="float">
            <text:p>4.29363264679573E-03</text:p>
          </table:table-cell>
          <table:table-cell table:formula="of:=[.H106]-[.H47]" office:value-type="float" office:value="-0.00417117079827863" calcext:value-type="float">
            <text:p>-4.17117079827863E-03</text:p>
          </table:table-cell>
          <table:table-cell table:formula="of:=[.I106]-[.I47]" office:value-type="float" office:value="2.71699271973921" calcext:value-type="float">
            <text:p>2.7169927197392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99" calcext:value-type="float">
            <text:p>1.9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0998395819" calcext:value-type="float">
            <text:p>5.01090998395819E-02</text:p>
          </table:table-cell>
          <table:table-cell office:value-type="float" office:value="0.08298049175329" calcext:value-type="float">
            <text:p>8.29804917532900E-02</text:p>
          </table:table-cell>
          <table:table-cell office:value-type="float" office:value="-0.0831280303519883" calcext:value-type="float">
            <text:p>-8.31280303519883E-02</text:p>
          </table:table-cell>
          <table:table-cell office:value-type="float" office:value="-17847.3550421657" calcext:value-type="float">
            <text:p>-1.78473550421657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335.3709" calcext:value-type="float">
            <text:p>3.35370900000000E+02</text:p>
          </table:table-cell>
          <table:table-cell table:formula="of:=[.F49]-[.F48]" office:value-type="float" office:value="0.00000000039817115577" calcext:value-type="float">
            <text:p>3.98171155768789E-10</text:p>
          </table:table-cell>
          <table:table-cell table:formula="of:=[.G49]-[.G48]" office:value-type="float" office:value="-0.00000043772855602697" calcext:value-type="float">
            <text:p>-4.37728556026973E-07</text:p>
          </table:table-cell>
          <table:table-cell table:formula="of:=[.H49]-[.H48]" office:value-type="float" office:value="0.00000040286191764494" calcext:value-type="float">
            <text:p>4.02861917644937E-07</text:p>
          </table:table-cell>
          <table:table-cell table:formula="of:=[.I49]-[.I48]" office:value-type="float" office:value="-0.0000133340399770532" calcext:value-type="float">
            <text:p>-1.33340399770532E-05</text:p>
          </table:table-cell>
          <table:table-cell table:formula="of:=[.F107]-[.F48]" office:value-type="float" office:value="0.00000351295738520302" calcext:value-type="float">
            <text:p>3.51295738520302E-06</text:p>
          </table:table-cell>
          <table:table-cell table:formula="of:=[.G107]-[.G48]" office:value-type="float" office:value="0.00429654654301247" calcext:value-type="float">
            <text:p>4.29654654301247E-03</text:p>
          </table:table-cell>
          <table:table-cell table:formula="of:=[.H107]-[.H48]" office:value-type="float" office:value="-0.00417409815757401" calcext:value-type="float">
            <text:p>-4.17409815757401E-03</text:p>
          </table:table-cell>
          <table:table-cell table:formula="of:=[.I107]-[.I48]" office:value-type="float" office:value="2.71331340574034" calcext:value-type="float">
            <text:p>2.7133134057403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03" calcext:value-type="float">
            <text:p>2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237753" calcext:value-type="float">
            <text:p>5.01091002377530E-02</text:p>
          </table:table-cell>
          <table:table-cell office:value-type="float" office:value="0.082980054024734" calcext:value-type="float">
            <text:p>8.29800540247340E-02</text:p>
          </table:table-cell>
          <table:table-cell office:value-type="float" office:value="-0.0831276274900707" calcext:value-type="float">
            <text:p>-8.31276274900707E-02</text:p>
          </table:table-cell>
          <table:table-cell office:value-type="float" office:value="-17847.3550554997" calcext:value-type="float">
            <text:p>-1.78473550554997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358.5658" calcext:value-type="float">
            <text:p>3.58565800000000E+02</text:p>
          </table:table-cell>
          <table:table-cell table:formula="of:=[.F50]-[.F49]" office:value-type="float" office:value="-0.00000000044486720557" calcext:value-type="float">
            <text:p>-4.44867205573463E-10</text:p>
          </table:table-cell>
          <table:table-cell table:formula="of:=[.G50]-[.G49]" office:value-type="float" office:value="-0.00000002065631202197" calcext:value-type="float">
            <text:p>-2.06563120219716E-08</text:p>
          </table:table-cell>
          <table:table-cell table:formula="of:=[.H50]-[.H49]" office:value-type="float" office:value="0.00000001674279380415" calcext:value-type="float">
            <text:p>1.67427938041476E-08</text:p>
          </table:table-cell>
          <table:table-cell table:formula="of:=[.I50]-[.I49]" office:value-type="float" office:value="-0.0000111824010673445" calcext:value-type="float">
            <text:p>-1.11824010673445E-05</text:p>
          </table:table-cell>
          <table:table-cell table:formula="of:=[.F108]-[.F49]" office:value-type="float" office:value="0.00000351527672406982" calcext:value-type="float">
            <text:p>3.51527672406982E-06</text:p>
          </table:table-cell>
          <table:table-cell table:formula="of:=[.G108]-[.G49]" office:value-type="float" office:value="0.00429692859532957" calcext:value-type="float">
            <text:p>4.29692859532957E-03</text:p>
          </table:table-cell>
          <table:table-cell table:formula="of:=[.H108]-[.H49]" office:value-type="float" office:value="-0.00417446377347806" calcext:value-type="float">
            <text:p>-4.17446377347806E-03</text:p>
          </table:table-cell>
          <table:table-cell table:formula="of:=[.I108]-[.I49]" office:value-type="float" office:value="2.7134972292406" calcext:value-type="float">
            <text:p>2.7134972292406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07" calcext:value-type="float">
            <text:p>2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0997928858" calcext:value-type="float">
            <text:p>5.01090997928858E-02</text:p>
          </table:table-cell>
          <table:table-cell office:value-type="float" office:value="0.082980033368422" calcext:value-type="float">
            <text:p>8.29800333684220E-02</text:p>
          </table:table-cell>
          <table:table-cell office:value-type="float" office:value="-0.0831276107472769" calcext:value-type="float">
            <text:p>-8.31276107472769E-02</text:p>
          </table:table-cell>
          <table:table-cell office:value-type="float" office:value="-17847.3550666821" calcext:value-type="float">
            <text:p>-1.78473550666821E+04</text:p>
          </table:table-cell>
          <table:table-cell office:value-type="float" office:value="-61484.1280454472" calcext:value-type="float">
            <text:p>-6.14841280454472E+04</text:p>
          </table:table-cell>
          <table:table-cell office:value-type="float" office:value="386.0565" calcext:value-type="float">
            <text:p>3.86056500000000E+02</text:p>
          </table:table-cell>
          <table:table-cell table:formula="of:=[.F51]-[.F50]" office:value-type="float" office:value="0.00000000025007610566" calcext:value-type="float">
            <text:p>2.50076105656749E-10</text:p>
          </table:table-cell>
          <table:table-cell table:formula="of:=[.G51]-[.G50]" office:value-type="float" office:value="0.0000000298155763967" calcext:value-type="float">
            <text:p>2.98155763966967E-08</text:p>
          </table:table-cell>
          <table:table-cell table:formula="of:=[.H51]-[.H50]" office:value-type="float" office:value="-0.00000001247235424662" calcext:value-type="float">
            <text:p>-1.24723542466176E-08</text:p>
          </table:table-cell>
          <table:table-cell table:formula="of:=[.I51]-[.I50]" office:value-type="float" office:value="-0.0000178604386746883" calcext:value-type="float">
            <text:p>-1.78604386746883E-05</text:p>
          </table:table-cell>
          <table:table-cell table:formula="of:=[.F109]-[.F50]" office:value-type="float" office:value="0.00000351676943452506" calcext:value-type="float">
            <text:p>3.51676943452506E-06</text:p>
          </table:table-cell>
          <table:table-cell table:formula="of:=[.G109]-[.G50]" office:value-type="float" office:value="0.00429675598900908" calcext:value-type="float">
            <text:p>4.29675598900908E-03</text:p>
          </table:table-cell>
          <table:table-cell table:formula="of:=[.H109]-[.H50]" office:value-type="float" office:value="-0.00417427062584928" calcext:value-type="float">
            <text:p>-4.17427062584928E-03</text:p>
          </table:table-cell>
          <table:table-cell table:formula="of:=[.I109]-[.I50]" office:value-type="float" office:value="2.71377134086288" calcext:value-type="float">
            <text:p>2.7137713408628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11" calcext:value-type="float">
            <text:p>2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0429619" calcext:value-type="float">
            <text:p>5.01091000429619E-02</text:p>
          </table:table-cell>
          <table:table-cell office:value-type="float" office:value="0.0829800631839984" calcext:value-type="float">
            <text:p>8.29800631839984E-02</text:p>
          </table:table-cell>
          <table:table-cell office:value-type="float" office:value="-0.0831276232196311" calcext:value-type="float">
            <text:p>-8.31276232196311E-02</text:p>
          </table:table-cell>
          <table:table-cell office:value-type="float" office:value="-17847.3550845426" calcext:value-type="float">
            <text:p>-1.7847355084542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06.6597" calcext:value-type="float">
            <text:p>4.06659700000000E+02</text:p>
          </table:table-cell>
          <table:table-cell table:formula="of:=[.F52]-[.F51]" office:value-type="float" office:value="0.00000000009127198997" calcext:value-type="float">
            <text:p>9.12719899659464E-11</text:p>
          </table:table-cell>
          <table:table-cell table:formula="of:=[.G52]-[.G51]" office:value-type="float" office:value="-0.00000001634431905095" calcext:value-type="float">
            <text:p>-1.63443190509538E-08</text:p>
          </table:table-cell>
          <table:table-cell table:formula="of:=[.H52]-[.H51]" office:value-type="float" office:value="-0.00000000359579634124" calcext:value-type="float">
            <text:p>-3.59579634123808E-09</text:p>
          </table:table-cell>
          <table:table-cell table:formula="of:=[.I52]-[.I51]" office:value-type="float" office:value="-0.0000410518805438187" calcext:value-type="float">
            <text:p>-4.10518805438187E-05</text:p>
          </table:table-cell>
          <table:table-cell table:formula="of:=[.F110]-[.F51]" office:value-type="float" office:value="0.00000351673233445898" calcext:value-type="float">
            <text:p>3.51673233445898E-06</text:p>
          </table:table-cell>
          <table:table-cell table:formula="of:=[.G110]-[.G51]" office:value-type="float" office:value="0.00429664991959115" calcext:value-type="float">
            <text:p>4.29664991959115E-03</text:p>
          </table:table-cell>
          <table:table-cell table:formula="of:=[.H110]-[.H51]" office:value-type="float" office:value="-0.00417418408775966" calcext:value-type="float">
            <text:p>-4.17418408775966E-03</text:p>
          </table:table-cell>
          <table:table-cell table:formula="of:=[.I110]-[.I51]" office:value-type="float" office:value="2.71389361868933" calcext:value-type="float">
            <text:p>2.7138936186893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15" calcext:value-type="float">
            <text:p>2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1342339" calcext:value-type="float">
            <text:p>5.01091001342339E-02</text:p>
          </table:table-cell>
          <table:table-cell office:value-type="float" office:value="0.0829800468396793" calcext:value-type="float">
            <text:p>8.29800468396793E-02</text:p>
          </table:table-cell>
          <table:table-cell office:value-type="float" office:value="-0.0831276268154274" calcext:value-type="float">
            <text:p>-8.31276268154274E-02</text:p>
          </table:table-cell>
          <table:table-cell office:value-type="float" office:value="-17847.3551255944" calcext:value-type="float">
            <text:p>-1.78473551255944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22.4215" calcext:value-type="float">
            <text:p>4.22421500000000E+02</text:p>
          </table:table-cell>
          <table:table-cell table:formula="of:=[.F53]-[.F52]" office:value-type="float" office:value="0.00000000008040218491" calcext:value-type="float">
            <text:p>8.04021849099001E-11</text:p>
          </table:table-cell>
          <table:table-cell table:formula="of:=[.G53]-[.G52]" office:value-type="float" office:value="0.00000003531716566418" calcext:value-type="float">
            <text:p>3.53171656641837E-08</text:p>
          </table:table-cell>
          <table:table-cell table:formula="of:=[.H53]-[.H52]" office:value-type="float" office:value="-0.00000000027841723371" calcext:value-type="float">
            <text:p>-2.78417233712247E-10</text:p>
          </table:table-cell>
          <table:table-cell table:formula="of:=[.I53]-[.I52]" office:value-type="float" office:value="0.000164490818860941" calcext:value-type="float">
            <text:p>1.64490818860941E-04</text:p>
          </table:table-cell>
          <table:table-cell table:formula="of:=[.F111]-[.F52]" office:value-type="float" office:value="0.00000351668666095928" calcext:value-type="float">
            <text:p>3.51668666095928E-06</text:p>
          </table:table-cell>
          <table:table-cell table:formula="of:=[.G111]-[.G52]" office:value-type="float" office:value="0.00429665183518757" calcext:value-type="float">
            <text:p>4.29665183518757E-03</text:p>
          </table:table-cell>
          <table:table-cell table:formula="of:=[.H111]-[.H52]" office:value-type="float" office:value="-0.00417417392369258" calcext:value-type="float">
            <text:p>-4.17417392369258E-03</text:p>
          </table:table-cell>
          <table:table-cell table:formula="of:=[.I111]-[.I52]" office:value-type="float" office:value="2.71408502927079" calcext:value-type="float">
            <text:p>2.7140850292707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19" calcext:value-type="float">
            <text:p>2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2146361" calcext:value-type="float">
            <text:p>5.01091002146361E-02</text:p>
          </table:table-cell>
          <table:table-cell office:value-type="float" office:value="0.082980082156845" calcext:value-type="float">
            <text:p>8.29800821568450E-02</text:p>
          </table:table-cell>
          <table:table-cell office:value-type="float" office:value="-0.0831276270938447" calcext:value-type="float">
            <text:p>-8.31276270938447E-02</text:p>
          </table:table-cell>
          <table:table-cell office:value-type="float" office:value="-17847.3549611036" calcext:value-type="float">
            <text:p>-1.78473549611036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41.9699" calcext:value-type="float">
            <text:p>4.41969900000000E+02</text:p>
          </table:table-cell>
          <table:table-cell table:formula="of:=[.F54]-[.F53]" office:value-type="float" office:value="-0.00000000015307465018" calcext:value-type="float">
            <text:p>-1.53074650177665E-10</text:p>
          </table:table-cell>
          <table:table-cell table:formula="of:=[.G54]-[.G53]" office:value-type="float" office:value="0.00000000443022893371" calcext:value-type="float">
            <text:p>4.43022893370504E-09</text:p>
          </table:table-cell>
          <table:table-cell table:formula="of:=[.H54]-[.H53]" office:value-type="float" office:value="0.00000000036227655598" calcext:value-type="float">
            <text:p>3.62276555976315E-10</text:p>
          </table:table-cell>
          <table:table-cell table:formula="of:=[.I54]-[.I53]" office:value-type="float" office:value="0.0000304772911476903" calcext:value-type="float">
            <text:p>3.04772911476903E-05</text:p>
          </table:table-cell>
          <table:table-cell table:formula="of:=[.F112]-[.F53]" office:value-type="float" office:value="0.00000351616610734518" calcext:value-type="float">
            <text:p>3.51616610734518E-06</text:p>
          </table:table-cell>
          <table:table-cell table:formula="of:=[.G112]-[.G53]" office:value-type="float" office:value="0.00429662281023031" calcext:value-type="float">
            <text:p>4.29662281023031E-03</text:p>
          </table:table-cell>
          <table:table-cell table:formula="of:=[.H112]-[.H53]" office:value-type="float" office:value="-0.00417417576272224" calcext:value-type="float">
            <text:p>-4.17417576272224E-03</text:p>
          </table:table-cell>
          <table:table-cell table:formula="of:=[.I112]-[.I53]" office:value-type="float" office:value="2.71386316409189" calcext:value-type="float">
            <text:p>2.7138631640918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23" calcext:value-type="float">
            <text:p>2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0615615" calcext:value-type="float">
            <text:p>5.01091000615615E-02</text:p>
          </table:table-cell>
          <table:table-cell office:value-type="float" office:value="0.0829800865870739" calcext:value-type="float">
            <text:p>8.29800865870739E-02</text:p>
          </table:table-cell>
          <table:table-cell office:value-type="float" office:value="-0.0831276267315681" calcext:value-type="float">
            <text:p>-8.31276267315681E-02</text:p>
          </table:table-cell>
          <table:table-cell office:value-type="float" office:value="-17847.3549306263" calcext:value-type="float">
            <text:p>-1.78473549306263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65.7378" calcext:value-type="float">
            <text:p>4.65737800000000E+02</text:p>
          </table:table-cell>
          <table:table-cell table:formula="of:=[.F55]-[.F54]" office:value-type="float" office:value="-0.00000000001327429833" calcext:value-type="float">
            <text:p>-1.32742983272038E-11</text:p>
          </table:table-cell>
          <table:table-cell table:formula="of:=[.G55]-[.G54]" office:value-type="float" office:value="-0.00000000753944015552" calcext:value-type="float">
            <text:p>-7.53944015552399E-09</text:p>
          </table:table-cell>
          <table:table-cell table:formula="of:=[.H55]-[.H54]" office:value-type="float" office:value="0.00000000101881525438" calcext:value-type="float">
            <text:p>1.01881525438330E-09</text:p>
          </table:table-cell>
          <table:table-cell table:formula="of:=[.I55]-[.I54]" office:value-type="float" office:value="-0.000111485129309585" calcext:value-type="float">
            <text:p>-1.11485129309585E-04</text:p>
          </table:table-cell>
          <table:table-cell table:formula="of:=[.F113]-[.F54]" office:value-type="float" office:value="0.00000351672639312128" calcext:value-type="float">
            <text:p>3.51672639312128E-06</text:p>
          </table:table-cell>
          <table:table-cell table:formula="of:=[.G113]-[.G54]" office:value-type="float" office:value="0.00429659618369221" calcext:value-type="float">
            <text:p>4.29659618369221E-03</text:p>
          </table:table-cell>
          <table:table-cell table:formula="of:=[.H113]-[.H54]" office:value-type="float" office:value="-0.00417417900166385" calcext:value-type="float">
            <text:p>-4.17417900166385E-03</text:p>
          </table:table-cell>
          <table:table-cell table:formula="of:=[.I113]-[.I54]" office:value-type="float" office:value="2.71377589543044" calcext:value-type="float">
            <text:p>2.7137758954304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27" calcext:value-type="float">
            <text:p>2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0482872" calcext:value-type="float">
            <text:p>5.01091000482872E-02</text:p>
          </table:table-cell>
          <table:table-cell office:value-type="float" office:value="0.0829800790476338" calcext:value-type="float">
            <text:p>8.29800790476338E-02</text:p>
          </table:table-cell>
          <table:table-cell office:value-type="float" office:value="-0.0831276257127529" calcext:value-type="float">
            <text:p>-8.31276257127529E-02</text:p>
          </table:table-cell>
          <table:table-cell office:value-type="float" office:value="-17847.3550421115" calcext:value-type="float">
            <text:p>-1.78473550421115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497.4949" calcext:value-type="float">
            <text:p>4.97494900000000E+02</text:p>
          </table:table-cell>
          <table:table-cell table:formula="of:=[.F56]-[.F55]" office:value-type="float" office:value="0.00000000017362435795" calcext:value-type="float">
            <text:p>1.73624357946434E-10</text:p>
          </table:table-cell>
          <table:table-cell table:formula="of:=[.G56]-[.G55]" office:value-type="float" office:value="-0.00000003028600491228" calcext:value-type="float">
            <text:p>-3.02860049122833E-08</text:p>
          </table:table-cell>
          <table:table-cell table:formula="of:=[.H56]-[.H55]" office:value-type="float" office:value="0.00000000139998106163" calcext:value-type="float">
            <text:p>1.39998106163386E-09</text:p>
          </table:table-cell>
          <table:table-cell table:formula="of:=[.I56]-[.I55]" office:value-type="float" office:value="0.000132869008666603" calcext:value-type="float">
            <text:p>1.32869008666603E-04</text:p>
          </table:table-cell>
          <table:table-cell table:formula="of:=[.F114]-[.F55]" office:value-type="float" office:value="0.00000351671106583323" calcext:value-type="float">
            <text:p>3.51671106583323E-06</text:p>
          </table:table-cell>
          <table:table-cell table:formula="of:=[.G114]-[.G55]" office:value-type="float" office:value="0.00429664326109802" calcext:value-type="float">
            <text:p>4.29664326109802E-03</text:p>
          </table:table-cell>
          <table:table-cell table:formula="of:=[.H114]-[.H55]" office:value-type="float" office:value="-0.0041741809661324" calcext:value-type="float">
            <text:p>-4.17418096613240E-03</text:p>
          </table:table-cell>
          <table:table-cell table:formula="of:=[.I114]-[.I55]" office:value-type="float" office:value="2.7140469914084" calcext:value-type="float">
            <text:p>2.7140469914084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31" calcext:value-type="float">
            <text:p>2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2219115" calcext:value-type="float">
            <text:p>5.01091002219115E-02</text:p>
          </table:table-cell>
          <table:table-cell office:value-type="float" office:value="0.0829800487616289" calcext:value-type="float">
            <text:p>8.29800487616289E-02</text:p>
          </table:table-cell>
          <table:table-cell office:value-type="float" office:value="-0.0831276243127718" calcext:value-type="float">
            <text:p>-8.31276243127718E-02</text:p>
          </table:table-cell>
          <table:table-cell office:value-type="float" office:value="-17847.3549092425" calcext:value-type="float">
            <text:p>-1.78473549092425E+04</text:p>
          </table:table-cell>
          <table:table-cell office:value-type="float" office:value="-61484.1280454469" calcext:value-type="float">
            <text:p>-6.14841280454469E+04</text:p>
          </table:table-cell>
          <table:table-cell office:value-type="float" office:value="521.3865" calcext:value-type="float">
            <text:p>5.21386500000000E+02</text:p>
          </table:table-cell>
          <table:table-cell table:formula="of:=[.F57]-[.F56]" office:value-type="float" office:value="0.00000000006937538044" calcext:value-type="float">
            <text:p>6.93753804403841E-11</text:p>
          </table:table-cell>
          <table:table-cell table:formula="of:=[.G57]-[.G56]" office:value-type="float" office:value="0.00000002210036151307" calcext:value-type="float">
            <text:p>2.21003615130666E-08</text:p>
          </table:table-cell>
          <table:table-cell table:formula="of:=[.H57]-[.H56]" office:value-type="float" office:value="-0.00000000195689806026" calcext:value-type="float">
            <text:p>-1.95689806026245E-09</text:p>
          </table:table-cell>
          <table:table-cell table:formula="of:=[.I57]-[.I56]" office:value-type="float" office:value="-0.0000654482792015187" calcext:value-type="float">
            <text:p>-6.54482792015187E-05</text:p>
          </table:table-cell>
          <table:table-cell table:formula="of:=[.F115]-[.F56]" office:value-type="float" office:value="0.0000035165415745303" calcext:value-type="float">
            <text:p>3.51654157453030E-06</text:p>
          </table:table-cell>
          <table:table-cell table:formula="of:=[.G115]-[.G56]" office:value-type="float" office:value="0.00429664961681714" calcext:value-type="float">
            <text:p>4.29664961681714E-03</text:p>
          </table:table-cell>
          <table:table-cell table:formula="of:=[.H115]-[.H56]" office:value-type="float" office:value="-0.00417418279403707" calcext:value-type="float">
            <text:p>-4.17418279403707E-03</text:p>
          </table:table-cell>
          <table:table-cell table:formula="of:=[.I115]-[.I56]" office:value-type="float" office:value="2.71382580061254" calcext:value-type="float">
            <text:p>2.7138258006125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35" calcext:value-type="float">
            <text:p>2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2912869" calcext:value-type="float">
            <text:p>5.01091002912869E-02</text:p>
          </table:table-cell>
          <table:table-cell office:value-type="float" office:value="0.0829800708619904" calcext:value-type="float">
            <text:p>8.29800708619904E-02</text:p>
          </table:table-cell>
          <table:table-cell office:value-type="float" office:value="-0.0831276262696699" calcext:value-type="float">
            <text:p>-8.31276262696699E-02</text:p>
          </table:table-cell>
          <table:table-cell office:value-type="float" office:value="-17847.3549746907" calcext:value-type="float">
            <text:p>-1.78473549746907E+04</text:p>
          </table:table-cell>
          <table:table-cell office:value-type="float" office:value="-61484.1280454471" calcext:value-type="float">
            <text:p>-6.14841280454471E+04</text:p>
          </table:table-cell>
          <table:table-cell office:value-type="float" office:value="544.3656" calcext:value-type="float">
            <text:p>5.44365600000000E+02</text:p>
          </table:table-cell>
          <table:table-cell table:formula="of:=[.F58]-[.F57]" office:value-type="float" office:value="-0.00000000020313112997" calcext:value-type="float">
            <text:p>-2.03131129972167E-10</text:p>
          </table:table-cell>
          <table:table-cell table:formula="of:=[.G58]-[.G57]" office:value-type="float" office:value="-0.00000001682475128661" calcext:value-type="float">
            <text:p>-1.68247512866149E-08</text:p>
          </table:table-cell>
          <table:table-cell table:formula="of:=[.H58]-[.H57]" office:value-type="float" office:value="0.00000000149524595483" calcext:value-type="float">
            <text:p>1.49524595483008E-09</text:p>
          </table:table-cell>
          <table:table-cell table:formula="of:=[.I58]-[.I57]" office:value-type="float" office:value="0.0000100681791082025" calcext:value-type="float">
            <text:p>1.00681791082025E-05</text:p>
          </table:table-cell>
          <table:table-cell table:formula="of:=[.F116]-[.F57]" office:value-type="float" office:value="0.00000351631245826961" calcext:value-type="float">
            <text:p>3.51631245826961E-06</text:p>
          </table:table-cell>
          <table:table-cell table:formula="of:=[.G116]-[.G57]" office:value-type="float" office:value="0.00429663497624279" calcext:value-type="float">
            <text:p>4.29663497624279E-03</text:p>
          </table:table-cell>
          <table:table-cell table:formula="of:=[.H116]-[.H57]" office:value-type="float" office:value="-0.00417418208122824" calcext:value-type="float">
            <text:p>-4.17418208122824E-03</text:p>
          </table:table-cell>
          <table:table-cell table:formula="of:=[.I116]-[.I57]" office:value-type="float" office:value="2.7138972372195" calcext:value-type="float">
            <text:p>2.7138972372195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39" calcext:value-type="float">
            <text:p>2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0881558" calcext:value-type="float">
            <text:p>5.01091000881558E-02</text:p>
          </table:table-cell>
          <table:table-cell office:value-type="float" office:value="0.0829800540372391" calcext:value-type="float">
            <text:p>8.29800540372391E-02</text:p>
          </table:table-cell>
          <table:table-cell office:value-type="float" office:value="-0.0831276247744239" calcext:value-type="float">
            <text:p>-8.31276247744239E-02</text:p>
          </table:table-cell>
          <table:table-cell office:value-type="float" office:value="-17847.3549646226" calcext:value-type="float">
            <text:p>-1.78473549646226E+04</text:p>
          </table:table-cell>
          <table:table-cell office:value-type="float" office:value="-61484.128045447" calcext:value-type="float">
            <text:p>-6.14841280454470E+04</text:p>
          </table:table-cell>
          <table:table-cell office:value-type="float" office:value="579.4615" calcext:value-type="float">
            <text:p>5.79461500000000E+02</text:p>
          </table:table-cell>
          <table:table-cell table:formula="of:=[.F59]-[.F58]" office:value-type="float" office:value="0.00000000003810544241" calcext:value-type="float">
            <text:p>3.81054424125615E-11</text:p>
          </table:table-cell>
          <table:table-cell table:formula="of:=[.G59]-[.G58]" office:value-type="float" office:value="0.00000001314030165234" calcext:value-type="float">
            <text:p>1.31403016523368E-08</text:p>
          </table:table-cell>
          <table:table-cell table:formula="of:=[.H59]-[.H58]" office:value-type="float" office:value="-0.00000000018192218565" calcext:value-type="float">
            <text:p>-1.81922185649164E-10</text:p>
          </table:table-cell>
          <table:table-cell table:formula="of:=[.I59]-[.I58]" office:value-type="float" office:value="-0.0000921399478102103" calcext:value-type="float">
            <text:p>-9.21399478102103E-05</text:p>
          </table:table-cell>
          <table:table-cell table:formula="of:=[.F117]-[.F58]" office:value-type="float" office:value="0.0000035168184479642" calcext:value-type="float">
            <text:p>3.51681844796420E-06</text:p>
          </table:table-cell>
          <table:table-cell table:formula="of:=[.G117]-[.G58]" office:value-type="float" office:value="0.00429663887013118" calcext:value-type="float">
            <text:p>4.29663887013118E-03</text:p>
          </table:table-cell>
          <table:table-cell table:formula="of:=[.H117]-[.H58]" office:value-type="float" office:value="-0.00417418451587233" calcext:value-type="float">
            <text:p>-4.17418451587233E-03</text:p>
          </table:table-cell>
          <table:table-cell table:formula="of:=[.I117]-[.I58]" office:value-type="float" office:value="2.71386364494174" calcext:value-type="float">
            <text:p>2.7138636449417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243" calcext:value-type="float">
            <text:p>2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1001262612" calcext:value-type="float">
            <text:p>5.01091001262612E-02</text:p>
          </table:table-cell>
          <table:table-cell office:value-type="float" office:value="0.0829800671775408" calcext:value-type="float">
            <text:p>8.29800671775408E-02</text:p>
          </table:table-cell>
          <table:table-cell office:value-type="float" office:value="-0.0831276249563461" calcext:value-type="float">
            <text:p>-8.31276249563461E-02</text:p>
          </table:table-cell>
          <table:table-cell office:value-type="float" office:value="-17847.3550567625" calcext:value-type="float">
            <text:p>-1.78473550567625E+04</text:p>
          </table:table-cell>
          <table:table-cell office:value-type="float" office:value="-61484.1280454468" calcext:value-type="float">
            <text:p>-6.14841280454468E+04</text:p>
          </table:table-cell>
          <table:table-cell office:value-type="float" office:value="607.7622" calcext:value-type="float">
            <text:p>6.07762200000000E+02</text:p>
          </table:table-cell>
          <table:table-cell table:number-columns-repeated="4"/>
          <table:table-cell table:formula="of:=[.F118]-[.F59]" office:value-type="float" office:value="0.00000351652266669666" calcext:value-type="float">
            <text:p>3.51652266669666E-06</text:p>
          </table:table-cell>
          <table:table-cell table:formula="of:=[.G118]-[.G59]" office:value-type="float" office:value="0.00429665007289377" calcext:value-type="float">
            <text:p>4.29665007289377E-03</text:p>
          </table:table-cell>
          <table:table-cell table:formula="of:=[.H118]-[.H59]" office:value-type="float" office:value="-0.00417418079174292" calcext:value-type="float">
            <text:p>-4.17418079174292E-03</text:p>
          </table:table-cell>
          <table:table-cell table:formula="of:=[.I118]-[.I59]" office:value-type="float" office:value="2.71390308732953" calcext:value-type="float">
            <text:p>2.71390308732953E+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7913075457054" calcext:value-type="float">
            <text:p>4.79130754570540E-02</text:p>
          </table:table-cell>
          <table:table-cell office:value-type="float" office:value="-1.67573436955672" calcext:value-type="float">
            <text:p>-1.67573436955672E+00</text:p>
          </table:table-cell>
          <table:table-cell office:value-type="float" office:value="3.28818639318337" calcext:value-type="float">
            <text:p>3.28818639318337E+00</text:p>
          </table:table-cell>
          <table:table-cell office:value-type="float" office:value="-13735.320770361" calcext:value-type="float">
            <text:p>-1.37353207703610E+04</text:p>
          </table:table-cell>
          <table:table-cell office:value-type="float" office:value="-61484.0969196736" calcext:value-type="float">
            <text:p>-6.14840969196736E+04</text:p>
          </table:table-cell>
          <table:table-cell office:value-type="float" office:value="0.5757" calcext:value-type="float">
            <text:p>5.75700000000000E-01</text:p>
          </table:table-cell>
          <table:table-cell table:formula="of:=[.F62]-[.F61]" office:value-type="float" office:value="0.00214177070638886" calcext:value-type="float">
            <text:p>2.14177070638886E-03</text:p>
          </table:table-cell>
          <table:table-cell table:formula="of:=[.G62]-[.G61]" office:value-type="float" office:value="1.33625595804245" calcext:value-type="float">
            <text:p>1.33625595804245E+00</text:p>
          </table:table-cell>
          <table:table-cell table:formula="of:=[.H62]-[.H61]" office:value-type="float" office:value="-2.96556310259682" calcext:value-type="float">
            <text:p>-2.96556310259682E+00</text:p>
          </table:table-cell>
          <table:table-cell table:formula="of:=[.I62]-[.I61]" office:value-type="float" office:value="-2073.73071650421" calcext:value-type="float">
            <text:p>-2.07373071650421E+03</text:p>
          </table:table-cell>
          <table:table-cell table:formula="of:=[.F120]-[.F61]" office:value-type="float" office:value="0.0000227558612974077" calcext:value-type="float">
            <text:p>2.27558612974077E-05</text:p>
          </table:table-cell>
          <table:table-cell table:formula="of:=[.G120]-[.G61]" office:value-type="float" office:value="-0.003843233787717" calcext:value-type="float">
            <text:p>-3.84323378771700E-03</text:p>
          </table:table-cell>
          <table:table-cell table:formula="of:=[.H120]-[.H61]" office:value-type="float" office:value="0.0138727106495917" calcext:value-type="float">
            <text:p>1.38727106495917E-02</text:p>
          </table:table-cell>
          <table:table-cell table:formula="of:=[.I120]-[.I61]" office:value-type="float" office:value="-4.57143970475954" calcext:value-type="float">
            <text:p>-4.5714397047595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table:number-columns-repeated="2" office:value-type="float" office:value="19" calcext:value-type="float">
            <text:p>1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548461634428" calcext:value-type="float">
            <text:p>5.00548461634428E-02</text:p>
          </table:table-cell>
          <table:table-cell office:value-type="float" office:value="-0.339478411514269" calcext:value-type="float">
            <text:p>-3.39478411514269E-01</text:p>
          </table:table-cell>
          <table:table-cell office:value-type="float" office:value="0.322623290586548" calcext:value-type="float">
            <text:p>3.22623290586548E-01</text:p>
          </table:table-cell>
          <table:table-cell office:value-type="float" office:value="-15809.0514868652" calcext:value-type="float">
            <text:p>-1.58090514868652E+04</text:p>
          </table:table-cell>
          <table:table-cell office:value-type="float" office:value="-61484.1283662561" calcext:value-type="float">
            <text:p>-6.14841283662561E+04</text:p>
          </table:table-cell>
          <table:table-cell office:value-type="float" office:value="0.9612" calcext:value-type="float">
            <text:p>9.61200000000000E-01</text:p>
          </table:table-cell>
          <table:table-cell table:formula="of:=[.F63]-[.F62]" office:value-type="float" office:value="0.000233146302399893" calcext:value-type="float">
            <text:p>2.33146302399893E-04</text:p>
          </table:table-cell>
          <table:table-cell table:formula="of:=[.G63]-[.G62]" office:value-type="float" office:value="0.378654283427785" calcext:value-type="float">
            <text:p>3.78654283427785E-01</text:p>
          </table:table-cell>
          <table:table-cell table:formula="of:=[.H63]-[.H62]" office:value-type="float" office:value="-0.402189661976799" calcext:value-type="float">
            <text:p>-4.02189661976799E-01</text:p>
          </table:table-cell>
          <table:table-cell table:formula="of:=[.I63]-[.I62]" office:value-type="float" office:value="-833.380760311698" calcext:value-type="float">
            <text:p>-8.33380760311698E+02</text:p>
          </table:table-cell>
          <table:table-cell table:formula="of:=[.F121]-[.F62]" office:value-type="float" office:value="0.000036499577027109" calcext:value-type="float">
            <text:p>3.64995770271090E-05</text:p>
          </table:table-cell>
          <table:table-cell table:formula="of:=[.G121]-[.G62]" office:value-type="float" office:value="0.0060722141345031" calcext:value-type="float">
            <text:p>6.07221413450310E-03</text:p>
          </table:table-cell>
          <table:table-cell table:formula="of:=[.H121]-[.H62]" office:value-type="float" office:value="-0.00731277169653272" calcext:value-type="float">
            <text:p>-7.31277169653272E-03</text:p>
          </table:table-cell>
          <table:table-cell table:formula="of:=[.I121]-[.I62]" office:value-type="float" office:value="-5.17739469387925" calcext:value-type="float">
            <text:p>-5.1773946938792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2879924658427" calcext:value-type="float">
            <text:p>5.02879924658427E-02</text:p>
          </table:table-cell>
          <table:table-cell office:value-type="float" office:value="0.0391758719135158" calcext:value-type="float">
            <text:p>3.91758719135158E-02</text:p>
          </table:table-cell>
          <table:table-cell office:value-type="float" office:value="-0.0795663713902504" calcext:value-type="float">
            <text:p>-7.95663713902504E-02</text:p>
          </table:table-cell>
          <table:table-cell office:value-type="float" office:value="-16642.4322471769" calcext:value-type="float">
            <text:p>-1.66424322471769E+04</text:p>
          </table:table-cell>
          <table:table-cell office:value-type="float" office:value="-61484.1280358778" calcext:value-type="float">
            <text:p>-6.14841280358778E+04</text:p>
          </table:table-cell>
          <table:table-cell office:value-type="float" office:value="1.5574" calcext:value-type="float">
            <text:p>1.55740000000000E+00</text:p>
          </table:table-cell>
          <table:table-cell table:formula="of:=[.F64]-[.F63]" office:value-type="float" office:value="-0.00025150537879956" calcext:value-type="float">
            <text:p>-2.51505378799560E-04</text:p>
          </table:table-cell>
          <table:table-cell table:formula="of:=[.G64]-[.G63]" office:value-type="float" office:value="0.107129685456663" calcext:value-type="float">
            <text:p>1.07129685456663E-01</text:p>
          </table:table-cell>
          <table:table-cell table:formula="of:=[.H64]-[.H63]" office:value-type="float" office:value="-0.0916387057562814" calcext:value-type="float">
            <text:p>-9.16387057562814E-02</text:p>
          </table:table-cell>
          <table:table-cell table:formula="of:=[.I64]-[.I63]" office:value-type="float" office:value="-507.708195481162" calcext:value-type="float">
            <text:p>-5.07708195481162E+02</text:p>
          </table:table-cell>
          <table:table-cell table:formula="of:=[.F122]-[.F63]" office:value-type="float" office:value="0.0000977701825538649" calcext:value-type="float">
            <text:p>9.77701825538649E-05</text:p>
          </table:table-cell>
          <table:table-cell table:formula="of:=[.G122]-[.G63]" office:value-type="float" office:value="0.0167316551663111" calcext:value-type="float">
            <text:p>1.67316551663111E-02</text:p>
          </table:table-cell>
          <table:table-cell table:formula="of:=[.H122]-[.H63]" office:value-type="float" office:value="-0.0195669077592089" calcext:value-type="float">
            <text:p>-1.95669077592089E-02</text:p>
          </table:table-cell>
          <table:table-cell table:formula="of:=[.I122]-[.I63]" office:value-type="float" office:value="-18.0761428498336" calcext:value-type="float">
            <text:p>-1.8076142849833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364870870432" calcext:value-type="float">
            <text:p>5.00364870870432E-02</text:p>
          </table:table-cell>
          <table:table-cell office:value-type="float" office:value="0.146305557370179" calcext:value-type="float">
            <text:p>1.46305557370179E-01</text:p>
          </table:table-cell>
          <table:table-cell office:value-type="float" office:value="-0.171205077146532" calcext:value-type="float">
            <text:p>-1.71205077146532E-01</text:p>
          </table:table-cell>
          <table:table-cell office:value-type="float" office:value="-17150.140442658" calcext:value-type="float">
            <text:p>-1.71501404426580E+04</text:p>
          </table:table-cell>
          <table:table-cell office:value-type="float" office:value="-61484.1280459904" calcext:value-type="float">
            <text:p>-6.14841280459904E+04</text:p>
          </table:table-cell>
          <table:table-cell office:value-type="float" office:value="2.4268" calcext:value-type="float">
            <text:p>2.42680000000000E+00</text:p>
          </table:table-cell>
          <table:table-cell table:formula="of:=[.F65]-[.F64]" office:value-type="float" office:value="-0.000210841260687489" calcext:value-type="float">
            <text:p>-2.10841260687489E-04</text:p>
          </table:table-cell>
          <table:table-cell table:formula="of:=[.G65]-[.G64]" office:value-type="float" office:value="-0.0498840247266568" calcext:value-type="float">
            <text:p>-4.98840247266568E-02</text:p>
          </table:table-cell>
          <table:table-cell table:formula="of:=[.H65]-[.H64]" office:value-type="float" office:value="0.0670555122213572" calcext:value-type="float">
            <text:p>6.70555122213572E-02</text:p>
          </table:table-cell>
          <table:table-cell table:formula="of:=[.I65]-[.I64]" office:value-type="float" office:value="-352.274319554541" calcext:value-type="float">
            <text:p>-3.52274319554541E+02</text:p>
          </table:table-cell>
          <table:table-cell table:formula="of:=[.F123]-[.F64]" office:value-type="float" office:value="0.000351206391380351" calcext:value-type="float">
            <text:p>3.51206391380351E-04</text:p>
          </table:table-cell>
          <table:table-cell table:formula="of:=[.G123]-[.G64]" office:value-type="float" office:value="0.0259512237533036" calcext:value-type="float">
            <text:p>2.59512237533036E-02</text:p>
          </table:table-cell>
          <table:table-cell table:formula="of:=[.H123]-[.H64]" office:value-type="float" office:value="-0.0277801603471735" calcext:value-type="float">
            <text:p>-2.77801603471735E-02</text:p>
          </table:table-cell>
          <table:table-cell table:formula="of:=[.I123]-[.I64]" office:value-type="float" office:value="16.8791710100086" calcext:value-type="float">
            <text:p>1.6879171010008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256458263557" calcext:value-type="float">
            <text:p>4.98256458263557E-02</text:p>
          </table:table-cell>
          <table:table-cell office:value-type="float" office:value="0.0964215326435224" calcext:value-type="float">
            <text:p>9.64215326435224E-02</text:p>
          </table:table-cell>
          <table:table-cell office:value-type="float" office:value="-0.104149564925175" calcext:value-type="float">
            <text:p>-1.04149564925175E-01</text:p>
          </table:table-cell>
          <table:table-cell office:value-type="float" office:value="-17502.4147622126" calcext:value-type="float">
            <text:p>-1.75024147622126E+04</text:p>
          </table:table-cell>
          <table:table-cell office:value-type="float" office:value="-61484.1280454531" calcext:value-type="float">
            <text:p>-6.14841280454531E+04</text:p>
          </table:table-cell>
          <table:table-cell office:value-type="float" office:value="3.4709" calcext:value-type="float">
            <text:p>3.47090000000000E+00</text:p>
          </table:table-cell>
          <table:table-cell table:formula="of:=[.F66]-[.F65]" office:value-type="float" office:value="-0.0000705782349701353" calcext:value-type="float">
            <text:p>-7.05782349701353E-05</text:p>
          </table:table-cell>
          <table:table-cell table:formula="of:=[.G66]-[.G65]" office:value-type="float" office:value="-0.120200474967809" calcext:value-type="float">
            <text:p>-1.20200474967809E-01</text:p>
          </table:table-cell>
          <table:table-cell table:formula="of:=[.H66]-[.H65]" office:value-type="float" office:value="0.134859813419108" calcext:value-type="float">
            <text:p>1.34859813419108E-01</text:p>
          </table:table-cell>
          <table:table-cell table:formula="of:=[.I66]-[.I65]" office:value-type="float" office:value="-128.496868186779" calcext:value-type="float">
            <text:p>-1.28496868186779E+02</text:p>
          </table:table-cell>
          <table:table-cell table:formula="of:=[.F124]-[.F65]" office:value-type="float" office:value="0.000345473157508089" calcext:value-type="float">
            <text:p>3.45473157508089E-04</text:p>
          </table:table-cell>
          <table:table-cell table:formula="of:=[.G124]-[.G65]" office:value-type="float" office:value="-0.0171983856575093" calcext:value-type="float">
            <text:p>-1.71983856575093E-02</text:p>
          </table:table-cell>
          <table:table-cell table:formula="of:=[.H124]-[.H65]" office:value-type="float" office:value="0.0211408066414153" calcext:value-type="float">
            <text:p>2.11408066414153E-02</text:p>
          </table:table-cell>
          <table:table-cell table:formula="of:=[.I124]-[.I65]" office:value-type="float" office:value="53.0343589905424" calcext:value-type="float">
            <text:p>5.3034358990542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35" calcext:value-type="float">
            <text:p>3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550675913855" calcext:value-type="float">
            <text:p>4.97550675913855E-02</text:p>
          </table:table-cell>
          <table:table-cell office:value-type="float" office:value="-0.0237789423242863" calcext:value-type="float">
            <text:p>-2.37789423242863E-02</text:p>
          </table:table-cell>
          <table:table-cell office:value-type="float" office:value="0.0307102484939336" calcext:value-type="float">
            <text:p>3.07102484939336E-02</text:p>
          </table:table-cell>
          <table:table-cell office:value-type="float" office:value="-17630.9116303994" calcext:value-type="float">
            <text:p>-1.76309116303994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4.7555" calcext:value-type="float">
            <text:p>4.75550000000000E+00</text:p>
          </table:table-cell>
          <table:table-cell table:formula="of:=[.F67]-[.F66]" office:value-type="float" office:value="-0.0000439841779512964" calcext:value-type="float">
            <text:p>-4.39841779512964E-05</text:p>
          </table:table-cell>
          <table:table-cell table:formula="of:=[.G67]-[.G66]" office:value-type="float" office:value="-0.0348641825880273" calcext:value-type="float">
            <text:p>-3.48641825880273E-02</text:p>
          </table:table-cell>
          <table:table-cell table:formula="of:=[.H67]-[.H66]" office:value-type="float" office:value="0.0347494953756852" calcext:value-type="float">
            <text:p>3.47494953756852E-02</text:p>
          </table:table-cell>
          <table:table-cell table:formula="of:=[.I67]-[.I66]" office:value-type="float" office:value="-13.8199102154213" calcext:value-type="float">
            <text:p>-1.38199102154213E+01</text:p>
          </table:table-cell>
          <table:table-cell table:formula="of:=[.F125]-[.F66]" office:value-type="float" office:value="0.0000705476805430913" calcext:value-type="float">
            <text:p>7.05476805430913E-05</text:p>
          </table:table-cell>
          <table:table-cell table:formula="of:=[.G125]-[.G66]" office:value-type="float" office:value="-0.0427019813957738" calcext:value-type="float">
            <text:p>-4.27019813957738E-02</text:p>
          </table:table-cell>
          <table:table-cell table:formula="of:=[.H125]-[.H66]" office:value-type="float" office:value="0.0431353170985963" calcext:value-type="float">
            <text:p>4.31353170985963E-02</text:p>
          </table:table-cell>
          <table:table-cell table:formula="of:=[.I125]-[.I66]" office:value-type="float" office:value="51.5046274937922" calcext:value-type="float">
            <text:p>5.1504627493792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39" calcext:value-type="float">
            <text:p>3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110834134342" calcext:value-type="float">
            <text:p>4.97110834134342E-02</text:p>
          </table:table-cell>
          <table:table-cell office:value-type="float" office:value="-0.0586431249123136" calcext:value-type="float">
            <text:p>-5.86431249123136E-02</text:p>
          </table:table-cell>
          <table:table-cell office:value-type="float" office:value="0.0654597438696187" calcext:value-type="float">
            <text:p>6.54597438696187E-02</text:p>
          </table:table-cell>
          <table:table-cell office:value-type="float" office:value="-17644.7315406148" calcext:value-type="float">
            <text:p>-1.7644731540614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.5236" calcext:value-type="float">
            <text:p>6.52360000000000E+00</text:p>
          </table:table-cell>
          <table:table-cell table:formula="of:=[.F68]-[.F67]" office:value-type="float" office:value="-0.000044849363685151" calcext:value-type="float">
            <text:p>-4.48493636851510E-05</text:p>
          </table:table-cell>
          <table:table-cell table:formula="of:=[.G68]-[.G67]" office:value-type="float" office:value="0.0672023328489362" calcext:value-type="float">
            <text:p>6.72023328489362E-02</text:p>
          </table:table-cell>
          <table:table-cell table:formula="of:=[.H68]-[.H67]" office:value-type="float" office:value="-0.0739860233392313" calcext:value-type="float">
            <text:p>-7.39860233392313E-02</text:p>
          </table:table-cell>
          <table:table-cell table:formula="of:=[.I68]-[.I67]" office:value-type="float" office:value="-25.3582406319292" calcext:value-type="float">
            <text:p>-2.53582406319292E+01</text:p>
          </table:table-cell>
          <table:table-cell table:formula="of:=[.F126]-[.F67]" office:value-type="float" office:value="-0.0000523733971559692" calcext:value-type="float">
            <text:p>-5.23733971559692E-05</text:p>
          </table:table-cell>
          <table:table-cell table:formula="of:=[.G126]-[.G67]" office:value-type="float" office:value="-0.0187478600977363" calcext:value-type="float">
            <text:p>-1.87478600977363E-02</text:p>
          </table:table-cell>
          <table:table-cell table:formula="of:=[.H126]-[.H67]" office:value-type="float" office:value="0.0176668868950924" calcext:value-type="float">
            <text:p>1.76668868950924E-02</text:p>
          </table:table-cell>
          <table:table-cell table:formula="of:=[.I126]-[.I67]" office:value-type="float" office:value="-76.167216673628" calcext:value-type="float">
            <text:p>-7.61672166736280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43" calcext:value-type="float">
            <text:p>4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662340497491" calcext:value-type="float">
            <text:p>4.96662340497491E-02</text:p>
          </table:table-cell>
          <table:table-cell office:value-type="float" office:value="0.00855920793662265" calcext:value-type="float">
            <text:p>8.55920793662265E-03</text:p>
          </table:table-cell>
          <table:table-cell office:value-type="float" office:value="-0.00852627946961251" calcext:value-type="float">
            <text:p>-8.52627946961251E-03</text:p>
          </table:table-cell>
          <table:table-cell office:value-type="float" office:value="-17670.0897812467" calcext:value-type="float">
            <text:p>-1.7670089781246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.5988" calcext:value-type="float">
            <text:p>8.59880000000000E+00</text:p>
          </table:table-cell>
          <table:table-cell table:formula="of:=[.F69]-[.F68]" office:value-type="float" office:value="-0.0000269168525373828" calcext:value-type="float">
            <text:p>-2.69168525373828E-05</text:p>
          </table:table-cell>
          <table:table-cell table:formula="of:=[.G69]-[.G68]" office:value-type="float" office:value="0.0440452958380665" calcext:value-type="float">
            <text:p>4.40452958380665E-02</text:p>
          </table:table-cell>
          <table:table-cell table:formula="of:=[.H69]-[.H68]" office:value-type="float" office:value="-0.0460271589211459" calcext:value-type="float">
            <text:p>-4.60271589211459E-02</text:p>
          </table:table-cell>
          <table:table-cell table:formula="of:=[.I69]-[.I68]" office:value-type="float" office:value="-68.2630853602896" calcext:value-type="float">
            <text:p>-6.82630853602896E+01</text:p>
          </table:table-cell>
          <table:table-cell table:formula="of:=[.F127]-[.F68]" office:value-type="float" office:value="0.00000891852858060649" calcext:value-type="float">
            <text:p>8.91852858060649E-06</text:p>
          </table:table-cell>
          <table:table-cell table:formula="of:=[.G127]-[.G68]" office:value-type="float" office:value="-0.0209798771924136" calcext:value-type="float">
            <text:p>-2.09798771924136E-02</text:p>
          </table:table-cell>
          <table:table-cell table:formula="of:=[.H127]-[.H68]" office:value-type="float" office:value="0.0218212778157417" calcext:value-type="float">
            <text:p>2.18212778157417E-02</text:p>
          </table:table-cell>
          <table:table-cell table:formula="of:=[.I127]-[.I68]" office:value-type="float" office:value="-105.936588130578" calcext:value-type="float">
            <text:p>-1.05936588130578E+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47" calcext:value-type="float">
            <text:p>4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393171972117" calcext:value-type="float">
            <text:p>4.96393171972117E-02</text:p>
          </table:table-cell>
          <table:table-cell office:value-type="float" office:value="0.0526045037746891" calcext:value-type="float">
            <text:p>5.26045037746891E-02</text:p>
          </table:table-cell>
          <table:table-cell office:value-type="float" office:value="-0.0545534383907584" calcext:value-type="float">
            <text:p>-5.45534383907584E-02</text:p>
          </table:table-cell>
          <table:table-cell office:value-type="float" office:value="-17738.352866607" calcext:value-type="float">
            <text:p>-1.7738352866607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.8395" calcext:value-type="float">
            <text:p>1.08395000000000E+01</text:p>
          </table:table-cell>
          <table:table-cell table:formula="of:=[.F70]-[.F69]" office:value-type="float" office:value="-0.0000693325937954695" calcext:value-type="float">
            <text:p>-6.93325937954695E-05</text:p>
          </table:table-cell>
          <table:table-cell table:formula="of:=[.G70]-[.G69]" office:value-type="float" office:value="0.0133723439837451" calcext:value-type="float">
            <text:p>1.33723439837451E-02</text:p>
          </table:table-cell>
          <table:table-cell table:formula="of:=[.H70]-[.H69]" office:value-type="float" office:value="-0.0132031390698083" calcext:value-type="float">
            <text:p>-1.32031390698083E-02</text:p>
          </table:table-cell>
          <table:table-cell table:formula="of:=[.I70]-[.I69]" office:value-type="float" office:value="-71.3082275855886" calcext:value-type="float">
            <text:p>-7.13082275855886E+01</text:p>
          </table:table-cell>
          <table:table-cell table:formula="of:=[.F128]-[.F69]" office:value-type="float" office:value="0.0000323026799207912" calcext:value-type="float">
            <text:p>3.23026799207912E-05</text:p>
          </table:table-cell>
          <table:table-cell table:formula="of:=[.G128]-[.G69]" office:value-type="float" office:value="-0.0015126491909806" calcext:value-type="float">
            <text:p>-1.51264919098060E-03</text:p>
          </table:table-cell>
          <table:table-cell table:formula="of:=[.H128]-[.H69]" office:value-type="float" office:value="0.00207253257422064" calcext:value-type="float">
            <text:p>2.07253257422064E-03</text:p>
          </table:table-cell>
          <table:table-cell table:formula="of:=[.I128]-[.I69]" office:value-type="float" office:value="-55.35986167792" calcext:value-type="float">
            <text:p>-5.53598616779200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51" calcext:value-type="float">
            <text:p>5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699846034162" calcext:value-type="float">
            <text:p>4.95699846034162E-02</text:p>
          </table:table-cell>
          <table:table-cell office:value-type="float" office:value="0.0659768477584343" calcext:value-type="float">
            <text:p>6.59768477584343E-02</text:p>
          </table:table-cell>
          <table:table-cell office:value-type="float" office:value="-0.0677565774605668" calcext:value-type="float">
            <text:p>-6.77565774605668E-02</text:p>
          </table:table-cell>
          <table:table-cell office:value-type="float" office:value="-17809.6610941926" calcext:value-type="float">
            <text:p>-1.7809661094192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3.6518" calcext:value-type="float">
            <text:p>1.36518000000000E+01</text:p>
          </table:table-cell>
          <table:table-cell table:formula="of:=[.F71]-[.F70]" office:value-type="float" office:value="-0.0000829429199876511" calcext:value-type="float">
            <text:p>-8.29429199876511E-05</text:p>
          </table:table-cell>
          <table:table-cell table:formula="of:=[.G71]-[.G70]" office:value-type="float" office:value="0.00423596059572624" calcext:value-type="float">
            <text:p>4.23596059572624E-03</text:p>
          </table:table-cell>
          <table:table-cell table:formula="of:=[.H71]-[.H70]" office:value-type="float" office:value="-0.0041282431592737" calcext:value-type="float">
            <text:p>-4.12824315927370E-03</text:p>
          </table:table-cell>
          <table:table-cell table:formula="of:=[.I71]-[.I70]" office:value-type="float" office:value="-38.2908218412012" calcext:value-type="float">
            <text:p>-3.82908218412012E+01</text:p>
          </table:table-cell>
          <table:table-cell table:formula="of:=[.F129]-[.F70]" office:value-type="float" office:value="-0.00000366758488566654" calcext:value-type="float">
            <text:p>-3.66758488566654E-06</text:p>
          </table:table-cell>
          <table:table-cell table:formula="of:=[.G129]-[.G70]" office:value-type="float" office:value="0.000131840467861064" calcext:value-type="float">
            <text:p>1.31840467861064E-04</text:p>
          </table:table-cell>
          <table:table-cell table:formula="of:=[.H129]-[.H70]" office:value-type="float" office:value="0.000600643447592628" calcext:value-type="float">
            <text:p>6.00643447592628E-04</text:p>
          </table:table-cell>
          <table:table-cell table:formula="of:=[.I129]-[.I70]" office:value-type="float" office:value="-13.9110960581202" calcext:value-type="float">
            <text:p>-1.3911096058120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55" calcext:value-type="float">
            <text:p>5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870416834286" calcext:value-type="float">
            <text:p>4.94870416834286E-02</text:p>
          </table:table-cell>
          <table:table-cell office:value-type="float" office:value="0.0702128083541605" calcext:value-type="float">
            <text:p>7.02128083541605E-02</text:p>
          </table:table-cell>
          <table:table-cell office:value-type="float" office:value="-0.0718848206198404" calcext:value-type="float">
            <text:p>-7.18848206198404E-02</text:p>
          </table:table-cell>
          <table:table-cell office:value-type="float" office:value="-17847.9519160338" calcext:value-type="float">
            <text:p>-1.7847951916033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6.9129" calcext:value-type="float">
            <text:p>1.69129000000000E+01</text:p>
          </table:table-cell>
          <table:table-cell table:formula="of:=[.F72]-[.F71]" office:value-type="float" office:value="-0.0000822307792816071" calcext:value-type="float">
            <text:p>-8.22307792816071E-05</text:p>
          </table:table-cell>
          <table:table-cell table:formula="of:=[.G72]-[.G71]" office:value-type="float" office:value="0.00335152203616089" calcext:value-type="float">
            <text:p>3.35152203616089E-03</text:p>
          </table:table-cell>
          <table:table-cell table:formula="of:=[.H72]-[.H71]" office:value-type="float" office:value="-0.00396780186830352" calcext:value-type="float">
            <text:p>-3.96780186830352E-03</text:p>
          </table:table-cell>
          <table:table-cell table:formula="of:=[.I72]-[.I71]" office:value-type="float" office:value="-27.9987812563486" calcext:value-type="float">
            <text:p>-2.79987812563486E+01</text:p>
          </table:table-cell>
          <table:table-cell table:formula="of:=[.F130]-[.F71]" office:value-type="float" office:value="0.0000483378894863898" calcext:value-type="float">
            <text:p>4.83378894863898E-05</text:p>
          </table:table-cell>
          <table:table-cell table:formula="of:=[.G130]-[.G71]" office:value-type="float" office:value="-0.00305187124938169" calcext:value-type="float">
            <text:p>-3.05187124938169E-03</text:p>
          </table:table-cell>
          <table:table-cell table:formula="of:=[.H130]-[.H71]" office:value-type="float" office:value="0.00388720419918448" calcext:value-type="float">
            <text:p>3.88720419918448E-03</text:p>
          </table:table-cell>
          <table:table-cell table:formula="of:=[.I130]-[.I71]" office:value-type="float" office:value="-14.01436287244" calcext:value-type="float">
            <text:p>-1.40143628724400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59" calcext:value-type="float">
            <text:p>5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04810904147" calcext:value-type="float">
            <text:p>4.94048109041470E-02</text:p>
          </table:table-cell>
          <table:table-cell office:value-type="float" office:value="0.0735643303903214" calcext:value-type="float">
            <text:p>7.35643303903214E-02</text:p>
          </table:table-cell>
          <table:table-cell office:value-type="float" office:value="-0.075852622488144" calcext:value-type="float">
            <text:p>-7.58526224881440E-02</text:p>
          </table:table-cell>
          <table:table-cell office:value-type="float" office:value="-17875.9506972901" calcext:value-type="float">
            <text:p>-1.78759506972901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20.5222" calcext:value-type="float">
            <text:p>2.05222000000000E+01</text:p>
          </table:table-cell>
          <table:table-cell table:formula="of:=[.F73]-[.F72]" office:value-type="float" office:value="-0.0000638792227951532" calcext:value-type="float">
            <text:p>-6.38792227951532E-05</text:p>
          </table:table-cell>
          <table:table-cell table:formula="of:=[.G73]-[.G72]" office:value-type="float" office:value="0.00639954237515661" calcext:value-type="float">
            <text:p>6.39954237515661E-03</text:p>
          </table:table-cell>
          <table:table-cell table:formula="of:=[.H73]-[.H72]" office:value-type="float" office:value="-0.00668624460788957" calcext:value-type="float">
            <text:p>-6.68624460788957E-03</text:p>
          </table:table-cell>
          <table:table-cell table:formula="of:=[.I73]-[.I72]" office:value-type="float" office:value="-31.7233395709627" calcext:value-type="float">
            <text:p>-3.17233395709627E+01</text:p>
          </table:table-cell>
          <table:table-cell table:formula="of:=[.F131]-[.F72]" office:value-type="float" office:value="0.000102811437804468" calcext:value-type="float">
            <text:p>1.02811437804468E-04</text:p>
          </table:table-cell>
          <table:table-cell table:formula="of:=[.G131]-[.G72]" office:value-type="float" office:value="-0.0099302744197657" calcext:value-type="float">
            <text:p>-9.93027441976570E-03</text:p>
          </table:table-cell>
          <table:table-cell table:formula="of:=[.H131]-[.H72]" office:value-type="float" office:value="0.0114895966136014" calcext:value-type="float">
            <text:p>1.14895966136014E-02</text:p>
          </table:table-cell>
          <table:table-cell table:formula="of:=[.I131]-[.I72]" office:value-type="float" office:value="-17.4132811916606" calcext:value-type="float">
            <text:p>-1.7413281191660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63" calcext:value-type="float">
            <text:p>6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3409316813518" calcext:value-type="float">
            <text:p>4.93409316813518E-02</text:p>
          </table:table-cell>
          <table:table-cell office:value-type="float" office:value="0.079963872765478" calcext:value-type="float">
            <text:p>7.99638727654780E-02</text:p>
          </table:table-cell>
          <table:table-cell office:value-type="float" office:value="-0.0825388670960335" calcext:value-type="float">
            <text:p>-8.25388670960335E-02</text:p>
          </table:table-cell>
          <table:table-cell office:value-type="float" office:value="-17907.6740368611" calcext:value-type="float">
            <text:p>-1.7907674036861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4.8821" calcext:value-type="float">
            <text:p>2.48821000000000E+01</text:p>
          </table:table-cell>
          <table:table-cell table:formula="of:=[.F74]-[.F73]" office:value-type="float" office:value="-0.0000378277874241994" calcext:value-type="float">
            <text:p>-3.78277874241994E-05</text:p>
          </table:table-cell>
          <table:table-cell table:formula="of:=[.G74]-[.G73]" office:value-type="float" office:value="0.0113141131861938" calcext:value-type="float">
            <text:p>1.13141131861938E-02</text:p>
          </table:table-cell>
          <table:table-cell table:formula="of:=[.H74]-[.H73]" office:value-type="float" office:value="-0.0115198556446945" calcext:value-type="float">
            <text:p>-1.15198556446945E-02</text:p>
          </table:table-cell>
          <table:table-cell table:formula="of:=[.I74]-[.I73]" office:value-type="float" office:value="-25.6158337076668" calcext:value-type="float">
            <text:p>-2.56158337076668E+01</text:p>
          </table:table-cell>
          <table:table-cell table:formula="of:=[.F132]-[.F73]" office:value-type="float" office:value="0.000127329875771486" calcext:value-type="float">
            <text:p>1.27329875771486E-04</text:p>
          </table:table-cell>
          <table:table-cell table:formula="of:=[.G132]-[.G73]" office:value-type="float" office:value="-0.00951417090310735" calcext:value-type="float">
            <text:p>-9.51417090310735E-03</text:p>
          </table:table-cell>
          <table:table-cell table:formula="of:=[.H132]-[.H73]" office:value-type="float" office:value="0.0109986195705446" calcext:value-type="float">
            <text:p>1.09986195705446E-02</text:p>
          </table:table-cell>
          <table:table-cell table:formula="of:=[.I132]-[.I73]" office:value-type="float" office:value="-8.59064630940702" calcext:value-type="float">
            <text:p>-8.5906463094070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67" calcext:value-type="float">
            <text:p>6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3031038939276" calcext:value-type="float">
            <text:p>4.93031038939276E-02</text:p>
          </table:table-cell>
          <table:table-cell office:value-type="float" office:value="0.0912779859516718" calcext:value-type="float">
            <text:p>9.12779859516718E-02</text:p>
          </table:table-cell>
          <table:table-cell office:value-type="float" office:value="-0.0940587227407281" calcext:value-type="float">
            <text:p>-9.40587227407281E-02</text:p>
          </table:table-cell>
          <table:table-cell office:value-type="float" office:value="-17933.2898705688" calcext:value-type="float">
            <text:p>-1.7933289870568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9.0925" calcext:value-type="float">
            <text:p>2.90925000000000E+01</text:p>
          </table:table-cell>
          <table:table-cell table:formula="of:=[.F75]-[.F74]" office:value-type="float" office:value="-0.0000119998871593863" calcext:value-type="float">
            <text:p>-1.19998871593863E-05</text:p>
          </table:table-cell>
          <table:table-cell table:formula="of:=[.G75]-[.G74]" office:value-type="float" office:value="0.00588116983210403" calcext:value-type="float">
            <text:p>5.88116983210403E-03</text:p>
          </table:table-cell>
          <table:table-cell table:formula="of:=[.H75]-[.H74]" office:value-type="float" office:value="-0.00501066127204419" calcext:value-type="float">
            <text:p>-5.01066127204419E-03</text:p>
          </table:table-cell>
          <table:table-cell table:formula="of:=[.I75]-[.I74]" office:value-type="float" office:value="-11.2208669285719" calcext:value-type="float">
            <text:p>-1.12208669285719E+01</text:p>
          </table:table-cell>
          <table:table-cell table:formula="of:=[.F133]-[.F74]" office:value-type="float" office:value="0.000148840925637266" calcext:value-type="float">
            <text:p>1.48840925637266E-04</text:p>
          </table:table-cell>
          <table:table-cell table:formula="of:=[.G133]-[.G74]" office:value-type="float" office:value="-0.00997110164741831" calcext:value-type="float">
            <text:p>-9.97110164741831E-03</text:p>
          </table:table-cell>
          <table:table-cell table:formula="of:=[.H133]-[.H74]" office:value-type="float" office:value="0.0115148172620176" calcext:value-type="float">
            <text:p>1.15148172620176E-02</text:p>
          </table:table-cell>
          <table:table-cell table:formula="of:=[.I133]-[.I74]" office:value-type="float" office:value="7.42548145466935" calcext:value-type="float">
            <text:p>7.4254814546693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71" calcext:value-type="float">
            <text:p>7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2911040067682" calcext:value-type="float">
            <text:p>4.92911040067682E-02</text:p>
          </table:table-cell>
          <table:table-cell office:value-type="float" office:value="0.0971591557837759" calcext:value-type="float">
            <text:p>9.71591557837759E-02</text:p>
          </table:table-cell>
          <table:table-cell office:value-type="float" office:value="-0.0990693840127723" calcext:value-type="float">
            <text:p>-9.90693840127723E-02</text:p>
          </table:table-cell>
          <table:table-cell office:value-type="float" office:value="-17944.5107374973" calcext:value-type="float">
            <text:p>-1.79445107374973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34.3786" calcext:value-type="float">
            <text:p>3.43786000000000E+01</text:p>
          </table:table-cell>
          <table:table-cell table:formula="of:=[.F76]-[.F75]" office:value-type="float" office:value="0.0000503138828263569" calcext:value-type="float">
            <text:p>5.03138828263569E-05</text:p>
          </table:table-cell>
          <table:table-cell table:formula="of:=[.G76]-[.G75]" office:value-type="float" office:value="-0.00307860208324674" calcext:value-type="float">
            <text:p>-3.07860208324674E-03</text:p>
          </table:table-cell>
          <table:table-cell table:formula="of:=[.H76]-[.H75]" office:value-type="float" office:value="0.00383773400755369" calcext:value-type="float">
            <text:p>3.83773400755369E-03</text:p>
          </table:table-cell>
          <table:table-cell table:formula="of:=[.I76]-[.I75]" office:value-type="float" office:value="6.55964929968104" calcext:value-type="float">
            <text:p>6.55964929968104E+00</text:p>
          </table:table-cell>
          <table:table-cell table:formula="of:=[.F134]-[.F75]" office:value-type="float" office:value="0.000159468132223728" calcext:value-type="float">
            <text:p>1.59468132223728E-04</text:p>
          </table:table-cell>
          <table:table-cell table:formula="of:=[.G134]-[.G75]" office:value-type="float" office:value="-0.0100521000510717" calcext:value-type="float">
            <text:p>-1.00521000510717E-02</text:p>
          </table:table-cell>
          <table:table-cell table:formula="of:=[.H134]-[.H75]" office:value-type="float" office:value="0.0110869434950809" calcext:value-type="float">
            <text:p>1.10869434950809E-02</text:p>
          </table:table-cell>
          <table:table-cell table:formula="of:=[.I134]-[.I75]" office:value-type="float" office:value="17.1465793312891" calcext:value-type="float">
            <text:p>1.71465793312891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75" calcext:value-type="float">
            <text:p>7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3414178895946" calcext:value-type="float">
            <text:p>4.93414178895946E-02</text:p>
          </table:table-cell>
          <table:table-cell office:value-type="float" office:value="0.0940805537005291" calcext:value-type="float">
            <text:p>9.40805537005291E-02</text:p>
          </table:table-cell>
          <table:table-cell office:value-type="float" office:value="-0.0952316500052186" calcext:value-type="float">
            <text:p>-9.52316500052186E-02</text:p>
          </table:table-cell>
          <table:table-cell office:value-type="float" office:value="-17937.9510881977" calcext:value-type="float">
            <text:p>-1.7937951088197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0.6982" calcext:value-type="float">
            <text:p>4.06982000000000E+01</text:p>
          </table:table-cell>
          <table:table-cell table:formula="of:=[.F77]-[.F76]" office:value-type="float" office:value="0.000152618920466689" calcext:value-type="float">
            <text:p>1.52618920466689E-04</text:p>
          </table:table-cell>
          <table:table-cell table:formula="of:=[.G77]-[.G76]" office:value-type="float" office:value="-0.0142023534611596" calcext:value-type="float">
            <text:p>-1.42023534611596E-02</text:p>
          </table:table-cell>
          <table:table-cell table:formula="of:=[.H77]-[.H76]" office:value-type="float" office:value="0.0150105067760788" calcext:value-type="float">
            <text:p>1.50105067760788E-02</text:p>
          </table:table-cell>
          <table:table-cell table:formula="of:=[.I77]-[.I76]" office:value-type="float" office:value="26.2614691693998" calcext:value-type="float">
            <text:p>2.62614691693998E+01</text:p>
          </table:table-cell>
          <table:table-cell table:formula="of:=[.F135]-[.F76]" office:value-type="float" office:value="0.000142144706336139" calcext:value-type="float">
            <text:p>1.42144706336139E-04</text:p>
          </table:table-cell>
          <table:table-cell table:formula="of:=[.G135]-[.G76]" office:value-type="float" office:value="-0.00256815845273023" calcext:value-type="float">
            <text:p>-2.56815845273023E-03</text:p>
          </table:table-cell>
          <table:table-cell table:formula="of:=[.H135]-[.H76]" office:value-type="float" office:value="0.00242955743194814" calcext:value-type="float">
            <text:p>2.42955743194814E-03</text:p>
          </table:table-cell>
          <table:table-cell table:formula="of:=[.I135]-[.I76]" office:value-type="float" office:value="21.1762484638602" calcext:value-type="float">
            <text:p>2.1176248463860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79" calcext:value-type="float">
            <text:p>7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940368100613" calcext:value-type="float">
            <text:p>4.94940368100613E-02</text:p>
          </table:table-cell>
          <table:table-cell office:value-type="float" office:value="0.0798782002393696" calcext:value-type="float">
            <text:p>7.98782002393696E-02</text:p>
          </table:table-cell>
          <table:table-cell office:value-type="float" office:value="-0.0802211432291398" calcext:value-type="float">
            <text:p>-8.02211432291398E-02</text:p>
          </table:table-cell>
          <table:table-cell office:value-type="float" office:value="-17911.6896190283" calcext:value-type="float">
            <text:p>-1.7911689619028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6.8207" calcext:value-type="float">
            <text:p>4.68207000000000E+01</text:p>
          </table:table-cell>
          <table:table-cell table:formula="of:=[.F78]-[.F77]" office:value-type="float" office:value="0.000118047152150726" calcext:value-type="float">
            <text:p>1.18047152150726E-04</text:p>
          </table:table-cell>
          <table:table-cell table:formula="of:=[.G78]-[.G77]" office:value-type="float" office:value="-0.00116003232770642" calcext:value-type="float">
            <text:p>-1.16003232770642E-03</text:p>
          </table:table-cell>
          <table:table-cell table:formula="of:=[.H78]-[.H77]" office:value-type="float" office:value="0.00140405892516519" calcext:value-type="float">
            <text:p>1.40405892516519E-03</text:p>
          </table:table-cell>
          <table:table-cell table:formula="of:=[.I78]-[.I77]" office:value-type="float" office:value="20.0668785378111" calcext:value-type="float">
            <text:p>2.00668785378111E+01</text:p>
          </table:table-cell>
          <table:table-cell table:formula="of:=[.F136]-[.F77]" office:value-type="float" office:value="0.0000906016093744147" calcext:value-type="float">
            <text:p>9.06016093744147E-05</text:p>
          </table:table-cell>
          <table:table-cell table:formula="of:=[.G136]-[.G77]" office:value-type="float" office:value="0.0114285885687296" calcext:value-type="float">
            <text:p>1.14285885687296E-02</text:p>
          </table:table-cell>
          <table:table-cell table:formula="of:=[.H136]-[.H77]" office:value-type="float" office:value="-0.0121740273692353" calcext:value-type="float">
            <text:p>-1.21740273692353E-02</text:p>
          </table:table-cell>
          <table:table-cell table:formula="of:=[.I136]-[.I77]" office:value-type="float" office:value="23.5558835009288" calcext:value-type="float">
            <text:p>2.35558835009288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83" calcext:value-type="float">
            <text:p>8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12083962212" calcext:value-type="float">
            <text:p>4.96120839622120E-02</text:p>
          </table:table-cell>
          <table:table-cell office:value-type="float" office:value="0.0787181679116631" calcext:value-type="float">
            <text:p>7.87181679116631E-02</text:p>
          </table:table-cell>
          <table:table-cell office:value-type="float" office:value="-0.0788170843039746" calcext:value-type="float">
            <text:p>-7.88170843039746E-02</text:p>
          </table:table-cell>
          <table:table-cell office:value-type="float" office:value="-17891.6227404904" calcext:value-type="float">
            <text:p>-1.7891622740490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5.0012" calcext:value-type="float">
            <text:p>5.50012000000000E+01</text:p>
          </table:table-cell>
          <table:table-cell table:formula="of:=[.F79]-[.F78]" office:value-type="float" office:value="0.0000750223438872599" calcext:value-type="float">
            <text:p>7.50223438872599E-05</text:p>
          </table:table-cell>
          <table:table-cell table:formula="of:=[.G79]-[.G78]" office:value-type="float" office:value="0.00451802384715647" calcext:value-type="float">
            <text:p>4.51802384715647E-03</text:p>
          </table:table-cell>
          <table:table-cell table:formula="of:=[.H79]-[.H78]" office:value-type="float" office:value="-0.00439031104214742" calcext:value-type="float">
            <text:p>-4.39031104214742E-03</text:p>
          </table:table-cell>
          <table:table-cell table:formula="of:=[.I79]-[.I78]" office:value-type="float" office:value="9.781809333399" calcext:value-type="float">
            <text:p>9.78180933339900E+00</text:p>
          </table:table-cell>
          <table:table-cell table:formula="of:=[.F137]-[.F78]" office:value-type="float" office:value="0.0000534749550937866" calcext:value-type="float">
            <text:p>5.34749550937866E-05</text:p>
          </table:table-cell>
          <table:table-cell table:formula="of:=[.G137]-[.G78]" office:value-type="float" office:value="0.00679205504225905" calcext:value-type="float">
            <text:p>6.79205504225905E-03</text:p>
          </table:table-cell>
          <table:table-cell table:formula="of:=[.H137]-[.H78]" office:value-type="float" office:value="-0.00722634924777169" calcext:value-type="float">
            <text:p>-7.22634924777169E-03</text:p>
          </table:table-cell>
          <table:table-cell table:formula="of:=[.I137]-[.I78]" office:value-type="float" office:value="12.4155190458987" calcext:value-type="float">
            <text:p>1.24155190458987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87" calcext:value-type="float">
            <text:p>8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871063060993" calcext:value-type="float">
            <text:p>4.96871063060993E-02</text:p>
          </table:table-cell>
          <table:table-cell office:value-type="float" office:value="0.0832361917588196" calcext:value-type="float">
            <text:p>8.32361917588196E-02</text:p>
          </table:table-cell>
          <table:table-cell office:value-type="float" office:value="-0.083207395346122" calcext:value-type="float">
            <text:p>-8.32073953461220E-02</text:p>
          </table:table-cell>
          <table:table-cell office:value-type="float" office:value="-17881.840931157" calcext:value-type="float">
            <text:p>-1.7881840931157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3.141" calcext:value-type="float">
            <text:p>6.31410000000000E+01</text:p>
          </table:table-cell>
          <table:table-cell table:formula="of:=[.F80]-[.F79]" office:value-type="float" office:value="0.000058099938857234" calcext:value-type="float">
            <text:p>5.80999388572340E-05</text:p>
          </table:table-cell>
          <table:table-cell table:formula="of:=[.G80]-[.G79]" office:value-type="float" office:value="0.00239919130715251" calcext:value-type="float">
            <text:p>2.39919130715251E-03</text:p>
          </table:table-cell>
          <table:table-cell table:formula="of:=[.H80]-[.H79]" office:value-type="float" office:value="-0.00252189301004072" calcext:value-type="float">
            <text:p>-2.52189301004072E-03</text:p>
          </table:table-cell>
          <table:table-cell table:formula="of:=[.I80]-[.I79]" office:value-type="float" office:value="22.2846044183607" calcext:value-type="float">
            <text:p>2.22846044183607E+01</text:p>
          </table:table-cell>
          <table:table-cell table:formula="of:=[.F138]-[.F79]" office:value-type="float" office:value="0.0000261820949124664" calcext:value-type="float">
            <text:p>2.61820949124664E-05</text:p>
          </table:table-cell>
          <table:table-cell table:formula="of:=[.G138]-[.G79]" office:value-type="float" office:value="0.00123938871864658" calcext:value-type="float">
            <text:p>1.23938871864658E-03</text:p>
          </table:table-cell>
          <table:table-cell table:formula="of:=[.H138]-[.H79]" office:value-type="float" office:value="-0.00174569994194253" calcext:value-type="float">
            <text:p>-1.74569994194253E-03</text:p>
          </table:table-cell>
          <table:table-cell table:formula="of:=[.I138]-[.I79]" office:value-type="float" office:value="6.09421671581003" calcext:value-type="float">
            <text:p>6.0942167158100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91" calcext:value-type="float">
            <text:p>9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452062449565" calcext:value-type="float">
            <text:p>4.97452062449565E-02</text:p>
          </table:table-cell>
          <table:table-cell office:value-type="float" office:value="0.0856353830659721" calcext:value-type="float">
            <text:p>8.56353830659721E-02</text:p>
          </table:table-cell>
          <table:table-cell office:value-type="float" office:value="-0.0857292883561627" calcext:value-type="float">
            <text:p>-8.57292883561627E-02</text:p>
          </table:table-cell>
          <table:table-cell office:value-type="float" office:value="-17859.5563267387" calcext:value-type="float">
            <text:p>-1.7859556326738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0.449" calcext:value-type="float">
            <text:p>7.04490000000000E+01</text:p>
          </table:table-cell>
          <table:table-cell table:formula="of:=[.F81]-[.F80]" office:value-type="float" office:value="0.0000241275418302045" calcext:value-type="float">
            <text:p>2.41275418302045E-05</text:p>
          </table:table-cell>
          <table:table-cell table:formula="of:=[.G81]-[.G80]" office:value-type="float" office:value="0.0000575020876409787" calcext:value-type="float">
            <text:p>5.75020876409787E-05</text:p>
          </table:table-cell>
          <table:table-cell table:formula="of:=[.H81]-[.H80]" office:value-type="float" office:value="0.0000794780383971683" calcext:value-type="float">
            <text:p>7.94780383971683E-05</text:p>
          </table:table-cell>
          <table:table-cell table:formula="of:=[.I81]-[.I80]" office:value-type="float" office:value="5.5246505292489" calcext:value-type="float">
            <text:p>5.52465052924890E+00</text:p>
          </table:table-cell>
          <table:table-cell table:formula="of:=[.F139]-[.F80]" office:value-type="float" office:value="0.0000320881275418447" calcext:value-type="float">
            <text:p>3.20881275418447E-05</text:p>
          </table:table-cell>
          <table:table-cell table:formula="of:=[.G139]-[.G80]" office:value-type="float" office:value="-0.000698442251348505" calcext:value-type="float">
            <text:p>-6.98442251348505E-04</text:p>
          </table:table-cell>
          <table:table-cell table:formula="of:=[.H139]-[.H80]" office:value-type="float" office:value="0.000541873933026279" calcext:value-type="float">
            <text:p>5.41873933026279E-04</text:p>
          </table:table-cell>
          <table:table-cell table:formula="of:=[.I139]-[.I80]" office:value-type="float" office:value="-0.938449761171796" calcext:value-type="float">
            <text:p>-9.38449761171796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95" calcext:value-type="float">
            <text:p>9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693337867867" calcext:value-type="float">
            <text:p>4.97693337867867E-02</text:p>
          </table:table-cell>
          <table:table-cell office:value-type="float" office:value="0.0856928851536131" calcext:value-type="float">
            <text:p>8.56928851536131E-02</text:p>
          </table:table-cell>
          <table:table-cell office:value-type="float" office:value="-0.0856498103177656" calcext:value-type="float">
            <text:p>-8.56498103177656E-02</text:p>
          </table:table-cell>
          <table:table-cell office:value-type="float" office:value="-17854.0316762094" calcext:value-type="float">
            <text:p>-1.7854031676209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1.6586" calcext:value-type="float">
            <text:p>8.16586000000000E+01</text:p>
          </table:table-cell>
          <table:table-cell table:formula="of:=[.F82]-[.F81]" office:value-type="float" office:value="0.0000282620863371816" calcext:value-type="float">
            <text:p>2.82620863371816E-05</text:p>
          </table:table-cell>
          <table:table-cell table:formula="of:=[.G82]-[.G81]" office:value-type="float" office:value="0.00207314212801332" calcext:value-type="float">
            <text:p>2.07314212801332E-03</text:p>
          </table:table-cell>
          <table:table-cell table:formula="of:=[.H82]-[.H81]" office:value-type="float" office:value="-0.00198086172237608" calcext:value-type="float">
            <text:p>-1.98086172237608E-03</text:p>
          </table:table-cell>
          <table:table-cell table:formula="of:=[.I82]-[.I81]" office:value-type="float" office:value="2.19416382630152" calcext:value-type="float">
            <text:p>2.19416382630152E+00</text:p>
          </table:table-cell>
          <table:table-cell table:formula="of:=[.F140]-[.F81]" office:value-type="float" office:value="0.0000359008806886316" calcext:value-type="float">
            <text:p>3.59008806886316E-05</text:p>
          </table:table-cell>
          <table:table-cell table:formula="of:=[.G140]-[.G81]" office:value-type="float" office:value="-0.00242509678646233" calcext:value-type="float">
            <text:p>-2.42509678646233E-03</text:p>
          </table:table-cell>
          <table:table-cell table:formula="of:=[.H140]-[.H81]" office:value-type="float" office:value="0.00240227035784772" calcext:value-type="float">
            <text:p>2.40227035784772E-03</text:p>
          </table:table-cell>
          <table:table-cell table:formula="of:=[.I140]-[.I81]" office:value-type="float" office:value="-2.69175896999877" calcext:value-type="float">
            <text:p>-2.6917589699987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99" calcext:value-type="float">
            <text:p>9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975958731239" calcext:value-type="float">
            <text:p>4.97975958731239E-02</text:p>
          </table:table-cell>
          <table:table-cell office:value-type="float" office:value="0.0877660272816264" calcext:value-type="float">
            <text:p>8.77660272816264E-02</text:p>
          </table:table-cell>
          <table:table-cell office:value-type="float" office:value="-0.0876306720401417" calcext:value-type="float">
            <text:p>-8.76306720401417E-02</text:p>
          </table:table-cell>
          <table:table-cell office:value-type="float" office:value="-17851.8375123831" calcext:value-type="float">
            <text:p>-1.7851837512383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0.8657" calcext:value-type="float">
            <text:p>9.08657000000000E+01</text:p>
          </table:table-cell>
          <table:table-cell table:formula="of:=[.F83]-[.F82]" office:value-type="float" office:value="0.000021776899256927" calcext:value-type="float">
            <text:p>2.17768992569270E-05</text:p>
          </table:table-cell>
          <table:table-cell table:formula="of:=[.G83]-[.G82]" office:value-type="float" office:value="-0.000878124205841574" calcext:value-type="float">
            <text:p>-8.78124205841574E-04</text:p>
          </table:table-cell>
          <table:table-cell table:formula="of:=[.H83]-[.H82]" office:value-type="float" office:value="0.000564059868905453" calcext:value-type="float">
            <text:p>5.64059868905453E-04</text:p>
          </table:table-cell>
          <table:table-cell table:formula="of:=[.I83]-[.I82]" office:value-type="float" office:value="-0.374472369130672" calcext:value-type="float">
            <text:p>-3.74472369130672E-01</text:p>
          </table:table-cell>
          <table:table-cell table:formula="of:=[.F141]-[.F82]" office:value-type="float" office:value="0.000035932693740845" calcext:value-type="float">
            <text:p>3.59326937408450E-05</text:p>
          </table:table-cell>
          <table:table-cell table:formula="of:=[.G141]-[.G82]" office:value-type="float" office:value="-0.00325042773172346" calcext:value-type="float">
            <text:p>-3.25042773172346E-03</text:p>
          </table:table-cell>
          <table:table-cell table:formula="of:=[.H141]-[.H82]" office:value-type="float" office:value="0.00320973936189178" calcext:value-type="float">
            <text:p>3.20973936189178E-03</text:p>
          </table:table-cell>
          <table:table-cell table:formula="of:=[.I141]-[.I82]" office:value-type="float" office:value="-3.63960150414277" calcext:value-type="float">
            <text:p>-3.6396015041427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03" calcext:value-type="float">
            <text:p>1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193727723808" calcext:value-type="float">
            <text:p>4.98193727723808E-02</text:p>
          </table:table-cell>
          <table:table-cell office:value-type="float" office:value="0.0868879030757848" calcext:value-type="float">
            <text:p>8.68879030757848E-02</text:p>
          </table:table-cell>
          <table:table-cell office:value-type="float" office:value="-0.0870666121712362" calcext:value-type="float">
            <text:p>-8.70666121712362E-02</text:p>
          </table:table-cell>
          <table:table-cell office:value-type="float" office:value="-17852.2119847523" calcext:value-type="float">
            <text:p>-1.7852211984752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5.03" calcext:value-type="float">
            <text:p>1.05030000000000E+02</text:p>
          </table:table-cell>
          <table:table-cell table:formula="of:=[.F84]-[.F83]" office:value-type="float" office:value="0.0000234129472665573" calcext:value-type="float">
            <text:p>2.34129472665573E-05</text:p>
          </table:table-cell>
          <table:table-cell table:formula="of:=[.G84]-[.G83]" office:value-type="float" office:value="0.000968202217835376" calcext:value-type="float">
            <text:p>9.68202217835376E-04</text:p>
          </table:table-cell>
          <table:table-cell table:formula="of:=[.H84]-[.H83]" office:value-type="float" office:value="-0.00072787125171038" calcext:value-type="float">
            <text:p>-7.27871251710380E-04</text:p>
          </table:table-cell>
          <table:table-cell table:formula="of:=[.I84]-[.I83]" office:value-type="float" office:value="-0.553896339471976" calcext:value-type="float">
            <text:p>-5.53896339471976E-01</text:p>
          </table:table-cell>
          <table:table-cell table:formula="of:=[.F142]-[.F83]" office:value-type="float" office:value="0.000033652405566971" calcext:value-type="float">
            <text:p>3.36524055669710E-05</text:p>
          </table:table-cell>
          <table:table-cell table:formula="of:=[.G142]-[.G83]" office:value-type="float" office:value="-0.0032216913178042" calcext:value-type="float">
            <text:p>-3.22169131780420E-03</text:p>
          </table:table-cell>
          <table:table-cell table:formula="of:=[.H142]-[.H83]" office:value-type="float" office:value="0.00328747798346204" calcext:value-type="float">
            <text:p>3.28747798346204E-03</text:p>
          </table:table-cell>
          <table:table-cell table:formula="of:=[.I142]-[.I83]" office:value-type="float" office:value="-3.75510088801093" calcext:value-type="float">
            <text:p>-3.7551008880109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07" calcext:value-type="float">
            <text:p>1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427857196474" calcext:value-type="float">
            <text:p>4.98427857196474E-02</text:p>
          </table:table-cell>
          <table:table-cell office:value-type="float" office:value="0.0878561052936202" calcext:value-type="float">
            <text:p>8.78561052936202E-02</text:p>
          </table:table-cell>
          <table:table-cell office:value-type="float" office:value="-0.0877944834229466" calcext:value-type="float">
            <text:p>-8.77944834229466E-02</text:p>
          </table:table-cell>
          <table:table-cell office:value-type="float" office:value="-17852.7658810917" calcext:value-type="float">
            <text:p>-1.7852765881091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11.6011" calcext:value-type="float">
            <text:p>1.11601100000000E+02</text:p>
          </table:table-cell>
          <table:table-cell table:formula="of:=[.F85]-[.F84]" office:value-type="float" office:value="0.0000268875030664806" calcext:value-type="float">
            <text:p>2.68875030664806E-05</text:p>
          </table:table-cell>
          <table:table-cell table:formula="of:=[.G85]-[.G84]" office:value-type="float" office:value="-0.00117401811007611" calcext:value-type="float">
            <text:p>-1.17401811007611E-03</text:p>
          </table:table-cell>
          <table:table-cell table:formula="of:=[.H85]-[.H84]" office:value-type="float" office:value="0.00103454682581645" calcext:value-type="float">
            <text:p>1.03454682581645E-03</text:p>
          </table:table-cell>
          <table:table-cell table:formula="of:=[.I85]-[.I84]" office:value-type="float" office:value="-0.564811742937309" calcext:value-type="float">
            <text:p>-5.64811742937309E-01</text:p>
          </table:table-cell>
          <table:table-cell table:formula="of:=[.F143]-[.F84]" office:value-type="float" office:value="0.0000261443784911608" calcext:value-type="float">
            <text:p>2.61443784911608E-05</text:p>
          </table:table-cell>
          <table:table-cell table:formula="of:=[.G143]-[.G84]" office:value-type="float" office:value="-0.00287238145830541" calcext:value-type="float">
            <text:p>-2.87238145830541E-03</text:p>
          </table:table-cell>
          <table:table-cell table:formula="of:=[.H143]-[.H84]" office:value-type="float" office:value="0.00290604627294805" calcext:value-type="float">
            <text:p>2.90604627294805E-03</text:p>
          </table:table-cell>
          <table:table-cell table:formula="of:=[.I143]-[.I84]" office:value-type="float" office:value="-3.69786220382957" calcext:value-type="float">
            <text:p>-3.6978622038295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11" calcext:value-type="float">
            <text:p>1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696732227139" calcext:value-type="float">
            <text:p>4.98696732227139E-02</text:p>
          </table:table-cell>
          <table:table-cell office:value-type="float" office:value="0.0866820871835441" calcext:value-type="float">
            <text:p>8.66820871835441E-02</text:p>
          </table:table-cell>
          <table:table-cell office:value-type="float" office:value="-0.0867599365971301" calcext:value-type="float">
            <text:p>-8.67599365971301E-02</text:p>
          </table:table-cell>
          <table:table-cell office:value-type="float" office:value="-17853.3306928347" calcext:value-type="float">
            <text:p>-1.7853330692834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3.6359" calcext:value-type="float">
            <text:p>1.23635900000000E+02</text:p>
          </table:table-cell>
          <table:table-cell table:formula="of:=[.F86]-[.F85]" office:value-type="float" office:value="0.0000274105456713816" calcext:value-type="float">
            <text:p>2.74105456713816E-05</text:p>
          </table:table-cell>
          <table:table-cell table:formula="of:=[.G86]-[.G85]" office:value-type="float" office:value="-0.000361005904440784" calcext:value-type="float">
            <text:p>-3.61005904440784E-04</text:p>
          </table:table-cell>
          <table:table-cell table:formula="of:=[.H86]-[.H85]" office:value-type="float" office:value="0.000407828380156475" calcext:value-type="float">
            <text:p>4.07828380156475E-04</text:p>
          </table:table-cell>
          <table:table-cell table:formula="of:=[.I86]-[.I85]" office:value-type="float" office:value="-0.613808052170498" calcext:value-type="float">
            <text:p>-6.13808052170498E-01</text:p>
          </table:table-cell>
          <table:table-cell table:formula="of:=[.F144]-[.F85]" office:value-type="float" office:value="0.0000175235736915927" calcext:value-type="float">
            <text:p>1.75235736915927E-05</text:p>
          </table:table-cell>
          <table:table-cell table:formula="of:=[.G144]-[.G85]" office:value-type="float" office:value="-0.00145500334129159" calcext:value-type="float">
            <text:p>-1.45500334129159E-03</text:p>
          </table:table-cell>
          <table:table-cell table:formula="of:=[.H144]-[.H85]" office:value-type="float" office:value="0.00150433102197324" calcext:value-type="float">
            <text:p>1.50433102197324E-03</text:p>
          </table:table-cell>
          <table:table-cell table:formula="of:=[.I144]-[.I85]" office:value-type="float" office:value="-4.09771362492029" calcext:value-type="float">
            <text:p>-4.0977136249202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15" calcext:value-type="float">
            <text:p>1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970837683852" calcext:value-type="float">
            <text:p>4.98970837683852E-02</text:p>
          </table:table-cell>
          <table:table-cell office:value-type="float" office:value="0.0863210812791033" calcext:value-type="float">
            <text:p>8.63210812791033E-02</text:p>
          </table:table-cell>
          <table:table-cell office:value-type="float" office:value="-0.0863521082169737" calcext:value-type="float">
            <text:p>-8.63521082169737E-02</text:p>
          </table:table-cell>
          <table:table-cell office:value-type="float" office:value="-17853.9445008868" calcext:value-type="float">
            <text:p>-1.785394450088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38.7727" calcext:value-type="float">
            <text:p>1.38772700000000E+02</text:p>
          </table:table-cell>
          <table:table-cell table:formula="of:=[.F87]-[.F86]" office:value-type="float" office:value="0.0000269824854160217" calcext:value-type="float">
            <text:p>2.69824854160217E-05</text:p>
          </table:table-cell>
          <table:table-cell table:formula="of:=[.G87]-[.G86]" office:value-type="float" office:value="-0.00056305926202313" calcext:value-type="float">
            <text:p>-5.63059262023130E-04</text:p>
          </table:table-cell>
          <table:table-cell table:formula="of:=[.H87]-[.H86]" office:value-type="float" office:value="0.000538393726239331" calcext:value-type="float">
            <text:p>5.38393726239331E-04</text:p>
          </table:table-cell>
          <table:table-cell table:formula="of:=[.I87]-[.I86]" office:value-type="float" office:value="-0.671287990731798" calcext:value-type="float">
            <text:p>-6.71287990731798E-01</text:p>
          </table:table-cell>
          <table:table-cell table:formula="of:=[.F145]-[.F86]" office:value-type="float" office:value="0.00000886615612889774" calcext:value-type="float">
            <text:p>8.86615612889774E-06</text:p>
          </table:table-cell>
          <table:table-cell table:formula="of:=[.G145]-[.G86]" office:value-type="float" office:value="-0.000478681647222728" calcext:value-type="float">
            <text:p>-4.78681647222728E-04</text:p>
          </table:table-cell>
          <table:table-cell table:formula="of:=[.H145]-[.H86]" office:value-type="float" office:value="0.000520588179178452" calcext:value-type="float">
            <text:p>5.20588179178452E-04</text:p>
          </table:table-cell>
          <table:table-cell table:formula="of:=[.I145]-[.I86]" office:value-type="float" office:value="-4.37810642189288" calcext:value-type="float">
            <text:p>-4.3781064218928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19" calcext:value-type="float">
            <text:p>1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240662538013" calcext:value-type="float">
            <text:p>4.99240662538013E-02</text:p>
          </table:table-cell>
          <table:table-cell office:value-type="float" office:value="0.0857580220170802" calcext:value-type="float">
            <text:p>8.57580220170802E-02</text:p>
          </table:table-cell>
          <table:table-cell office:value-type="float" office:value="-0.0858137144907343" calcext:value-type="float">
            <text:p>-8.58137144907343E-02</text:p>
          </table:table-cell>
          <table:table-cell office:value-type="float" office:value="-17854.6157888776" calcext:value-type="float">
            <text:p>-1.7854615788877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51.5595" calcext:value-type="float">
            <text:p>1.51559500000000E+02</text:p>
          </table:table-cell>
          <table:table-cell table:formula="of:=[.F88]-[.F87]" office:value-type="float" office:value="0.0000330613767194898" calcext:value-type="float">
            <text:p>3.30613767194898E-05</text:p>
          </table:table-cell>
          <table:table-cell table:formula="of:=[.G88]-[.G87]" office:value-type="float" office:value="-0.0000286391252793949" calcext:value-type="float">
            <text:p>-2.86391252793949E-05</text:p>
          </table:table-cell>
          <table:table-cell table:formula="of:=[.H88]-[.H87]" office:value-type="float" office:value="0.000057005793926132" calcext:value-type="float">
            <text:p>5.70057939261320E-05</text:p>
          </table:table-cell>
          <table:table-cell table:formula="of:=[.I88]-[.I87]" office:value-type="float" office:value="-0.32099897740045" calcext:value-type="float">
            <text:p>-3.20998977400450E-01</text:p>
          </table:table-cell>
          <table:table-cell table:formula="of:=[.F146]-[.F87]" office:value-type="float" office:value="0.0000014520793270717" calcext:value-type="float">
            <text:p>1.45207932707170E-06</text:p>
          </table:table-cell>
          <table:table-cell table:formula="of:=[.G146]-[.G87]" office:value-type="float" office:value="0.000378894213684269" calcext:value-type="float">
            <text:p>3.78894213684269E-04</text:p>
          </table:table-cell>
          <table:table-cell table:formula="of:=[.H146]-[.H87]" office:value-type="float" office:value="-0.000344589694686592" calcext:value-type="float">
            <text:p>-3.44589694686592E-04</text:p>
          </table:table-cell>
          <table:table-cell table:formula="of:=[.I146]-[.I87]" office:value-type="float" office:value="-4.54621868266986" calcext:value-type="float">
            <text:p>-4.5462186826698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23" calcext:value-type="float">
            <text:p>1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571276305208" calcext:value-type="float">
            <text:p>4.99571276305208E-02</text:p>
          </table:table-cell>
          <table:table-cell office:value-type="float" office:value="0.0857293828918008" calcext:value-type="float">
            <text:p>8.57293828918008E-02</text:p>
          </table:table-cell>
          <table:table-cell office:value-type="float" office:value="-0.0857567086968082" calcext:value-type="float">
            <text:p>-8.57567086968082E-02</text:p>
          </table:table-cell>
          <table:table-cell office:value-type="float" office:value="-17854.936787855" calcext:value-type="float">
            <text:p>-1.7854936787855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69.6047" calcext:value-type="float">
            <text:p>1.69604700000000E+02</text:p>
          </table:table-cell>
          <table:table-cell table:formula="of:=[.F89]-[.F88]" office:value-type="float" office:value="0.0000398255529723418" calcext:value-type="float">
            <text:p>3.98255529723418E-05</text:p>
          </table:table-cell>
          <table:table-cell table:formula="of:=[.G89]-[.G88]" office:value-type="float" office:value="0.000322636367527482" calcext:value-type="float">
            <text:p>3.22636367527482E-04</text:p>
          </table:table-cell>
          <table:table-cell table:formula="of:=[.H89]-[.H88]" office:value-type="float" office:value="-0.000333384071192766" calcext:value-type="float">
            <text:p>-3.33384071192766E-04</text:p>
          </table:table-cell>
          <table:table-cell table:formula="of:=[.I89]-[.I88]" office:value-type="float" office:value="-0.524666568318935" calcext:value-type="float">
            <text:p>-5.24666568318935E-01</text:p>
          </table:table-cell>
          <table:table-cell table:formula="of:=[.F147]-[.F88]" office:value-type="float" office:value="-0.00000499819197013335" calcext:value-type="float">
            <text:p>-4.99819197013335E-06</text:p>
          </table:table-cell>
          <table:table-cell table:formula="of:=[.G147]-[.G88]" office:value-type="float" office:value="0.00121985835979346" calcext:value-type="float">
            <text:p>1.21985835979346E-03</text:p>
          </table:table-cell>
          <table:table-cell table:formula="of:=[.H147]-[.H88]" office:value-type="float" office:value="-0.00120927345040933" calcext:value-type="float">
            <text:p>-1.20927345040933E-03</text:p>
          </table:table-cell>
          <table:table-cell table:formula="of:=[.I147]-[.I88]" office:value-type="float" office:value="-5.0415750821594" calcext:value-type="float">
            <text:p>-5.0415750821594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27" calcext:value-type="float">
            <text:p>1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969531834931" calcext:value-type="float">
            <text:p>4.99969531834931E-02</text:p>
          </table:table-cell>
          <table:table-cell office:value-type="float" office:value="0.0860520192593283" calcext:value-type="float">
            <text:p>8.60520192593283E-02</text:p>
          </table:table-cell>
          <table:table-cell office:value-type="float" office:value="-0.0860900927680009" calcext:value-type="float">
            <text:p>-8.60900927680009E-02</text:p>
          </table:table-cell>
          <table:table-cell office:value-type="float" office:value="-17855.4614544233" calcext:value-type="float">
            <text:p>-1.7855461454423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84.9653" calcext:value-type="float">
            <text:p>1.84965300000000E+02</text:p>
          </table:table-cell>
          <table:table-cell table:formula="of:=[.F90]-[.F89]" office:value-type="float" office:value="0.0000405373325137598" calcext:value-type="float">
            <text:p>4.05373325137598E-05</text:p>
          </table:table-cell>
          <table:table-cell table:formula="of:=[.G90]-[.G89]" office:value-type="float" office:value="-0.000229987221304836" calcext:value-type="float">
            <text:p>-2.29987221304836E-04</text:p>
          </table:table-cell>
          <table:table-cell table:formula="of:=[.H90]-[.H89]" office:value-type="float" office:value="0.000211198971128895" calcext:value-type="float">
            <text:p>2.11198971128895E-04</text:p>
          </table:table-cell>
          <table:table-cell table:formula="of:=[.I90]-[.I89]" office:value-type="float" office:value="-0.0850161481903342" calcext:value-type="float">
            <text:p>-8.50161481903342E-02</text:p>
          </table:table-cell>
          <table:table-cell table:formula="of:=[.F148]-[.F89]" office:value-type="float" office:value="-0.00000973380391963014" calcext:value-type="float">
            <text:p>-9.73380391963014E-06</text:p>
          </table:table-cell>
          <table:table-cell table:formula="of:=[.G148]-[.G89]" office:value-type="float" office:value="0.00170450872710827" calcext:value-type="float">
            <text:p>1.70450872710827E-03</text:p>
          </table:table-cell>
          <table:table-cell table:formula="of:=[.H148]-[.H89]" office:value-type="float" office:value="-0.00169283308093807" calcext:value-type="float">
            <text:p>-1.69283308093807E-03</text:p>
          </table:table-cell>
          <table:table-cell table:formula="of:=[.I148]-[.I89]" office:value-type="float" office:value="-4.85566388211009" calcext:value-type="float">
            <text:p>-4.8556638821100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31" calcext:value-type="float">
            <text:p>1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374905160069" calcext:value-type="float">
            <text:p>5.00374905160069E-02</text:p>
          </table:table-cell>
          <table:table-cell office:value-type="float" office:value="0.0858220320380234" calcext:value-type="float">
            <text:p>8.58220320380234E-02</text:p>
          </table:table-cell>
          <table:table-cell office:value-type="float" office:value="-0.0858788937968721" calcext:value-type="float">
            <text:p>-8.58788937968721E-02</text:p>
          </table:table-cell>
          <table:table-cell office:value-type="float" office:value="-17855.5464705715" calcext:value-type="float">
            <text:p>-1.7855546470571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99.5299" calcext:value-type="float">
            <text:p>1.99529900000000E+02</text:p>
          </table:table-cell>
          <table:table-cell table:formula="of:=[.F91]-[.F90]" office:value-type="float" office:value="0.0000313452756468754" calcext:value-type="float">
            <text:p>3.13452756468754E-05</text:p>
          </table:table-cell>
          <table:table-cell table:formula="of:=[.G91]-[.G90]" office:value-type="float" office:value="-0.000199903567091847" calcext:value-type="float">
            <text:p>-1.99903567091847E-04</text:p>
          </table:table-cell>
          <table:table-cell table:formula="of:=[.H91]-[.H90]" office:value-type="float" office:value="0.00019456417236291" calcext:value-type="float">
            <text:p>1.94564172362910E-04</text:p>
          </table:table-cell>
          <table:table-cell table:formula="of:=[.I91]-[.I90]" office:value-type="float" office:value="-0.174355478990037" calcext:value-type="float">
            <text:p>-1.74355478990037E-01</text:p>
          </table:table-cell>
          <table:table-cell table:formula="of:=[.F149]-[.F90]" office:value-type="float" office:value="-0.0000145370512217649" calcext:value-type="float">
            <text:p>-1.45370512217649E-05</text:p>
          </table:table-cell>
          <table:table-cell table:formula="of:=[.G149]-[.G90]" office:value-type="float" office:value="0.00212333988571657" calcext:value-type="float">
            <text:p>2.12333988571657E-03</text:p>
          </table:table-cell>
          <table:table-cell table:formula="of:=[.H149]-[.H90]" office:value-type="float" office:value="-0.0021202563934526" calcext:value-type="float">
            <text:p>-2.12025639345260E-03</text:p>
          </table:table-cell>
          <table:table-cell table:formula="of:=[.I149]-[.I90]" office:value-type="float" office:value="-5.0799849554387" calcext:value-type="float">
            <text:p>-5.0799849554387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35" calcext:value-type="float">
            <text:p>1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688357916537" calcext:value-type="float">
            <text:p>5.00688357916537E-02</text:p>
          </table:table-cell>
          <table:table-cell office:value-type="float" office:value="0.0856221284709316" calcext:value-type="float">
            <text:p>8.56221284709316E-02</text:p>
          </table:table-cell>
          <table:table-cell office:value-type="float" office:value="-0.0856843296245091" calcext:value-type="float">
            <text:p>-8.56843296245091E-02</text:p>
          </table:table-cell>
          <table:table-cell office:value-type="float" office:value="-17855.7208260505" calcext:value-type="float">
            <text:p>-1.78557208260505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217.2609" calcext:value-type="float">
            <text:p>2.17260900000000E+02</text:p>
          </table:table-cell>
          <table:table-cell table:formula="of:=[.F92]-[.F91]" office:value-type="float" office:value="0.0000156346591286757" calcext:value-type="float">
            <text:p>1.56346591286757E-05</text:p>
          </table:table-cell>
          <table:table-cell table:formula="of:=[.G92]-[.G91]" office:value-type="float" office:value="0.000292088060508192" calcext:value-type="float">
            <text:p>2.92088060508192E-04</text:p>
          </table:table-cell>
          <table:table-cell table:formula="of:=[.H92]-[.H91]" office:value-type="float" office:value="-0.000289507999102379" calcext:value-type="float">
            <text:p>-2.89507999102379E-04</text:p>
          </table:table-cell>
          <table:table-cell table:formula="of:=[.I92]-[.I91]" office:value-type="float" office:value="-0.403026942629367" calcext:value-type="float">
            <text:p>-4.03026942629367E-01</text:p>
          </table:table-cell>
          <table:table-cell table:formula="of:=[.F150]-[.F91]" office:value-type="float" office:value="-0.0000185060473546564" calcext:value-type="float">
            <text:p>-1.85060473546564E-05</text:p>
          </table:table-cell>
          <table:table-cell table:formula="of:=[.G150]-[.G91]" office:value-type="float" office:value="0.00203719029144811" calcext:value-type="float">
            <text:p>2.03719029144811E-03</text:p>
          </table:table-cell>
          <table:table-cell table:formula="of:=[.H150]-[.H91]" office:value-type="float" office:value="-0.00203733841881308" calcext:value-type="float">
            <text:p>-2.03733841881308E-03</text:p>
          </table:table-cell>
          <table:table-cell table:formula="of:=[.I150]-[.I91]" office:value-type="float" office:value="-4.35969455917802" calcext:value-type="float">
            <text:p>-4.3596945591780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39" calcext:value-type="float">
            <text:p>1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44704507824" calcext:value-type="float">
            <text:p>5.00844704507824E-02</text:p>
          </table:table-cell>
          <table:table-cell office:value-type="float" office:value="0.0859142165314398" calcext:value-type="float">
            <text:p>8.59142165314398E-02</text:p>
          </table:table-cell>
          <table:table-cell office:value-type="float" office:value="-0.0859738376236115" calcext:value-type="float">
            <text:p>-8.59738376236115E-02</text:p>
          </table:table-cell>
          <table:table-cell office:value-type="float" office:value="-17856.1238529931" calcext:value-type="float">
            <text:p>-1.7856123852993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36.4114" calcext:value-type="float">
            <text:p>2.36411400000000E+02</text:p>
          </table:table-cell>
          <table:table-cell table:formula="of:=[.F93]-[.F92]" office:value-type="float" office:value="0.00000644329167736463" calcext:value-type="float">
            <text:p>6.44329167736463E-06</text:p>
          </table:table-cell>
          <table:table-cell table:formula="of:=[.G93]-[.G92]" office:value-type="float" office:value="0.000451771536987763" calcext:value-type="float">
            <text:p>4.51771536987763E-04</text:p>
          </table:table-cell>
          <table:table-cell table:formula="of:=[.H93]-[.H92]" office:value-type="float" office:value="-0.000445971309945573" calcext:value-type="float">
            <text:p>-4.45971309945573E-04</text:p>
          </table:table-cell>
          <table:table-cell table:formula="of:=[.I93]-[.I92]" office:value-type="float" office:value="0.135895949919359" calcext:value-type="float">
            <text:p>1.35895949919359E-01</text:p>
          </table:table-cell>
          <table:table-cell table:formula="of:=[.F151]-[.F92]" office:value-type="float" office:value="-0.0000192591973335113" calcext:value-type="float">
            <text:p>-1.92591973335113E-05</text:p>
          </table:table-cell>
          <table:table-cell table:formula="of:=[.G151]-[.G92]" office:value-type="float" office:value="0.00152074109044723" calcext:value-type="float">
            <text:p>1.52074109044723E-03</text:p>
          </table:table-cell>
          <table:table-cell table:formula="of:=[.H151]-[.H92]" office:value-type="float" office:value="-0.00151944487410259" calcext:value-type="float">
            <text:p>-1.51944487410259E-03</text:p>
          </table:table-cell>
          <table:table-cell table:formula="of:=[.I151]-[.I92]" office:value-type="float" office:value="-2.73924033181902" calcext:value-type="float">
            <text:p>-2.7392403318190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43" calcext:value-type="float">
            <text:p>1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09137424598" calcext:value-type="float">
            <text:p>5.00909137424598E-02</text:p>
          </table:table-cell>
          <table:table-cell office:value-type="float" office:value="0.0863659880684275" calcext:value-type="float">
            <text:p>8.63659880684275E-02</text:p>
          </table:table-cell>
          <table:table-cell office:value-type="float" office:value="-0.0864198089335571" calcext:value-type="float">
            <text:p>-8.64198089335571E-02</text:p>
          </table:table-cell>
          <table:table-cell office:value-type="float" office:value="-17855.9879570432" calcext:value-type="float">
            <text:p>-1.7855987957043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61.5738" calcext:value-type="float">
            <text:p>2.61573800000000E+02</text:p>
          </table:table-cell>
          <table:table-cell table:formula="of:=[.F94]-[.F93]" office:value-type="float" office:value="0.00000601120421265394" calcext:value-type="float">
            <text:p>6.01120421265394E-06</text:p>
          </table:table-cell>
          <table:table-cell table:formula="of:=[.G94]-[.G93]" office:value-type="float" office:value="0.000352589903308095" calcext:value-type="float">
            <text:p>3.52589903308095E-04</text:p>
          </table:table-cell>
          <table:table-cell table:formula="of:=[.H94]-[.H93]" office:value-type="float" office:value="-0.000344150154745065" calcext:value-type="float">
            <text:p>-3.44150154745065E-04</text:p>
          </table:table-cell>
          <table:table-cell table:formula="of:=[.I94]-[.I93]" office:value-type="float" office:value="0.825346471188823" calcext:value-type="float">
            <text:p>8.25346471188823E-01</text:p>
          </table:table-cell>
          <table:table-cell table:formula="of:=[.F152]-[.F93]" office:value-type="float" office:value="-0.0000168126674144967" calcext:value-type="float">
            <text:p>-1.68126674144967E-05</text:p>
          </table:table-cell>
          <table:table-cell table:formula="of:=[.G152]-[.G93]" office:value-type="float" office:value="0.00106497397530919" calcext:value-type="float">
            <text:p>1.06497397530919E-03</text:p>
          </table:table-cell>
          <table:table-cell table:formula="of:=[.H152]-[.H93]" office:value-type="float" office:value="-0.00106354475027602" calcext:value-type="float">
            <text:p>-1.06354475027602E-03</text:p>
          </table:table-cell>
          <table:table-cell table:formula="of:=[.I152]-[.I93]" office:value-type="float" office:value="-1.75003364790973" calcext:value-type="float">
            <text:p>-1.7500336479097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47" calcext:value-type="float">
            <text:p>1.4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9249466724" calcext:value-type="float">
            <text:p>5.00969249466724E-02</text:p>
          </table:table-cell>
          <table:table-cell office:value-type="float" office:value="0.0867185779717356" calcext:value-type="float">
            <text:p>8.67185779717356E-02</text:p>
          </table:table-cell>
          <table:table-cell office:value-type="float" office:value="-0.0867639590883022" calcext:value-type="float">
            <text:p>-8.67639590883022E-02</text:p>
          </table:table-cell>
          <table:table-cell office:value-type="float" office:value="-17855.162610572" calcext:value-type="float">
            <text:p>-1.7855162610572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83.9405" calcext:value-type="float">
            <text:p>2.83940500000000E+02</text:p>
          </table:table-cell>
          <table:table-cell table:formula="of:=[.F95]-[.F94]" office:value-type="float" office:value="0.00000607367266512032" calcext:value-type="float">
            <text:p>6.07367266512032E-06</text:p>
          </table:table-cell>
          <table:table-cell table:formula="of:=[.G95]-[.G94]" office:value-type="float" office:value="0.000245422507729506" calcext:value-type="float">
            <text:p>2.45422507729506E-04</text:p>
          </table:table-cell>
          <table:table-cell table:formula="of:=[.H95]-[.H94]" office:value-type="float" office:value="-0.000237639826101615" calcext:value-type="float">
            <text:p>-2.37639826101615E-04</text:p>
          </table:table-cell>
          <table:table-cell table:formula="of:=[.I95]-[.I94]" office:value-type="float" office:value="1.37213435466037" calcext:value-type="float">
            <text:p>1.37213435466037E+00</text:p>
          </table:table-cell>
          <table:table-cell table:formula="of:=[.F153]-[.F94]" office:value-type="float" office:value="-0.0000159574207143492" calcext:value-type="float">
            <text:p>-1.59574207143492E-05</text:p>
          </table:table-cell>
          <table:table-cell table:formula="of:=[.G153]-[.G94]" office:value-type="float" office:value="0.000950467442519323" calcext:value-type="float">
            <text:p>9.50467442519323E-04</text:p>
          </table:table-cell>
          <table:table-cell table:formula="of:=[.H153]-[.H94]" office:value-type="float" office:value="-0.000953167495843205" calcext:value-type="float">
            <text:p>-9.53167495843205E-04</text:p>
          </table:table-cell>
          <table:table-cell table:formula="of:=[.I153]-[.I94]" office:value-type="float" office:value="-1.43269101587794" calcext:value-type="float">
            <text:p>-1.4326910158779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51" calcext:value-type="float">
            <text:p>1.5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29986193375" calcext:value-type="float">
            <text:p>5.01029986193375E-02</text:p>
          </table:table-cell>
          <table:table-cell office:value-type="float" office:value="0.0869640004794652" calcext:value-type="float">
            <text:p>8.69640004794652E-02</text:p>
          </table:table-cell>
          <table:table-cell office:value-type="float" office:value="-0.0870015989144038" calcext:value-type="float">
            <text:p>-8.70015989144038E-02</text:p>
          </table:table-cell>
          <table:table-cell office:value-type="float" office:value="-17853.7904762173" calcext:value-type="float">
            <text:p>-1.785379047621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02.0849" calcext:value-type="float">
            <text:p>3.02084900000000E+02</text:p>
          </table:table-cell>
          <table:table-cell table:formula="of:=[.F96]-[.F95]" office:value-type="float" office:value="0.00000335985880119821" calcext:value-type="float">
            <text:p>3.35985880119821E-06</text:p>
          </table:table-cell>
          <table:table-cell table:formula="of:=[.G96]-[.G95]" office:value-type="float" office:value="0.000125932367503856" calcext:value-type="float">
            <text:p>1.25932367503856E-04</text:p>
          </table:table-cell>
          <table:table-cell table:formula="of:=[.H96]-[.H95]" office:value-type="float" office:value="-0.00011931266707238" calcext:value-type="float">
            <text:p>-1.19312667072380E-04</text:p>
          </table:table-cell>
          <table:table-cell table:formula="of:=[.I96]-[.I95]" office:value-type="float" office:value="1.87959177199082" calcext:value-type="float">
            <text:p>1.87959177199082E+00</text:p>
          </table:table-cell>
          <table:table-cell table:formula="of:=[.F154]-[.F95]" office:value-type="float" office:value="-0.0000179131415651429" calcext:value-type="float">
            <text:p>-1.79131415651429E-05</text:p>
          </table:table-cell>
          <table:table-cell table:formula="of:=[.G154]-[.G95]" office:value-type="float" office:value="0.00115885359144854" calcext:value-type="float">
            <text:p>1.15885359144854E-03</text:p>
          </table:table-cell>
          <table:table-cell table:formula="of:=[.H154]-[.H95]" office:value-type="float" office:value="-0.00116905932574039" calcext:value-type="float">
            <text:p>-1.16905932574039E-03</text:p>
          </table:table-cell>
          <table:table-cell table:formula="of:=[.I154]-[.I95]" office:value-type="float" office:value="-1.00868209864711" calcext:value-type="float">
            <text:p>-1.0086820986471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55" calcext:value-type="float">
            <text:p>1.5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63584781387" calcext:value-type="float">
            <text:p>5.01063584781387E-02</text:p>
          </table:table-cell>
          <table:table-cell office:value-type="float" office:value="0.087089932846969" calcext:value-type="float">
            <text:p>8.70899328469690E-02</text:p>
          </table:table-cell>
          <table:table-cell office:value-type="float" office:value="-0.0871209115814762" calcext:value-type="float">
            <text:p>-8.71209115814762E-02</text:p>
          </table:table-cell>
          <table:table-cell office:value-type="float" office:value="-17851.9108844453" calcext:value-type="float">
            <text:p>-1.7851910884445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25.9441" calcext:value-type="float">
            <text:p>3.25944100000000E+02</text:p>
          </table:table-cell>
          <table:table-cell table:formula="of:=[.F97]-[.F96]" office:value-type="float" office:value="0.00000096862240051704" calcext:value-type="float">
            <text:p>9.68622400517039E-07</text:p>
          </table:table-cell>
          <table:table-cell table:formula="of:=[.G97]-[.G96]" office:value-type="float" office:value="0.0000319251769087953" calcext:value-type="float">
            <text:p>3.19251769087953E-05</text:p>
          </table:table-cell>
          <table:table-cell table:formula="of:=[.H97]-[.H96]" office:value-type="float" office:value="-0.0000267995421673467" calcext:value-type="float">
            <text:p>-2.67995421673467E-05</text:p>
          </table:table-cell>
          <table:table-cell table:formula="of:=[.I97]-[.I96]" office:value-type="float" office:value="2.24387904589094" calcext:value-type="float">
            <text:p>2.24387904589094E+00</text:p>
          </table:table-cell>
          <table:table-cell table:formula="of:=[.F155]-[.F96]" office:value-type="float" office:value="-0.0000189377934771279" calcext:value-type="float">
            <text:p>-1.89377934771279E-05</text:p>
          </table:table-cell>
          <table:table-cell table:formula="of:=[.G155]-[.G96]" office:value-type="float" office:value="0.00149175468459979" calcext:value-type="float">
            <text:p>1.49175468459979E-03</text:p>
          </table:table-cell>
          <table:table-cell table:formula="of:=[.H155]-[.H96]" office:value-type="float" office:value="-0.00150880572790842" calcext:value-type="float">
            <text:p>-1.50880572790842E-03</text:p>
          </table:table-cell>
          <table:table-cell table:formula="of:=[.I155]-[.I96]" office:value-type="float" office:value="-0.33767512455961" calcext:value-type="float">
            <text:p>-3.3767512455961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59" calcext:value-type="float">
            <text:p>1.5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73271005393" calcext:value-type="float">
            <text:p>5.01073271005393E-02</text:p>
          </table:table-cell>
          <table:table-cell office:value-type="float" office:value="0.0871218580238778" calcext:value-type="float">
            <text:p>8.71218580238778E-02</text:p>
          </table:table-cell>
          <table:table-cell office:value-type="float" office:value="-0.0871477111236435" calcext:value-type="float">
            <text:p>-8.71477111236435E-02</text:p>
          </table:table-cell>
          <table:table-cell office:value-type="float" office:value="-17849.6670053995" calcext:value-type="float">
            <text:p>-1.78496670053995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348.2397" calcext:value-type="float">
            <text:p>3.48239700000000E+02</text:p>
          </table:table-cell>
          <table:table-cell table:formula="of:=[.F98]-[.F97]" office:value-type="float" office:value="0.00000077650251531503" calcext:value-type="float">
            <text:p>7.76502515315025E-07</text:p>
          </table:table-cell>
          <table:table-cell table:formula="of:=[.G98]-[.G97]" office:value-type="float" office:value="0.0000102881478662303" calcext:value-type="float">
            <text:p>1.02881478662303E-05</text:p>
          </table:table-cell>
          <table:table-cell table:formula="of:=[.H98]-[.H97]" office:value-type="float" office:value="-0.00000778663186504214" calcext:value-type="float">
            <text:p>-7.78663186504214E-06</text:p>
          </table:table-cell>
          <table:table-cell table:formula="of:=[.I98]-[.I97]" office:value-type="float" office:value="2.19354796323023" calcext:value-type="float">
            <text:p>2.19354796323023E+00</text:p>
          </table:table-cell>
          <table:table-cell table:formula="of:=[.F156]-[.F97]" office:value-type="float" office:value="-0.0000172740230079196" calcext:value-type="float">
            <text:p>-1.72740230079196E-05</text:p>
          </table:table-cell>
          <table:table-cell table:formula="of:=[.G156]-[.G97]" office:value-type="float" office:value="0.00176956258792201" calcext:value-type="float">
            <text:p>1.76956258792201E-03</text:p>
          </table:table-cell>
          <table:table-cell table:formula="of:=[.H156]-[.H97]" office:value-type="float" office:value="-0.00178940612787573" calcext:value-type="float">
            <text:p>-1.78940612787573E-03</text:p>
          </table:table-cell>
          <table:table-cell table:formula="of:=[.I156]-[.I97]" office:value-type="float" office:value="0.144204387070204" calcext:value-type="float">
            <text:p>1.4420438707020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63" calcext:value-type="float">
            <text:p>1.6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81036030546" calcext:value-type="float">
            <text:p>5.01081036030546E-02</text:p>
          </table:table-cell>
          <table:table-cell office:value-type="float" office:value="0.087132146171744" calcext:value-type="float">
            <text:p>8.71321461717440E-02</text:p>
          </table:table-cell>
          <table:table-cell office:value-type="float" office:value="-0.0871554977555086" calcext:value-type="float">
            <text:p>-8.71554977555086E-02</text:p>
          </table:table-cell>
          <table:table-cell office:value-type="float" office:value="-17847.4734574362" calcext:value-type="float">
            <text:p>-1.78474734574362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380.9623" calcext:value-type="float">
            <text:p>3.80962300000000E+02</text:p>
          </table:table-cell>
          <table:table-cell table:formula="of:=[.F99]-[.F98]" office:value-type="float" office:value="0.00000134706314029037" calcext:value-type="float">
            <text:p>1.34706314029037E-06</text:p>
          </table:table-cell>
          <table:table-cell table:formula="of:=[.G99]-[.G98]" office:value-type="float" office:value="0.0000659858804420016" calcext:value-type="float">
            <text:p>6.59858804420016E-05</text:p>
          </table:table-cell>
          <table:table-cell table:formula="of:=[.H99]-[.H98]" office:value-type="float" office:value="-0.0000651870061943588" calcext:value-type="float">
            <text:p>-6.51870061943588E-05</text:p>
          </table:table-cell>
          <table:table-cell table:formula="of:=[.I99]-[.I98]" office:value-type="float" office:value="1.5812521077678" calcext:value-type="float">
            <text:p>1.58125210776780E+00</text:p>
          </table:table-cell>
          <table:table-cell table:formula="of:=[.F157]-[.F98]" office:value-type="float" office:value="-0.0000153085713050158" calcext:value-type="float">
            <text:p>-1.53085713050158E-05</text:p>
          </table:table-cell>
          <table:table-cell table:formula="of:=[.G157]-[.G98]" office:value-type="float" office:value="0.00187671459219976" calcext:value-type="float">
            <text:p>1.87671459219976E-03</text:p>
          </table:table-cell>
          <table:table-cell table:formula="of:=[.H157]-[.H98]" office:value-type="float" office:value="-0.00189527195692625" calcext:value-type="float">
            <text:p>-1.89527195692625E-03</text:p>
          </table:table-cell>
          <table:table-cell table:formula="of:=[.I157]-[.I98]" office:value-type="float" office:value="0.149798088779789" calcext:value-type="float">
            <text:p>1.4979808877978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67" calcext:value-type="float">
            <text:p>1.6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094506661949" calcext:value-type="float">
            <text:p>5.01094506661949E-02</text:p>
          </table:table-cell>
          <table:table-cell office:value-type="float" office:value="0.087198132052186" calcext:value-type="float">
            <text:p>8.71981320521860E-02</text:p>
          </table:table-cell>
          <table:table-cell office:value-type="float" office:value="-0.0872206847617029" calcext:value-type="float">
            <text:p>-8.72206847617029E-02</text:p>
          </table:table-cell>
          <table:table-cell office:value-type="float" office:value="-17845.8922053285" calcext:value-type="float">
            <text:p>-1.7845892205328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09.3165" calcext:value-type="float">
            <text:p>4.09316500000000E+02</text:p>
          </table:table-cell>
          <table:table-cell table:formula="of:=[.F100]-[.F99]" office:value-type="float" office:value="0.00000140779551627973" calcext:value-type="float">
            <text:p>1.40779551627973E-06</text:p>
          </table:table-cell>
          <table:table-cell table:formula="of:=[.G100]-[.G99]" office:value-type="float" office:value="0.000111642769919831" calcext:value-type="float">
            <text:p>1.11642769919831E-04</text:p>
          </table:table-cell>
          <table:table-cell table:formula="of:=[.H100]-[.H99]" office:value-type="float" office:value="-0.000111524566552043" calcext:value-type="float">
            <text:p>-1.11524566552043E-04</text:p>
          </table:table-cell>
          <table:table-cell table:formula="of:=[.I100]-[.I99]" office:value-type="float" office:value="0.74554601525233" calcext:value-type="float">
            <text:p>7.45546015252330E-01</text:p>
          </table:table-cell>
          <table:table-cell table:formula="of:=[.F158]-[.F99]" office:value-type="float" office:value="-0.0000149538422254611" calcext:value-type="float">
            <text:p>-1.49538422254611E-05</text:p>
          </table:table-cell>
          <table:table-cell table:formula="of:=[.G158]-[.G99]" office:value-type="float" office:value="0.00176034387637783" calcext:value-type="float">
            <text:p>1.76034387637783E-03</text:p>
          </table:table-cell>
          <table:table-cell table:formula="of:=[.H158]-[.H99]" office:value-type="float" office:value="-0.00177631727852287" calcext:value-type="float">
            <text:p>-1.77631727852287E-03</text:p>
          </table:table-cell>
          <table:table-cell table:formula="of:=[.I158]-[.I99]" office:value-type="float" office:value="-0.0728981664578896" calcext:value-type="float">
            <text:p>-7.2898166457889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71" calcext:value-type="float">
            <text:p>1.7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08584617111" calcext:value-type="float">
            <text:p>5.01108584617111E-02</text:p>
          </table:table-cell>
          <table:table-cell office:value-type="float" office:value="0.0873097748221059" calcext:value-type="float">
            <text:p>8.73097748221059E-02</text:p>
          </table:table-cell>
          <table:table-cell office:value-type="float" office:value="-0.0873322093282549" calcext:value-type="float">
            <text:p>-8.73322093282549E-02</text:p>
          </table:table-cell>
          <table:table-cell office:value-type="float" office:value="-17845.1466593132" calcext:value-type="float">
            <text:p>-1.7845146659313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32.3333" calcext:value-type="float">
            <text:p>4.32333300000000E+02</text:p>
          </table:table-cell>
          <table:table-cell table:formula="of:=[.F101]-[.F100]" office:value-type="float" office:value="0.00000098155958089957" calcext:value-type="float">
            <text:p>9.81559580899572E-07</text:p>
          </table:table-cell>
          <table:table-cell table:formula="of:=[.G101]-[.G100]" office:value-type="float" office:value="0.0000660364963393223" calcext:value-type="float">
            <text:p>6.60364963393223E-05</text:p>
          </table:table-cell>
          <table:table-cell table:formula="of:=[.H101]-[.H100]" office:value-type="float" office:value="-0.0000663096541982239" calcext:value-type="float">
            <text:p>-6.63096541982239E-05</text:p>
          </table:table-cell>
          <table:table-cell table:formula="of:=[.I101]-[.I100]" office:value-type="float" office:value="0.218933227410162" calcext:value-type="float">
            <text:p>2.18933227410162E-01</text:p>
          </table:table-cell>
          <table:table-cell table:formula="of:=[.F159]-[.F100]" office:value-type="float" office:value="-0.0000156823529817648" calcext:value-type="float">
            <text:p>-1.56823529817648E-05</text:p>
          </table:table-cell>
          <table:table-cell table:formula="of:=[.G159]-[.G100]" office:value-type="float" office:value="0.00151319752235367" calcext:value-type="float">
            <text:p>1.51319752235367E-03</text:p>
          </table:table-cell>
          <table:table-cell table:formula="of:=[.H159]-[.H100]" office:value-type="float" office:value="-0.00152770203135422" calcext:value-type="float">
            <text:p>-1.52770203135422E-03</text:p>
          </table:table-cell>
          <table:table-cell table:formula="of:=[.I159]-[.I100]" office:value-type="float" office:value="-0.108316614059731" calcext:value-type="float">
            <text:p>-1.08316614059731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75" calcext:value-type="float">
            <text:p>1.7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1840021292" calcext:value-type="float">
            <text:p>5.01118400212920E-02</text:p>
          </table:table-cell>
          <table:table-cell office:value-type="float" office:value="0.0873758113184452" calcext:value-type="float">
            <text:p>8.73758113184452E-02</text:p>
          </table:table-cell>
          <table:table-cell office:value-type="float" office:value="-0.0873985189824532" calcext:value-type="float">
            <text:p>-8.73985189824532E-02</text:p>
          </table:table-cell>
          <table:table-cell office:value-type="float" office:value="-17844.9277260858" calcext:value-type="float">
            <text:p>-1.7844927726085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64.7714" calcext:value-type="float">
            <text:p>4.64771400000000E+02</text:p>
          </table:table-cell>
          <table:table-cell table:formula="of:=[.F102]-[.F101]" office:value-type="float" office:value="0.00000049974041451545" calcext:value-type="float">
            <text:p>4.99740414515448E-07</text:p>
          </table:table-cell>
          <table:table-cell table:formula="of:=[.G102]-[.G101]" office:value-type="float" office:value="-0.0000162306252552841" calcext:value-type="float">
            <text:p>-1.62306252552841E-05</text:p>
          </table:table-cell>
          <table:table-cell table:formula="of:=[.H102]-[.H101]" office:value-type="float" office:value="0.0000155790148928386" calcext:value-type="float">
            <text:p>1.55790148928386E-05</text:p>
          </table:table-cell>
          <table:table-cell table:formula="of:=[.I102]-[.I101]" office:value-type="float" office:value="0.0923568217694992" calcext:value-type="float">
            <text:p>9.23568217694992E-02</text:p>
          </table:table-cell>
          <table:table-cell table:formula="of:=[.F160]-[.F101]" office:value-type="float" office:value="-0.0000163608038358451" calcext:value-type="float">
            <text:p>-1.63608038358451E-05</text:p>
          </table:table-cell>
          <table:table-cell table:formula="of:=[.G160]-[.G101]" office:value-type="float" office:value="0.00133172825125846" calcext:value-type="float">
            <text:p>1.33172825125846E-03</text:p>
          </table:table-cell>
          <table:table-cell table:formula="of:=[.H160]-[.H101]" office:value-type="float" office:value="-0.00134622549324077" calcext:value-type="float">
            <text:p>-1.34622549324077E-03</text:p>
          </table:table-cell>
          <table:table-cell table:formula="of:=[.I160]-[.I101]" office:value-type="float" office:value="0.07089783894844" calcext:value-type="float">
            <text:p>7.08978389484400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79" calcext:value-type="float">
            <text:p>1.7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3397617066" calcext:value-type="float">
            <text:p>5.01123397617066E-02</text:p>
          </table:table-cell>
          <table:table-cell office:value-type="float" office:value="0.0873595806931899" calcext:value-type="float">
            <text:p>8.73595806931899E-02</text:p>
          </table:table-cell>
          <table:table-cell office:value-type="float" office:value="-0.0873829399675603" calcext:value-type="float">
            <text:p>-8.73829399675603E-02</text:p>
          </table:table-cell>
          <table:table-cell office:value-type="float" office:value="-17844.835369264" calcext:value-type="float">
            <text:p>-1.7844835369264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93.6161" calcext:value-type="float">
            <text:p>4.93616100000000E+02</text:p>
          </table:table-cell>
          <table:table-cell table:formula="of:=[.F103]-[.F102]" office:value-type="float" office:value="0.00000018988960700378" calcext:value-type="float">
            <text:p>1.89889607003779E-07</text:p>
          </table:table-cell>
          <table:table-cell table:formula="of:=[.G103]-[.G102]" office:value-type="float" office:value="-0.0000482500741022518" calcext:value-type="float">
            <text:p>-4.82500741022518E-05</text:p>
          </table:table-cell>
          <table:table-cell table:formula="of:=[.H103]-[.H102]" office:value-type="float" office:value="0.0000474891276008721" calcext:value-type="float">
            <text:p>4.74891276008721E-05</text:p>
          </table:table-cell>
          <table:table-cell table:formula="of:=[.I103]-[.I102]" office:value-type="float" office:value="0.0966604986278981" calcext:value-type="float">
            <text:p>9.66604986278981E-02</text:p>
          </table:table-cell>
          <table:table-cell table:formula="of:=[.F161]-[.F102]" office:value-type="float" office:value="-0.0000166028693590545" calcext:value-type="float">
            <text:p>-1.66028693590545E-05</text:p>
          </table:table-cell>
          <table:table-cell table:formula="of:=[.G161]-[.G102]" office:value-type="float" office:value="0.00130555008039372" calcext:value-type="float">
            <text:p>1.30555008039372E-03</text:p>
          </table:table-cell>
          <table:table-cell table:formula="of:=[.H161]-[.H102]" office:value-type="float" office:value="-0.00132043672464127" calcext:value-type="float">
            <text:p>-1.32043672464127E-03</text:p>
          </table:table-cell>
          <table:table-cell table:formula="of:=[.I161]-[.I102]" office:value-type="float" office:value="0.219534846048191" calcext:value-type="float">
            <text:p>2.19534846048191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3" calcext:value-type="float">
            <text:p>1.8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5296513136" calcext:value-type="float">
            <text:p>5.01125296513136E-02</text:p>
          </table:table-cell>
          <table:table-cell office:value-type="float" office:value="0.0873113306190876" calcext:value-type="float">
            <text:p>8.73113306190876E-02</text:p>
          </table:table-cell>
          <table:table-cell office:value-type="float" office:value="-0.0873354508399595" calcext:value-type="float">
            <text:p>-8.73354508399595E-02</text:p>
          </table:table-cell>
          <table:table-cell office:value-type="float" office:value="-17844.7387087654" calcext:value-type="float">
            <text:p>-1.7844738708765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533.2844" calcext:value-type="float">
            <text:p>5.33284400000000E+02</text:p>
          </table:table-cell>
          <table:table-cell table:formula="of:=[.F104]-[.F103]" office:value-type="float" office:value="0.00000005476364453583" calcext:value-type="float">
            <text:p>5.47636445358268E-08</text:p>
          </table:table-cell>
          <table:table-cell table:formula="of:=[.G104]-[.G103]" office:value-type="float" office:value="-0.0000299550016270023" calcext:value-type="float">
            <text:p>-2.99550016270023E-05</text:p>
          </table:table-cell>
          <table:table-cell table:formula="of:=[.H104]-[.H103]" office:value-type="float" office:value="0.0000294704134964074" calcext:value-type="float">
            <text:p>2.94704134964074E-05</text:p>
          </table:table-cell>
          <table:table-cell table:formula="of:=[.I104]-[.I103]" office:value-type="float" office:value="0.0688784031808609" calcext:value-type="float">
            <text:p>6.88784031808609E-02</text:p>
          </table:table-cell>
          <table:table-cell table:formula="of:=[.F162]-[.F103]" office:value-type="float" office:value="-0.0000165799084594215" calcext:value-type="float">
            <text:p>-1.65799084594215E-05</text:p>
          </table:table-cell>
          <table:table-cell table:formula="of:=[.G162]-[.G103]" office:value-type="float" office:value="0.00135912430315573" calcext:value-type="float">
            <text:p>1.35912430315573E-03</text:p>
          </table:table-cell>
          <table:table-cell table:formula="of:=[.H162]-[.H103]" office:value-type="float" office:value="-0.00137416856314521" calcext:value-type="float">
            <text:p>-1.37416856314521E-03</text:p>
          </table:table-cell>
          <table:table-cell table:formula="of:=[.I162]-[.I103]" office:value-type="float" office:value="0.23744708040249" calcext:value-type="float">
            <text:p>2.3744708040249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7" calcext:value-type="float">
            <text:p>1.8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5844149581" calcext:value-type="float">
            <text:p>5.01125844149581E-02</text:p>
          </table:table-cell>
          <table:table-cell office:value-type="float" office:value="0.0872813756174607" calcext:value-type="float">
            <text:p>8.72813756174607E-02</text:p>
          </table:table-cell>
          <table:table-cell office:value-type="float" office:value="-0.0873059804264631" calcext:value-type="float">
            <text:p>-8.73059804264631E-02</text:p>
          </table:table-cell>
          <table:table-cell office:value-type="float" office:value="-17844.6698303622" calcext:value-type="float">
            <text:p>-1.78446698303622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566.3478" calcext:value-type="float">
            <text:p>5.66347800000000E+02</text:p>
          </table:table-cell>
          <table:table-cell table:formula="of:=[.F105]-[.F104]" office:value-type="float" office:value="0.00000001491493964445" calcext:value-type="float">
            <text:p>1.49149396444503E-08</text:p>
          </table:table-cell>
          <table:table-cell table:formula="of:=[.G105]-[.G104]" office:value-type="float" office:value="-0.00000683042185906091" calcext:value-type="float">
            <text:p>-6.83042185906091E-06</text:p>
          </table:table-cell>
          <table:table-cell table:formula="of:=[.H105]-[.H104]" office:value-type="float" office:value="0.00000651141596255678" calcext:value-type="float">
            <text:p>6.51141596255678E-06</text:p>
          </table:table-cell>
          <table:table-cell table:formula="of:=[.I105]-[.I104]" office:value-type="float" office:value="0.0256656974597718" calcext:value-type="float">
            <text:p>2.56656974597718E-02</text:p>
          </table:table-cell>
          <table:table-cell table:formula="of:=[.F163]-[.F104]" office:value-type="float" office:value="-0.0000165110405476801" calcext:value-type="float">
            <text:p>-1.65110405476801E-05</text:p>
          </table:table-cell>
          <table:table-cell table:formula="of:=[.G163]-[.G104]" office:value-type="float" office:value="0.00139879969370554" calcext:value-type="float">
            <text:p>1.39879969370554E-03</text:p>
          </table:table-cell>
          <table:table-cell table:formula="of:=[.H163]-[.H104]" office:value-type="float" office:value="-0.00141383917479916" calcext:value-type="float">
            <text:p>-1.41383917479916E-03</text:p>
          </table:table-cell>
          <table:table-cell table:formula="of:=[.I163]-[.I104]" office:value-type="float" office:value="0.201923439581151" calcext:value-type="float">
            <text:p>2.01923439581151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91" calcext:value-type="float">
            <text:p>1.9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5993298977" calcext:value-type="float">
            <text:p>5.01125993298977E-02</text:p>
          </table:table-cell>
          <table:table-cell office:value-type="float" office:value="0.0872745451956016" calcext:value-type="float">
            <text:p>8.72745451956016E-02</text:p>
          </table:table-cell>
          <table:table-cell office:value-type="float" office:value="-0.0872994690105005" calcext:value-type="float">
            <text:p>-8.72994690105005E-02</text:p>
          </table:table-cell>
          <table:table-cell office:value-type="float" office:value="-17844.6441646648" calcext:value-type="float">
            <text:p>-1.7844644164664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96.3281" calcext:value-type="float">
            <text:p>5.96328100000000E+02</text:p>
          </table:table-cell>
          <table:table-cell table:formula="of:=[.F106]-[.F105]" office:value-type="float" office:value="0.00000000804897561102" calcext:value-type="float">
            <text:p>8.04897561101914E-09</text:p>
          </table:table-cell>
          <table:table-cell table:formula="of:=[.G106]-[.G105]" office:value-type="float" office:value="0.00000145863533840274" calcext:value-type="float">
            <text:p>1.45863533840274E-06</text:p>
          </table:table-cell>
          <table:table-cell table:formula="of:=[.H106]-[.H105]" office:value-type="float" office:value="-0.00000155272635116166" calcext:value-type="float">
            <text:p>-1.55272635116166E-06</text:p>
          </table:table-cell>
          <table:table-cell table:formula="of:=[.I106]-[.I105]" office:value-type="float" office:value="0.00302774633018998" calcext:value-type="float">
            <text:p>3.02774633018998E-03</text:p>
          </table:table-cell>
          <table:table-cell table:formula="of:=[.F164]-[.F105]" office:value-type="float" office:value="-0.0000164760271679984" calcext:value-type="float">
            <text:p>-1.64760271679984E-05</text:p>
          </table:table-cell>
          <table:table-cell table:formula="of:=[.G164]-[.G105]" office:value-type="float" office:value="0.00140550292814758" calcext:value-type="float">
            <text:p>1.40550292814758E-03</text:p>
          </table:table-cell>
          <table:table-cell table:formula="of:=[.H164]-[.H105]" office:value-type="float" office:value="-0.00142048365836969" calcext:value-type="float">
            <text:p>-1.42048365836969E-03</text:p>
          </table:table-cell>
          <table:table-cell table:formula="of:=[.I164]-[.I105]" office:value-type="float" office:value="0.182186570982594" calcext:value-type="float">
            <text:p>1.8218657098259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95" calcext:value-type="float">
            <text:p>1.9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073788734" calcext:value-type="float">
            <text:p>5.01126073788734E-02</text:p>
          </table:table-cell>
          <table:table-cell office:value-type="float" office:value="0.08727600383094" calcext:value-type="float">
            <text:p>8.72760038309400E-02</text:p>
          </table:table-cell>
          <table:table-cell office:value-type="float" office:value="-0.0873010217368516" calcext:value-type="float">
            <text:p>-8.73010217368516E-02</text:p>
          </table:table-cell>
          <table:table-cell office:value-type="float" office:value="-17844.6411369184" calcext:value-type="float">
            <text:p>-1.7844641136918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29.987" calcext:value-type="float">
            <text:p>6.29987000000000E+02</text:p>
          </table:table-cell>
          <table:table-cell table:formula="of:=[.F107]-[.F106]" office:value-type="float" office:value="0.00000000541809373755" calcext:value-type="float">
            <text:p>5.41809373755253E-09</text:p>
          </table:table-cell>
          <table:table-cell table:formula="of:=[.G107]-[.G106]" office:value-type="float" office:value="0.00000103446536252327" calcext:value-type="float">
            <text:p>1.03446536252327E-06</text:p>
          </table:table-cell>
          <table:table-cell table:formula="of:=[.H107]-[.H106]" office:value-type="float" office:value="-0.00000110677271066006" calcext:value-type="float">
            <text:p>-1.10677271066006E-06</text:p>
          </table:table-cell>
          <table:table-cell table:formula="of:=[.I107]-[.I106]" office:value-type="float" office:value="-0.00059184151905356" calcext:value-type="float">
            <text:p>-5.91841519053560E-04</text:p>
          </table:table-cell>
          <table:table-cell table:formula="of:=[.F165]-[.F106]" office:value-type="float" office:value="-0.0000164706188738734" calcext:value-type="float">
            <text:p>-1.64706188738734E-05</text:p>
          </table:table-cell>
          <table:table-cell table:formula="of:=[.G165]-[.G106]" office:value-type="float" office:value="0.00140017995269472" calcext:value-type="float">
            <text:p>1.40017995269472E-03</text:p>
          </table:table-cell>
          <table:table-cell table:formula="of:=[.H165]-[.H106]" office:value-type="float" office:value="-0.00141517162372477" calcext:value-type="float">
            <text:p>-1.41517162372477E-03</text:p>
          </table:table-cell>
          <table:table-cell table:formula="of:=[.I165]-[.I106]" office:value-type="float" office:value="0.182217678109737" calcext:value-type="float">
            <text:p>1.82217678109737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99" calcext:value-type="float">
            <text:p>1.9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27969671" calcext:value-type="float">
            <text:p>5.01126127969671E-02</text:p>
          </table:table-cell>
          <table:table-cell office:value-type="float" office:value="0.0872770382963025" calcext:value-type="float">
            <text:p>8.72770382963025E-02</text:p>
          </table:table-cell>
          <table:table-cell office:value-type="float" office:value="-0.0873021285095623" calcext:value-type="float">
            <text:p>-8.73021285095623E-02</text:p>
          </table:table-cell>
          <table:table-cell office:value-type="float" office:value="-17844.6417287599" calcext:value-type="float">
            <text:p>-1.78446417287599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685.6101" calcext:value-type="float">
            <text:p>6.85610100000000E+02</text:p>
          </table:table-cell>
          <table:table-cell table:formula="of:=[.F108]-[.F107]" office:value-type="float" office:value="0.00000000271751002257" calcext:value-type="float">
            <text:p>2.71751002256515E-09</text:p>
          </table:table-cell>
          <table:table-cell table:formula="of:=[.G108]-[.G107]" office:value-type="float" office:value="-0.00000005567623892477" calcext:value-type="float">
            <text:p>-5.56762389247734E-08</text:p>
          </table:table-cell>
          <table:table-cell table:formula="of:=[.H108]-[.H107]" office:value-type="float" office:value="0.00000003724601359278" calcext:value-type="float">
            <text:p>3.72460135927843E-08</text:p>
          </table:table-cell>
          <table:table-cell table:formula="of:=[.I108]-[.I107]" office:value-type="float" office:value="0.000170489460288081" calcext:value-type="float">
            <text:p>1.70489460288081E-04</text:p>
          </table:table-cell>
          <table:table-cell table:formula="of:=[.F166]-[.F107]" office:value-type="float" office:value="-0.000016473631583587" calcext:value-type="float">
            <text:p>-1.64736315835870E-05</text:p>
          </table:table-cell>
          <table:table-cell table:formula="of:=[.G166]-[.G107]" office:value-type="float" office:value="0.00139686701053843" calcext:value-type="float">
            <text:p>1.39686701053843E-03</text:p>
          </table:table-cell>
          <table:table-cell table:formula="of:=[.H166]-[.H107]" office:value-type="float" office:value="-0.00141182731569703" calcext:value-type="float">
            <text:p>-1.41182731569703E-03</text:p>
          </table:table-cell>
          <table:table-cell table:formula="of:=[.I166]-[.I107]" office:value-type="float" office:value="0.185368458900484" calcext:value-type="float">
            <text:p>1.8536845890048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03" calcext:value-type="float">
            <text:p>2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55144771" calcext:value-type="float">
            <text:p>5.01126155144771E-02</text:p>
          </table:table-cell>
          <table:table-cell office:value-type="float" office:value="0.0872769826200636" calcext:value-type="float">
            <text:p>8.72769826200636E-02</text:p>
          </table:table-cell>
          <table:table-cell office:value-type="float" office:value="-0.0873020912635487" calcext:value-type="float">
            <text:p>-8.73020912635487E-02</text:p>
          </table:table-cell>
          <table:table-cell office:value-type="float" office:value="-17844.6415582705" calcext:value-type="float">
            <text:p>-1.7844641558270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02.9613" calcext:value-type="float">
            <text:p>7.02961300000000E+02</text:p>
          </table:table-cell>
          <table:table-cell table:formula="of:=[.F109]-[.F108]" office:value-type="float" office:value="0.00000000104784324967" calcext:value-type="float">
            <text:p>1.04784324966856E-09</text:p>
          </table:table-cell>
          <table:table-cell table:formula="of:=[.G109]-[.G108]" office:value-type="float" office:value="-0.00000019326263250852" calcext:value-type="float">
            <text:p>-1.93262632508517E-07</text:p>
          </table:table-cell>
          <table:table-cell table:formula="of:=[.H109]-[.H108]" office:value-type="float" office:value="0.0000002098904225839" calcext:value-type="float">
            <text:p>2.09890422583903E-07</text:p>
          </table:table-cell>
          <table:table-cell table:formula="of:=[.I109]-[.I108]" office:value-type="float" office:value="0.000262929221207742" calcext:value-type="float">
            <text:p>2.62929221207742E-04</text:p>
          </table:table-cell>
          <table:table-cell table:formula="of:=[.F167]-[.F108]" office:value-type="float" office:value="-0.0000164761782618997" calcext:value-type="float">
            <text:p>-1.64761782618997E-05</text:p>
          </table:table-cell>
          <table:table-cell table:formula="of:=[.G167]-[.G108]" office:value-type="float" office:value="0.00139637392267869" calcext:value-type="float">
            <text:p>1.39637392267869E-03</text:p>
          </table:table-cell>
          <table:table-cell table:formula="of:=[.H167]-[.H108]" office:value-type="float" office:value="-0.00141135341699104" calcext:value-type="float">
            <text:p>-1.41135341699104E-03</text:p>
          </table:table-cell>
          <table:table-cell table:formula="of:=[.I167]-[.I108]" office:value-type="float" office:value="0.186237038480613" calcext:value-type="float">
            <text:p>1.86237038480613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07" calcext:value-type="float">
            <text:p>2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5623204" calcext:value-type="float">
            <text:p>5.01126165623204E-02</text:p>
          </table:table-cell>
          <table:table-cell office:value-type="float" office:value="0.0872767893574311" calcext:value-type="float">
            <text:p>8.72767893574311E-02</text:p>
          </table:table-cell>
          <table:table-cell office:value-type="float" office:value="-0.0873018813731261" calcext:value-type="float">
            <text:p>-8.73018813731261E-02</text:p>
          </table:table-cell>
          <table:table-cell office:value-type="float" office:value="-17844.6412953413" calcext:value-type="float">
            <text:p>-1.78446412953413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757.9145" calcext:value-type="float">
            <text:p>7.57914500000000E+02</text:p>
          </table:table-cell>
          <table:table-cell table:formula="of:=[.F110]-[.F109]" office:value-type="float" office:value="0.00000000021297603958" calcext:value-type="float">
            <text:p>2.12976039581925E-10</text:p>
          </table:table-cell>
          <table:table-cell table:formula="of:=[.G110]-[.G109]" office:value-type="float" office:value="-0.00000007625384153276" calcext:value-type="float">
            <text:p>-7.62538415327585E-08</text:p>
          </table:table-cell>
          <table:table-cell table:formula="of:=[.H110]-[.H109]" office:value-type="float" office:value="0.00000007406573537816" calcext:value-type="float">
            <text:p>7.40657353781593E-08</text:p>
          </table:table-cell>
          <table:table-cell table:formula="of:=[.I110]-[.I109]" office:value-type="float" office:value="0.000104417387774447" calcext:value-type="float">
            <text:p>1.04417387774447E-04</text:p>
          </table:table-cell>
          <table:table-cell table:formula="of:=[.F168]-[.F109]" office:value-type="float" office:value="-0.0000164769160650238" calcext:value-type="float">
            <text:p>-1.64769160650238E-05</text:p>
          </table:table-cell>
          <table:table-cell table:formula="of:=[.G168]-[.G109]" office:value-type="float" office:value="0.00139660397701082" calcext:value-type="float">
            <text:p>1.39660397701082E-03</text:p>
          </table:table-cell>
          <table:table-cell table:formula="of:=[.H168]-[.H109]" office:value-type="float" office:value="-0.00141160087295049" calcext:value-type="float">
            <text:p>-1.41160087295049E-03</text:p>
          </table:table-cell>
          <table:table-cell table:formula="of:=[.I168]-[.I109]" office:value-type="float" office:value="0.186165771887318" calcext:value-type="float">
            <text:p>1.86165771887318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11" calcext:value-type="float">
            <text:p>2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7752964" calcext:value-type="float">
            <text:p>5.01126167752964E-02</text:p>
          </table:table-cell>
          <table:table-cell office:value-type="float" office:value="0.0872767131035895" calcext:value-type="float">
            <text:p>8.72767131035895E-02</text:p>
          </table:table-cell>
          <table:table-cell office:value-type="float" office:value="-0.0873018073073908" calcext:value-type="float">
            <text:p>-8.73018073073908E-02</text:p>
          </table:table-cell>
          <table:table-cell office:value-type="float" office:value="-17844.6411909239" calcext:value-type="float">
            <text:p>-1.7844641190923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49.5079" calcext:value-type="float">
            <text:p>7.49507900000000E+02</text:p>
          </table:table-cell>
          <table:table-cell table:formula="of:=[.F111]-[.F110]" office:value-type="float" office:value="0.00000000004559849026" calcext:value-type="float">
            <text:p>4.55984902614226E-11</text:p>
          </table:table-cell>
          <table:table-cell table:formula="of:=[.G111]-[.G110]" office:value-type="float" office:value="-0.00000001442872263335" calcext:value-type="float">
            <text:p>-1.44287226333528E-08</text:p>
          </table:table-cell>
          <table:table-cell table:formula="of:=[.H111]-[.H110]" office:value-type="float" office:value="0.00000000656827073287" calcext:value-type="float">
            <text:p>6.56827073286514E-09</text:p>
          </table:table-cell>
          <table:table-cell table:formula="of:=[.I111]-[.I110]" office:value-type="float" office:value="0.000150358700921061" calcext:value-type="float">
            <text:p>1.50358700921061E-04</text:p>
          </table:table-cell>
          <table:table-cell table:formula="of:=[.F169]-[.F110]" office:value-type="float" office:value="-0.0000164768898861592" calcext:value-type="float">
            <text:p>-1.64768898861592E-05</text:p>
          </table:table-cell>
          <table:table-cell table:formula="of:=[.G169]-[.G110]" office:value-type="float" office:value="0.00139671140522893" calcext:value-type="float">
            <text:p>1.39671140522893E-03</text:p>
          </table:table-cell>
          <table:table-cell table:formula="of:=[.H169]-[.H110]" office:value-type="float" office:value="-0.00141172044005097" calcext:value-type="float">
            <text:p>-1.41172044005097E-03</text:p>
          </table:table-cell>
          <table:table-cell table:formula="of:=[.I169]-[.I110]" office:value-type="float" office:value="0.186091555820894" calcext:value-type="float">
            <text:p>1.8609155582089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15" calcext:value-type="float">
            <text:p>2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8208949" calcext:value-type="float">
            <text:p>5.01126168208949E-02</text:p>
          </table:table-cell>
          <table:table-cell office:value-type="float" office:value="0.0872766986748669" calcext:value-type="float">
            <text:p>8.72766986748669E-02</text:p>
          </table:table-cell>
          <table:table-cell office:value-type="float" office:value="-0.08730180073912" calcext:value-type="float">
            <text:p>-8.73018007391200E-02</text:p>
          </table:table-cell>
          <table:table-cell office:value-type="float" office:value="-17844.6410405652" calcext:value-type="float">
            <text:p>-1.7844641040565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88.1057" calcext:value-type="float">
            <text:p>7.88105700000000E+02</text:p>
          </table:table-cell>
          <table:table-cell table:formula="of:=[.F112]-[.F111]" office:value-type="float" office:value="-0.00000000044015142919" calcext:value-type="float">
            <text:p>-4.40151429192959E-10</text:p>
          </table:table-cell>
          <table:table-cell table:formula="of:=[.G112]-[.G111]" office:value-type="float" office:value="0.00000000629220840709" calcext:value-type="float">
            <text:p>6.29220840708822E-09</text:p>
          </table:table-cell>
          <table:table-cell table:formula="of:=[.H112]-[.H111]" office:value-type="float" office:value="-0.0000000021174468845" calcext:value-type="float">
            <text:p>-2.11744688449755E-09</text:p>
          </table:table-cell>
          <table:table-cell table:formula="of:=[.I112]-[.I111]" office:value-type="float" office:value="-0.0000573743600398302" calcext:value-type="float">
            <text:p>-5.73743600398302E-05</text:p>
          </table:table-cell>
          <table:table-cell table:formula="of:=[.F170]-[.F111]" office:value-type="float" office:value="-0.0000164768080525499" calcext:value-type="float">
            <text:p>-1.64768080525499E-05</text:p>
          </table:table-cell>
          <table:table-cell table:formula="of:=[.G170]-[.G111]" office:value-type="float" office:value="0.00139674582851737" calcext:value-type="float">
            <text:p>1.39674582851737E-03</text:p>
          </table:table-cell>
          <table:table-cell table:formula="of:=[.H170]-[.H111]" office:value-type="float" office:value="-0.00141173075519112" calcext:value-type="float">
            <text:p>-1.41173075519112E-03</text:p>
          </table:table-cell>
          <table:table-cell table:formula="of:=[.I170]-[.I111]" office:value-type="float" office:value="0.185959821908909" calcext:value-type="float">
            <text:p>1.8595982190890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19" calcext:value-type="float">
            <text:p>2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3807435" calcext:value-type="float">
            <text:p>5.01126163807435E-02</text:p>
          </table:table-cell>
          <table:table-cell office:value-type="float" office:value="0.0872767049670753" calcext:value-type="float">
            <text:p>8.72767049670753E-02</text:p>
          </table:table-cell>
          <table:table-cell office:value-type="float" office:value="-0.0873018028565669" calcext:value-type="float">
            <text:p>-8.73018028565669E-02</text:p>
          </table:table-cell>
          <table:table-cell office:value-type="float" office:value="-17844.6410979395" calcext:value-type="float">
            <text:p>-1.7844641097939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44.3578" calcext:value-type="float">
            <text:p>8.44357800000000E+02</text:p>
          </table:table-cell>
          <table:table-cell table:formula="of:=[.F113]-[.F112]" office:value-type="float" office:value="0.00000000040721112593" calcext:value-type="float">
            <text:p>4.07211125930118E-10</text:p>
          </table:table-cell>
          <table:table-cell table:formula="of:=[.G113]-[.G112]" office:value-type="float" office:value="-0.00000002219630916567" calcext:value-type="float">
            <text:p>-2.21963091656674E-08</text:p>
          </table:table-cell>
          <table:table-cell table:formula="of:=[.H113]-[.H112]" office:value-type="float" office:value="-0.00000000287666505894" calcext:value-type="float">
            <text:p>-2.87666505893736E-09</text:p>
          </table:table-cell>
          <table:table-cell table:formula="of:=[.I113]-[.I112]" office:value-type="float" office:value="-0.0000567913702980149" calcext:value-type="float">
            <text:p>-5.67913702980149E-05</text:p>
          </table:table-cell>
          <table:table-cell table:formula="of:=[.F171]-[.F112]" office:value-type="float" office:value="-0.0000164762553018921" calcext:value-type="float">
            <text:p>-1.64762553018921E-05</text:p>
          </table:table-cell>
          <table:table-cell table:formula="of:=[.G171]-[.G112]" office:value-type="float" office:value="0.00139672633982005" calcext:value-type="float">
            <text:p>1.39672633982005E-03</text:p>
          </table:table-cell>
          <table:table-cell table:formula="of:=[.H171]-[.H112]" office:value-type="float" office:value="-0.00141172386458066" calcext:value-type="float">
            <text:p>-1.41172386458066E-03</text:p>
          </table:table-cell>
          <table:table-cell table:formula="of:=[.I171]-[.I112]" office:value-type="float" office:value="0.185995812720648" calcext:value-type="float">
            <text:p>1.85995812720648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23" calcext:value-type="float">
            <text:p>2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7879546" calcext:value-type="float">
            <text:p>5.01126167879546E-02</text:p>
          </table:table-cell>
          <table:table-cell office:value-type="float" office:value="0.0872766827707662" calcext:value-type="float">
            <text:p>8.72766827707662E-02</text:p>
          </table:table-cell>
          <table:table-cell office:value-type="float" office:value="-0.087301805733232" calcext:value-type="float">
            <text:p>-8.73018057332320E-02</text:p>
          </table:table-cell>
          <table:table-cell office:value-type="float" office:value="-17844.6411547309" calcext:value-type="float">
            <text:p>-1.7844641154730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93.3813" calcext:value-type="float">
            <text:p>8.93381300000000E+02</text:p>
          </table:table-cell>
          <table:table-cell table:formula="of:=[.F114]-[.F113]" office:value-type="float" office:value="-0.00000000002860158638" calcext:value-type="float">
            <text:p>-2.86015863770750E-11</text:p>
          </table:table-cell>
          <table:table-cell table:formula="of:=[.G114]-[.G113]" office:value-type="float" office:value="0.00000003953796565148" calcext:value-type="float">
            <text:p>3.95379656514816E-08</text:p>
          </table:table-cell>
          <table:table-cell table:formula="of:=[.H114]-[.H113]" office:value-type="float" office:value="-0.00000000094565329178" calcext:value-type="float">
            <text:p>-9.45653291783977E-10</text:p>
          </table:table-cell>
          <table:table-cell table:formula="of:=[.I114]-[.I113]" office:value-type="float" office:value="0.000159610848641023" calcext:value-type="float">
            <text:p>1.59610848641023E-04</text:p>
          </table:table-cell>
          <table:table-cell table:formula="of:=[.F172]-[.F113]" office:value-type="float" office:value="-0.0000164766438511474" calcext:value-type="float">
            <text:p>-1.64766438511474E-05</text:p>
          </table:table-cell>
          <table:table-cell table:formula="of:=[.G172]-[.G113]" office:value-type="float" office:value="0.00139677024195017" calcext:value-type="float">
            <text:p>1.39677024195017E-03</text:p>
          </table:table-cell>
          <table:table-cell table:formula="of:=[.H172]-[.H113]" office:value-type="float" office:value="-0.00141171744665873" calcext:value-type="float">
            <text:p>-1.41171744665873E-03</text:p>
          </table:table-cell>
          <table:table-cell table:formula="of:=[.I172]-[.I113]" office:value-type="float" office:value="0.186095791821572" calcext:value-type="float">
            <text:p>1.86095791821572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27" calcext:value-type="float">
            <text:p>2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759353" calcext:value-type="float">
            <text:p>5.01126167593530E-02</text:p>
          </table:table-cell>
          <table:table-cell office:value-type="float" office:value="0.0872767223087318" calcext:value-type="float">
            <text:p>8.72767223087318E-02</text:p>
          </table:table-cell>
          <table:table-cell office:value-type="float" office:value="-0.0873018066788853" calcext:value-type="float">
            <text:p>-8.73018066788853E-02</text:p>
          </table:table-cell>
          <table:table-cell office:value-type="float" office:value="-17844.6409951201" calcext:value-type="float">
            <text:p>-1.7844640995120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47.9931" calcext:value-type="float">
            <text:p>9.47993100000000E+02</text:p>
          </table:table-cell>
          <table:table-cell table:formula="of:=[.F115]-[.F114]" office:value-type="float" office:value="0.00000000000413305501" calcext:value-type="float">
            <text:p>4.13305500934769E-12</text:p>
          </table:table-cell>
          <table:table-cell table:formula="of:=[.G115]-[.G114]" office:value-type="float" office:value="-0.00000002393028579462" calcext:value-type="float">
            <text:p>-2.39302857946155E-08</text:p>
          </table:table-cell>
          <table:table-cell table:formula="of:=[.H115]-[.H114]" office:value-type="float" office:value="-0.00000000042792361321" calcext:value-type="float">
            <text:p>-4.27923613210979E-10</text:p>
          </table:table-cell>
          <table:table-cell table:formula="of:=[.I115]-[.I114]" office:value-type="float" office:value="-0.0000883217871887609" calcext:value-type="float">
            <text:p>-8.83217871887609E-05</text:p>
          </table:table-cell>
          <table:table-cell table:formula="of:=[.F173]-[.F114]" office:value-type="float" office:value="-0.000016476536579553" calcext:value-type="float">
            <text:p>-1.64765365795530E-05</text:p>
          </table:table-cell>
          <table:table-cell table:formula="of:=[.G173]-[.G114]" office:value-type="float" office:value="0.00139671304468918" calcext:value-type="float">
            <text:p>1.39671304468918E-03</text:p>
          </table:table-cell>
          <table:table-cell table:formula="of:=[.H173]-[.H114]" office:value-type="float" office:value="-0.00141171849099368" calcext:value-type="float">
            <text:p>-1.41171849099368E-03</text:p>
          </table:table-cell>
          <table:table-cell table:formula="of:=[.I173]-[.I114]" office:value-type="float" office:value="0.186065845929988" calcext:value-type="float">
            <text:p>1.86065845929988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31" calcext:value-type="float">
            <text:p>2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7634861" calcext:value-type="float">
            <text:p>5.01126167634861E-02</text:p>
          </table:table-cell>
          <table:table-cell office:value-type="float" office:value="0.087276698378446" calcext:value-type="float">
            <text:p>8.72766983784460E-02</text:p>
          </table:table-cell>
          <table:table-cell office:value-type="float" office:value="-0.0873018071068089" calcext:value-type="float">
            <text:p>-8.73018071068089E-02</text:p>
          </table:table-cell>
          <table:table-cell office:value-type="float" office:value="-17844.6410834418" calcext:value-type="float">
            <text:p>-1.78446410834418E+04</text:p>
          </table:table-cell>
          <table:table-cell office:value-type="float" office:value="-61484.1280454486" calcext:value-type="float">
            <text:p>-6.14841280454486E+04</text:p>
          </table:table-cell>
          <table:table-cell office:value-type="float" office:value="999.3559" calcext:value-type="float">
            <text:p>9.99355900000000E+02</text:p>
          </table:table-cell>
          <table:table-cell table:formula="of:=[.F116]-[.F115]" office:value-type="float" office:value="-0.00000000015974088025" calcext:value-type="float">
            <text:p>-1.59740880245618E-10</text:p>
          </table:table-cell>
          <table:table-cell table:formula="of:=[.G116]-[.G115]" office:value-type="float" office:value="0.00000000745978716299" calcext:value-type="float">
            <text:p>7.45978716298890E-09</text:p>
          </table:table-cell>
          <table:table-cell table:formula="of:=[.H116]-[.H115]" office:value-type="float" office:value="-0.00000000124408923441" calcext:value-type="float">
            <text:p>-1.24408923440900E-09</text:p>
          </table:table-cell>
          <table:table-cell table:formula="of:=[.I116]-[.I115]" office:value-type="float" office:value="0.00000598832775722258" calcext:value-type="float">
            <text:p>5.98832775722258E-06</text:p>
          </table:table-cell>
          <table:table-cell table:formula="of:=[.F174]-[.F115]" office:value-type="float" office:value="-0.0000164765444666606" calcext:value-type="float">
            <text:p>-1.64765444666606E-05</text:p>
          </table:table-cell>
          <table:table-cell table:formula="of:=[.G174]-[.G115]" office:value-type="float" office:value="0.00139670806570169" calcext:value-type="float">
            <text:p>1.39670806570169E-03</text:p>
          </table:table-cell>
          <table:table-cell table:formula="of:=[.H174]-[.H115]" office:value-type="float" office:value="-0.00141171742327474" calcext:value-type="float">
            <text:p>-1.41171742327474E-03</text:p>
          </table:table-cell>
          <table:table-cell table:formula="of:=[.I174]-[.I115]" office:value-type="float" office:value="0.186129712827096" calcext:value-type="float">
            <text:p>1.86129712827096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35" calcext:value-type="float">
            <text:p>2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6037452" calcext:value-type="float">
            <text:p>5.01126166037452E-02</text:p>
          </table:table-cell>
          <table:table-cell office:value-type="float" office:value="0.0872767058382332" calcext:value-type="float">
            <text:p>8.72767058382332E-02</text:p>
          </table:table-cell>
          <table:table-cell office:value-type="float" office:value="-0.0873018083508981" calcext:value-type="float">
            <text:p>-8.73018083508981E-02</text:p>
          </table:table-cell>
          <table:table-cell office:value-type="float" office:value="-17844.6410774535" calcext:value-type="float">
            <text:p>-1.7844641077453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16.7172" calcext:value-type="float">
            <text:p>1.01671720000000E+03</text:p>
          </table:table-cell>
          <table:table-cell table:formula="of:=[.F117]-[.F116]" office:value-type="float" office:value="0.00000000030285856462" calcext:value-type="float">
            <text:p>3.02858564615871E-10</text:p>
          </table:table-cell>
          <table:table-cell table:formula="of:=[.G117]-[.G116]" office:value-type="float" office:value="-0.00000001293086289433" calcext:value-type="float">
            <text:p>-1.29308628943337E-08</text:p>
          </table:table-cell>
          <table:table-cell table:formula="of:=[.H117]-[.H116]" office:value-type="float" office:value="-0.00000000093939812873" calcext:value-type="float">
            <text:p>-9.39398128729785E-10</text:p>
          </table:table-cell>
          <table:table-cell table:formula="of:=[.I117]-[.I116]" office:value-type="float" office:value="-0.0000235240986512508" calcext:value-type="float">
            <text:p>-2.35240986512508E-05</text:p>
          </table:table-cell>
          <table:table-cell table:formula="of:=[.F175]-[.F116]" office:value-type="float" office:value="-0.0000164765524915192" calcext:value-type="float">
            <text:p>-1.64765524915192E-05</text:p>
          </table:table-cell>
          <table:table-cell table:formula="of:=[.G175]-[.G116]" office:value-type="float" office:value="0.00139671431630389" calcext:value-type="float">
            <text:p>1.39671431630389E-03</text:p>
          </table:table-cell>
          <table:table-cell table:formula="of:=[.H175]-[.H116]" office:value-type="float" office:value="-0.00141171608437787" calcext:value-type="float">
            <text:p>-1.41171608437787E-03</text:p>
          </table:table-cell>
          <table:table-cell table:formula="of:=[.I175]-[.I116]" office:value-type="float" office:value="0.185975516800681" calcext:value-type="float">
            <text:p>1.85975516800681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39" calcext:value-type="float">
            <text:p>2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9066037" calcext:value-type="float">
            <text:p>5.01126169066037E-02</text:p>
          </table:table-cell>
          <table:table-cell office:value-type="float" office:value="0.0872766929073703" calcext:value-type="float">
            <text:p>8.72766929073703E-02</text:p>
          </table:table-cell>
          <table:table-cell office:value-type="float" office:value="-0.0873018092902962" calcext:value-type="float">
            <text:p>-8.73018092902962E-02</text:p>
          </table:table-cell>
          <table:table-cell office:value-type="float" office:value="-17844.6411009776" calcext:value-type="float">
            <text:p>-1.78446411009776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1075.1131" calcext:value-type="float">
            <text:p>1.07511310000000E+03</text:p>
          </table:table-cell>
          <table:table-cell table:formula="of:=[.F118]-[.F117]" office:value-type="float" office:value="-0.00000000025767582512" calcext:value-type="float">
            <text:p>-2.57675825121595E-10</text:p>
          </table:table-cell>
          <table:table-cell table:formula="of:=[.G118]-[.G117]" office:value-type="float" office:value="0.00000002434306424493" calcext:value-type="float">
            <text:p>2.43430642449249E-08</text:p>
          </table:table-cell>
          <table:table-cell table:formula="of:=[.H118]-[.H117]" office:value-type="float" office:value="0.00000000354220722198" calcext:value-type="float">
            <text:p>3.54220722198484E-09</text:p>
          </table:table-cell>
          <table:table-cell table:formula="of:=[.I118]-[.I117]" office:value-type="float" office:value="-0.0000526975600223523" calcext:value-type="float">
            <text:p>-5.26975600223523E-05</text:p>
          </table:table-cell>
          <table:table-cell table:formula="of:=[.F176]-[.F117]" office:value-type="float" office:value="-0.0000164767573376245" calcext:value-type="float">
            <text:p>-1.64767573376245E-05</text:p>
          </table:table-cell>
          <table:table-cell table:formula="of:=[.G176]-[.G117]" office:value-type="float" office:value="0.00139675515157503" calcext:value-type="float">
            <text:p>1.39675515157503E-03</text:p>
          </table:table-cell>
          <table:table-cell table:formula="of:=[.H176]-[.H117]" office:value-type="float" office:value="-0.00141171685282333" calcext:value-type="float">
            <text:p>-1.41171685282333E-03</text:p>
          </table:table-cell>
          <table:table-cell table:formula="of:=[.I176]-[.I117]" office:value-type="float" office:value="0.186090356019122" calcext:value-type="float">
            <text:p>1.86090356019122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243" calcext:value-type="float">
            <text:p>2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126166489279" calcext:value-type="float">
            <text:p>5.01126166489279E-02</text:p>
          </table:table-cell>
          <table:table-cell office:value-type="float" office:value="0.0872767172504345" calcext:value-type="float">
            <text:p>8.72767172504345E-02</text:p>
          </table:table-cell>
          <table:table-cell office:value-type="float" office:value="-0.087301805748089" calcext:value-type="float">
            <text:p>-8.73018057480890E-02</text:p>
          </table:table-cell>
          <table:table-cell office:value-type="float" office:value="-17844.6411536752" calcext:value-type="float">
            <text:p>-1.78446411536752E+04</text:p>
          </table:table-cell>
          <table:table-cell office:value-type="float" office:value="-61484.1280454486" calcext:value-type="float">
            <text:p>-6.14841280454486E+04</text:p>
          </table:table-cell>
          <table:table-cell office:value-type="float" office:value="1144.895" calcext:value-type="float">
            <text:p>1.14489500000000E+03</text:p>
          </table:table-cell>
          <table:table-cell table:number-columns-repeated="4"/>
          <table:table-cell table:formula="of:=[.F177]-[.F118]" office:value-type="float" office:value="-0.0000164765532823796" calcext:value-type="float">
            <text:p>-1.64765532823796E-05</text:p>
          </table:table-cell>
          <table:table-cell table:formula="of:=[.G177]-[.G118]" office:value-type="float" office:value="0.00139671466365751" calcext:value-type="float">
            <text:p>1.39671466365751E-03</text:p>
          </table:table-cell>
          <table:table-cell table:formula="of:=[.H177]-[.H118]" office:value-type="float" office:value="-0.00141172036545298" calcext:value-type="float">
            <text:p>-1.41172036545298E-03</text:p>
          </table:table-cell>
          <table:table-cell table:formula="of:=[.I177]-[.I118]" office:value-type="float" office:value="0.186179183689092" calcext:value-type="float">
            <text:p>1.86179183689092E-0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79358313183514" calcext:value-type="float">
            <text:p>4.79358313183514E-02</text:p>
          </table:table-cell>
          <table:table-cell office:value-type="float" office:value="-1.67957760334443" calcext:value-type="float">
            <text:p>-1.67957760334443E+00</text:p>
          </table:table-cell>
          <table:table-cell office:value-type="float" office:value="3.30205910383296" calcext:value-type="float">
            <text:p>3.30205910383296E+00</text:p>
          </table:table-cell>
          <table:table-cell office:value-type="float" office:value="-13739.8922100657" calcext:value-type="float">
            <text:p>-1.37398922100657E+04</text:p>
          </table:table-cell>
          <table:table-cell office:value-type="float" office:value="-61484.0969196736" calcext:value-type="float">
            <text:p>-6.14840969196736E+04</text:p>
          </table:table-cell>
          <table:table-cell office:value-type="float" office:value="0.8812" calcext:value-type="float">
            <text:p>8.81200000000000E-01</text:p>
          </table:table-cell>
          <table:table-cell table:formula="of:=[.F121]-[.F120]" office:value-type="float" office:value="0.00215551442211856" calcext:value-type="float">
            <text:p>2.15551442211856E-03</text:p>
          </table:table-cell>
          <table:table-cell table:formula="of:=[.G121]-[.G120]" office:value-type="float" office:value="1.34617140596467" calcext:value-type="float">
            <text:p>1.34617140596467E+00</text:p>
          </table:table-cell>
          <table:table-cell table:formula="of:=[.H121]-[.H120]" office:value-type="float" office:value="-2.98674858494294" calcext:value-type="float">
            <text:p>-2.98674858494294E+00</text:p>
          </table:table-cell>
          <table:table-cell table:formula="of:=[.I121]-[.I120]" office:value-type="float" office:value="-2074.33667149333" calcext:value-type="float">
            <text:p>-2.07433667149333E+03</text:p>
          </table:table-cell>
          <table:table-cell table:formula="of:=[.F179]-[.F120]" office:value-type="float" office:value="0.000052979221815061" calcext:value-type="float">
            <text:p>5.29792218150610E-05</text:p>
          </table:table-cell>
          <table:table-cell table:formula="of:=[.G179]-[.G120]" office:value-type="float" office:value="0.000784184481694039" calcext:value-type="float">
            <text:p>7.84184481694039E-04</text:p>
          </table:table-cell>
          <table:table-cell table:formula="of:=[.H179]-[.H120]" office:value-type="float" office:value="-0.011083486052526" calcext:value-type="float">
            <text:p>-1.10834860525260E-02</text:p>
          </table:table-cell>
          <table:table-cell table:formula="of:=[.I179]-[.I120]" office:value-type="float" office:value="4.57390816412044" calcext:value-type="float">
            <text:p>4.5739081641204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13457404699" calcext:value-type="float">
            <text:p>5.00913457404699E-02</text:p>
          </table:table-cell>
          <table:table-cell office:value-type="float" office:value="-0.333406197379766" calcext:value-type="float">
            <text:p>-3.33406197379766E-01</text:p>
          </table:table-cell>
          <table:table-cell office:value-type="float" office:value="0.315310518890015" calcext:value-type="float">
            <text:p>3.15310518890015E-01</text:p>
          </table:table-cell>
          <table:table-cell office:value-type="float" office:value="-15814.2288815591" calcext:value-type="float">
            <text:p>-1.58142288815591E+04</text:p>
          </table:table-cell>
          <table:table-cell office:value-type="float" office:value="-61484.1283662561" calcext:value-type="float">
            <text:p>-6.14841283662561E+04</text:p>
          </table:table-cell>
          <table:table-cell office:value-type="float" office:value="1.5539" calcext:value-type="float">
            <text:p>1.55390000000000E+00</text:p>
          </table:table-cell>
          <table:table-cell table:formula="of:=[.F122]-[.F121]" office:value-type="float" office:value="0.000294416907926649" calcext:value-type="float">
            <text:p>2.94416907926649E-04</text:p>
          </table:table-cell>
          <table:table-cell table:formula="of:=[.G122]-[.G121]" office:value-type="float" office:value="0.389313724459593" calcext:value-type="float">
            <text:p>3.89313724459593E-01</text:p>
          </table:table-cell>
          <table:table-cell table:formula="of:=[.H122]-[.H121]" office:value-type="float" office:value="-0.414443798039475" calcext:value-type="float">
            <text:p>-4.14443798039475E-01</text:p>
          </table:table-cell>
          <table:table-cell table:formula="of:=[.I122]-[.I121]" office:value-type="float" office:value="-846.279508467653" calcext:value-type="float">
            <text:p>-8.46279508467653E+02</text:p>
          </table:table-cell>
          <table:table-cell table:formula="of:=[.F180]-[.F121]" office:value-type="float" office:value="-0.00000397296698515653" calcext:value-type="float">
            <text:p>-3.97296698515653E-06</text:p>
          </table:table-cell>
          <table:table-cell table:formula="of:=[.G180]-[.G121]" office:value-type="float" office:value="-0.00303209148697026" calcext:value-type="float">
            <text:p>-3.03209148697026E-03</text:p>
          </table:table-cell>
          <table:table-cell table:formula="of:=[.H180]-[.H121]" office:value-type="float" office:value="0.00375670919793991" calcext:value-type="float">
            <text:p>3.75670919793991E-03</text:p>
          </table:table-cell>
          <table:table-cell table:formula="of:=[.I180]-[.I121]" office:value-type="float" office:value="-0.719817605790013" calcext:value-type="float">
            <text:p>-7.19817605790013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table:number-columns-repeated="2" office:value-type="float" office:value="23" calcext:value-type="float">
            <text:p>2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857626483966" calcext:value-type="float">
            <text:p>5.03857626483966E-02</text:p>
          </table:table-cell>
          <table:table-cell office:value-type="float" office:value="0.0559075270798269" calcext:value-type="float">
            <text:p>5.59075270798269E-02</text:p>
          </table:table-cell>
          <table:table-cell office:value-type="float" office:value="-0.0991332791494593" calcext:value-type="float">
            <text:p>-9.91332791494593E-02</text:p>
          </table:table-cell>
          <table:table-cell office:value-type="float" office:value="-16660.5083900267" calcext:value-type="float">
            <text:p>-1.66605083900267E+04</text:p>
          </table:table-cell>
          <table:table-cell office:value-type="float" office:value="-61484.1280358779" calcext:value-type="float">
            <text:p>-6.14841280358779E+04</text:p>
          </table:table-cell>
          <table:table-cell office:value-type="float" office:value="2.5103" calcext:value-type="float">
            <text:p>2.51030000000000E+00</text:p>
          </table:table-cell>
          <table:table-cell table:formula="of:=[.F123]-[.F122]" office:value-type="float" office:value="0.00000193083002692634" calcext:value-type="float">
            <text:p>1.93083002692634E-06</text:p>
          </table:table-cell>
          <table:table-cell table:formula="of:=[.G123]-[.G122]" office:value-type="float" office:value="0.116349254043656" calcext:value-type="float">
            <text:p>1.16349254043656E-01</text:p>
          </table:table-cell>
          <table:table-cell table:formula="of:=[.H123]-[.H122]" office:value-type="float" office:value="-0.099851958344246" calcext:value-type="float">
            <text:p>-9.98519583442460E-02</text:p>
          </table:table-cell>
          <table:table-cell table:formula="of:=[.I123]-[.I122]" office:value-type="float" office:value="-472.75288162132" calcext:value-type="float">
            <text:p>-4.72752881621320E+02</text:p>
          </table:table-cell>
          <table:table-cell table:formula="of:=[.F181]-[.F122]" office:value-type="float" office:value="-0.00000034666893390656" calcext:value-type="float">
            <text:p>-3.46668933906558E-07</text:p>
          </table:table-cell>
          <table:table-cell table:formula="of:=[.G181]-[.G122]" office:value-type="float" office:value="-0.00584266725283684" calcext:value-type="float">
            <text:p>-5.84266725283684E-03</text:p>
          </table:table-cell>
          <table:table-cell table:formula="of:=[.H181]-[.H122]" office:value-type="float" office:value="0.00670040738351084" calcext:value-type="float">
            <text:p>6.70040738351084E-03</text:p>
          </table:table-cell>
          <table:table-cell table:formula="of:=[.I181]-[.I122]" office:value-type="float" office:value="-4.37062587646869" calcext:value-type="float">
            <text:p>-4.37062587646869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876934784235" calcext:value-type="float">
            <text:p>5.03876934784235E-02</text:p>
          </table:table-cell>
          <table:table-cell office:value-type="float" office:value="0.172256781123483" calcext:value-type="float">
            <text:p>1.72256781123483E-01</text:p>
          </table:table-cell>
          <table:table-cell office:value-type="float" office:value="-0.198985237493705" calcext:value-type="float">
            <text:p>-1.98985237493705E-01</text:p>
          </table:table-cell>
          <table:table-cell office:value-type="float" office:value="-17133.261271648" calcext:value-type="float">
            <text:p>-1.71332612716480E+04</text:p>
          </table:table-cell>
          <table:table-cell office:value-type="float" office:value="-61484.1280459904" calcext:value-type="float">
            <text:p>-6.14841280459904E+04</text:p>
          </table:table-cell>
          <table:table-cell office:value-type="float" office:value="3.8765" calcext:value-type="float">
            <text:p>3.87650000000000E+00</text:p>
          </table:table-cell>
          <table:table-cell table:formula="of:=[.F124]-[.F123]" office:value-type="float" office:value="-0.000216574494559751" calcext:value-type="float">
            <text:p>-2.16574494559751E-04</text:p>
          </table:table-cell>
          <table:table-cell table:formula="of:=[.G124]-[.G123]" office:value-type="float" office:value="-0.0930336341374696" calcext:value-type="float">
            <text:p>-9.30336341374696E-02</text:p>
          </table:table-cell>
          <table:table-cell table:formula="of:=[.H124]-[.H123]" office:value-type="float" office:value="0.115976479209946" calcext:value-type="float">
            <text:p>1.15976479209946E-01</text:p>
          </table:table-cell>
          <table:table-cell table:formula="of:=[.I124]-[.I123]" office:value-type="float" office:value="-316.119131574007" calcext:value-type="float">
            <text:p>-3.16119131574007E+02</text:p>
          </table:table-cell>
          <table:table-cell table:formula="of:=[.F182]-[.F123]" office:value-type="float" office:value="-0.0000260470932114468" calcext:value-type="float">
            <text:p>-2.60470932114468E-05</text:p>
          </table:table-cell>
          <table:table-cell table:formula="of:=[.G182]-[.G123]" office:value-type="float" office:value="0.0180530217730734" calcext:value-type="float">
            <text:p>1.80530217730734E-02</text:p>
          </table:table-cell>
          <table:table-cell table:formula="of:=[.H182]-[.H123]" office:value-type="float" office:value="-0.0205281137496622" calcext:value-type="float">
            <text:p>-2.05281137496622E-02</text:p>
          </table:table-cell>
          <table:table-cell table:formula="of:=[.I182]-[.I123]" office:value-type="float" office:value="-38.7968668080175" calcext:value-type="float">
            <text:p>-3.87968668080175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1711189838638" calcext:value-type="float">
            <text:p>5.01711189838638E-02</text:p>
          </table:table-cell>
          <table:table-cell office:value-type="float" office:value="0.0792231469860132" calcext:value-type="float">
            <text:p>7.92231469860132E-02</text:p>
          </table:table-cell>
          <table:table-cell office:value-type="float" office:value="-0.0830087582837593" calcext:value-type="float">
            <text:p>-8.30087582837593E-02</text:p>
          </table:table-cell>
          <table:table-cell office:value-type="float" office:value="-17449.380403222" calcext:value-type="float">
            <text:p>-1.74493804032220E+04</text:p>
          </table:table-cell>
          <table:table-cell office:value-type="float" office:value="-61484.1280454531" calcext:value-type="float">
            <text:p>-6.14841280454531E+04</text:p>
          </table:table-cell>
          <table:table-cell office:value-type="float" office:value="5.7207" calcext:value-type="float">
            <text:p>5.72070000000000E+00</text:p>
          </table:table-cell>
          <table:table-cell table:formula="of:=[.F125]-[.F124]" office:value-type="float" office:value="-0.000345503711935133" calcext:value-type="float">
            <text:p>-3.45503711935133E-04</text:p>
          </table:table-cell>
          <table:table-cell table:formula="of:=[.G125]-[.G124]" office:value-type="float" office:value="-0.145704070706073" calcext:value-type="float">
            <text:p>-1.45704070706073E-01</text:p>
          </table:table-cell>
          <table:table-cell table:formula="of:=[.H125]-[.H124]" office:value-type="float" office:value="0.156854323876289" calcext:value-type="float">
            <text:p>1.56854323876289E-01</text:p>
          </table:table-cell>
          <table:table-cell table:formula="of:=[.I125]-[.I124]" office:value-type="float" office:value="-130.02659968353" calcext:value-type="float">
            <text:p>-1.30026599683530E+02</text:p>
          </table:table-cell>
          <table:table-cell table:formula="of:=[.F183]-[.F124]" office:value-type="float" office:value="0.00010430893012979" calcext:value-type="float">
            <text:p>1.04308930129790E-04</text:p>
          </table:table-cell>
          <table:table-cell table:formula="of:=[.G183]-[.G124]" office:value-type="float" office:value="0.038009004969619" calcext:value-type="float">
            <text:p>3.80090049696190E-02</text:p>
          </table:table-cell>
          <table:table-cell table:formula="of:=[.H183]-[.H124]" office:value-type="float" office:value="-0.0415603935006661" calcext:value-type="float">
            <text:p>-4.15603935006661E-02</text:p>
          </table:table-cell>
          <table:table-cell table:formula="of:=[.I183]-[.I124]" office:value-type="float" office:value="-2.86266993896061" calcext:value-type="float">
            <text:p>-2.8626699389606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35" calcext:value-type="float">
            <text:p>3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256152719286" calcext:value-type="float">
            <text:p>4.98256152719286E-02</text:p>
          </table:table-cell>
          <table:table-cell office:value-type="float" office:value="-0.06648092372006" calcext:value-type="float">
            <text:p>-6.64809237200600E-02</text:p>
          </table:table-cell>
          <table:table-cell office:value-type="float" office:value="0.0738455655925299" calcext:value-type="float">
            <text:p>7.38455655925299E-02</text:p>
          </table:table-cell>
          <table:table-cell office:value-type="float" office:value="-17579.4070029056" calcext:value-type="float">
            <text:p>-1.75794070029056E+04</text:p>
          </table:table-cell>
          <table:table-cell office:value-type="float" office:value="-61484.1280454491" calcext:value-type="float">
            <text:p>-6.14841280454491E+04</text:p>
          </table:table-cell>
          <table:table-cell office:value-type="float" office:value="8.2676" calcext:value-type="float">
            <text:p>8.26760000000000E+00</text:p>
          </table:table-cell>
          <table:table-cell table:formula="of:=[.F126]-[.F125]" office:value-type="float" office:value="-0.000166905255650357" calcext:value-type="float">
            <text:p>-1.66905255650357E-04</text:p>
          </table:table-cell>
          <table:table-cell table:formula="of:=[.G126]-[.G125]" office:value-type="float" office:value="-0.0109100612899899" calcext:value-type="float">
            <text:p>-1.09100612899899E-02</text:p>
          </table:table-cell>
          <table:table-cell table:formula="of:=[.H126]-[.H125]" office:value-type="float" office:value="0.0092810651721812" calcext:value-type="float">
            <text:p>9.28106517218120E-03</text:p>
          </table:table-cell>
          <table:table-cell table:formula="of:=[.I126]-[.I125]" office:value-type="float" office:value="-141.491754382841" calcext:value-type="float">
            <text:p>-1.41491754382841E+02</text:p>
          </table:table-cell>
          <table:table-cell table:formula="of:=[.F184]-[.F125]" office:value-type="float" office:value="0.000177815369716748" calcext:value-type="float">
            <text:p>1.77815369716748E-04</text:p>
          </table:table-cell>
          <table:table-cell table:formula="of:=[.G184]-[.G125]" office:value-type="float" office:value="0.0505451764887712" calcext:value-type="float">
            <text:p>5.05451764887712E-02</text:p>
          </table:table-cell>
          <table:table-cell table:formula="of:=[.H184]-[.H125]" office:value-type="float" office:value="-0.0534695157723275" calcext:value-type="float">
            <text:p>-5.34695157723275E-02</text:p>
          </table:table-cell>
          <table:table-cell table:formula="of:=[.I184]-[.I125]" office:value-type="float" office:value="13.3694556649789" calcext:value-type="float">
            <text:p>1.33694556649789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39" calcext:value-type="float">
            <text:p>3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587100162783" calcext:value-type="float">
            <text:p>4.96587100162783E-02</text:p>
          </table:table-cell>
          <table:table-cell office:value-type="float" office:value="-0.0773909850100499" calcext:value-type="float">
            <text:p>-7.73909850100499E-02</text:p>
          </table:table-cell>
          <table:table-cell office:value-type="float" office:value="0.0831266307647111" calcext:value-type="float">
            <text:p>8.31266307647111E-02</text:p>
          </table:table-cell>
          <table:table-cell office:value-type="float" office:value="-17720.8987572884" calcext:value-type="float">
            <text:p>-1.7720898757288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.9792" calcext:value-type="float">
            <text:p>1.09792000000000E+01</text:p>
          </table:table-cell>
          <table:table-cell table:formula="of:=[.F127]-[.F126]" office:value-type="float" office:value="0.0000164425620514247" calcext:value-type="float">
            <text:p>1.64425620514247E-05</text:p>
          </table:table-cell>
          <table:table-cell table:formula="of:=[.G127]-[.G126]" office:value-type="float" office:value="0.0649703157542589" calcext:value-type="float">
            <text:p>6.49703157542589E-02</text:p>
          </table:table-cell>
          <table:table-cell table:formula="of:=[.H127]-[.H126]" office:value-type="float" office:value="-0.0698316324185819" calcext:value-type="float">
            <text:p>-6.98316324185819E-02</text:p>
          </table:table-cell>
          <table:table-cell table:formula="of:=[.I127]-[.I126]" office:value-type="float" office:value="-55.1276120888797" calcext:value-type="float">
            <text:p>-5.51276120888797E+01</text:p>
          </table:table-cell>
          <table:table-cell table:formula="of:=[.F185]-[.F126]" office:value-type="float" office:value="0.0000880265902102467" calcext:value-type="float">
            <text:p>8.80265902102467E-05</text:p>
          </table:table-cell>
          <table:table-cell table:formula="of:=[.G185]-[.G126]" office:value-type="float" office:value="0.00371166217075686" calcext:value-type="float">
            <text:p>3.71166217075686E-03</text:p>
          </table:table-cell>
          <table:table-cell table:formula="of:=[.H185]-[.H126]" office:value-type="float" office:value="-0.00347226057302112" calcext:value-type="float">
            <text:p>-3.47226057302112E-03</text:p>
          </table:table-cell>
          <table:table-cell table:formula="of:=[.I185]-[.I126]" office:value-type="float" office:value="48.2850299452512" calcext:value-type="float">
            <text:p>4.8285029945251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43" calcext:value-type="float">
            <text:p>4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751525783297" calcext:value-type="float">
            <text:p>4.96751525783297E-02</text:p>
          </table:table-cell>
          <table:table-cell office:value-type="float" office:value="-0.012420669255791" calcext:value-type="float">
            <text:p>-1.24206692557910E-02</text:p>
          </table:table-cell>
          <table:table-cell office:value-type="float" office:value="0.0132949983461292" calcext:value-type="float">
            <text:p>1.32949983461292E-02</text:p>
          </table:table-cell>
          <table:table-cell office:value-type="float" office:value="-17776.0263693773" calcext:value-type="float">
            <text:p>-1.777602636937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4.3991" calcext:value-type="float">
            <text:p>1.43991000000000E+01</text:p>
          </table:table-cell>
          <table:table-cell table:formula="of:=[.F128]-[.F127]" office:value-type="float" office:value="-0.00000353270119719806" calcext:value-type="float">
            <text:p>-3.53270119719806E-06</text:p>
          </table:table-cell>
          <table:table-cell table:formula="of:=[.G128]-[.G127]" office:value-type="float" office:value="0.0635125238394995" calcext:value-type="float">
            <text:p>6.35125238394995E-02</text:p>
          </table:table-cell>
          <table:table-cell table:formula="of:=[.H128]-[.H127]" office:value-type="float" office:value="-0.065775904162667" calcext:value-type="float">
            <text:p>-6.57759041626670E-02</text:p>
          </table:table-cell>
          <table:table-cell table:formula="of:=[.I128]-[.I127]" office:value-type="float" office:value="-17.6863589076311" calcext:value-type="float">
            <text:p>-1.76863589076311E+01</text:p>
          </table:table-cell>
          <table:table-cell table:formula="of:=[.F186]-[.F127]" office:value-type="float" office:value="-0.00000168500654703502" calcext:value-type="float">
            <text:p>-1.68500654703502E-06</text:p>
          </table:table-cell>
          <table:table-cell table:formula="of:=[.G186]-[.G127]" office:value-type="float" office:value="-0.0285805720511704" calcext:value-type="float">
            <text:p>-2.85805720511704E-02</text:p>
          </table:table-cell>
          <table:table-cell table:formula="of:=[.H186]-[.H127]" office:value-type="float" office:value="0.0296896708531312" calcext:value-type="float">
            <text:p>2.96896708531312E-02</text:p>
          </table:table-cell>
          <table:table-cell table:formula="of:=[.I186]-[.I127]" office:value-type="float" office:value="-10.9730660862297" calcext:value-type="float">
            <text:p>-1.09730660862297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47" calcext:value-type="float">
            <text:p>4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716198771325" calcext:value-type="float">
            <text:p>4.96716198771325E-02</text:p>
          </table:table-cell>
          <table:table-cell office:value-type="float" office:value="0.0510918545837085" calcext:value-type="float">
            <text:p>5.10918545837085E-02</text:p>
          </table:table-cell>
          <table:table-cell office:value-type="float" office:value="-0.0524809058165378" calcext:value-type="float">
            <text:p>-5.24809058165378E-02</text:p>
          </table:table-cell>
          <table:table-cell office:value-type="float" office:value="-17793.7127282849" calcext:value-type="float">
            <text:p>-1.7793712728284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8.3591" calcext:value-type="float">
            <text:p>1.83591000000000E+01</text:p>
          </table:table-cell>
          <table:table-cell table:formula="of:=[.F129]-[.F128]" office:value-type="float" office:value="-0.000105302858601927" calcext:value-type="float">
            <text:p>-1.05302858601927E-04</text:p>
          </table:table-cell>
          <table:table-cell table:formula="of:=[.G129]-[.G128]" office:value-type="float" office:value="0.0150168336425868" calcext:value-type="float">
            <text:p>1.50168336425868E-02</text:p>
          </table:table-cell>
          <table:table-cell table:formula="of:=[.H129]-[.H128]" office:value-type="float" office:value="-0.0146750281964363" calcext:value-type="float">
            <text:p>-1.46750281964363E-02</text:p>
          </table:table-cell>
          <table:table-cell table:formula="of:=[.I129]-[.I128]" office:value-type="float" office:value="-29.8594619657888" calcext:value-type="float">
            <text:p>-2.98594619657888E+01</text:p>
          </table:table-cell>
          <table:table-cell table:formula="of:=[.F187]-[.F128]" office:value-type="float" office:value="-0.00000356322782593677" calcext:value-type="float">
            <text:p>-3.56322782593677E-06</text:p>
          </table:table-cell>
          <table:table-cell table:formula="of:=[.G187]-[.G128]" office:value-type="float" office:value="-0.00926050956894575" calcext:value-type="float">
            <text:p>-9.26050956894575E-03</text:p>
          </table:table-cell>
          <table:table-cell table:formula="of:=[.H187]-[.H128]" office:value-type="float" office:value="0.00832000989030292" calcext:value-type="float">
            <text:p>8.32000989030292E-03</text:p>
          </table:table-cell>
          <table:table-cell table:formula="of:=[.I187]-[.I128]" office:value-type="float" office:value="-75.5100098415605" calcext:value-type="float">
            <text:p>-7.55100098415605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51" calcext:value-type="float">
            <text:p>5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663170185306" calcext:value-type="float">
            <text:p>4.95663170185306E-02</text:p>
          </table:table-cell>
          <table:table-cell office:value-type="float" office:value="0.0661086882262953" calcext:value-type="float">
            <text:p>6.61086882262953E-02</text:p>
          </table:table-cell>
          <table:table-cell office:value-type="float" office:value="-0.0671559340129741" calcext:value-type="float">
            <text:p>-6.71559340129741E-02</text:p>
          </table:table-cell>
          <table:table-cell office:value-type="float" office:value="-17823.5721902507" calcext:value-type="float">
            <text:p>-1.7823572190250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3.5077" calcext:value-type="float">
            <text:p>2.35077000000000E+01</text:p>
          </table:table-cell>
          <table:table-cell table:formula="of:=[.F130]-[.F129]" office:value-type="float" office:value="-0.0000309374456155947" calcext:value-type="float">
            <text:p>-3.09374456155947E-05</text:p>
          </table:table-cell>
          <table:table-cell table:formula="of:=[.G130]-[.G129]" office:value-type="float" office:value="0.00105224887848349" calcext:value-type="float">
            <text:p>1.05224887848349E-03</text:p>
          </table:table-cell>
          <table:table-cell table:formula="of:=[.H130]-[.H129]" office:value-type="float" office:value="-0.000841682407681843" calcext:value-type="float">
            <text:p>-8.41682407681843E-04</text:p>
          </table:table-cell>
          <table:table-cell table:formula="of:=[.I130]-[.I129]" office:value-type="float" office:value="-38.394088655521" calcext:value-type="float">
            <text:p>-3.83940886555210E+01</text:p>
          </table:table-cell>
          <table:table-cell table:formula="of:=[.F188]-[.F129]" office:value-type="float" office:value="0.0000669800720647998" calcext:value-type="float">
            <text:p>6.69800720647998E-05</text:p>
          </table:table-cell>
          <table:table-cell table:formula="of:=[.G188]-[.G129]" office:value-type="float" office:value="0.00695643144647823" calcext:value-type="float">
            <text:p>6.95643144647823E-03</text:p>
          </table:table-cell>
          <table:table-cell table:formula="of:=[.H188]-[.H129]" office:value-type="float" office:value="-0.00761968728177676" calcext:value-type="float">
            <text:p>-7.61968728177676E-03</text:p>
          </table:table-cell>
          <table:table-cell table:formula="of:=[.I188]-[.I129]" office:value-type="float" office:value="-71.1356363532323" calcext:value-type="float">
            <text:p>-7.11356363532323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55" calcext:value-type="float">
            <text:p>5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35379572915" calcext:value-type="float">
            <text:p>4.95353795729150E-02</text:p>
          </table:table-cell>
          <table:table-cell office:value-type="float" office:value="0.0671609371047788" calcext:value-type="float">
            <text:p>6.71609371047788E-02</text:p>
          </table:table-cell>
          <table:table-cell office:value-type="float" office:value="-0.067997616420656" calcext:value-type="float">
            <text:p>-6.79976164206560E-02</text:p>
          </table:table-cell>
          <table:table-cell office:value-type="float" office:value="-17861.9662789062" calcext:value-type="float">
            <text:p>-1.78619662789062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28.6806" calcext:value-type="float">
            <text:p>2.86806000000000E+01</text:p>
          </table:table-cell>
          <table:table-cell table:formula="of:=[.F131]-[.F130]" office:value-type="float" office:value="-0.0000277572309635293" calcext:value-type="float">
            <text:p>-2.77572309635293E-05</text:p>
          </table:table-cell>
          <table:table-cell table:formula="of:=[.G131]-[.G130]" office:value-type="float" office:value="-0.00352688113422311" calcext:value-type="float">
            <text:p>-3.52688113422311E-03</text:p>
          </table:table-cell>
          <table:table-cell table:formula="of:=[.H131]-[.H130]" office:value-type="float" office:value="0.00363459054611341" calcext:value-type="float">
            <text:p>3.63459054611341E-03</text:p>
          </table:table-cell>
          <table:table-cell table:formula="of:=[.I131]-[.I130]" office:value-type="float" office:value="-31.3976995755693" calcext:value-type="float">
            <text:p>-3.13976995755693E+01</text:p>
          </table:table-cell>
          <table:table-cell table:formula="of:=[.F189]-[.F130]" office:value-type="float" office:value="0.0000326184709783309" calcext:value-type="float">
            <text:p>3.26184709783309E-05</text:p>
          </table:table-cell>
          <table:table-cell table:formula="of:=[.G189]-[.G130]" office:value-type="float" office:value="0.00231708026223139" calcext:value-type="float">
            <text:p>2.31708026223139E-03</text:p>
          </table:table-cell>
          <table:table-cell table:formula="of:=[.H189]-[.H130]" office:value-type="float" office:value="-0.00243646760126484" calcext:value-type="float">
            <text:p>-2.43646760126484E-03</text:p>
          </table:table-cell>
          <table:table-cell table:formula="of:=[.I189]-[.I130]" office:value-type="float" office:value="-35.2413914731405" calcext:value-type="float">
            <text:p>-3.52413914731405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59" calcext:value-type="float">
            <text:p>5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076223419514" calcext:value-type="float">
            <text:p>4.95076223419514E-02</text:p>
          </table:table-cell>
          <table:table-cell office:value-type="float" office:value="0.0636340559705557" calcext:value-type="float">
            <text:p>6.36340559705557E-02</text:p>
          </table:table-cell>
          <table:table-cell office:value-type="float" office:value="-0.0643630258745426" calcext:value-type="float">
            <text:p>-6.43630258745426E-02</text:p>
          </table:table-cell>
          <table:table-cell office:value-type="float" office:value="-17893.3639784818" calcext:value-type="float">
            <text:p>-1.7893363978481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5.0996" calcext:value-type="float">
            <text:p>3.50996000000000E+01</text:p>
          </table:table-cell>
          <table:table-cell table:formula="of:=[.F132]-[.F131]" office:value-type="float" office:value="-0.0000393607848281352" calcext:value-type="float">
            <text:p>-3.93607848281352E-05</text:p>
          </table:table-cell>
          <table:table-cell table:formula="of:=[.G132]-[.G131]" office:value-type="float" office:value="0.00681564589181495" calcext:value-type="float">
            <text:p>6.81564589181495E-03</text:p>
          </table:table-cell>
          <table:table-cell table:formula="of:=[.H132]-[.H131]" office:value-type="float" office:value="-0.00717722165094635" calcext:value-type="float">
            <text:p>-7.17722165094635E-03</text:p>
          </table:table-cell>
          <table:table-cell table:formula="of:=[.I132]-[.I131]" office:value-type="float" office:value="-22.9007046887091" calcext:value-type="float">
            <text:p>-2.29007046887091E+01</text:p>
          </table:table-cell>
          <table:table-cell table:formula="of:=[.F190]-[.F131]" office:value-type="float" office:value="-0.0000172411024782146" calcext:value-type="float">
            <text:p>-1.72411024782146E-05</text:p>
          </table:table-cell>
          <table:table-cell table:formula="of:=[.G190]-[.G131]" office:value-type="float" office:value="0.00774753491147447" calcext:value-type="float">
            <text:p>7.74753491147447E-03</text:p>
          </table:table-cell>
          <table:table-cell table:formula="of:=[.H190]-[.H131]" office:value-type="float" office:value="-0.0082045636202259" calcext:value-type="float">
            <text:p>-8.20456362022590E-03</text:p>
          </table:table-cell>
          <table:table-cell table:formula="of:=[.I190]-[.I131]" office:value-type="float" office:value="-17.3339892479889" calcext:value-type="float">
            <text:p>-1.73339892479889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63" calcext:value-type="float">
            <text:p>6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682615571233" calcext:value-type="float">
            <text:p>4.94682615571233E-02</text:p>
          </table:table-cell>
          <table:table-cell office:value-type="float" office:value="0.0704497018623707" calcext:value-type="float">
            <text:p>7.04497018623707E-02</text:p>
          </table:table-cell>
          <table:table-cell office:value-type="float" office:value="-0.0715402475254889" calcext:value-type="float">
            <text:p>-7.15402475254889E-02</text:p>
          </table:table-cell>
          <table:table-cell office:value-type="float" office:value="-17916.2646831705" calcext:value-type="float">
            <text:p>-1.7916264683170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2.577" calcext:value-type="float">
            <text:p>4.25770000000000E+01</text:p>
          </table:table-cell>
          <table:table-cell table:formula="of:=[.F133]-[.F132]" office:value-type="float" office:value="-0.0000163167375584194" calcext:value-type="float">
            <text:p>-1.63167375584194E-05</text:p>
          </table:table-cell>
          <table:table-cell table:formula="of:=[.G133]-[.G132]" office:value-type="float" office:value="0.0108571824418829" calcext:value-type="float">
            <text:p>1.08571824418829E-02</text:p>
          </table:table-cell>
          <table:table-cell table:formula="of:=[.H133]-[.H132]" office:value-type="float" office:value="-0.0110036579532216" calcext:value-type="float">
            <text:p>-1.10036579532216E-02</text:p>
          </table:table-cell>
          <table:table-cell table:formula="of:=[.I133]-[.I132]" office:value-type="float" office:value="-9.59970594359038" calcext:value-type="float">
            <text:p>-9.59970594359038E+00</text:p>
          </table:table-cell>
          <table:table-cell table:formula="of:=[.F191]-[.F132]" office:value-type="float" office:value="0.00000186912790609006" calcext:value-type="float">
            <text:p>1.86912790609006E-06</text:p>
          </table:table-cell>
          <table:table-cell table:formula="of:=[.G191]-[.G132]" office:value-type="float" office:value="-0.00266345101093823" calcext:value-type="float">
            <text:p>-2.66345101093823E-03</text:p>
          </table:table-cell>
          <table:table-cell table:formula="of:=[.H191]-[.H132]" office:value-type="float" office:value="0.00282255101603529" calcext:value-type="float">
            <text:p>2.82255101603529E-03</text:p>
          </table:table-cell>
          <table:table-cell table:formula="of:=[.I191]-[.I132]" office:value-type="float" office:value="-13.0264881687108" calcext:value-type="float">
            <text:p>-1.30264881687108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67" calcext:value-type="float">
            <text:p>6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519448195649" calcext:value-type="float">
            <text:p>4.94519448195649E-02</text:p>
          </table:table-cell>
          <table:table-cell office:value-type="float" office:value="0.0813068843042535" calcext:value-type="float">
            <text:p>8.13068843042535E-02</text:p>
          </table:table-cell>
          <table:table-cell office:value-type="float" office:value="-0.0825439054787105" calcext:value-type="float">
            <text:p>-8.25439054787105E-02</text:p>
          </table:table-cell>
          <table:table-cell office:value-type="float" office:value="-17925.8643891141" calcext:value-type="float">
            <text:p>-1.7925864389114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1.2993" calcext:value-type="float">
            <text:p>5.12993000000000E+01</text:p>
          </table:table-cell>
          <table:table-cell table:formula="of:=[.F134]-[.F133]" office:value-type="float" office:value="-0.00000137268057292389" calcext:value-type="float">
            <text:p>-1.37268057292389E-06</text:p>
          </table:table-cell>
          <table:table-cell table:formula="of:=[.G134]-[.G133]" office:value-type="float" office:value="0.00580017142845068" calcext:value-type="float">
            <text:p>5.80017142845068E-03</text:p>
          </table:table-cell>
          <table:table-cell table:formula="of:=[.H134]-[.H133]" office:value-type="float" office:value="-0.00543853503898085" calcext:value-type="float">
            <text:p>-5.43853503898085E-03</text:p>
          </table:table-cell>
          <table:table-cell table:formula="of:=[.I134]-[.I133]" office:value-type="float" office:value="-1.49976905195217" calcext:value-type="float">
            <text:p>-1.49976905195217E+00</text:p>
          </table:table-cell>
          <table:table-cell table:formula="of:=[.F192]-[.F133]" office:value-type="float" office:value="0.0000321414376718704" calcext:value-type="float">
            <text:p>3.21414376718704E-05</text:p>
          </table:table-cell>
          <table:table-cell table:formula="of:=[.G192]-[.G133]" office:value-type="float" office:value="-0.0120001752503847" calcext:value-type="float">
            <text:p>-1.20001752503847E-02</text:p>
          </table:table-cell>
          <table:table-cell table:formula="of:=[.H192]-[.H133]" office:value-type="float" office:value="0.0127816963116262" calcext:value-type="float">
            <text:p>1.27816963116262E-02</text:p>
          </table:table-cell>
          <table:table-cell table:formula="of:=[.I192]-[.I133]" office:value-type="float" office:value="-16.4443566079899" calcext:value-type="float">
            <text:p>-1.64443566079899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71" calcext:value-type="float">
            <text:p>7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50572138992" calcext:value-type="float">
            <text:p>4.94505721389920E-02</text:p>
          </table:table-cell>
          <table:table-cell office:value-type="float" office:value="0.0871070557327042" calcext:value-type="float">
            <text:p>8.71070557327042E-02</text:p>
          </table:table-cell>
          <table:table-cell office:value-type="float" office:value="-0.0879824405176913" calcext:value-type="float">
            <text:p>-8.79824405176913E-02</text:p>
          </table:table-cell>
          <table:table-cell office:value-type="float" office:value="-17927.364158166" calcext:value-type="float">
            <text:p>-1.7927364158166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60.0161" calcext:value-type="float">
            <text:p>6.00161000000000E+01</text:p>
          </table:table-cell>
          <table:table-cell table:formula="of:=[.F135]-[.F134]" office:value-type="float" office:value="0.0000329904569387682" calcext:value-type="float">
            <text:p>3.29904569387682E-05</text:p>
          </table:table-cell>
          <table:table-cell table:formula="of:=[.G135]-[.G134]" office:value-type="float" office:value="0.00440533951509468" calcext:value-type="float">
            <text:p>4.40533951509468E-03</text:p>
          </table:table-cell>
          <table:table-cell table:formula="of:=[.H135]-[.H134]" office:value-type="float" office:value="-0.00481965205557908" calcext:value-type="float">
            <text:p>-4.81965205557908E-03</text:p>
          </table:table-cell>
          <table:table-cell table:formula="of:=[.I135]-[.I134]" office:value-type="float" office:value="10.5893184322522" calcext:value-type="float">
            <text:p>1.05893184322522E+01</text:p>
          </table:table-cell>
          <table:table-cell table:formula="of:=[.F193]-[.F134]" office:value-type="float" office:value="0.000067394738821544" calcext:value-type="float">
            <text:p>6.73947388215440E-05</text:p>
          </table:table-cell>
          <table:table-cell table:formula="of:=[.G193]-[.G134]" office:value-type="float" office:value="-0.0151152523933456" calcext:value-type="float">
            <text:p>-1.51152523933456E-02</text:p>
          </table:table-cell>
          <table:table-cell table:formula="of:=[.H193]-[.H134]" office:value-type="float" office:value="0.0160427664527965" calcext:value-type="float">
            <text:p>1.60427664527965E-02</text:p>
          </table:table-cell>
          <table:table-cell table:formula="of:=[.I193]-[.I134]" office:value-type="float" office:value="-16.0134857509402" calcext:value-type="float">
            <text:p>-1.6013485750940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75" calcext:value-type="float">
            <text:p>7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835625959307" calcext:value-type="float">
            <text:p>4.94835625959307E-02</text:p>
          </table:table-cell>
          <table:table-cell office:value-type="float" office:value="0.0915123952477989" calcext:value-type="float">
            <text:p>9.15123952477989E-02</text:p>
          </table:table-cell>
          <table:table-cell office:value-type="float" office:value="-0.0928020925732704" calcext:value-type="float">
            <text:p>-9.28020925732704E-02</text:p>
          </table:table-cell>
          <table:table-cell office:value-type="float" office:value="-17916.7748397338" calcext:value-type="float">
            <text:p>-1.7916774839733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0.6534" calcext:value-type="float">
            <text:p>7.06534000000000E+01</text:p>
          </table:table-cell>
          <table:table-cell table:formula="of:=[.F136]-[.F135]" office:value-type="float" office:value="0.000101075823504965" calcext:value-type="float">
            <text:p>1.01075823504965E-04</text:p>
          </table:table-cell>
          <table:table-cell table:formula="of:=[.G136]-[.G135]" office:value-type="float" office:value="-0.000205606439699718" calcext:value-type="float">
            <text:p>-2.05606439699718E-04</text:p>
          </table:table-cell>
          <table:table-cell table:formula="of:=[.H136]-[.H135]" office:value-type="float" office:value="0.000406921974895363" calcext:value-type="float">
            <text:p>4.06921974895363E-04</text:p>
          </table:table-cell>
          <table:table-cell table:formula="of:=[.I136]-[.I135]" office:value-type="float" office:value="28.6411042064683" calcext:value-type="float">
            <text:p>2.86411042064683E+01</text:p>
          </table:table-cell>
          <table:table-cell table:formula="of:=[.F194]-[.F135]" office:value-type="float" office:value="0.0000783305624244349" calcext:value-type="float">
            <text:p>7.83305624244349E-05</text:p>
          </table:table-cell>
          <table:table-cell table:formula="of:=[.G194]-[.G135]" office:value-type="float" office:value="-0.0155273012921279" calcext:value-type="float">
            <text:p>-1.55273012921279E-02</text:p>
          </table:table-cell>
          <table:table-cell table:formula="of:=[.H194]-[.H135]" office:value-type="float" office:value="0.01685090027848" calcext:value-type="float">
            <text:p>1.68509002784800E-02</text:p>
          </table:table-cell>
          <table:table-cell table:formula="of:=[.I194]-[.I135]" office:value-type="float" office:value="-6.46422080121192" calcext:value-type="float">
            <text:p>-6.4642208012119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79" calcext:value-type="float">
            <text:p>7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846384194357" calcext:value-type="float">
            <text:p>4.95846384194357E-02</text:p>
          </table:table-cell>
          <table:table-cell office:value-type="float" office:value="0.0913067888080992" calcext:value-type="float">
            <text:p>9.13067888080992E-02</text:p>
          </table:table-cell>
          <table:table-cell office:value-type="float" office:value="-0.0923951705983751" calcext:value-type="float">
            <text:p>-9.23951705983751E-02</text:p>
          </table:table-cell>
          <table:table-cell office:value-type="float" office:value="-17888.1337355273" calcext:value-type="float">
            <text:p>-1.788813373552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2.1283" calcext:value-type="float">
            <text:p>8.21283000000000E+01</text:p>
          </table:table-cell>
          <table:table-cell table:formula="of:=[.F137]-[.F136]" office:value-type="float" office:value="0.0000809204978700975" calcext:value-type="float">
            <text:p>8.09204978700975E-05</text:p>
          </table:table-cell>
          <table:table-cell table:formula="of:=[.G137]-[.G136]" office:value-type="float" office:value="-0.005796565854177" calcext:value-type="float">
            <text:p>-5.79656585417700E-03</text:p>
          </table:table-cell>
          <table:table-cell table:formula="of:=[.H137]-[.H136]" office:value-type="float" office:value="0.00635173704662877" calcext:value-type="float">
            <text:p>6.35173704662877E-03</text:p>
          </table:table-cell>
          <table:table-cell table:formula="of:=[.I137]-[.I136]" office:value-type="float" office:value="8.92651408278107" calcext:value-type="float">
            <text:p>8.92651408278107E+00</text:p>
          </table:table-cell>
          <table:table-cell table:formula="of:=[.F195]-[.F136]" office:value-type="float" office:value="0.0000616388474429103" calcext:value-type="float">
            <text:p>6.16388474429103E-05</text:p>
          </table:table-cell>
          <table:table-cell table:formula="of:=[.G195]-[.G136]" office:value-type="float" office:value="-0.00565929446847499" calcext:value-type="float">
            <text:p>-5.65929446847499E-03</text:p>
          </table:table-cell>
          <table:table-cell table:formula="of:=[.H195]-[.H136]" office:value-type="float" office:value="0.00675473497569211" calcext:value-type="float">
            <text:p>6.75473497569211E-03</text:p>
          </table:table-cell>
          <table:table-cell table:formula="of:=[.I195]-[.I136]" office:value-type="float" office:value="-1.95171072605081" calcext:value-type="float">
            <text:p>-1.9517107260508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83" calcext:value-type="float">
            <text:p>8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655589173058" calcext:value-type="float">
            <text:p>4.96655589173058E-02</text:p>
          </table:table-cell>
          <table:table-cell office:value-type="float" office:value="0.0855102229539222" calcext:value-type="float">
            <text:p>8.55102229539222E-02</text:p>
          </table:table-cell>
          <table:table-cell office:value-type="float" office:value="-0.0860434335517463" calcext:value-type="float">
            <text:p>-8.60434335517463E-02</text:p>
          </table:table-cell>
          <table:table-cell office:value-type="float" office:value="-17879.2072214445" calcext:value-type="float">
            <text:p>-1.7879207221444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4.8251" calcext:value-type="float">
            <text:p>9.48251000000000E+01</text:p>
          </table:table-cell>
          <table:table-cell table:formula="of:=[.F138]-[.F137]" office:value-type="float" office:value="0.0000477294837059397" calcext:value-type="float">
            <text:p>4.77294837059397E-05</text:p>
          </table:table-cell>
          <table:table-cell table:formula="of:=[.G138]-[.G137]" office:value-type="float" office:value="-0.001034642476456" calcext:value-type="float">
            <text:p>-1.03464247645600E-03</text:p>
          </table:table-cell>
          <table:table-cell table:formula="of:=[.H138]-[.H137]" office:value-type="float" office:value="0.00109033826368174" calcext:value-type="float">
            <text:p>1.09033826368174E-03</text:p>
          </table:table-cell>
          <table:table-cell table:formula="of:=[.I138]-[.I137]" office:value-type="float" office:value="3.46050700331034" calcext:value-type="float">
            <text:p>3.46050700331034E+00</text:p>
          </table:table-cell>
          <table:table-cell table:formula="of:=[.F196]-[.F137]" office:value-type="float" office:value="0.0000444021545536674" calcext:value-type="float">
            <text:p>4.44021545536674E-05</text:p>
          </table:table-cell>
          <table:table-cell table:formula="of:=[.G196]-[.G137]" office:value-type="float" office:value="0.000642502818849242" calcext:value-type="float">
            <text:p>6.42502818849242E-04</text:p>
          </table:table-cell>
          <table:table-cell table:formula="of:=[.H196]-[.H137]" office:value-type="float" office:value="-0.000527907341769412" calcext:value-type="float">
            <text:p>-5.27907341769412E-04</text:p>
          </table:table-cell>
          <table:table-cell table:formula="of:=[.I196]-[.I137]" office:value-type="float" office:value="1.4948926356592" calcext:value-type="float">
            <text:p>1.4948926356592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87" calcext:value-type="float">
            <text:p>8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132884010117" calcext:value-type="float">
            <text:p>4.97132884010117E-02</text:p>
          </table:table-cell>
          <table:table-cell office:value-type="float" office:value="0.0844755804774662" calcext:value-type="float">
            <text:p>8.44755804774662E-02</text:p>
          </table:table-cell>
          <table:table-cell office:value-type="float" office:value="-0.0849530952880646" calcext:value-type="float">
            <text:p>-8.49530952880646E-02</text:p>
          </table:table-cell>
          <table:table-cell office:value-type="float" office:value="-17875.7467144412" calcext:value-type="float">
            <text:p>-1.7875746714441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7.1123" calcext:value-type="float">
            <text:p>1.07112300000000E+02</text:p>
          </table:table-cell>
          <table:table-cell table:formula="of:=[.F139]-[.F138]" office:value-type="float" office:value="0.0000640059714866123" calcext:value-type="float">
            <text:p>6.40059714866123E-05</text:p>
          </table:table-cell>
          <table:table-cell table:formula="of:=[.G139]-[.G138]" office:value-type="float" office:value="0.000461360337157421" calcext:value-type="float">
            <text:p>4.61360337157421E-04</text:p>
          </table:table-cell>
          <table:table-cell table:formula="of:=[.H139]-[.H138]" office:value-type="float" office:value="-0.000234319135071909" calcext:value-type="float">
            <text:p>-2.34319135071909E-04</text:p>
          </table:table-cell>
          <table:table-cell table:formula="of:=[.I139]-[.I138]" office:value-type="float" office:value="15.2519379413789" calcext:value-type="float">
            <text:p>1.52519379413789E+01</text:p>
          </table:table-cell>
          <table:table-cell table:formula="of:=[.F197]-[.F138]" office:value-type="float" office:value="0.0000379924934299988" calcext:value-type="float">
            <text:p>3.79924934299988E-05</text:p>
          </table:table-cell>
          <table:table-cell table:formula="of:=[.G197]-[.G138]" office:value-type="float" office:value="0.00138037364407598" calcext:value-type="float">
            <text:p>1.38037364407598E-03</text:p>
          </table:table-cell>
          <table:table-cell table:formula="of:=[.H197]-[.H138]" office:value-type="float" office:value="-0.00125516575390858" calcext:value-type="float">
            <text:p>-1.25516575390858E-03</text:p>
          </table:table-cell>
          <table:table-cell table:formula="of:=[.I197]-[.I138]" office:value-type="float" office:value="1.7358894659701" calcext:value-type="float">
            <text:p>1.7358894659701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91" calcext:value-type="float">
            <text:p>9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772943724983" calcext:value-type="float">
            <text:p>4.97772943724983E-02</text:p>
          </table:table-cell>
          <table:table-cell office:value-type="float" office:value="0.0849369408146236" calcext:value-type="float">
            <text:p>8.49369408146236E-02</text:p>
          </table:table-cell>
          <table:table-cell office:value-type="float" office:value="-0.0851874144231365" calcext:value-type="float">
            <text:p>-8.51874144231365E-02</text:p>
          </table:table-cell>
          <table:table-cell office:value-type="float" office:value="-17860.4947764999" calcext:value-type="float">
            <text:p>-1.78604947764999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21.2622" calcext:value-type="float">
            <text:p>1.21262200000000E+02</text:p>
          </table:table-cell>
          <table:table-cell table:formula="of:=[.F140]-[.F139]" office:value-type="float" office:value="0.0000279402949769913" calcext:value-type="float">
            <text:p>2.79402949769913E-05</text:p>
          </table:table-cell>
          <table:table-cell table:formula="of:=[.G140]-[.G139]" office:value-type="float" office:value="-0.00166915244747284" calcext:value-type="float">
            <text:p>-1.66915244747284E-03</text:p>
          </table:table-cell>
          <table:table-cell table:formula="of:=[.H140]-[.H139]" office:value-type="float" office:value="0.00193987446321861" calcext:value-type="float">
            <text:p>1.93987446321861E-03</text:p>
          </table:table-cell>
          <table:table-cell table:formula="of:=[.I140]-[.I139]" office:value-type="float" office:value="3.77134132042192" calcext:value-type="float">
            <text:p>3.77134132042192E+00</text:p>
          </table:table-cell>
          <table:table-cell table:formula="of:=[.F198]-[.F139]" office:value-type="float" office:value="0.0000279937183591677" calcext:value-type="float">
            <text:p>2.79937183591677E-05</text:p>
          </table:table-cell>
          <table:table-cell table:formula="of:=[.G198]-[.G139]" office:value-type="float" office:value="0.00236001755101355" calcext:value-type="float">
            <text:p>2.36001755101355E-03</text:p>
          </table:table-cell>
          <table:table-cell table:formula="of:=[.H198]-[.H139]" office:value-type="float" office:value="-0.00235249288811291" calcext:value-type="float">
            <text:p>-2.35249288811291E-03</text:p>
          </table:table-cell>
          <table:table-cell table:formula="of:=[.I198]-[.I139]" office:value-type="float" office:value="-0.401756776627735" calcext:value-type="float">
            <text:p>-4.01756776627735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95" calcext:value-type="float">
            <text:p>9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052346674753" calcext:value-type="float">
            <text:p>4.98052346674753E-02</text:p>
          </table:table-cell>
          <table:table-cell office:value-type="float" office:value="0.0832677883671508" calcext:value-type="float">
            <text:p>8.32677883671508E-02</text:p>
          </table:table-cell>
          <table:table-cell office:value-type="float" office:value="-0.0832475399599178" calcext:value-type="float">
            <text:p>-8.32475399599178E-02</text:p>
          </table:table-cell>
          <table:table-cell office:value-type="float" office:value="-17856.7234351794" calcext:value-type="float">
            <text:p>-1.7856723435179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38.5179" calcext:value-type="float">
            <text:p>1.38517900000000E+02</text:p>
          </table:table-cell>
          <table:table-cell table:formula="of:=[.F141]-[.F140]" office:value-type="float" office:value="0.000028293899389395" calcext:value-type="float">
            <text:p>2.82938993893950E-05</text:p>
          </table:table-cell>
          <table:table-cell table:formula="of:=[.G141]-[.G140]" office:value-type="float" office:value="0.00124781118275219" calcext:value-type="float">
            <text:p>1.24781118275219E-03</text:p>
          </table:table-cell>
          <table:table-cell table:formula="of:=[.H141]-[.H140]" office:value-type="float" office:value="-0.00117339271833201" calcext:value-type="float">
            <text:p>-1.17339271833201E-03</text:p>
          </table:table-cell>
          <table:table-cell table:formula="of:=[.I141]-[.I140]" office:value-type="float" office:value="1.24632129215752" calcext:value-type="float">
            <text:p>1.24632129215752E+00</text:p>
          </table:table-cell>
          <table:table-cell table:formula="of:=[.F199]-[.F140]" office:value-type="float" office:value="0.0000268916715015291" calcext:value-type="float">
            <text:p>2.68916715015291E-05</text:p>
          </table:table-cell>
          <table:table-cell table:formula="of:=[.G199]-[.G140]" office:value-type="float" office:value="0.00130849694039789" calcext:value-type="float">
            <text:p>1.30849694039789E-03</text:p>
          </table:table-cell>
          <table:table-cell table:formula="of:=[.H199]-[.H140]" office:value-type="float" office:value="-0.00144406105240656" calcext:value-type="float">
            <text:p>-1.44406105240656E-03</text:p>
          </table:table-cell>
          <table:table-cell table:formula="of:=[.I199]-[.I140]" office:value-type="float" office:value="-1.20338578015071" calcext:value-type="float">
            <text:p>-1.2033857801507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99" calcext:value-type="float">
            <text:p>9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335285668647" calcext:value-type="float">
            <text:p>4.98335285668647E-02</text:p>
          </table:table-cell>
          <table:table-cell office:value-type="float" office:value="0.0845155995499029" calcext:value-type="float">
            <text:p>8.45155995499029E-02</text:p>
          </table:table-cell>
          <table:table-cell office:value-type="float" office:value="-0.0844209326782499" calcext:value-type="float">
            <text:p>-8.44209326782499E-02</text:p>
          </table:table-cell>
          <table:table-cell office:value-type="float" office:value="-17855.4771138873" calcext:value-type="float">
            <text:p>-1.78554771138873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55.0959" calcext:value-type="float">
            <text:p>1.55095900000000E+02</text:p>
          </table:table-cell>
          <table:table-cell table:formula="of:=[.F142]-[.F141]" office:value-type="float" office:value="0.000019496611083053" calcext:value-type="float">
            <text:p>1.94966110830530E-05</text:p>
          </table:table-cell>
          <table:table-cell table:formula="of:=[.G142]-[.G141]" office:value-type="float" office:value="-0.000849387791922313" calcext:value-type="float">
            <text:p>-8.49387791922313E-04</text:p>
          </table:table-cell>
          <table:table-cell table:formula="of:=[.H142]-[.H141]" office:value-type="float" office:value="0.000641798490475715" calcext:value-type="float">
            <text:p>6.41798490475715E-04</text:p>
          </table:table-cell>
          <table:table-cell table:formula="of:=[.I142]-[.I141]" office:value-type="float" office:value="-0.489971752998827" calcext:value-type="float">
            <text:p>-4.89971752998827E-01</text:p>
          </table:table-cell>
          <table:table-cell table:formula="of:=[.F200]-[.F141]" office:value-type="float" office:value="0.000024194767135402" calcext:value-type="float">
            <text:p>2.41947671354020E-05</text:p>
          </table:table-cell>
          <table:table-cell table:formula="of:=[.G200]-[.G141]" office:value-type="float" office:value="0.00161795081715103" calcext:value-type="float">
            <text:p>1.61795081715103E-03</text:p>
          </table:table-cell>
          <table:table-cell table:formula="of:=[.H200]-[.H141]" office:value-type="float" office:value="-0.0016411485553238" calcext:value-type="float">
            <text:p>-1.64114855532380E-03</text:p>
          </table:table-cell>
          <table:table-cell table:formula="of:=[.I200]-[.I141]" office:value-type="float" office:value="-1.44109894894791" calcext:value-type="float">
            <text:p>-1.4410989489479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03" calcext:value-type="float">
            <text:p>1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530251779478" calcext:value-type="float">
            <text:p>4.98530251779478E-02</text:p>
          </table:table-cell>
          <table:table-cell office:value-type="float" office:value="0.0836662117579806" calcext:value-type="float">
            <text:p>8.36662117579806E-02</text:p>
          </table:table-cell>
          <table:table-cell office:value-type="float" office:value="-0.0837791341877741" calcext:value-type="float">
            <text:p>-8.37791341877741E-02</text:p>
          </table:table-cell>
          <table:table-cell office:value-type="float" office:value="-17855.9670856403" calcext:value-type="float">
            <text:p>-1.78559670856403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176.1304" calcext:value-type="float">
            <text:p>1.76130400000000E+02</text:p>
          </table:table-cell>
          <table:table-cell table:formula="of:=[.F143]-[.F142]" office:value-type="float" office:value="0.0000159049201907471" calcext:value-type="float">
            <text:p>1.59049201907471E-05</text:p>
          </table:table-cell>
          <table:table-cell table:formula="of:=[.G143]-[.G142]" office:value-type="float" office:value="0.00131751207733416" calcext:value-type="float">
            <text:p>1.31751207733416E-03</text:p>
          </table:table-cell>
          <table:table-cell table:formula="of:=[.H143]-[.H142]" office:value-type="float" office:value="-0.00110930296222438" calcext:value-type="float">
            <text:p>-1.10930296222438E-03</text:p>
          </table:table-cell>
          <table:table-cell table:formula="of:=[.I143]-[.I142]" office:value-type="float" office:value="-0.496657655290619" calcext:value-type="float">
            <text:p>-4.96657655290619E-01</text:p>
          </table:table-cell>
          <table:table-cell table:formula="of:=[.F201]-[.F142]" office:value-type="float" office:value="0.000023114600435678" calcext:value-type="float">
            <text:p>2.31146004356780E-05</text:p>
          </table:table-cell>
          <table:table-cell table:formula="of:=[.G201]-[.G142]" office:value-type="float" office:value="0.00124975825395807" calcext:value-type="float">
            <text:p>1.24975825395807E-03</text:p>
          </table:table-cell>
          <table:table-cell table:formula="of:=[.H201]-[.H142]" office:value-type="float" office:value="-0.00133003436155833" calcext:value-type="float">
            <text:p>-1.33003436155833E-03</text:p>
          </table:table-cell>
          <table:table-cell table:formula="of:=[.I201]-[.I142]" office:value-type="float" office:value="-1.65317883038006" calcext:value-type="float">
            <text:p>-1.6531788303800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07" calcext:value-type="float">
            <text:p>1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689300981385" calcext:value-type="float">
            <text:p>4.98689300981385E-02</text:p>
          </table:table-cell>
          <table:table-cell office:value-type="float" office:value="0.0849837238353148" calcext:value-type="float">
            <text:p>8.49837238353148E-02</text:p>
          </table:table-cell>
          <table:table-cell office:value-type="float" office:value="-0.0848884371499985" calcext:value-type="float">
            <text:p>-8.48884371499985E-02</text:p>
          </table:table-cell>
          <table:table-cell office:value-type="float" office:value="-17856.4637432956" calcext:value-type="float">
            <text:p>-1.7856463743295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94.8598" calcext:value-type="float">
            <text:p>1.94859800000000E+02</text:p>
          </table:table-cell>
          <table:table-cell table:formula="of:=[.F144]-[.F143]" office:value-type="float" office:value="0.0000182666982669125" calcext:value-type="float">
            <text:p>1.82666982669125E-05</text:p>
          </table:table-cell>
          <table:table-cell table:formula="of:=[.G144]-[.G143]" office:value-type="float" office:value="0.000243360006937712" calcext:value-type="float">
            <text:p>2.43360006937712E-04</text:p>
          </table:table-cell>
          <table:table-cell table:formula="of:=[.H144]-[.H143]" office:value-type="float" office:value="-0.000367168425158354" calcext:value-type="float">
            <text:p>-3.67168425158354E-04</text:p>
          </table:table-cell>
          <table:table-cell table:formula="of:=[.I144]-[.I143]" office:value-type="float" office:value="-0.964663164028025" calcext:value-type="float">
            <text:p>-9.64663164028025E-01</text:p>
          </table:table-cell>
          <table:table-cell table:formula="of:=[.F202]-[.F143]" office:value-type="float" office:value="0.000021404464596711" calcext:value-type="float">
            <text:p>2.14044645967110E-05</text:p>
          </table:table-cell>
          <table:table-cell table:formula="of:=[.G202]-[.G143]" office:value-type="float" office:value="0.00108247198938161" calcext:value-type="float">
            <text:p>1.08247198938161E-03</text:p>
          </table:table-cell>
          <table:table-cell table:formula="of:=[.H202]-[.H143]" office:value-type="float" office:value="-0.00111718706066959" calcext:value-type="float">
            <text:p>-1.11718706066959E-03</text:p>
          </table:table-cell>
          <table:table-cell table:formula="of:=[.I202]-[.I143]" office:value-type="float" office:value="-1.84961248862965" calcext:value-type="float">
            <text:p>-1.8496124886296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11" calcext:value-type="float">
            <text:p>1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871967964055" calcext:value-type="float">
            <text:p>4.98871967964055E-02</text:p>
          </table:table-cell>
          <table:table-cell office:value-type="float" office:value="0.0852270838422525" calcext:value-type="float">
            <text:p>8.52270838422525E-02</text:p>
          </table:table-cell>
          <table:table-cell office:value-type="float" office:value="-0.0852556055751569" calcext:value-type="float">
            <text:p>-8.52556055751569E-02</text:p>
          </table:table-cell>
          <table:table-cell office:value-type="float" office:value="-17857.4284064596" calcext:value-type="float">
            <text:p>-1.7857428406459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15.8408" calcext:value-type="float">
            <text:p>2.15840800000000E+02</text:p>
          </table:table-cell>
          <table:table-cell table:formula="of:=[.F145]-[.F144]" office:value-type="float" office:value="0.0000187531281086867" calcext:value-type="float">
            <text:p>1.87531281086867E-05</text:p>
          </table:table-cell>
          <table:table-cell table:formula="of:=[.G145]-[.G144]" office:value-type="float" office:value="0.000615315789628076" calcext:value-type="float">
            <text:p>6.15315789628076E-04</text:p>
          </table:table-cell>
          <table:table-cell table:formula="of:=[.H145]-[.H144]" office:value-type="float" office:value="-0.000575914462638313" calcext:value-type="float">
            <text:p>-5.75914462638313E-04</text:p>
          </table:table-cell>
          <table:table-cell table:formula="of:=[.I145]-[.I144]" office:value-type="float" office:value="-0.89420084914309" calcext:value-type="float">
            <text:p>-8.94200849143090E-01</text:p>
          </table:table-cell>
          <table:table-cell table:formula="of:=[.F203]-[.F144]" office:value-type="float" office:value="0.0000193487552914914" calcext:value-type="float">
            <text:p>1.93487552914914E-05</text:p>
          </table:table-cell>
          <table:table-cell table:formula="of:=[.G203]-[.G144]" office:value-type="float" office:value="0.000275914809386144" calcext:value-type="float">
            <text:p>2.75914809386144E-04</text:p>
          </table:table-cell>
          <table:table-cell table:formula="of:=[.H203]-[.H144]" office:value-type="float" office:value="-0.000287924599059963" calcext:value-type="float">
            <text:p>-2.87924599059963E-04</text:p>
          </table:table-cell>
          <table:table-cell table:formula="of:=[.I203]-[.I144]" office:value-type="float" office:value="-1.86971573378105" calcext:value-type="float">
            <text:p>-1.8697157337810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15" calcext:value-type="float">
            <text:p>1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059499245141" calcext:value-type="float">
            <text:p>4.99059499245141E-02</text:p>
          </table:table-cell>
          <table:table-cell office:value-type="float" office:value="0.0858423996318806" calcext:value-type="float">
            <text:p>8.58423996318806E-02</text:p>
          </table:table-cell>
          <table:table-cell office:value-type="float" office:value="-0.0858315200377952" calcext:value-type="float">
            <text:p>-8.58315200377952E-02</text:p>
          </table:table-cell>
          <table:table-cell office:value-type="float" office:value="-17858.3226073087" calcext:value-type="float">
            <text:p>-1.7858322607308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38.1321" calcext:value-type="float">
            <text:p>2.38132100000000E+02</text:p>
          </table:table-cell>
          <table:table-cell table:formula="of:=[.F146]-[.F145]" office:value-type="float" office:value="0.0000195684086141956" calcext:value-type="float">
            <text:p>1.95684086141956E-05</text:p>
          </table:table-cell>
          <table:table-cell table:formula="of:=[.G146]-[.G145]" office:value-type="float" office:value="0.000294516598883868" calcext:value-type="float">
            <text:p>2.94516598883868E-04</text:p>
          </table:table-cell>
          <table:table-cell table:formula="of:=[.H146]-[.H145]" office:value-type="float" office:value="-0.000326784147625714" calcext:value-type="float">
            <text:p>-3.26784147625714E-04</text:p>
          </table:table-cell>
          <table:table-cell table:formula="of:=[.I146]-[.I145]" office:value-type="float" office:value="-0.839400251508778" calcext:value-type="float">
            <text:p>-8.39400251508778E-01</text:p>
          </table:table-cell>
          <table:table-cell table:formula="of:=[.F204]-[.F145]" office:value-type="float" office:value="0.0000163816021179625" calcext:value-type="float">
            <text:p>1.63816021179625E-05</text:p>
          </table:table-cell>
          <table:table-cell table:formula="of:=[.G204]-[.G145]" office:value-type="float" office:value="-0.000542139049151291" calcext:value-type="float">
            <text:p>-5.42139049151291E-04</text:p>
          </table:table-cell>
          <table:table-cell table:formula="of:=[.H204]-[.H145]" office:value-type="float" office:value="0.00055335131553251" calcext:value-type="float">
            <text:p>5.53351315532510E-04</text:p>
          </table:table-cell>
          <table:table-cell table:formula="of:=[.I204]-[.I145]" office:value-type="float" office:value="-1.62623117704788" calcext:value-type="float">
            <text:p>-1.6262311770478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19" calcext:value-type="float">
            <text:p>1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255183331283" calcext:value-type="float">
            <text:p>4.99255183331283E-02</text:p>
          </table:table-cell>
          <table:table-cell office:value-type="float" office:value="0.0861369162307645" calcext:value-type="float">
            <text:p>8.61369162307645E-02</text:p>
          </table:table-cell>
          <table:table-cell office:value-type="float" office:value="-0.0861583041854209" calcext:value-type="float">
            <text:p>-8.61583041854209E-02</text:p>
          </table:table-cell>
          <table:table-cell office:value-type="float" office:value="-17859.1620075602" calcext:value-type="float">
            <text:p>-1.7859162007560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67.8624" calcext:value-type="float">
            <text:p>2.67862400000000E+02</text:p>
          </table:table-cell>
          <table:table-cell table:formula="of:=[.F147]-[.F146]" office:value-type="float" office:value="0.0000266111054222848" calcext:value-type="float">
            <text:p>2.66111054222848E-05</text:p>
          </table:table-cell>
          <table:table-cell table:formula="of:=[.G147]-[.G146]" office:value-type="float" office:value="0.000812325020829799" calcext:value-type="float">
            <text:p>8.12325020829799E-04</text:p>
          </table:table-cell>
          <table:table-cell table:formula="of:=[.H147]-[.H146]" office:value-type="float" office:value="-0.000807677961796607" calcext:value-type="float">
            <text:p>-8.07677961796607E-04</text:p>
          </table:table-cell>
          <table:table-cell table:formula="of:=[.I147]-[.I146]" office:value-type="float" office:value="-0.816355376889987" calcext:value-type="float">
            <text:p>-8.16355376889987E-01</text:p>
          </table:table-cell>
          <table:table-cell table:formula="of:=[.F205]-[.F146]" office:value-type="float" office:value="0.0000148458419551994" calcext:value-type="float">
            <text:p>1.48458419551994E-05</text:p>
          </table:table-cell>
          <table:table-cell table:formula="of:=[.G205]-[.G146]" office:value-type="float" office:value="-0.00122133192694282" calcext:value-type="float">
            <text:p>-1.22133192694282E-03</text:p>
          </table:table-cell>
          <table:table-cell table:formula="of:=[.H205]-[.H146]" office:value-type="float" office:value="0.00125796226888476" calcext:value-type="float">
            <text:p>1.25796226888476E-03</text:p>
          </table:table-cell>
          <table:table-cell table:formula="of:=[.I205]-[.I146]" office:value-type="float" office:value="-1.37719845717947" calcext:value-type="float">
            <text:p>-1.3771984571794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23" calcext:value-type="float">
            <text:p>1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521294385506" calcext:value-type="float">
            <text:p>4.99521294385506E-02</text:p>
          </table:table-cell>
          <table:table-cell office:value-type="float" office:value="0.0869492412515943" calcext:value-type="float">
            <text:p>8.69492412515943E-02</text:p>
          </table:table-cell>
          <table:table-cell office:value-type="float" office:value="-0.0869659821472175" calcext:value-type="float">
            <text:p>-8.69659821472175E-02</text:p>
          </table:table-cell>
          <table:table-cell office:value-type="float" office:value="-17859.9783629371" calcext:value-type="float">
            <text:p>-1.78599783629371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290.9376" calcext:value-type="float">
            <text:p>2.90937600000000E+02</text:p>
          </table:table-cell>
          <table:table-cell table:formula="of:=[.F148]-[.F147]" office:value-type="float" office:value="0.000035089941022845" calcext:value-type="float">
            <text:p>3.50899410228450E-05</text:p>
          </table:table-cell>
          <table:table-cell table:formula="of:=[.G148]-[.G147]" office:value-type="float" office:value="0.000807286734842289" calcext:value-type="float">
            <text:p>8.07286734842289E-04</text:p>
          </table:table-cell>
          <table:table-cell table:formula="of:=[.H148]-[.H147]" office:value-type="float" office:value="-0.000816943701721501" calcext:value-type="float">
            <text:p>-8.16943701721501E-04</text:p>
          </table:table-cell>
          <table:table-cell table:formula="of:=[.I148]-[.I147]" office:value-type="float" office:value="-0.338755368269631" calcext:value-type="float">
            <text:p>-3.38755368269631E-01</text:p>
          </table:table-cell>
          <table:table-cell table:formula="of:=[.F206]-[.F147]" office:value-type="float" office:value="0.0000127174642235023" calcext:value-type="float">
            <text:p>1.27174642235023E-05</text:p>
          </table:table-cell>
          <table:table-cell table:formula="of:=[.G206]-[.G147]" office:value-type="float" office:value="-0.00170290473314891" calcext:value-type="float">
            <text:p>-1.70290473314891E-03</text:p>
          </table:table-cell>
          <table:table-cell table:formula="of:=[.H206]-[.H147]" office:value-type="float" office:value="0.00175388907401025" calcext:value-type="float">
            <text:p>1.75388907401025E-03</text:p>
          </table:table-cell>
          <table:table-cell table:formula="of:=[.I206]-[.I147]" office:value-type="float" office:value="-1.04385669028125" calcext:value-type="float">
            <text:p>-1.0438566902812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27" calcext:value-type="float">
            <text:p>1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872193795735" calcext:value-type="float">
            <text:p>4.99872193795735E-02</text:p>
          </table:table-cell>
          <table:table-cell office:value-type="float" office:value="0.0877565279864365" calcext:value-type="float">
            <text:p>8.77565279864365E-02</text:p>
          </table:table-cell>
          <table:table-cell office:value-type="float" office:value="-0.087782925848939" calcext:value-type="float">
            <text:p>-8.77829258489390E-02</text:p>
          </table:table-cell>
          <table:table-cell office:value-type="float" office:value="-17860.3171183054" calcext:value-type="float">
            <text:p>-1.7860317118305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317.9435" calcext:value-type="float">
            <text:p>3.17943500000000E+02</text:p>
          </table:table-cell>
          <table:table-cell table:formula="of:=[.F149]-[.F148]" office:value-type="float" office:value="0.000035734085211625" calcext:value-type="float">
            <text:p>3.57340852116250E-05</text:p>
          </table:table-cell>
          <table:table-cell table:formula="of:=[.G149]-[.G148]" office:value-type="float" office:value="0.000188843937303465" calcext:value-type="float">
            <text:p>1.88843937303465E-04</text:p>
          </table:table-cell>
          <table:table-cell table:formula="of:=[.H149]-[.H148]" office:value-type="float" office:value="-0.000216224341385643" calcext:value-type="float">
            <text:p>-2.16224341385643E-04</text:p>
          </table:table-cell>
          <table:table-cell table:formula="of:=[.I149]-[.I148]" office:value-type="float" office:value="-0.309337221518945" calcext:value-type="float">
            <text:p>-3.09337221518945E-01</text:p>
          </table:table-cell>
          <table:table-cell table:formula="of:=[.F207]-[.F148]" office:value-type="float" office:value="0.00000793106436332985" calcext:value-type="float">
            <text:p>7.93106436332985E-06</text:p>
          </table:table-cell>
          <table:table-cell table:formula="of:=[.G207]-[.G148]" office:value-type="float" office:value="-0.00222873931884938" calcext:value-type="float">
            <text:p>-2.22873931884938E-03</text:p>
          </table:table-cell>
          <table:table-cell table:formula="of:=[.H207]-[.H148]" office:value-type="float" office:value="0.00229078682014709" calcext:value-type="float">
            <text:p>2.29078682014709E-03</text:p>
          </table:table-cell>
          <table:table-cell table:formula="of:=[.I207]-[.I148]" office:value-type="float" office:value="-0.718588043630007" calcext:value-type="float">
            <text:p>-7.18588043630007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31" calcext:value-type="float">
            <text:p>1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229534647851" calcext:value-type="float">
            <text:p>5.00229534647851E-02</text:p>
          </table:table-cell>
          <table:table-cell office:value-type="float" office:value="0.08794537192374" calcext:value-type="float">
            <text:p>8.79453719237400E-02</text:p>
          </table:table-cell>
          <table:table-cell office:value-type="float" office:value="-0.0879991501903247" calcext:value-type="float">
            <text:p>-8.79991501903247E-02</text:p>
          </table:table-cell>
          <table:table-cell office:value-type="float" office:value="-17860.6264555269" calcext:value-type="float">
            <text:p>-1.78606264555269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345.8566" calcext:value-type="float">
            <text:p>3.45856600000000E+02</text:p>
          </table:table-cell>
          <table:table-cell table:formula="of:=[.F150]-[.F149]" office:value-type="float" office:value="0.000027376279513984" calcext:value-type="float">
            <text:p>2.73762795139840E-05</text:p>
          </table:table-cell>
          <table:table-cell table:formula="of:=[.G150]-[.G149]" office:value-type="float" office:value="-0.000286053161360308" calcext:value-type="float">
            <text:p>-2.86053161360308E-04</text:p>
          </table:table-cell>
          <table:table-cell table:formula="of:=[.H150]-[.H149]" office:value-type="float" office:value="0.000277482147002434" calcext:value-type="float">
            <text:p>2.77482147002434E-04</text:p>
          </table:table-cell>
          <table:table-cell table:formula="of:=[.I150]-[.I149]" office:value-type="float" office:value="0.545934917270643" calcext:value-type="float">
            <text:p>5.45934917270643E-01</text:p>
          </table:table-cell>
          <table:table-cell table:formula="of:=[.F208]-[.F149]" office:value-type="float" office:value="0.00000279930218621133" calcext:value-type="float">
            <text:p>2.79930218621133E-06</text:p>
          </table:table-cell>
          <table:table-cell table:formula="of:=[.G208]-[.G149]" office:value-type="float" office:value="-0.00225679850778473" calcext:value-type="float">
            <text:p>-2.25679850778473E-03</text:p>
          </table:table-cell>
          <table:table-cell table:formula="of:=[.H208]-[.H149]" office:value-type="float" office:value="0.002332169815663" calcext:value-type="float">
            <text:p>2.33216981566300E-03</text:p>
          </table:table-cell>
          <table:table-cell table:formula="of:=[.I208]-[.I149]" office:value-type="float" office:value="-0.177644453109679" calcext:value-type="float">
            <text:p>-1.7764445310967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35" calcext:value-type="float">
            <text:p>1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503297442991" calcext:value-type="float">
            <text:p>5.00503297442991E-02</text:p>
          </table:table-cell>
          <table:table-cell office:value-type="float" office:value="0.0876593187623797" calcext:value-type="float">
            <text:p>8.76593187623797E-02</text:p>
          </table:table-cell>
          <table:table-cell office:value-type="float" office:value="-0.0877216680433222" calcext:value-type="float">
            <text:p>-8.77216680433222E-02</text:p>
          </table:table-cell>
          <table:table-cell office:value-type="float" office:value="-17860.0805206097" calcext:value-type="float">
            <text:p>-1.78600805206097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385.6072" calcext:value-type="float">
            <text:p>3.85607200000000E+02</text:p>
          </table:table-cell>
          <table:table-cell table:formula="of:=[.F151]-[.F150]" office:value-type="float" office:value="0.0000148815091498208" calcext:value-type="float">
            <text:p>1.48815091498208E-05</text:p>
          </table:table-cell>
          <table:table-cell table:formula="of:=[.G151]-[.G150]" office:value-type="float" office:value="-0.000224361140492693" calcext:value-type="float">
            <text:p>-2.24361140492693E-04</text:p>
          </table:table-cell>
          <table:table-cell table:formula="of:=[.H151]-[.H150]" office:value-type="float" office:value="0.000228385545608112" calcext:value-type="float">
            <text:p>2.28385545608112E-04</text:p>
          </table:table-cell>
          <table:table-cell table:formula="of:=[.I151]-[.I150]" office:value-type="float" office:value="1.21742728472964" calcext:value-type="float">
            <text:p>1.21742728472964E+00</text:p>
          </table:table-cell>
          <table:table-cell table:formula="of:=[.F209]-[.F150]" office:value-type="float" office:value="-0.00000164866591027824" calcext:value-type="float">
            <text:p>-1.64866591027824E-06</text:p>
          </table:table-cell>
          <table:table-cell table:formula="of:=[.G209]-[.G150]" office:value-type="float" office:value="-0.00156019935017564" calcext:value-type="float">
            <text:p>-1.56019935017564E-03</text:p>
          </table:table-cell>
          <table:table-cell table:formula="of:=[.H209]-[.H150]" office:value-type="float" office:value="0.00162681734842302" calcext:value-type="float">
            <text:p>1.62681734842302E-03</text:p>
          </table:table-cell>
          <table:table-cell table:formula="of:=[.I209]-[.I150]" office:value-type="float" office:value="-0.91218286574076" calcext:value-type="float">
            <text:p>-9.1218286574076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39" calcext:value-type="float">
            <text:p>1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652112534489" calcext:value-type="float">
            <text:p>5.00652112534489E-02</text:p>
          </table:table-cell>
          <table:table-cell office:value-type="float" office:value="0.087434957621887" calcext:value-type="float">
            <text:p>8.74349576218870E-02</text:p>
          </table:table-cell>
          <table:table-cell office:value-type="float" office:value="-0.0874932824977141" calcext:value-type="float">
            <text:p>-8.74932824977141E-02</text:p>
          </table:table-cell>
          <table:table-cell office:value-type="float" office:value="-17858.8630933249" calcext:value-type="float">
            <text:p>-1.7858863093324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18.3892" calcext:value-type="float">
            <text:p>4.18389200000000E+02</text:p>
          </table:table-cell>
          <table:table-cell table:formula="of:=[.F152]-[.F151]" office:value-type="float" office:value="0.00000888982159637924" calcext:value-type="float">
            <text:p>8.88982159637924E-06</text:p>
          </table:table-cell>
          <table:table-cell table:formula="of:=[.G152]-[.G151]" office:value-type="float" office:value="-0.00000399557815027041" calcext:value-type="float">
            <text:p>-3.99557815027041E-06</text:p>
          </table:table-cell>
          <table:table-cell table:formula="of:=[.H152]-[.H151]" office:value-type="float" office:value="0.00000992881388099665" calcext:value-type="float">
            <text:p>9.92881388099665E-06</text:p>
          </table:table-cell>
          <table:table-cell table:formula="of:=[.I152]-[.I151]" office:value-type="float" office:value="1.12510263382865" calcext:value-type="float">
            <text:p>1.12510263382865E+00</text:p>
          </table:table-cell>
          <table:table-cell table:formula="of:=[.F210]-[.F151]" office:value-type="float" office:value="-0.00000309638935359902" calcext:value-type="float">
            <text:p>-3.09638935359902E-06</text:p>
          </table:table-cell>
          <table:table-cell table:formula="of:=[.G210]-[.G151]" office:value-type="float" office:value="-0.000898310720355761" calcext:value-type="float">
            <text:p>-8.98310720355761E-04</text:p>
          </table:table-cell>
          <table:table-cell table:formula="of:=[.H210]-[.H151]" office:value-type="float" office:value="0.000956264485792321" calcext:value-type="float">
            <text:p>9.56264485792321E-04</text:p>
          </table:table-cell>
          <table:table-cell table:formula="of:=[.I210]-[.I151]" office:value-type="float" office:value="-1.56344443744092" calcext:value-type="float">
            <text:p>-1.5634444374409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43" calcext:value-type="float">
            <text:p>1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41010750453" calcext:value-type="float">
            <text:p>5.00741010750453E-02</text:p>
          </table:table-cell>
          <table:table-cell office:value-type="float" office:value="0.0874309620437367" calcext:value-type="float">
            <text:p>8.74309620437367E-02</text:p>
          </table:table-cell>
          <table:table-cell office:value-type="float" office:value="-0.0874833536838331" calcext:value-type="float">
            <text:p>-8.74833536838331E-02</text:p>
          </table:table-cell>
          <table:table-cell office:value-type="float" office:value="-17857.7379906911" calcext:value-type="float">
            <text:p>-1.7857737990691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48.8031" calcext:value-type="float">
            <text:p>4.48803100000000E+02</text:p>
          </table:table-cell>
          <table:table-cell table:formula="of:=[.F153]-[.F152]" office:value-type="float" office:value="0.00000686645091280136" calcext:value-type="float">
            <text:p>6.86645091280136E-06</text:p>
          </table:table-cell>
          <table:table-cell table:formula="of:=[.G153]-[.G152]" office:value-type="float" office:value="0.000238083370518227" calcext:value-type="float">
            <text:p>2.38083370518227E-04</text:p>
          </table:table-cell>
          <table:table-cell table:formula="of:=[.H153]-[.H152]" office:value-type="float" office:value="-0.000233772900312248" calcext:value-type="float">
            <text:p>-2.33772900312248E-04</text:p>
          </table:table-cell>
          <table:table-cell table:formula="of:=[.I153]-[.I152]" office:value-type="float" office:value="1.14268910322062" calcext:value-type="float">
            <text:p>1.14268910322062E+00</text:p>
          </table:table-cell>
          <table:table-cell table:formula="of:=[.F211]-[.F152]" office:value-type="float" office:value="-0.00000327039717797073" calcext:value-type="float">
            <text:p>-3.27039717797073E-06</text:p>
          </table:table-cell>
          <table:table-cell table:formula="of:=[.G211]-[.G152]" office:value-type="float" office:value="-0.000569252464446945" calcext:value-type="float">
            <text:p>-5.69252464446945E-04</text:p>
          </table:table-cell>
          <table:table-cell table:formula="of:=[.H211]-[.H152]" office:value-type="float" office:value="0.00062068573397793" calcext:value-type="float">
            <text:p>6.20685733977930E-04</text:p>
          </table:table-cell>
          <table:table-cell table:formula="of:=[.I211]-[.I152]" office:value-type="float" office:value="-1.23058880068857" calcext:value-type="float">
            <text:p>-1.23058880068857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47" calcext:value-type="float">
            <text:p>1.4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09675259581" calcext:value-type="float">
            <text:p>5.00809675259581E-02</text:p>
          </table:table-cell>
          <table:table-cell office:value-type="float" office:value="0.087669045414255" calcext:value-type="float">
            <text:p>8.76690454142550E-02</text:p>
          </table:table-cell>
          <table:table-cell office:value-type="float" office:value="-0.0877171265841454" calcext:value-type="float">
            <text:p>-8.77171265841454E-02</text:p>
          </table:table-cell>
          <table:table-cell office:value-type="float" office:value="-17856.5953015879" calcext:value-type="float">
            <text:p>-1.7856595301587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89.2998" calcext:value-type="float">
            <text:p>4.89299800000000E+02</text:p>
          </table:table-cell>
          <table:table-cell table:formula="of:=[.F154]-[.F153]" office:value-type="float" office:value="0.00000411795181432667" calcext:value-type="float">
            <text:p>4.11795181432667E-06</text:p>
          </table:table-cell>
          <table:table-cell table:formula="of:=[.G154]-[.G153]" office:value-type="float" office:value="0.000453808656658727" calcext:value-type="float">
            <text:p>4.53808656658727E-04</text:p>
          </table:table-cell>
          <table:table-cell table:formula="of:=[.H154]-[.H153]" office:value-type="float" office:value="-0.000453531655998804" calcext:value-type="float">
            <text:p>-4.53531655998804E-04</text:p>
          </table:table-cell>
          <table:table-cell table:formula="of:=[.I154]-[.I153]" office:value-type="float" office:value="1.7961432718912" calcext:value-type="float">
            <text:p>1.79614327189120E+00</text:p>
          </table:table-cell>
          <table:table-cell table:formula="of:=[.F212]-[.F153]" office:value-type="float" office:value="-0.00000403050258266507" calcext:value-type="float">
            <text:p>-4.03050258266507E-06</text:p>
          </table:table-cell>
          <table:table-cell table:formula="of:=[.G212]-[.G153]" office:value-type="float" office:value="-0.000389876538599662" calcext:value-type="float">
            <text:p>-3.89876538599662E-04</text:p>
          </table:table-cell>
          <table:table-cell table:formula="of:=[.H212]-[.H153]" office:value-type="float" office:value="0.000433594541132898" calcext:value-type="float">
            <text:p>4.33594541132898E-04</text:p>
          </table:table-cell>
          <table:table-cell table:formula="of:=[.I212]-[.I153]" office:value-type="float" office:value="-0.803897591740679" calcext:value-type="float">
            <text:p>-8.0389759174067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51" calcext:value-type="float">
            <text:p>1.5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50854777724" calcext:value-type="float">
            <text:p>5.00850854777724E-02</text:p>
          </table:table-cell>
          <table:table-cell office:value-type="float" office:value="0.0881228540709137" calcext:value-type="float">
            <text:p>8.81228540709137E-02</text:p>
          </table:table-cell>
          <table:table-cell office:value-type="float" office:value="-0.0881706582401442" calcext:value-type="float">
            <text:p>-8.81706582401442E-02</text:p>
          </table:table-cell>
          <table:table-cell office:value-type="float" office:value="-17854.799158316" calcext:value-type="float">
            <text:p>-1.7854799158316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32.4376" calcext:value-type="float">
            <text:p>5.32437600000000E+02</text:p>
          </table:table-cell>
          <table:table-cell table:formula="of:=[.F155]-[.F154]" office:value-type="float" office:value="0.00000233520688921324" calcext:value-type="float">
            <text:p>2.33520688921324E-06</text:p>
          </table:table-cell>
          <table:table-cell table:formula="of:=[.G155]-[.G154]" office:value-type="float" office:value="0.000458833460655103" calcext:value-type="float">
            <text:p>4.58833460655103E-04</text:p>
          </table:table-cell>
          <table:table-cell table:formula="of:=[.H155]-[.H154]" office:value-type="float" office:value="-0.000459059069240403" calcext:value-type="float">
            <text:p>-4.59059069240403E-04</text:p>
          </table:table-cell>
          <table:table-cell table:formula="of:=[.I155]-[.I154]" office:value-type="float" office:value="2.55059874607832" calcext:value-type="float">
            <text:p>2.55059874607832E+00</text:p>
          </table:table-cell>
          <table:table-cell table:formula="of:=[.F213]-[.F154]" office:value-type="float" office:value="-0.00000402499720893179" calcext:value-type="float">
            <text:p>-4.02499720893179E-06</text:p>
          </table:table-cell>
          <table:table-cell table:formula="of:=[.G213]-[.G154]" office:value-type="float" office:value="-0.000261501411945975" calcext:value-type="float">
            <text:p>-2.61501411945975E-04</text:p>
          </table:table-cell>
          <table:table-cell table:formula="of:=[.H213]-[.H154]" office:value-type="float" office:value="0.000300197503110014" calcext:value-type="float">
            <text:p>3.00197503110014E-04</text:p>
          </table:table-cell>
          <table:table-cell table:formula="of:=[.I213]-[.I154]" office:value-type="float" office:value="-0.590458114002104" calcext:value-type="float">
            <text:p>-5.9045811400210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55" calcext:value-type="float">
            <text:p>1.5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74206846616" calcext:value-type="float">
            <text:p>5.00874206846616E-02</text:p>
          </table:table-cell>
          <table:table-cell office:value-type="float" office:value="0.0885816875315688" calcext:value-type="float">
            <text:p>8.85816875315688E-02</text:p>
          </table:table-cell>
          <table:table-cell office:value-type="float" office:value="-0.0886297173093846" calcext:value-type="float">
            <text:p>-8.86297173093846E-02</text:p>
          </table:table-cell>
          <table:table-cell office:value-type="float" office:value="-17852.2485595699" calcext:value-type="float">
            <text:p>-1.7852248559569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72.9484" calcext:value-type="float">
            <text:p>5.72948400000000E+02</text:p>
          </table:table-cell>
          <table:table-cell table:formula="of:=[.F156]-[.F155]" office:value-type="float" office:value="0.00000263239286972528" calcext:value-type="float">
            <text:p>2.63239286972528E-06</text:p>
          </table:table-cell>
          <table:table-cell table:formula="of:=[.G156]-[.G155]" office:value-type="float" office:value="0.000309733080231009" calcext:value-type="float">
            <text:p>3.09733080231009E-04</text:p>
          </table:table-cell>
          <table:table-cell table:formula="of:=[.H156]-[.H155]" office:value-type="float" office:value="-0.000307399942134662" calcext:value-type="float">
            <text:p>-3.07399942134662E-04</text:p>
          </table:table-cell>
          <table:table-cell table:formula="of:=[.I156]-[.I155]" office:value-type="float" office:value="2.72575855752075" calcext:value-type="float">
            <text:p>2.72575855752075E+00</text:p>
          </table:table-cell>
          <table:table-cell table:formula="of:=[.F214]-[.F155]" office:value-type="float" office:value="-0.00000300282428341431" calcext:value-type="float">
            <text:p>-3.00282428341431E-06</text:p>
          </table:table-cell>
          <table:table-cell table:formula="of:=[.G214]-[.G155]" office:value-type="float" office:value="-0.000184698529856531" calcext:value-type="float">
            <text:p>-1.84698529856531E-04</text:p>
          </table:table-cell>
          <table:table-cell table:formula="of:=[.H214]-[.H155]" office:value-type="float" office:value="0.000222523314094225" calcext:value-type="float">
            <text:p>2.22523314094225E-04</text:p>
          </table:table-cell>
          <table:table-cell table:formula="of:=[.I214]-[.I155]" office:value-type="float" office:value="-0.353736455330363" calcext:value-type="float">
            <text:p>-3.53736455330363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59" calcext:value-type="float">
            <text:p>1.5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00530775313" calcext:value-type="float">
            <text:p>5.00900530775313E-02</text:p>
          </table:table-cell>
          <table:table-cell office:value-type="float" office:value="0.0888914206117998" calcext:value-type="float">
            <text:p>8.88914206117998E-02</text:p>
          </table:table-cell>
          <table:table-cell office:value-type="float" office:value="-0.0889371172515192" calcext:value-type="float">
            <text:p>-8.89371172515192E-02</text:p>
          </table:table-cell>
          <table:table-cell office:value-type="float" office:value="-17849.5228010124" calcext:value-type="float">
            <text:p>-1.78495228010124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605.9194" calcext:value-type="float">
            <text:p>6.05919400000000E+02</text:p>
          </table:table-cell>
          <table:table-cell table:formula="of:=[.F157]-[.F156]" office:value-type="float" office:value="0.00000274195421821888" calcext:value-type="float">
            <text:p>2.74195421821888E-06</text:p>
          </table:table-cell>
          <table:table-cell table:formula="of:=[.G157]-[.G156]" office:value-type="float" office:value="0.000117440152143988" calcext:value-type="float">
            <text:p>1.17440152143988E-04</text:p>
          </table:table-cell>
          <table:table-cell table:formula="of:=[.H157]-[.H156]" office:value-type="float" office:value="-0.000113652460915561" calcext:value-type="float">
            <text:p>-1.13652460915561E-04</text:p>
          </table:table-cell>
          <table:table-cell table:formula="of:=[.I157]-[.I156]" office:value-type="float" office:value="2.19914166493982" calcext:value-type="float">
            <text:p>2.19914166493982E+00</text:p>
          </table:table-cell>
          <table:table-cell table:formula="of:=[.F215]-[.F156]" office:value-type="float" office:value="-0.00000274664718358936" calcext:value-type="float">
            <text:p>-2.74664718358936E-06</text:p>
          </table:table-cell>
          <table:table-cell table:formula="of:=[.G215]-[.G156]" office:value-type="float" office:value="-0.000155784664576275" calcext:value-type="float">
            <text:p>-1.55784664576275E-04</text:p>
          </table:table-cell>
          <table:table-cell table:formula="of:=[.H215]-[.H156]" office:value-type="float" office:value="0.000194717585944679" calcext:value-type="float">
            <text:p>1.94717585944679E-04</text:p>
          </table:table-cell>
          <table:table-cell table:formula="of:=[.I215]-[.I156]" office:value-type="float" office:value="-0.136973245891568" calcext:value-type="float">
            <text:p>-1.36973245891568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63" calcext:value-type="float">
            <text:p>1.6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7950317496" calcext:value-type="float">
            <text:p>5.00927950317496E-02</text:p>
          </table:table-cell>
          <table:table-cell office:value-type="float" office:value="0.0890088607639438" calcext:value-type="float">
            <text:p>8.90088607639438E-02</text:p>
          </table:table-cell>
          <table:table-cell office:value-type="float" office:value="-0.0890507697124348" calcext:value-type="float">
            <text:p>-8.90507697124348E-02</text:p>
          </table:table-cell>
          <table:table-cell office:value-type="float" office:value="-17847.3236593474" calcext:value-type="float">
            <text:p>-1.7847323659347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660.0726" calcext:value-type="float">
            <text:p>6.60072600000000E+02</text:p>
          </table:table-cell>
          <table:table-cell table:formula="of:=[.F158]-[.F157]" office:value-type="float" office:value="0.00000170179221984507" calcext:value-type="float">
            <text:p>1.70179221984507E-06</text:p>
          </table:table-cell>
          <table:table-cell table:formula="of:=[.G158]-[.G157]" office:value-type="float" office:value="-0.0000503848353799324" calcext:value-type="float">
            <text:p>-5.03848353799324E-05</text:p>
          </table:table-cell>
          <table:table-cell table:formula="of:=[.H158]-[.H157]" office:value-type="float" office:value="0.0000537676722090208" calcext:value-type="float">
            <text:p>5.37676722090208E-05</text:p>
          </table:table-cell>
          <table:table-cell table:formula="of:=[.I158]-[.I157]" office:value-type="float" office:value="1.35855585253012" calcext:value-type="float">
            <text:p>1.35855585253012E+00</text:p>
          </table:table-cell>
          <table:table-cell table:formula="of:=[.F216]-[.F157]" office:value-type="float" office:value="-0.00000345165316241458" calcext:value-type="float">
            <text:p>-3.45165316241458E-06</text:p>
          </table:table-cell>
          <table:table-cell table:formula="of:=[.G216]-[.G157]" office:value-type="float" office:value="-0.000146365778648516" calcext:value-type="float">
            <text:p>-1.46365778648516E-04</text:p>
          </table:table-cell>
          <table:table-cell table:formula="of:=[.H216]-[.H157]" office:value-type="float" office:value="0.000185907023445162" calcext:value-type="float">
            <text:p>1.85907023445162E-04</text:p>
          </table:table-cell>
          <table:table-cell table:formula="of:=[.I216]-[.I157]" office:value-type="float" office:value="-0.0507294370290765" calcext:value-type="float">
            <text:p>-5.07294370290765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67" calcext:value-type="float">
            <text:p>1.6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44968239694" calcext:value-type="float">
            <text:p>5.00944968239694E-02</text:p>
          </table:table-cell>
          <table:table-cell office:value-type="float" office:value="0.0889584759285639" calcext:value-type="float">
            <text:p>8.89584759285639E-02</text:p>
          </table:table-cell>
          <table:table-cell office:value-type="float" office:value="-0.0889970020402258" calcext:value-type="float">
            <text:p>-8.89970020402258E-02</text:p>
          </table:table-cell>
          <table:table-cell office:value-type="float" office:value="-17845.9651034949" calcext:value-type="float">
            <text:p>-1.7845965103494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09.8293" calcext:value-type="float">
            <text:p>7.09829300000000E+02</text:p>
          </table:table-cell>
          <table:table-cell table:formula="of:=[.F159]-[.F158]" office:value-type="float" office:value="0.00000067928475997597" calcext:value-type="float">
            <text:p>6.79284759975973E-07</text:p>
          </table:table-cell>
          <table:table-cell table:formula="of:=[.G159]-[.G158]" office:value-type="float" office:value="-0.00013550358410433" calcext:value-type="float">
            <text:p>-1.35503584104330E-04</text:p>
          </table:table-cell>
          <table:table-cell table:formula="of:=[.H159]-[.H158]" office:value-type="float" office:value="0.000137090680616611" calcext:value-type="float">
            <text:p>1.37090680616611E-04</text:p>
          </table:table-cell>
          <table:table-cell table:formula="of:=[.I159]-[.I158]" office:value-type="float" office:value="0.710127567650488" calcext:value-type="float">
            <text:p>7.10127567650488E-01</text:p>
          </table:table-cell>
          <table:table-cell table:formula="of:=[.F217]-[.F158]" office:value-type="float" office:value="-0.00000384811082713987" calcext:value-type="float">
            <text:p>-3.84811082713987E-06</text:p>
          </table:table-cell>
          <table:table-cell table:formula="of:=[.G217]-[.G158]" office:value-type="float" office:value="-0.000113729098607074" calcext:value-type="float">
            <text:p>-1.13729098607074E-04</text:p>
          </table:table-cell>
          <table:table-cell table:formula="of:=[.H217]-[.H158]" office:value-type="float" office:value="0.000152591967722618" calcext:value-type="float">
            <text:p>1.52591967722618E-04</text:p>
          </table:table-cell>
          <table:table-cell table:formula="of:=[.I217]-[.I158]" office:value-type="float" office:value="-0.013028840879997" calcext:value-type="float">
            <text:p>-1.30288408799970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71" calcext:value-type="float">
            <text:p>1.7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51761087294" calcext:value-type="float">
            <text:p>5.00951761087294E-02</text:p>
          </table:table-cell>
          <table:table-cell office:value-type="float" office:value="0.0888229723444595" calcext:value-type="float">
            <text:p>8.88229723444595E-02</text:p>
          </table:table-cell>
          <table:table-cell office:value-type="float" office:value="-0.0888599113596092" calcext:value-type="float">
            <text:p>-8.88599113596092E-02</text:p>
          </table:table-cell>
          <table:table-cell office:value-type="float" office:value="-17845.2549759273" calcext:value-type="float">
            <text:p>-1.784525497592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62.3462" calcext:value-type="float">
            <text:p>7.62346200000000E+02</text:p>
          </table:table-cell>
          <table:table-cell table:formula="of:=[.F160]-[.F159]" office:value-type="float" office:value="0.00000030310872681932" calcext:value-type="float">
            <text:p>3.03108726819323E-07</text:p>
          </table:table-cell>
          <table:table-cell table:formula="of:=[.G160]-[.G159]" office:value-type="float" office:value="-0.000115432774755883" calcext:value-type="float">
            <text:p>-1.15432774755883E-04</text:p>
          </table:table-cell>
          <table:table-cell table:formula="of:=[.H160]-[.H159]" office:value-type="float" office:value="0.000115166883915219" calcext:value-type="float">
            <text:p>1.15166883915219E-04</text:p>
          </table:table-cell>
          <table:table-cell table:formula="of:=[.I160]-[.I159]" office:value-type="float" office:value="0.398147680418333" calcext:value-type="float">
            <text:p>3.98147680418333E-01</text:p>
          </table:table-cell>
          <table:table-cell table:formula="of:=[.F218]-[.F159]" office:value-type="float" office:value="-0.00000358831719270841" calcext:value-type="float">
            <text:p>-3.58831719270841E-06</text:p>
          </table:table-cell>
          <table:table-cell table:formula="of:=[.G218]-[.G159]" office:value-type="float" office:value="-0.0000406537543818364" calcext:value-type="float">
            <text:p>-4.06537543818364E-05</text:p>
          </table:table-cell>
          <table:table-cell table:formula="of:=[.H218]-[.H159]" office:value-type="float" office:value="0.0000785076496245957" calcext:value-type="float">
            <text:p>7.85076496245957E-05</text:p>
          </table:table-cell>
          <table:table-cell table:formula="of:=[.I218]-[.I159]" office:value-type="float" office:value="0.0292639618201065" calcext:value-type="float">
            <text:p>2.92639618201065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75" calcext:value-type="float">
            <text:p>1.7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54792174562" calcext:value-type="float">
            <text:p>5.00954792174562E-02</text:p>
          </table:table-cell>
          <table:table-cell office:value-type="float" office:value="0.0887075395697037" calcext:value-type="float">
            <text:p>8.87075395697037E-02</text:p>
          </table:table-cell>
          <table:table-cell office:value-type="float" office:value="-0.0887447444756939" calcext:value-type="float">
            <text:p>-8.87447444756939E-02</text:p>
          </table:table-cell>
          <table:table-cell office:value-type="float" office:value="-17844.8568282468" calcext:value-type="float">
            <text:p>-1.784485682824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55.9811" calcext:value-type="float">
            <text:p>7.55981100000000E+02</text:p>
          </table:table-cell>
          <table:table-cell table:formula="of:=[.F161]-[.F160]" office:value-type="float" office:value="0.00000025767489130607" calcext:value-type="float">
            <text:p>2.57674891306070E-07</text:p>
          </table:table-cell>
          <table:table-cell table:formula="of:=[.G161]-[.G160]" office:value-type="float" office:value="-0.0000424087961200248" calcext:value-type="float">
            <text:p>-4.24087961200248E-05</text:p>
          </table:table-cell>
          <table:table-cell table:formula="of:=[.H161]-[.H160]" office:value-type="float" office:value="0.0000413677834923409" calcext:value-type="float">
            <text:p>4.13677834923409E-05</text:p>
          </table:table-cell>
          <table:table-cell table:formula="of:=[.I161]-[.I160]" office:value-type="float" office:value="0.24099382886925" calcext:value-type="float">
            <text:p>2.40993828869250E-01</text:p>
          </table:table-cell>
          <table:table-cell table:formula="of:=[.F219]-[.F160]" office:value-type="float" office:value="-0.00000325100628616876" calcext:value-type="float">
            <text:p>-3.25100628616876E-06</text:p>
          </table:table-cell>
          <table:table-cell table:formula="of:=[.G219]-[.G160]" office:value-type="float" office:value="0.0000283442424400399" calcext:value-type="float">
            <text:p>2.83442424400399E-05</text:p>
          </table:table-cell>
          <table:table-cell table:formula="of:=[.H219]-[.H160]" office:value-type="float" office:value="0.00000917163783442643" calcext:value-type="float">
            <text:p>9.17163783442643E-06</text:p>
          </table:table-cell>
          <table:table-cell table:formula="of:=[.I219]-[.I160]" office:value-type="float" office:value="0.0261235679899983" calcext:value-type="float">
            <text:p>2.61235679899983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79" calcext:value-type="float">
            <text:p>1.7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57368923475" calcext:value-type="float">
            <text:p>5.00957368923475E-02</text:p>
          </table:table-cell>
          <table:table-cell office:value-type="float" office:value="0.0886651307735836" calcext:value-type="float">
            <text:p>8.86651307735836E-02</text:p>
          </table:table-cell>
          <table:table-cell office:value-type="float" office:value="-0.0887033766922016" calcext:value-type="float">
            <text:p>-8.87033766922016E-02</text:p>
          </table:table-cell>
          <table:table-cell office:value-type="float" office:value="-17844.615834418" calcext:value-type="float">
            <text:p>-1.78446158344180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818.6623" calcext:value-type="float">
            <text:p>8.18662300000000E+02</text:p>
          </table:table-cell>
          <table:table-cell table:formula="of:=[.F162]-[.F161]" office:value-type="float" office:value="0.00000021285050663678" calcext:value-type="float">
            <text:p>2.12850506636775E-07</text:p>
          </table:table-cell>
          <table:table-cell table:formula="of:=[.G162]-[.G161]" office:value-type="float" office:value="0.00000532414865975217" calcext:value-type="float">
            <text:p>5.32414865975217E-06</text:p>
          </table:table-cell>
          <table:table-cell table:formula="of:=[.H162]-[.H161]" office:value-type="float" office:value="-0.00000624271090306217" calcext:value-type="float">
            <text:p>-6.24271090306217E-06</text:p>
          </table:table-cell>
          <table:table-cell table:formula="of:=[.I162]-[.I161]" office:value-type="float" office:value="0.114572732982197" calcext:value-type="float">
            <text:p>1.14572732982197E-01</text:p>
          </table:table-cell>
          <table:table-cell table:formula="of:=[.F220]-[.F161]" office:value-type="float" office:value="-0.00000316308586618269" calcext:value-type="float">
            <text:p>-3.16308586618269E-06</text:p>
          </table:table-cell>
          <table:table-cell table:formula="of:=[.G220]-[.G161]" office:value-type="float" office:value="0.0000459507319072183" calcext:value-type="float">
            <text:p>4.59507319072183E-05</text:p>
          </table:table-cell>
          <table:table-cell table:formula="of:=[.H220]-[.H161]" office:value-type="float" office:value="-0.00000827597511761369" calcext:value-type="float">
            <text:p>-8.27597511761369E-06</text:p>
          </table:table-cell>
          <table:table-cell table:formula="of:=[.I220]-[.I161]" office:value-type="float" office:value="-0.0155624521503341" calcext:value-type="float">
            <text:p>-1.5562452150334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3" calcext:value-type="float">
            <text:p>1.8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59497428541" calcext:value-type="float">
            <text:p>5.00959497428541E-02</text:p>
          </table:table-cell>
          <table:table-cell office:value-type="float" office:value="0.0886704549222434" calcext:value-type="float">
            <text:p>8.86704549222434E-02</text:p>
          </table:table-cell>
          <table:table-cell office:value-type="float" office:value="-0.0887096194031047" calcext:value-type="float">
            <text:p>-8.87096194031047E-02</text:p>
          </table:table-cell>
          <table:table-cell office:value-type="float" office:value="-17844.501261685" calcext:value-type="float">
            <text:p>-1.7844501261685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875.4192" calcext:value-type="float">
            <text:p>8.75419200000000E+02</text:p>
          </table:table-cell>
          <table:table-cell table:formula="of:=[.F163]-[.F162]" office:value-type="float" office:value="0.0000001236315562772" calcext:value-type="float">
            <text:p>1.23631556277204E-07</text:p>
          </table:table-cell>
          <table:table-cell table:formula="of:=[.G163]-[.G162]" office:value-type="float" office:value="0.00000972038892281535" calcext:value-type="float">
            <text:p>9.72038892281535E-06</text:p>
          </table:table-cell>
          <table:table-cell table:formula="of:=[.H163]-[.H162]" office:value-type="float" office:value="-0.0000102001981575478" calcext:value-type="float">
            <text:p>-1.02001981575478E-05</text:p>
          </table:table-cell>
          <table:table-cell table:formula="of:=[.I163]-[.I162]" office:value-type="float" office:value="0.0333547623595223" calcext:value-type="float">
            <text:p>3.33547623595223E-02</text:p>
          </table:table-cell>
          <table:table-cell table:formula="of:=[.F221]-[.F162]" office:value-type="float" office:value="-0.00000321746087646874" calcext:value-type="float">
            <text:p>-3.21746087646874E-06</text:p>
          </table:table-cell>
          <table:table-cell table:formula="of:=[.G221]-[.G162]" office:value-type="float" office:value="0.0000256350501470354" calcext:value-type="float">
            <text:p>2.56350501470354E-05</text:p>
          </table:table-cell>
          <table:table-cell table:formula="of:=[.H221]-[.H162]" office:value-type="float" office:value="0.0000122528257171656" calcext:value-type="float">
            <text:p>1.22528257171656E-05</text:p>
          </table:table-cell>
          <table:table-cell table:formula="of:=[.I221]-[.I162]" office:value-type="float" office:value="-0.0395180555096886" calcext:value-type="float">
            <text:p>-3.9518055509688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7" calcext:value-type="float">
            <text:p>1.8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0733744104" calcext:value-type="float">
            <text:p>5.00960733744104E-02</text:p>
          </table:table-cell>
          <table:table-cell office:value-type="float" office:value="0.0886801753111662" calcext:value-type="float">
            <text:p>8.86801753111662E-02</text:p>
          </table:table-cell>
          <table:table-cell office:value-type="float" office:value="-0.0887198196012622" calcext:value-type="float">
            <text:p>-8.87198196012622E-02</text:p>
          </table:table-cell>
          <table:table-cell office:value-type="float" office:value="-17844.4679069226" calcext:value-type="float">
            <text:p>-1.78444679069226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951.9546" calcext:value-type="float">
            <text:p>9.51954600000000E+02</text:p>
          </table:table-cell>
          <table:table-cell table:formula="of:=[.F164]-[.F163]" office:value-type="float" office:value="0.00000004992831932615" calcext:value-type="float">
            <text:p>4.99283193261535E-08</text:p>
          </table:table-cell>
          <table:table-cell table:formula="of:=[.G164]-[.G163]" office:value-type="float" office:value="-0.00000012718741702889" calcext:value-type="float">
            <text:p>-1.27187417028884E-07</text:p>
          </table:table-cell>
          <table:table-cell table:formula="of:=[.H164]-[.H163]" office:value-type="float" office:value="-0.00000013306760797416" calcext:value-type="float">
            <text:p>-1.33067607974158E-07</text:p>
          </table:table-cell>
          <table:table-cell table:formula="of:=[.I164]-[.I163]" office:value-type="float" office:value="0.00592882886121515" calcext:value-type="float">
            <text:p>5.92882886121515E-03</text:p>
          </table:table-cell>
          <table:table-cell table:formula="of:=[.F222]-[.F163]" office:value-type="float" office:value="-0.00000326692753293417" calcext:value-type="float">
            <text:p>-3.26692753293417E-06</text:p>
          </table:table-cell>
          <table:table-cell table:formula="of:=[.G222]-[.G163]" office:value-type="float" office:value="0.00000637110968558507" calcext:value-type="float">
            <text:p>6.37110968558507E-06</text:p>
          </table:table-cell>
          <table:table-cell table:formula="of:=[.H222]-[.H163]" office:value-type="float" office:value="0.000031529797798524" calcext:value-type="float">
            <text:p>3.15297977985240E-05</text:p>
          </table:table-cell>
          <table:table-cell table:formula="of:=[.I222]-[.I163]" office:value-type="float" office:value="-0.0342388152312196" calcext:value-type="float">
            <text:p>-3.4238815231219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91" calcext:value-type="float">
            <text:p>1.9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233027297" calcext:value-type="float">
            <text:p>5.00961233027297E-02</text:p>
          </table:table-cell>
          <table:table-cell office:value-type="float" office:value="0.0886800481237492" calcext:value-type="float">
            <text:p>8.86800481237492E-02</text:p>
          </table:table-cell>
          <table:table-cell office:value-type="float" office:value="-0.0887199526688702" calcext:value-type="float">
            <text:p>-8.87199526688702E-02</text:p>
          </table:table-cell>
          <table:table-cell office:value-type="float" office:value="-17844.4619780938" calcext:value-type="float">
            <text:p>-1.7844461978093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94.8736" calcext:value-type="float">
            <text:p>9.94873600000000E+02</text:p>
          </table:table-cell>
          <table:table-cell table:formula="of:=[.F165]-[.F164]" office:value-type="float" office:value="0.00000001345726973606" calcext:value-type="float">
            <text:p>1.34572697360613E-08</text:p>
          </table:table-cell>
          <table:table-cell table:formula="of:=[.G165]-[.G164]" office:value-type="float" office:value="-0.00000386434011445669" calcext:value-type="float">
            <text:p>-3.86434011445669E-06</text:p>
          </table:table-cell>
          <table:table-cell table:formula="of:=[.H165]-[.H164]" office:value-type="float" office:value="0.00000375930829375759" calcext:value-type="float">
            <text:p>3.75930829375759E-06</text:p>
          </table:table-cell>
          <table:table-cell table:formula="of:=[.I165]-[.I164]" office:value-type="float" office:value="0.00305885345733259" calcext:value-type="float">
            <text:p>3.05885345733259E-03</text:p>
          </table:table-cell>
          <table:table-cell table:formula="of:=[.F223]-[.F164]" office:value-type="float" office:value="-0.00000328000934136236" calcext:value-type="float">
            <text:p>-3.28000934136236E-06</text:p>
          </table:table-cell>
          <table:table-cell table:formula="of:=[.G223]-[.G164]" office:value-type="float" office:value="0.00000196801798484081" calcext:value-type="float">
            <text:p>1.96801798484081E-06</text:p>
          </table:table-cell>
          <table:table-cell table:formula="of:=[.H223]-[.H164]" office:value-type="float" office:value="0.0000358964521531557" calcext:value-type="float">
            <text:p>3.58964521531557E-05</text:p>
          </table:table-cell>
          <table:table-cell table:formula="of:=[.I223]-[.I164]" office:value-type="float" office:value="-0.0242878058415954" calcext:value-type="float">
            <text:p>-2.42878058415954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95" calcext:value-type="float">
            <text:p>1.9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367599995" calcext:value-type="float">
            <text:p>5.00961367599995E-02</text:p>
          </table:table-cell>
          <table:table-cell office:value-type="float" office:value="0.0886761837836347" calcext:value-type="float">
            <text:p>8.86761837836347E-02</text:p>
          </table:table-cell>
          <table:table-cell office:value-type="float" office:value="-0.0887161933605764" calcext:value-type="float">
            <text:p>-8.87161933605764E-02</text:p>
          </table:table-cell>
          <table:table-cell office:value-type="float" office:value="-17844.4589192403" calcext:value-type="float">
            <text:p>-1.7844458919240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54.6697" calcext:value-type="float">
            <text:p>1.05466970000000E+03</text:p>
          </table:table-cell>
          <table:table-cell table:formula="of:=[.F166]-[.F165]" office:value-type="float" office:value="0.00000000240538402391" calcext:value-type="float">
            <text:p>2.40538402390689E-09</text:p>
          </table:table-cell>
          <table:table-cell table:formula="of:=[.G166]-[.G165]" office:value-type="float" office:value="-0.00000227847679376558" calcext:value-type="float">
            <text:p>-2.27847679376558E-06</text:p>
          </table:table-cell>
          <table:table-cell table:formula="of:=[.H166]-[.H165]" office:value-type="float" office:value="0.00000223753531708448" calcext:value-type="float">
            <text:p>2.23753531708448E-06</text:p>
          </table:table-cell>
          <table:table-cell table:formula="of:=[.I166]-[.I165]" office:value-type="float" office:value="0.00255893927169382" calcext:value-type="float">
            <text:p>2.55893927169382E-03</text:p>
          </table:table-cell>
          <table:table-cell table:formula="of:=[.F224]-[.F165]" office:value-type="float" office:value="-0.00000327725575181154" calcext:value-type="float">
            <text:p>-3.27725575181154E-06</text:p>
          </table:table-cell>
          <table:table-cell table:formula="of:=[.G224]-[.G165]" office:value-type="float" office:value="0.00000437504669695277" calcext:value-type="float">
            <text:p>4.37504669695277E-06</text:p>
          </table:table-cell>
          <table:table-cell table:formula="of:=[.H224]-[.H165]" office:value-type="float" office:value="0.0000334446571545049" calcext:value-type="float">
            <text:p>3.34446571545049E-05</text:p>
          </table:table-cell>
          <table:table-cell table:formula="of:=[.I224]-[.I165]" office:value-type="float" office:value="-0.0214624029904371" calcext:value-type="float">
            <text:p>-2.1462402990437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99" calcext:value-type="float">
            <text:p>1.9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391653835" calcext:value-type="float">
            <text:p>5.00961391653835E-02</text:p>
          </table:table-cell>
          <table:table-cell office:value-type="float" office:value="0.0886739053068409" calcext:value-type="float">
            <text:p>8.86739053068409E-02</text:p>
          </table:table-cell>
          <table:table-cell office:value-type="float" office:value="-0.0887139558252594" calcext:value-type="float">
            <text:p>-8.87139558252594E-02</text:p>
          </table:table-cell>
          <table:table-cell office:value-type="float" office:value="-17844.456360301" calcext:value-type="float">
            <text:p>-1.7844456360301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117.3848" calcext:value-type="float">
            <text:p>1.11738480000000E+03</text:p>
          </table:table-cell>
          <table:table-cell table:formula="of:=[.F167]-[.F166]" office:value-type="float" office:value="0.00000000017083170989" calcext:value-type="float">
            <text:p>1.70831709889185E-10</text:p>
          </table:table-cell>
          <table:table-cell table:formula="of:=[.G167]-[.G166]" office:value-type="float" office:value="-0.00000054876409866234" calcext:value-type="float">
            <text:p>-5.48764098662335E-07</text:p>
          </table:table-cell>
          <table:table-cell table:formula="of:=[.H167]-[.H166]" office:value-type="float" office:value="0.00000051114471957825" calcext:value-type="float">
            <text:p>5.11144719578249E-07</text:p>
          </table:table-cell>
          <table:table-cell table:formula="of:=[.I167]-[.I166]" office:value-type="float" office:value="0.00103906904041651" calcext:value-type="float">
            <text:p>1.03906904041651E-03</text:p>
          </table:table-cell>
          <table:table-cell table:formula="of:=[.F225]-[.F166]" office:value-type="float" office:value="-0.00000327371449898584" calcext:value-type="float">
            <text:p>-3.27371449898584E-06</text:p>
          </table:table-cell>
          <table:table-cell table:formula="of:=[.G225]-[.G166]" office:value-type="float" office:value="0.00000620502855888661" calcext:value-type="float">
            <text:p>6.20502855888661E-06</text:p>
          </table:table-cell>
          <table:table-cell table:formula="of:=[.H225]-[.H166]" office:value-type="float" office:value="0.0000316266127040332" calcext:value-type="float">
            <text:p>3.16266127040332E-05</text:p>
          </table:table-cell>
          <table:table-cell table:formula="of:=[.I225]-[.I166]" office:value-type="float" office:value="-0.022495373221318" calcext:value-type="float">
            <text:p>-2.24953732213180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03" calcext:value-type="float">
            <text:p>2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393362152" calcext:value-type="float">
            <text:p>5.00961393362152E-02</text:p>
          </table:table-cell>
          <table:table-cell office:value-type="float" office:value="0.0886733565427423" calcext:value-type="float">
            <text:p>8.86733565427423E-02</text:p>
          </table:table-cell>
          <table:table-cell office:value-type="float" office:value="-0.0887134446805398" calcext:value-type="float">
            <text:p>-8.87134446805398E-02</text:p>
          </table:table-cell>
          <table:table-cell office:value-type="float" office:value="-17844.455321232" calcext:value-type="float">
            <text:p>-1.7844455321232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181.0797" calcext:value-type="float">
            <text:p>1.18107970000000E+03</text:p>
          </table:table-cell>
          <table:table-cell table:formula="of:=[.F168]-[.F167]" office:value-type="float" office:value="0.00000000031004012552" calcext:value-type="float">
            <text:p>3.10040125517386E-10</text:p>
          </table:table-cell>
          <table:table-cell table:formula="of:=[.G168]-[.G167]" office:value-type="float" office:value="0.00000003679169961746" calcext:value-type="float">
            <text:p>3.67916996174555E-08</text:p>
          </table:table-cell>
          <table:table-cell table:formula="of:=[.H168]-[.H167]" office:value-type="float" office:value="-0.00000003756553686174" calcext:value-type="float">
            <text:p>-3.75655368617389E-08</text:p>
          </table:table-cell>
          <table:table-cell table:formula="of:=[.I168]-[.I167]" office:value-type="float" office:value="0.000191662627912592" calcext:value-type="float">
            <text:p>1.91662627912592E-04</text:p>
          </table:table-cell>
          <table:table-cell table:formula="of:=[.F226]-[.F167]" office:value-type="float" office:value="-0.00000327245369989571" calcext:value-type="float">
            <text:p>-3.27245369989571E-06</text:p>
          </table:table-cell>
          <table:table-cell table:formula="of:=[.G226]-[.G167]" office:value-type="float" office:value="0.00000646685183118556" calcext:value-type="float">
            <text:p>6.46685183118556E-06</text:p>
          </table:table-cell>
          <table:table-cell table:formula="of:=[.H226]-[.H167]" office:value-type="float" office:value="0.000031370434322317" calcext:value-type="float">
            <text:p>3.13704343223170E-05</text:p>
          </table:table-cell>
          <table:table-cell table:formula="of:=[.I226]-[.I167]" office:value-type="float" office:value="-0.0231600556326157" calcext:value-type="float">
            <text:p>-2.31600556326157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07" calcext:value-type="float">
            <text:p>2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396462553" calcext:value-type="float">
            <text:p>5.00961396462553E-02</text:p>
          </table:table-cell>
          <table:table-cell office:value-type="float" office:value="0.0886733933344419" calcext:value-type="float">
            <text:p>8.86733933344419E-02</text:p>
          </table:table-cell>
          <table:table-cell office:value-type="float" office:value="-0.0887134822460766" calcext:value-type="float">
            <text:p>-8.87134822460766E-02</text:p>
          </table:table-cell>
          <table:table-cell office:value-type="float" office:value="-17844.4551295694" calcext:value-type="float">
            <text:p>-1.7844455129569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235.0055" calcext:value-type="float">
            <text:p>1.23500550000000E+03</text:p>
          </table:table-cell>
          <table:table-cell table:formula="of:=[.F169]-[.F168]" office:value-type="float" office:value="0.00000000023915490421" calcext:value-type="float">
            <text:p>2.39154904213557E-10</text:p>
          </table:table-cell>
          <table:table-cell table:formula="of:=[.G169]-[.G168]" office:value-type="float" office:value="0.00000003117437658018" calcext:value-type="float">
            <text:p>3.11743765801786E-08</text:p>
          </table:table-cell>
          <table:table-cell table:formula="of:=[.H169]-[.H168]" office:value-type="float" office:value="-0.00000004550136510628" calcext:value-type="float">
            <text:p>-4.55013651062819E-08</text:p>
          </table:table-cell>
          <table:table-cell table:formula="of:=[.I169]-[.I168]" office:value-type="float" office:value="0.0000302013213513419" calcext:value-type="float">
            <text:p>3.02013213513419E-05</text:p>
          </table:table-cell>
          <table:table-cell table:formula="of:=[.F227]-[.F168]" office:value-type="float" office:value="-0.00000327257429527661" calcext:value-type="float">
            <text:p>-3.27257429527661E-06</text:p>
          </table:table-cell>
          <table:table-cell table:formula="of:=[.G227]-[.G168]" office:value-type="float" office:value="0.00000629666977407239" calcext:value-type="float">
            <text:p>6.29666977407239E-06</text:p>
          </table:table-cell>
          <table:table-cell table:formula="of:=[.H227]-[.H168]" office:value-type="float" office:value="0.0000315484521112158" calcext:value-type="float">
            <text:p>3.15484521112158E-05</text:p>
          </table:table-cell>
          <table:table-cell table:formula="of:=[.I227]-[.I168]" office:value-type="float" office:value="-0.0231415844100411" calcext:value-type="float">
            <text:p>-2.3141584410041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11" calcext:value-type="float">
            <text:p>2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398854102" calcext:value-type="float">
            <text:p>5.00961398854102E-02</text:p>
          </table:table-cell>
          <table:table-cell office:value-type="float" office:value="0.0886734245088185" calcext:value-type="float">
            <text:p>8.86734245088185E-02</text:p>
          </table:table-cell>
          <table:table-cell office:value-type="float" office:value="-0.0887135277474417" calcext:value-type="float">
            <text:p>-8.87135277474417E-02</text:p>
          </table:table-cell>
          <table:table-cell office:value-type="float" office:value="-17844.4550993681" calcext:value-type="float">
            <text:p>-1.7844455099368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97.624" calcext:value-type="float">
            <text:p>1.29762400000000E+03</text:p>
          </table:table-cell>
          <table:table-cell table:formula="of:=[.F170]-[.F169]" office:value-type="float" office:value="0.00000000012743209959" calcext:value-type="float">
            <text:p>1.27432099594760E-10</text:p>
          </table:table-cell>
          <table:table-cell table:formula="of:=[.G170]-[.G169]" office:value-type="float" office:value="0.00000001999456580859" calcext:value-type="float">
            <text:p>1.99945658085898E-08</text:p>
          </table:table-cell>
          <table:table-cell table:formula="of:=[.H170]-[.H169]" office:value-type="float" office:value="-0.00000000374686941196" calcext:value-type="float">
            <text:p>-3.74686941195801E-09</text:p>
          </table:table-cell>
          <table:table-cell table:formula="of:=[.I170]-[.I169]" office:value-type="float" office:value="0.0000186247889359947" calcext:value-type="float">
            <text:p>1.86247889359947E-05</text:p>
          </table:table-cell>
          <table:table-cell table:formula="of:=[.F228]-[.F169]" office:value-type="float" office:value="-0.00000327238885633463" calcext:value-type="float">
            <text:p>-3.27238885633463E-06</text:p>
          </table:table-cell>
          <table:table-cell table:formula="of:=[.G228]-[.G169]" office:value-type="float" office:value="0.00000622641472486363" calcext:value-type="float">
            <text:p>6.22641472486363E-06</text:p>
          </table:table-cell>
          <table:table-cell table:formula="of:=[.H228]-[.H169]" office:value-type="float" office:value="0.0000316296648391334" calcext:value-type="float">
            <text:p>3.16296648391334E-05</text:p>
          </table:table-cell>
          <table:table-cell table:formula="of:=[.I228]-[.I169]" office:value-type="float" office:value="-0.0230677428407944" calcext:value-type="float">
            <text:p>-2.30677428407944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15" calcext:value-type="float">
            <text:p>2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0128423" calcext:value-type="float">
            <text:p>5.00961400128423E-02</text:p>
          </table:table-cell>
          <table:table-cell office:value-type="float" office:value="0.0886734445033843" calcext:value-type="float">
            <text:p>8.86734445033843E-02</text:p>
          </table:table-cell>
          <table:table-cell office:value-type="float" office:value="-0.0887135314943111" calcext:value-type="float">
            <text:p>-8.87135314943111E-02</text:p>
          </table:table-cell>
          <table:table-cell office:value-type="float" office:value="-17844.4550807433" calcext:value-type="float">
            <text:p>-1.7844455080743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400.2518" calcext:value-type="float">
            <text:p>1.40025180000000E+03</text:p>
          </table:table-cell>
          <table:table-cell table:formula="of:=[.F171]-[.F170]" office:value-type="float" office:value="0.00000000011259922855" calcext:value-type="float">
            <text:p>1.12599228552224E-10</text:p>
          </table:table-cell>
          <table:table-cell table:formula="of:=[.G171]-[.G170]" office:value-type="float" office:value="-0.00000001319648891551" calcext:value-type="float">
            <text:p>-1.31964889155123E-08</text:p>
          </table:table-cell>
          <table:table-cell table:formula="of:=[.H171]-[.H170]" office:value-type="float" office:value="0.00000000477316357272" calcext:value-type="float">
            <text:p>4.77316357272439E-09</text:p>
          </table:table-cell>
          <table:table-cell table:formula="of:=[.I171]-[.I170]" office:value-type="float" office:value="-0.0000213835483009461" calcext:value-type="float">
            <text:p>-2.13835483009461E-05</text:p>
          </table:table-cell>
          <table:table-cell table:formula="of:=[.F229]-[.F170]" office:value-type="float" office:value="-0.00000327260008751301" calcext:value-type="float">
            <text:p>-3.27260008751301E-06</text:p>
          </table:table-cell>
          <table:table-cell table:formula="of:=[.G229]-[.G170]" office:value-type="float" office:value="0.00000619638511242804" calcext:value-type="float">
            <text:p>6.19638511242804E-06</text:p>
          </table:table-cell>
          <table:table-cell table:formula="of:=[.H229]-[.H170]" office:value-type="float" office:value="0.0000316375358436205" calcext:value-type="float">
            <text:p>3.16375358436205E-05</text:p>
          </table:table-cell>
          <table:table-cell table:formula="of:=[.I229]-[.I170]" office:value-type="float" office:value="-0.0232323385680502" calcext:value-type="float">
            <text:p>-2.32323385680502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19" calcext:value-type="float">
            <text:p>2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1254416" calcext:value-type="float">
            <text:p>5.00961401254416E-02</text:p>
          </table:table-cell>
          <table:table-cell office:value-type="float" office:value="0.0886734313068954" calcext:value-type="float">
            <text:p>8.86734313068954E-02</text:p>
          </table:table-cell>
          <table:table-cell office:value-type="float" office:value="-0.0887135267211476" calcext:value-type="float">
            <text:p>-8.87135267211476E-02</text:p>
          </table:table-cell>
          <table:table-cell office:value-type="float" office:value="-17844.4551021268" calcext:value-type="float">
            <text:p>-1.784445510212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490.5833" calcext:value-type="float">
            <text:p>1.49058330000000E+03</text:p>
          </table:table-cell>
          <table:table-cell table:formula="of:=[.F172]-[.F171]" office:value-type="float" office:value="0.00000000001866187066" calcext:value-type="float">
            <text:p>1.86618706599084E-11</text:p>
          </table:table-cell>
          <table:table-cell table:formula="of:=[.G172]-[.G171]" office:value-type="float" office:value="0.00000002170582096006" calcext:value-type="float">
            <text:p>2.17058209600607E-08</text:p>
          </table:table-cell>
          <table:table-cell table:formula="of:=[.H172]-[.H171]" office:value-type="float" office:value="0.00000000354125687108" calcext:value-type="float">
            <text:p>3.54125687107576E-09</text:p>
          </table:table-cell>
          <table:table-cell table:formula="of:=[.I172]-[.I171]" office:value-type="float" office:value="0.0000431877306255046" calcext:value-type="float">
            <text:p>4.31877306255046E-05</text:p>
          </table:table-cell>
          <table:table-cell table:formula="of:=[.F230]-[.F171]" office:value-type="float" office:value="-0.00000327265680081373" calcext:value-type="float">
            <text:p>-3.27265680081373E-06</text:p>
          </table:table-cell>
          <table:table-cell table:formula="of:=[.G230]-[.G171]" office:value-type="float" office:value="0.00000621738570574792" calcext:value-type="float">
            <text:p>6.21738570574792E-06</text:p>
          </table:table-cell>
          <table:table-cell table:formula="of:=[.H230]-[.H171]" office:value-type="float" office:value="0.0000316313757824788" calcext:value-type="float">
            <text:p>3.16313757824788E-05</text:p>
          </table:table-cell>
          <table:table-cell table:formula="of:=[.I230]-[.I171]" office:value-type="float" office:value="-0.0228866924699105" calcext:value-type="float">
            <text:p>-2.28866924699105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23" calcext:value-type="float">
            <text:p>2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1441034" calcext:value-type="float">
            <text:p>5.00961401441034E-02</text:p>
          </table:table-cell>
          <table:table-cell office:value-type="float" office:value="0.0886734530127163" calcext:value-type="float">
            <text:p>8.86734530127163E-02</text:p>
          </table:table-cell>
          <table:table-cell office:value-type="float" office:value="-0.0887135231798907" calcext:value-type="float">
            <text:p>-8.87135231798907E-02</text:p>
          </table:table-cell>
          <table:table-cell office:value-type="float" office:value="-17844.4550589391" calcext:value-type="float">
            <text:p>-1.7844455058939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540.841" calcext:value-type="float">
            <text:p>1.54084100000000E+03</text:p>
          </table:table-cell>
          <table:table-cell table:formula="of:=[.F173]-[.F172]" office:value-type="float" office:value="0.00000000007867000801" calcext:value-type="float">
            <text:p>7.86700080079861E-11</text:p>
          </table:table-cell>
          <table:table-cell table:formula="of:=[.G173]-[.G172]" office:value-type="float" office:value="-0.00000001765929534547" calcext:value-type="float">
            <text:p>-1.76592953454735E-08</text:p>
          </table:table-cell>
          <table:table-cell table:formula="of:=[.H173]-[.H172]" office:value-type="float" office:value="-0.00000000198998824363" calcext:value-type="float">
            <text:p>-1.98998824363361E-09</text:p>
          </table:table-cell>
          <table:table-cell table:formula="of:=[.I173]-[.I172]" office:value-type="float" office:value="0.000129664957057685" calcext:value-type="float">
            <text:p>1.29664957057685E-04</text:p>
          </table:table-cell>
          <table:table-cell table:formula="of:=[.F231]-[.F172]" office:value-type="float" office:value="-0.00000327271398520984" calcext:value-type="float">
            <text:p>-3.27271398520984E-06</text:p>
          </table:table-cell>
          <table:table-cell table:formula="of:=[.G231]-[.G172]" office:value-type="float" office:value="0.00000618639655587672" calcext:value-type="float">
            <text:p>6.18639655587672E-06</text:p>
          </table:table-cell>
          <table:table-cell table:formula="of:=[.H231]-[.H172]" office:value-type="float" office:value="0.0000316301057466939" calcext:value-type="float">
            <text:p>3.16301057466939E-05</text:p>
          </table:table-cell>
          <table:table-cell table:formula="of:=[.I231]-[.I172]" office:value-type="float" office:value="-0.0232228312706866" calcext:value-type="float">
            <text:p>-2.3222831270686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27" calcext:value-type="float">
            <text:p>2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2227735" calcext:value-type="float">
            <text:p>5.00961402227735E-02</text:p>
          </table:table-cell>
          <table:table-cell office:value-type="float" office:value="0.088673435353421" calcext:value-type="float">
            <text:p>8.86734353534210E-02</text:p>
          </table:table-cell>
          <table:table-cell office:value-type="float" office:value="-0.0887135251698789" calcext:value-type="float">
            <text:p>-8.87135251698789E-02</text:p>
          </table:table-cell>
          <table:table-cell office:value-type="float" office:value="-17844.4549292741" calcext:value-type="float">
            <text:p>-1.7844454929274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640.2563" calcext:value-type="float">
            <text:p>1.64025630000000E+03</text:p>
          </table:table-cell>
          <table:table-cell table:formula="of:=[.F174]-[.F173]" office:value-type="float" office:value="-0.00000000000375405262" calcext:value-type="float">
            <text:p>-3.75405262431627E-12</text:p>
          </table:table-cell>
          <table:table-cell table:formula="of:=[.G174]-[.G173]" office:value-type="float" office:value="-0.00000002890927328081" calcext:value-type="float">
            <text:p>-2.89092732808083E-08</text:p>
          </table:table-cell>
          <table:table-cell table:formula="of:=[.H174]-[.H173]" office:value-type="float" office:value="0.00000000063979532783" calcext:value-type="float">
            <text:p>6.39795327828097E-10</text:p>
          </table:table-cell>
          <table:table-cell table:formula="of:=[.I174]-[.I173]" office:value-type="float" office:value="-0.0000244548900809605" calcext:value-type="float">
            <text:p>-2.44548900809605E-05</text:p>
          </table:table-cell>
          <table:table-cell office:value-type="string" calcext:value-type="string">
            <text:p>a</text:p>
          </table:table-cell>
          <table:table-cell table:formula="of:=[.G232]-[.G173]" office:value-type="float" office:value="0.00000622228442870298" calcext:value-type="float">
            <text:p>6.22228442870298E-06</text:p>
          </table:table-cell>
          <table:table-cell table:formula="of:=[.H232]-[.H173]" office:value-type="float" office:value="0.0000316304122429528" calcext:value-type="float">
            <text:p>3.16304122429528E-05</text:p>
          </table:table-cell>
          <table:table-cell table:formula="of:=[.I232]-[.I173]" office:value-type="float" office:value="-0.0232751546100189" calcext:value-type="float">
            <text:p>-2.32751546100189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31" calcext:value-type="float">
            <text:p>2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2190194" calcext:value-type="float">
            <text:p>5.00961402190194E-02</text:p>
          </table:table-cell>
          <table:table-cell office:value-type="float" office:value="0.0886734064441477" calcext:value-type="float">
            <text:p>8.86734064441477E-02</text:p>
          </table:table-cell>
          <table:table-cell office:value-type="float" office:value="-0.0887135245300836" calcext:value-type="float">
            <text:p>-8.87135245300836E-02</text:p>
          </table:table-cell>
          <table:table-cell office:value-type="float" office:value="-17844.454953729" calcext:value-type="float">
            <text:p>-1.78444549537290E+04</text:p>
          </table:table-cell>
          <table:table-cell office:value-type="float" office:value="-61484.1280454486" calcext:value-type="float">
            <text:p>-6.14841280454486E+04</text:p>
          </table:table-cell>
          <table:table-cell office:value-type="float" office:value="1714.1582" calcext:value-type="float">
            <text:p>1.71415820000000E+03</text:p>
          </table:table-cell>
          <table:table-cell table:formula="of:=[.F175]-[.F174]" office:value-type="float" office:value="-0.0000000001677657388" calcext:value-type="float">
            <text:p>-1.67765738801062E-10</text:p>
          </table:table-cell>
          <table:table-cell table:formula="of:=[.G175]-[.G174]" office:value-type="float" office:value="0.00000001371038936548" calcext:value-type="float">
            <text:p>1.37103893654844E-08</text:p>
          </table:table-cell>
          <table:table-cell table:formula="of:=[.H175]-[.H174]" office:value-type="float" office:value="0.00000000009480763397" calcext:value-type="float">
            <text:p>9.48076339657433E-11</text:p>
          </table:table-cell>
          <table:table-cell table:formula="of:=[.I175]-[.I174]" office:value-type="float" office:value="-0.000148207698657643" calcext:value-type="float">
            <text:p>-1.48207698657643E-04</text:p>
          </table:table-cell>
          <table:table-cell table:formula="of:=[.F233]-[.F174]" office:value-type="float" office:value="-0.00000327295029340507" calcext:value-type="float">
            <text:p>-3.27295029340507E-06</text:p>
          </table:table-cell>
          <table:table-cell table:formula="of:=[.G233]-[.G174]" office:value-type="float" office:value="0.00000623095165107335" calcext:value-type="float">
            <text:p>6.23095165107335E-06</text:p>
          </table:table-cell>
          <table:table-cell table:formula="of:=[.H233]-[.H174]" office:value-type="float" office:value="0.0000316310690361282" calcext:value-type="float">
            <text:p>3.16310690361282E-05</text:p>
          </table:table-cell>
          <table:table-cell table:formula="of:=[.I233]-[.I174]" office:value-type="float" office:value="-0.0230544204387115" calcext:value-type="float">
            <text:p>-2.30544204387115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35" calcext:value-type="float">
            <text:p>2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0512537" calcext:value-type="float">
            <text:p>5.00961400512537E-02</text:p>
          </table:table-cell>
          <table:table-cell office:value-type="float" office:value="0.0886734201545371" calcext:value-type="float">
            <text:p>8.86734201545371E-02</text:p>
          </table:table-cell>
          <table:table-cell office:value-type="float" office:value="-0.088713524435276" calcext:value-type="float">
            <text:p>-8.87135244352760E-02</text:p>
          </table:table-cell>
          <table:table-cell office:value-type="float" office:value="-17844.4551019367" calcext:value-type="float">
            <text:p>-1.78444551019367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1825.8557" calcext:value-type="float">
            <text:p>1.82585570000000E+03</text:p>
          </table:table-cell>
          <table:table-cell table:formula="of:=[.F176]-[.F175]" office:value-type="float" office:value="0.00000000009801245926" calcext:value-type="float">
            <text:p>9.80124592597775E-11</text:p>
          </table:table-cell>
          <table:table-cell table:formula="of:=[.G176]-[.G175]" office:value-type="float" office:value="0.00000002790440824241" calcext:value-type="float">
            <text:p>2.79044082424074E-08</text:p>
          </table:table-cell>
          <table:table-cell table:formula="of:=[.H176]-[.H175]" office:value-type="float" office:value="-0.00000000170784358877" calcext:value-type="float">
            <text:p>-1.70784358877185E-09</text:p>
          </table:table-cell>
          <table:table-cell table:formula="of:=[.I176]-[.I175]" office:value-type="float" office:value="0.0000913151197892148" calcext:value-type="float">
            <text:p>9.13151197892148E-05</text:p>
          </table:table-cell>
          <table:table-cell table:formula="of:=[.F234]-[.F175]" office:value-type="float" office:value="-0.00000327247608766096" calcext:value-type="float">
            <text:p>-3.27247608766096E-06</text:p>
          </table:table-cell>
          <table:table-cell table:formula="of:=[.G234]-[.G175]" office:value-type="float" office:value="0.00000623741550155599" calcext:value-type="float">
            <text:p>6.23741550155599E-06</text:p>
          </table:table-cell>
          <table:table-cell table:formula="of:=[.H234]-[.H175]" office:value-type="float" office:value="0.0000316293925808064" calcext:value-type="float">
            <text:p>3.16293925808064E-05</text:p>
          </table:table-cell>
          <table:table-cell table:formula="of:=[.I234]-[.I175]" office:value-type="float" office:value="-0.0230776801290631" calcext:value-type="float">
            <text:p>-2.3077680129063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39" calcext:value-type="float">
            <text:p>2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1492661" calcext:value-type="float">
            <text:p>5.00961401492661E-02</text:p>
          </table:table-cell>
          <table:table-cell office:value-type="float" office:value="0.0886734480589453" calcext:value-type="float">
            <text:p>8.86734480589453E-02</text:p>
          </table:table-cell>
          <table:table-cell office:value-type="float" office:value="-0.0887135261431196" calcext:value-type="float">
            <text:p>-8.87135261431196E-02</text:p>
          </table:table-cell>
          <table:table-cell office:value-type="float" office:value="-17844.4550106216" calcext:value-type="float">
            <text:p>-1.78444550106216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1896.089" calcext:value-type="float">
            <text:p>1.89608900000000E+03</text:p>
          </table:table-cell>
          <table:table-cell table:formula="of:=[.F177]-[.F176]" office:value-type="float" office:value="-0.0000000000536205802" calcext:value-type="float">
            <text:p>-5.36205801981993E-11</text:p>
          </table:table-cell>
          <table:table-cell table:formula="of:=[.G177]-[.G176]" office:value-type="float" office:value="-0.00000001614485327373" calcext:value-type="float">
            <text:p>-1.61448532737252E-08</text:p>
          </table:table-cell>
          <table:table-cell table:formula="of:=[.H177]-[.H176]" office:value-type="float" office:value="0.0000000000295775765" calcext:value-type="float">
            <text:p>2.95775764991291E-11</text:p>
          </table:table-cell>
          <table:table-cell table:formula="of:=[.I177]-[.I176]" office:value-type="float" office:value="0.0000361301099474076" calcext:value-type="float">
            <text:p>3.61301099474076E-05</text:p>
          </table:table-cell>
          <table:table-cell table:formula="of:=[.F235]-[.F176]" office:value-type="float" office:value="-0.00000327274023510099" calcext:value-type="float">
            <text:p>-3.27274023510099E-06</text:p>
          </table:table-cell>
          <table:table-cell table:formula="of:=[.G235]-[.G176]" office:value-type="float" office:value="0.00000618603151621155" calcext:value-type="float">
            <text:p>6.18603151621155E-06</text:p>
          </table:table-cell>
          <table:table-cell table:formula="of:=[.H235]-[.H176]" office:value-type="float" office:value="0.0000316311323351331" calcext:value-type="float">
            <text:p>3.16311323351331E-05</text:p>
          </table:table-cell>
          <table:table-cell table:formula="of:=[.I235]-[.I176]" office:value-type="float" office:value="-0.0230309016005776" calcext:value-type="float">
            <text:p>-2.3030901600577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243" calcext:value-type="float">
            <text:p>2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61400956455" calcext:value-type="float">
            <text:p>5.00961400956455E-02</text:p>
          </table:table-cell>
          <table:table-cell office:value-type="float" office:value="0.088673431914092" calcext:value-type="float">
            <text:p>8.86734319140920E-02</text:p>
          </table:table-cell>
          <table:table-cell office:value-type="float" office:value="-0.088713526113542" calcext:value-type="float">
            <text:p>-8.87135261135420E-02</text:p>
          </table:table-cell>
          <table:table-cell office:value-type="float" office:value="-17844.4549744915" calcext:value-type="float">
            <text:p>-1.78444549744915E+04</text:p>
          </table:table-cell>
          <table:table-cell office:value-type="float" office:value="-61484.1280454485" calcext:value-type="float">
            <text:p>-6.14841280454485E+04</text:p>
          </table:table-cell>
          <table:table-cell office:value-type="float" office:value="1983.3674" calcext:value-type="float">
            <text:p>1.98336740000000E+03</text:p>
          </table:table-cell>
          <table:table-cell table:number-columns-repeated="4"/>
          <table:table-cell table:formula="of:=[.F236]-[.F177]" office:value-type="float" office:value="-0.00000327269618232567" calcext:value-type="float">
            <text:p>-3.27269618232567E-06</text:p>
          </table:table-cell>
          <table:table-cell table:formula="of:=[.G236]-[.G177]" office:value-type="float" office:value="0.00000621965812884484" calcext:value-type="float">
            <text:p>6.21965812884484E-06</text:p>
          </table:table-cell>
          <table:table-cell table:formula="of:=[.H236]-[.H177]" office:value-type="float" office:value="0.000031633606364892" calcext:value-type="float">
            <text:p>3.16336063648920E-05</text:p>
          </table:table-cell>
          <table:table-cell table:formula="of:=[.I236]-[.I177]" office:value-type="float" office:value="-0.0230718504280958" calcext:value-type="float">
            <text:p>-2.30718504280958E-0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79888105401664" calcext:value-type="float">
            <text:p>4.79888105401664E-02</text:p>
          </table:table-cell>
          <table:table-cell office:value-type="float" office:value="-1.67879341886274" calcext:value-type="float">
            <text:p>-1.67879341886274E+00</text:p>
          </table:table-cell>
          <table:table-cell office:value-type="float" office:value="3.29097561778043" calcext:value-type="float">
            <text:p>3.29097561778043E+00</text:p>
          </table:table-cell>
          <table:table-cell office:value-type="float" office:value="-13735.3183019016" calcext:value-type="float">
            <text:p>-1.37353183019016E+04</text:p>
          </table:table-cell>
          <table:table-cell office:value-type="float" office:value="-61484.0969196736" calcext:value-type="float">
            <text:p>-6.14840969196736E+04</text:p>
          </table:table-cell>
          <table:table-cell office:value-type="float" office:value="1.2913" calcext:value-type="float">
            <text:p>1.29130000000000E+00</text:p>
          </table:table-cell>
          <table:table-cell table:formula="of:=[.F180]-[.F179]" office:value-type="float" office:value="0.00209856223331834" calcext:value-type="float">
            <text:p>2.09856223331834E-03</text:p>
          </table:table-cell>
          <table:table-cell table:formula="of:=[.G180]-[.G179]" office:value-type="float" office:value="1.342355129996" calcext:value-type="float">
            <text:p>1.34235512999600E+00</text:p>
          </table:table-cell>
          <table:table-cell table:formula="of:=[.H180]-[.H179]" office:value-type="float" office:value="-2.97190838969248" calcext:value-type="float">
            <text:p>-2.97190838969248E+00</text:p>
          </table:table-cell>
          <table:table-cell table:formula="of:=[.I180]-[.I179]" office:value-type="float" office:value="-2079.63039726324" calcext:value-type="float">
            <text:p>-2.07963039726324E+03</text:p>
          </table:table-cell>
          <table:table-cell table:formula="of:=[.F238]-[.F179]" office:value-type="float" office:value="0.0000181211807499179" calcext:value-type="float">
            <text:p>1.81211807499179E-05</text:p>
          </table:table-cell>
          <table:table-cell table:formula="of:=[.G238]-[.G179]" office:value-type="float" office:value="-0.00548659126996398" calcext:value-type="float">
            <text:p>-5.48659126996398E-03</text:p>
          </table:table-cell>
          <table:table-cell table:formula="of:=[.H238]-[.H179]" office:value-type="float" office:value="0.00811189259409106" calcext:value-type="float">
            <text:p>8.11189259409106E-03</text:p>
          </table:table-cell>
          <table:table-cell table:formula="of:=[.I238]-[.I179]" office:value-type="float" office:value="-1.13392291903983" calcext:value-type="float">
            <text:p>-1.1339229190398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73727734848" calcext:value-type="float">
            <text:p>5.00873727734848E-02</text:p>
          </table:table-cell>
          <table:table-cell office:value-type="float" office:value="-0.336438288866736" calcext:value-type="float">
            <text:p>-3.36438288866736E-01</text:p>
          </table:table-cell>
          <table:table-cell office:value-type="float" office:value="0.319067228087955" calcext:value-type="float">
            <text:p>3.19067228087955E-01</text:p>
          </table:table-cell>
          <table:table-cell office:value-type="float" office:value="-15814.9486991648" calcext:value-type="float">
            <text:p>-1.58149486991648E+04</text:p>
          </table:table-cell>
          <table:table-cell office:value-type="float" office:value="-61484.1283662561" calcext:value-type="float">
            <text:p>-6.14841283662561E+04</text:p>
          </table:table-cell>
          <table:table-cell office:value-type="float" office:value="2.3955" calcext:value-type="float">
            <text:p>2.39550000000000E+00</text:p>
          </table:table-cell>
          <table:table-cell table:formula="of:=[.F181]-[.F180]" office:value-type="float" office:value="0.000298043205977899" calcext:value-type="float">
            <text:p>2.98043205977899E-04</text:p>
          </table:table-cell>
          <table:table-cell table:formula="of:=[.G181]-[.G180]" office:value-type="float" office:value="0.386503148693726" calcext:value-type="float">
            <text:p>3.86503148693726E-01</text:p>
          </table:table-cell>
          <table:table-cell table:formula="of:=[.H181]-[.H180]" office:value-type="float" office:value="-0.411500099853904" calcext:value-type="float">
            <text:p>-4.11500099853904E-01</text:p>
          </table:table-cell>
          <table:table-cell table:formula="of:=[.I181]-[.I180]" office:value-type="float" office:value="-849.930316738331" calcext:value-type="float">
            <text:p>-8.49930316738331E+02</text:p>
          </table:table-cell>
          <table:table-cell table:formula="of:=[.F239]-[.F180]" office:value-type="float" office:value="-0.00000899417572291367" calcext:value-type="float">
            <text:p>-8.99417572291367E-06</text:p>
          </table:table-cell>
          <table:table-cell table:formula="of:=[.G239]-[.G180]" office:value-type="float" office:value="0.00190733001097576" calcext:value-type="float">
            <text:p>1.90733001097576E-03</text:p>
          </table:table-cell>
          <table:table-cell table:formula="of:=[.H239]-[.H180]" office:value-type="float" office:value="-0.0023614731574082" calcext:value-type="float">
            <text:p>-2.36147315740820E-03</text:p>
          </table:table-cell>
          <table:table-cell table:formula="of:=[.I239]-[.I180]" office:value-type="float" office:value="1.67130492017895" calcext:value-type="float">
            <text:p>1.6713049201789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854159794627" calcext:value-type="float">
            <text:p>5.03854159794627E-02</text:p>
          </table:table-cell>
          <table:table-cell office:value-type="float" office:value="0.0500648598269901" calcext:value-type="float">
            <text:p>5.00648598269901E-02</text:p>
          </table:table-cell>
          <table:table-cell office:value-type="float" office:value="-0.0924328717659485" calcext:value-type="float">
            <text:p>-9.24328717659485E-02</text:p>
          </table:table-cell>
          <table:table-cell office:value-type="float" office:value="-16664.8790159032" calcext:value-type="float">
            <text:p>-1.66648790159032E+04</text:p>
          </table:table-cell>
          <table:table-cell office:value-type="float" office:value="-61484.1280358778" calcext:value-type="float">
            <text:p>-6.14841280358778E+04</text:p>
          </table:table-cell>
          <table:table-cell office:value-type="float" office:value="3.8859" calcext:value-type="float">
            <text:p>3.88590000000000E+00</text:p>
          </table:table-cell>
          <table:table-cell table:formula="of:=[.F182]-[.F181]" office:value-type="float" office:value="-0.0000237695942506139" calcext:value-type="float">
            <text:p>-2.37695942506139E-05</text:p>
          </table:table-cell>
          <table:table-cell table:formula="of:=[.G182]-[.G181]" office:value-type="float" office:value="0.140244943069566" calcext:value-type="float">
            <text:p>1.40244943069566E-01</text:p>
          </table:table-cell>
          <table:table-cell table:formula="of:=[.H182]-[.H181]" office:value-type="float" office:value="-0.127080479477419" calcext:value-type="float">
            <text:p>-1.27080479477419E-01</text:p>
          </table:table-cell>
          <table:table-cell table:formula="of:=[.I182]-[.I181]" office:value-type="float" office:value="-507.179122552869" calcext:value-type="float">
            <text:p>-5.07179122552869E+02</text:p>
          </table:table-cell>
          <table:table-cell table:formula="of:=[.F240]-[.F181]" office:value-type="float" office:value="-0.0000101256373290226" calcext:value-type="float">
            <text:p>-1.01256373290226E-05</text:p>
          </table:table-cell>
          <table:table-cell table:formula="of:=[.G240]-[.G181]" office:value-type="float" office:value="-0.000212440264702116" calcext:value-type="float">
            <text:p>-2.12440264702116E-04</text:p>
          </table:table-cell>
          <table:table-cell table:formula="of:=[.H240]-[.H181]" office:value-type="float" office:value="0.000307113773469217" calcext:value-type="float">
            <text:p>3.07113773469217E-04</text:p>
          </table:table-cell>
          <table:table-cell table:formula="of:=[.I240]-[.I181]" office:value-type="float" office:value="-1.47993543510893" calcext:value-type="float">
            <text:p>-1.47993543510893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table:number-columns-repeated="2" office:value-type="float" office:value="27" calcext:value-type="float">
            <text:p>2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616463852121" calcext:value-type="float">
            <text:p>5.03616463852121E-02</text:p>
          </table:table-cell>
          <table:table-cell office:value-type="float" office:value="0.190309802896556" calcext:value-type="float">
            <text:p>1.90309802896556E-01</text:p>
          </table:table-cell>
          <table:table-cell office:value-type="float" office:value="-0.219513351243367" calcext:value-type="float">
            <text:p>-2.19513351243367E-01</text:p>
          </table:table-cell>
          <table:table-cell office:value-type="float" office:value="-17172.058138456" calcext:value-type="float">
            <text:p>-1.71720581384560E+04</text:p>
          </table:table-cell>
          <table:table-cell office:value-type="float" office:value="-61484.1280459904" calcext:value-type="float">
            <text:p>-6.14841280459904E+04</text:p>
          </table:table-cell>
          <table:table-cell office:value-type="float" office:value="6.134" calcext:value-type="float">
            <text:p>6.13400000000000E+00</text:p>
          </table:table-cell>
          <table:table-cell table:formula="of:=[.F183]-[.F182]" office:value-type="float" office:value="-0.0000862184712185146" calcext:value-type="float">
            <text:p>-8.62184712185146E-05</text:p>
          </table:table-cell>
          <table:table-cell table:formula="of:=[.G183]-[.G182]" office:value-type="float" office:value="-0.073077650940924" calcext:value-type="float">
            <text:p>-7.30776509409240E-02</text:p>
          </table:table-cell>
          <table:table-cell table:formula="of:=[.H183]-[.H182]" office:value-type="float" office:value="0.0949441994589421" calcext:value-type="float">
            <text:p>9.49441994589421E-02</text:p>
          </table:table-cell>
          <table:table-cell table:formula="of:=[.I183]-[.I182]" office:value-type="float" office:value="-280.18493470495" calcext:value-type="float">
            <text:p>-2.80184934704950E+02</text:p>
          </table:table-cell>
          <table:table-cell table:formula="of:=[.F241]-[.F182]" office:value-type="float" office:value="0.0000232728851266642" calcext:value-type="float">
            <text:p>2.32728851266642E-05</text:p>
          </table:table-cell>
          <table:table-cell table:formula="of:=[.G241]-[.G182]" office:value-type="float" office:value="-0.0116301536316987" calcext:value-type="float">
            <text:p>-1.16301536316987E-02</text:p>
          </table:table-cell>
          <table:table-cell table:formula="of:=[.H241]-[.H182]" office:value-type="float" office:value="0.0128540751214591" calcext:value-type="float">
            <text:p>1.28540751214591E-02</text:p>
          </table:table-cell>
          <table:table-cell table:formula="of:=[.I241]-[.I182]" office:value-type="float" office:value="11.2546294837302" calcext:value-type="float">
            <text:p>1.1254629483730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2754279139936" calcext:value-type="float">
            <text:p>5.02754279139936E-02</text:p>
          </table:table-cell>
          <table:table-cell office:value-type="float" office:value="0.117232151955632" calcext:value-type="float">
            <text:p>1.17232151955632E-01</text:p>
          </table:table-cell>
          <table:table-cell office:value-type="float" office:value="-0.124569151784425" calcext:value-type="float">
            <text:p>-1.24569151784425E-01</text:p>
          </table:table-cell>
          <table:table-cell office:value-type="float" office:value="-17452.243073161" calcext:value-type="float">
            <text:p>-1.74522430731610E+04</text:p>
          </table:table-cell>
          <table:table-cell office:value-type="float" office:value="-61484.1280454531" calcext:value-type="float">
            <text:p>-6.14841280454531E+04</text:p>
          </table:table-cell>
          <table:table-cell office:value-type="float" office:value="9.1201" calcext:value-type="float">
            <text:p>9.12010000000000E+00</text:p>
          </table:table-cell>
          <table:table-cell table:formula="of:=[.F184]-[.F183]" office:value-type="float" office:value="-0.000271997272348175" calcext:value-type="float">
            <text:p>-2.71997272348175E-04</text:p>
          </table:table-cell>
          <table:table-cell table:formula="of:=[.G184]-[.G183]" office:value-type="float" office:value="-0.133167899186921" calcext:value-type="float">
            <text:p>-1.33167899186921E-01</text:p>
          </table:table-cell>
          <table:table-cell table:formula="of:=[.H184]-[.H183]" office:value-type="float" office:value="0.144945201604628" calcext:value-type="float">
            <text:p>1.44945201604628E-01</text:p>
          </table:table-cell>
          <table:table-cell table:formula="of:=[.I184]-[.I183]" office:value-type="float" office:value="-113.79447407959" calcext:value-type="float">
            <text:p>-1.13794474079590E+02</text:p>
          </table:table-cell>
          <table:table-cell table:formula="of:=[.F242]-[.F183]" office:value-type="float" office:value="-0.0000205732930563113" calcext:value-type="float">
            <text:p>-2.05732930563113E-05</text:p>
          </table:table-cell>
          <table:table-cell table:formula="of:=[.G242]-[.G183]" office:value-type="float" office:value="0.0022928342432533" calcext:value-type="float">
            <text:p>2.29283424325330E-03</text:p>
          </table:table-cell>
          <table:table-cell table:formula="of:=[.H242]-[.H183]" office:value-type="float" office:value="-0.00277030669470069" calcext:value-type="float">
            <text:p>-2.77030669470069E-03</text:p>
          </table:table-cell>
          <table:table-cell table:formula="of:=[.I242]-[.I183]" office:value-type="float" office:value="-27.0460983357007" calcext:value-type="float">
            <text:p>-2.70460983357007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35" calcext:value-type="float">
            <text:p>3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034306416454" calcext:value-type="float">
            <text:p>5.00034306416454E-02</text:p>
          </table:table-cell>
          <table:table-cell office:value-type="float" office:value="-0.0159357472312888" calcext:value-type="float">
            <text:p>-1.59357472312888E-02</text:p>
          </table:table-cell>
          <table:table-cell office:value-type="float" office:value="0.0203760498202024" calcext:value-type="float">
            <text:p>2.03760498202024E-02</text:p>
          </table:table-cell>
          <table:table-cell office:value-type="float" office:value="-17566.0375472406" calcext:value-type="float">
            <text:p>-1.75660375472406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12.6082" calcext:value-type="float">
            <text:p>1.26082000000000E+01</text:p>
          </table:table-cell>
          <table:table-cell table:formula="of:=[.F185]-[.F184]" office:value-type="float" office:value="-0.000256694035156858" calcext:value-type="float">
            <text:p>-2.56694035156858E-04</text:p>
          </table:table-cell>
          <table:table-cell table:formula="of:=[.G185]-[.G184]" office:value-type="float" office:value="-0.0577435756080042" calcext:value-type="float">
            <text:p>-5.77435756080042E-02</text:p>
          </table:table-cell>
          <table:table-cell table:formula="of:=[.H185]-[.H184]" office:value-type="float" office:value="0.0592783203714876" calcext:value-type="float">
            <text:p>5.92783203714876E-02</text:p>
          </table:table-cell>
          <table:table-cell table:formula="of:=[.I185]-[.I184]" office:value-type="float" office:value="-106.576180102569" calcext:value-type="float">
            <text:p>-1.06576180102569E+02</text:p>
          </table:table-cell>
          <table:table-cell table:formula="of:=[.F243]-[.F184]" office:value-type="float" office:value="0.0000318531415766099" calcext:value-type="float">
            <text:p>3.18531415766099E-05</text:p>
          </table:table-cell>
          <table:table-cell table:formula="of:=[.G243]-[.G184]" office:value-type="float" office:value="-0.00491864252032572" calcext:value-type="float">
            <text:p>-4.91864252032572E-03</text:p>
          </table:table-cell>
          <table:table-cell table:formula="of:=[.H243]-[.H184]" office:value-type="float" office:value="0.00547659820265528" calcext:value-type="float">
            <text:p>5.47659820265528E-03</text:p>
          </table:table-cell>
          <table:table-cell table:formula="of:=[.I243]-[.I184]" office:value-type="float" office:value="-12.69893861526" calcext:value-type="float">
            <text:p>-1.26989386152600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39" calcext:value-type="float">
            <text:p>3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467366064885" calcext:value-type="float">
            <text:p>4.97467366064885E-02</text:p>
          </table:table-cell>
          <table:table-cell office:value-type="float" office:value="-0.0736793228392931" calcext:value-type="float">
            <text:p>-7.36793228392931E-02</text:p>
          </table:table-cell>
          <table:table-cell office:value-type="float" office:value="0.07965437019169" calcext:value-type="float">
            <text:p>7.96543701916900E-02</text:p>
          </table:table-cell>
          <table:table-cell office:value-type="float" office:value="-17672.6137273432" calcext:value-type="float">
            <text:p>-1.7672613727343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7.1151" calcext:value-type="float">
            <text:p>1.71151000000000E+01</text:p>
          </table:table-cell>
          <table:table-cell table:formula="of:=[.F186]-[.F185]" office:value-type="float" office:value="-0.000073269034705857" calcext:value-type="float">
            <text:p>-7.32690347058570E-05</text:p>
          </table:table-cell>
          <table:table-cell table:formula="of:=[.G186]-[.G185]" office:value-type="float" office:value="0.0326780815323317" calcext:value-type="float">
            <text:p>3.26780815323317E-02</text:p>
          </table:table-cell>
          <table:table-cell table:formula="of:=[.H186]-[.H185]" office:value-type="float" office:value="-0.0366697009924295" calcext:value-type="float">
            <text:p>-3.66697009924295E-02</text:p>
          </table:table-cell>
          <table:table-cell table:formula="of:=[.I186]-[.I185]" office:value-type="float" office:value="-114.385708120361" calcext:value-type="float">
            <text:p>-1.14385708120361E+02</text:p>
          </table:table-cell>
          <table:table-cell table:formula="of:=[.F244]-[.F185]" office:value-type="float" office:value="0.0000973997004001317" calcext:value-type="float">
            <text:p>9.73997004001317E-05</text:p>
          </table:table-cell>
          <table:table-cell table:formula="of:=[.G244]-[.G185]" office:value-type="float" office:value="0.0268185875945937" calcext:value-type="float">
            <text:p>2.68185875945937E-02</text:p>
          </table:table-cell>
          <table:table-cell table:formula="of:=[.H244]-[.H185]" office:value-type="float" office:value="-0.0286783052891254" calcext:value-type="float">
            <text:p>-2.86783052891254E-02</text:p>
          </table:table-cell>
          <table:table-cell table:formula="of:=[.I244]-[.I185]" office:value-type="float" office:value="0.446859130330267" calcext:value-type="float">
            <text:p>4.46859130330267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43" calcext:value-type="float">
            <text:p>4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734675717827" calcext:value-type="float">
            <text:p>4.96734675717827E-02</text:p>
          </table:table-cell>
          <table:table-cell office:value-type="float" office:value="-0.0410012413069614" calcext:value-type="float">
            <text:p>-4.10012413069614E-02</text:p>
          </table:table-cell>
          <table:table-cell office:value-type="float" office:value="0.0429846691992605" calcext:value-type="float">
            <text:p>4.29846691992605E-02</text:p>
          </table:table-cell>
          <table:table-cell office:value-type="float" office:value="-17786.9994354635" calcext:value-type="float">
            <text:p>-1.7786999435463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2.628" calcext:value-type="float">
            <text:p>2.26280000000000E+01</text:p>
          </table:table-cell>
          <table:table-cell table:formula="of:=[.F187]-[.F186]" office:value-type="float" office:value="-0.00000541092247609981" calcext:value-type="float">
            <text:p>-5.41092247609981E-06</text:p>
          </table:table-cell>
          <table:table-cell table:formula="of:=[.G187]-[.G186]" office:value-type="float" office:value="0.0828325863217241" calcext:value-type="float">
            <text:p>8.28325863217241E-02</text:p>
          </table:table-cell>
          <table:table-cell table:formula="of:=[.H187]-[.H186]" office:value-type="float" office:value="-0.0871455651254953" calcext:value-type="float">
            <text:p>-8.71455651254953E-02</text:p>
          </table:table-cell>
          <table:table-cell table:formula="of:=[.I187]-[.I186]" office:value-type="float" office:value="-82.2233026629619" calcext:value-type="float">
            <text:p>-8.22233026629619E+01</text:p>
          </table:table-cell>
          <table:table-cell table:formula="of:=[.F245]-[.F186]" office:value-type="float" office:value="0.0000445914811580059" calcext:value-type="float">
            <text:p>4.45914811580059E-05</text:p>
          </table:table-cell>
          <table:table-cell table:formula="of:=[.G245]-[.G186]" office:value-type="float" office:value="0.0288496628188086" calcext:value-type="float">
            <text:p>2.88496628188086E-02</text:p>
          </table:table-cell>
          <table:table-cell table:formula="of:=[.H245]-[.H186]" office:value-type="float" office:value="-0.0305890341684698" calcext:value-type="float">
            <text:p>-3.05890341684698E-02</text:p>
          </table:table-cell>
          <table:table-cell table:formula="of:=[.I245]-[.I186]" office:value-type="float" office:value="15.0483666986984" calcext:value-type="float">
            <text:p>1.5048366698698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47" calcext:value-type="float">
            <text:p>4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680566493066" calcext:value-type="float">
            <text:p>4.96680566493066E-02</text:p>
          </table:table-cell>
          <table:table-cell office:value-type="float" office:value="0.0418313450147628" calcext:value-type="float">
            <text:p>4.18313450147628E-02</text:p>
          </table:table-cell>
          <table:table-cell office:value-type="float" office:value="-0.0441608959262349" calcext:value-type="float">
            <text:p>-4.41608959262349E-02</text:p>
          </table:table-cell>
          <table:table-cell office:value-type="float" office:value="-17869.2227381265" calcext:value-type="float">
            <text:p>-1.7869222738126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9.1395" calcext:value-type="float">
            <text:p>2.91395000000000E+01</text:p>
          </table:table-cell>
          <table:table-cell table:formula="of:=[.F188]-[.F187]" office:value-type="float" office:value="-0.0000347595587111907" calcext:value-type="float">
            <text:p>-3.47595587111907E-05</text:p>
          </table:table-cell>
          <table:table-cell table:formula="of:=[.G188]-[.G187]" office:value-type="float" office:value="0.0312337746580108" calcext:value-type="float">
            <text:p>3.12337746580108E-02</text:p>
          </table:table-cell>
          <table:table-cell table:formula="of:=[.H188]-[.H187]" office:value-type="float" office:value="-0.030614725368516" calcext:value-type="float">
            <text:p>-3.06147253685160E-02</text:p>
          </table:table-cell>
          <table:table-cell table:formula="of:=[.I188]-[.I187]" office:value-type="float" office:value="-25.4850884774605" calcext:value-type="float">
            <text:p>-2.54850884774605E+01</text:p>
          </table:table-cell>
          <table:table-cell table:formula="of:=[.F246]-[.F187]" office:value-type="float" office:value="-0.00000967036651589037" calcext:value-type="float">
            <text:p>-9.67036651589037E-06</text:p>
          </table:table-cell>
          <table:table-cell table:formula="of:=[.G246]-[.G187]" office:value-type="float" office:value="0.0000200567141151325" calcext:value-type="float">
            <text:p>2.00567141151325E-05</text:p>
          </table:table-cell>
          <table:table-cell table:formula="of:=[.H246]-[.H187]" office:value-type="float" office:value="0.000250026609376293" calcext:value-type="float">
            <text:p>2.50026609376293E-04</text:p>
          </table:table-cell>
          <table:table-cell table:formula="of:=[.I246]-[.I187]" office:value-type="float" office:value="23.8344652881424" calcext:value-type="float">
            <text:p>2.38344652881424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51" calcext:value-type="float">
            <text:p>5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332970905954" calcext:value-type="float">
            <text:p>4.96332970905954E-02</text:p>
          </table:table-cell>
          <table:table-cell office:value-type="float" office:value="0.0730651196727736" calcext:value-type="float">
            <text:p>7.30651196727736E-02</text:p>
          </table:table-cell>
          <table:table-cell office:value-type="float" office:value="-0.0747756212947509" calcext:value-type="float">
            <text:p>-7.47756212947509E-02</text:p>
          </table:table-cell>
          <table:table-cell office:value-type="float" office:value="-17894.7078266039" calcext:value-type="float">
            <text:p>-1.7894707826603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6.5392" calcext:value-type="float">
            <text:p>3.65392000000000E+01</text:p>
          </table:table-cell>
          <table:table-cell table:formula="of:=[.F189]-[.F188]" office:value-type="float" office:value="-0.0000652990467020637" calcext:value-type="float">
            <text:p>-6.52990467020637E-05</text:p>
          </table:table-cell>
          <table:table-cell table:formula="of:=[.G189]-[.G188]" office:value-type="float" office:value="-0.00358710230576335" calcext:value-type="float">
            <text:p>-3.58710230576335E-03</text:p>
          </table:table-cell>
          <table:table-cell table:formula="of:=[.H189]-[.H188]" office:value-type="float" office:value="0.00434153727283007" calcext:value-type="float">
            <text:p>4.34153727283007E-03</text:p>
          </table:table-cell>
          <table:table-cell table:formula="of:=[.I189]-[.I188]" office:value-type="float" office:value="-2.49984377542933" calcext:value-type="float">
            <text:p>-2.49984377542933E+00</text:p>
          </table:table-cell>
          <table:table-cell table:formula="of:=[.F247]-[.F188]" office:value-type="float" office:value="-0.0000126449757234387" calcext:value-type="float">
            <text:p>-1.26449757234387E-05</text:p>
          </table:table-cell>
          <table:table-cell table:formula="of:=[.G247]-[.G188]" office:value-type="float" office:value="-0.00604566626683817" calcext:value-type="float">
            <text:p>-6.04566626683817E-03</text:p>
          </table:table-cell>
          <table:table-cell table:formula="of:=[.H247]-[.H188]" office:value-type="float" office:value="0.00606991655210473" calcext:value-type="float">
            <text:p>6.06991655210473E-03</text:p>
          </table:table-cell>
          <table:table-cell table:formula="of:=[.I247]-[.I188]" office:value-type="float" office:value="-10.8636937179181" calcext:value-type="float">
            <text:p>-1.08636937179181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55" calcext:value-type="float">
            <text:p>5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679980438933" calcext:value-type="float">
            <text:p>4.95679980438933E-02</text:p>
          </table:table-cell>
          <table:table-cell office:value-type="float" office:value="0.0694780173670102" calcext:value-type="float">
            <text:p>6.94780173670102E-02</text:p>
          </table:table-cell>
          <table:table-cell office:value-type="float" office:value="-0.0704340840219208" calcext:value-type="float">
            <text:p>-7.04340840219208E-02</text:p>
          </table:table-cell>
          <table:table-cell office:value-type="float" office:value="-17897.2076703794" calcext:value-type="float">
            <text:p>-1.7897207670379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5.7951" calcext:value-type="float">
            <text:p>4.57951000000000E+01</text:p>
          </table:table-cell>
          <table:table-cell table:formula="of:=[.F190]-[.F189]" office:value-type="float" office:value="-0.0000776168044200748" calcext:value-type="float">
            <text:p>-7.76168044200748E-05</text:p>
          </table:table-cell>
          <table:table-cell table:formula="of:=[.G190]-[.G189]" office:value-type="float" office:value="0.00190357351501996" calcext:value-type="float">
            <text:p>1.90357351501996E-03</text:p>
          </table:table-cell>
          <table:table-cell table:formula="of:=[.H190]-[.H189]" office:value-type="float" office:value="-0.00213350547284764" calcext:value-type="float">
            <text:p>-2.13350547284764E-03</text:p>
          </table:table-cell>
          <table:table-cell table:formula="of:=[.I190]-[.I189]" office:value-type="float" office:value="-13.4902973504177" calcext:value-type="float">
            <text:p>-1.34902973504177E+01</text:p>
          </table:table-cell>
          <table:table-cell table:formula="of:=[.F248]-[.F189]" office:value-type="float" office:value="0.00000469390799649055" calcext:value-type="float">
            <text:p>4.69390799649055E-06</text:p>
          </table:table-cell>
          <table:table-cell table:formula="of:=[.G248]-[.G189]" office:value-type="float" office:value="0.00653540488911351" calcext:value-type="float">
            <text:p>6.53540488911351E-03</text:p>
          </table:table-cell>
          <table:table-cell table:formula="of:=[.H248]-[.H189]" office:value-type="float" office:value="-0.00709505614268666" calcext:value-type="float">
            <text:p>-7.09505614268666E-03</text:p>
          </table:table-cell>
          <table:table-cell table:formula="of:=[.I248]-[.I189]" office:value-type="float" office:value="-42.2325201869098" calcext:value-type="float">
            <text:p>-4.22325201869098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59" calcext:value-type="float">
            <text:p>5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903812394732" calcext:value-type="float">
            <text:p>4.94903812394732E-02</text:p>
          </table:table-cell>
          <table:table-cell office:value-type="float" office:value="0.0713815908820302" calcext:value-type="float">
            <text:p>7.13815908820302E-02</text:p>
          </table:table-cell>
          <table:table-cell office:value-type="float" office:value="-0.0725675894947685" calcext:value-type="float">
            <text:p>-7.25675894947685E-02</text:p>
          </table:table-cell>
          <table:table-cell office:value-type="float" office:value="-17910.6979677298" calcext:value-type="float">
            <text:p>-1.7910697967729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7.1816" calcext:value-type="float">
            <text:p>5.71816000000000E+01</text:p>
          </table:table-cell>
          <table:table-cell table:formula="of:=[.F191]-[.F190]" office:value-type="float" office:value="-0.0000202505544438306" calcext:value-type="float">
            <text:p>-2.02505544438306E-05</text:p>
          </table:table-cell>
          <table:table-cell table:formula="of:=[.G191]-[.G190]" office:value-type="float" office:value="-0.00359534003059775" calcext:value-type="float">
            <text:p>-3.59534003059775E-03</text:p>
          </table:table-cell>
          <table:table-cell table:formula="of:=[.H191]-[.H190]" office:value-type="float" office:value="0.00384989298531484" calcext:value-type="float">
            <text:p>3.84989298531484E-03</text:p>
          </table:table-cell>
          <table:table-cell table:formula="of:=[.I191]-[.I190]" office:value-type="float" office:value="-18.5932036094309" calcext:value-type="float">
            <text:p>-1.85932036094309E+01</text:p>
          </table:table-cell>
          <table:table-cell table:formula="of:=[.F249]-[.F190]" office:value-type="float" office:value="0.0000328801501478446" calcext:value-type="float">
            <text:p>3.28801501478446E-05</text:p>
          </table:table-cell>
          <table:table-cell table:formula="of:=[.G249]-[.G190]" office:value-type="float" office:value="0.00546135930864861" calcext:value-type="float">
            <text:p>5.46135930864861E-03</text:p>
          </table:table-cell>
          <table:table-cell table:formula="of:=[.H249]-[.H190]" office:value-type="float" office:value="-0.00558419843558756" calcext:value-type="float">
            <text:p>-5.58419843558756E-03</text:p>
          </table:table-cell>
          <table:table-cell table:formula="of:=[.I249]-[.I190]" office:value-type="float" office:value="-40.9860627642629" calcext:value-type="float">
            <text:p>-4.09860627642629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63" calcext:value-type="float">
            <text:p>6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701306850294" calcext:value-type="float">
            <text:p>4.94701306850294E-02</text:p>
          </table:table-cell>
          <table:table-cell office:value-type="float" office:value="0.0677862508514324" calcext:value-type="float">
            <text:p>6.77862508514324E-02</text:p>
          </table:table-cell>
          <table:table-cell office:value-type="float" office:value="-0.0687176965094536" calcext:value-type="float">
            <text:p>-6.87176965094536E-02</text:p>
          </table:table-cell>
          <table:table-cell office:value-type="float" office:value="-17929.2911713392" calcext:value-type="float">
            <text:p>-1.7929291171339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7.1828" calcext:value-type="float">
            <text:p>6.71828000000000E+01</text:p>
          </table:table-cell>
          <table:table-cell table:formula="of:=[.F192]-[.F191]" office:value-type="float" office:value="0.0000139555722073609" calcext:value-type="float">
            <text:p>1.39555722073609E-05</text:p>
          </table:table-cell>
          <table:table-cell table:formula="of:=[.G192]-[.G191]" office:value-type="float" office:value="0.0015204582024364" calcext:value-type="float">
            <text:p>1.52045820243640E-03</text:p>
          </table:table-cell>
          <table:table-cell table:formula="of:=[.H192]-[.H191]" office:value-type="float" office:value="-0.00104451265763073" calcext:value-type="float">
            <text:p>-1.04451265763073E-03</text:p>
          </table:table-cell>
          <table:table-cell table:formula="of:=[.I192]-[.I191]" office:value-type="float" office:value="-13.0175743828695" calcext:value-type="float">
            <text:p>-1.30175743828695E+01</text:p>
          </table:table-cell>
          <table:table-cell table:formula="of:=[.F250]-[.F191]" office:value-type="float" office:value="0.00000984946147725846" calcext:value-type="float">
            <text:p>9.84946147725846E-06</text:p>
          </table:table-cell>
          <table:table-cell table:formula="of:=[.G250]-[.G191]" office:value-type="float" office:value="0.00415422846567931" calcext:value-type="float">
            <text:p>4.15422846567931E-03</text:p>
          </table:table-cell>
          <table:table-cell table:formula="of:=[.H250]-[.H191]" office:value-type="float" office:value="-0.00423377540210011" calcext:value-type="float">
            <text:p>-4.23377540210011E-03</text:p>
          </table:table-cell>
          <table:table-cell table:formula="of:=[.I250]-[.I191]" office:value-type="float" office:value="-24.1504053503922" calcext:value-type="float">
            <text:p>-2.41504053503922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67" calcext:value-type="float">
            <text:p>6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840862572368" calcext:value-type="float">
            <text:p>4.94840862572368E-02</text:p>
          </table:table-cell>
          <table:table-cell office:value-type="float" office:value="0.0693067090538688" calcext:value-type="float">
            <text:p>6.93067090538688E-02</text:p>
          </table:table-cell>
          <table:table-cell office:value-type="float" office:value="-0.0697622091670843" calcext:value-type="float">
            <text:p>-6.97622091670843E-02</text:p>
          </table:table-cell>
          <table:table-cell office:value-type="float" office:value="-17942.3087457221" calcext:value-type="float">
            <text:p>-1.7942308745722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0.3871" calcext:value-type="float">
            <text:p>8.03871000000000E+01</text:p>
          </table:table-cell>
          <table:table-cell table:formula="of:=[.F193]-[.F192]" office:value-type="float" office:value="0.0000338806205767497" calcext:value-type="float">
            <text:p>3.38806205767497E-05</text:p>
          </table:table-cell>
          <table:table-cell table:formula="of:=[.G193]-[.G192]" office:value-type="float" office:value="0.00268509428548974" calcext:value-type="float">
            <text:p>2.68509428548974E-03</text:p>
          </table:table-cell>
          <table:table-cell table:formula="of:=[.H193]-[.H192]" office:value-type="float" office:value="-0.00217746489781054" calcext:value-type="float">
            <text:p>-2.17746489781054E-03</text:p>
          </table:table-cell>
          <table:table-cell table:formula="of:=[.I193]-[.I192]" office:value-type="float" office:value="-1.06889819490243" calcext:value-type="float">
            <text:p>-1.06889819490243E+00</text:p>
          </table:table-cell>
          <table:table-cell table:formula="of:=[.F251]-[.F192]" office:value-type="float" office:value="-0.0000155807574060349" calcext:value-type="float">
            <text:p>-1.55807574060349E-05</text:p>
          </table:table-cell>
          <table:table-cell table:formula="of:=[.G251]-[.G192]" office:value-type="float" office:value="0.00559451169338689" calcext:value-type="float">
            <text:p>5.59451169338689E-03</text:p>
          </table:table-cell>
          <table:table-cell table:formula="of:=[.H251]-[.H192]" office:value-type="float" office:value="-0.00579357607660014" calcext:value-type="float">
            <text:p>-5.79357607660014E-03</text:p>
          </table:table-cell>
          <table:table-cell table:formula="of:=[.I251]-[.I192]" office:value-type="float" office:value="-10.8453286110816" calcext:value-type="float">
            <text:p>-1.08453286110816E+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71" calcext:value-type="float">
            <text:p>7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179668778135" calcext:value-type="float">
            <text:p>4.95179668778135E-02</text:p>
          </table:table-cell>
          <table:table-cell office:value-type="float" office:value="0.0719918033393586" calcext:value-type="float">
            <text:p>7.19918033393586E-02</text:p>
          </table:table-cell>
          <table:table-cell office:value-type="float" office:value="-0.0719396740648949" calcext:value-type="float">
            <text:p>-7.19396740648949E-02</text:p>
          </table:table-cell>
          <table:table-cell office:value-type="float" office:value="-17943.377643917" calcext:value-type="float">
            <text:p>-1.7943377643917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95.546" calcext:value-type="float">
            <text:p>9.55460000000000E+01</text:p>
          </table:table-cell>
          <table:table-cell table:formula="of:=[.F194]-[.F193]" office:value-type="float" office:value="0.000043926280541659" calcext:value-type="float">
            <text:p>4.39262805416590E-05</text:p>
          </table:table-cell>
          <table:table-cell table:formula="of:=[.G194]-[.G193]" office:value-type="float" office:value="0.0039932906163124" calcext:value-type="float">
            <text:p>3.99329061631240E-03</text:p>
          </table:table-cell>
          <table:table-cell table:formula="of:=[.H194]-[.H193]" office:value-type="float" office:value="-0.0040115182298955" calcext:value-type="float">
            <text:p>-4.01151822989550E-03</text:p>
          </table:table-cell>
          <table:table-cell table:formula="of:=[.I194]-[.I193]" office:value-type="float" office:value="20.1385833819804" calcext:value-type="float">
            <text:p>2.01385833819804E+01</text:p>
          </table:table-cell>
          <table:table-cell table:formula="of:=[.F252]-[.F193]" office:value-type="float" office:value="-0.0000256486195089126" calcext:value-type="float">
            <text:p>-2.56486195089126E-05</text:p>
          </table:table-cell>
          <table:table-cell table:formula="of:=[.G252]-[.G193]" office:value-type="float" office:value="0.00317863372819278" calcext:value-type="float">
            <text:p>3.17863372819278E-03</text:p>
          </table:table-cell>
          <table:table-cell table:formula="of:=[.H252]-[.H193]" office:value-type="float" office:value="-0.00313271525239701" calcext:value-type="float">
            <text:p>-3.13271525239701E-03</text:p>
          </table:table-cell>
          <table:table-cell table:formula="of:=[.I252]-[.I193]" office:value-type="float" office:value="-5.8770963698189" calcext:value-type="float">
            <text:p>-5.87709636981890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75" calcext:value-type="float">
            <text:p>7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618931583552" calcext:value-type="float">
            <text:p>4.95618931583552E-02</text:p>
          </table:table-cell>
          <table:table-cell office:value-type="float" office:value="0.075985093955671" calcext:value-type="float">
            <text:p>7.59850939556710E-02</text:p>
          </table:table-cell>
          <table:table-cell office:value-type="float" office:value="-0.0759511922947904" calcext:value-type="float">
            <text:p>-7.59511922947904E-02</text:p>
          </table:table-cell>
          <table:table-cell office:value-type="float" office:value="-17923.239060535" calcext:value-type="float">
            <text:p>-1.7923239060535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10.9905" calcext:value-type="float">
            <text:p>1.10990500000000E+02</text:p>
          </table:table-cell>
          <table:table-cell table:formula="of:=[.F195]-[.F194]" office:value-type="float" office:value="0.0000843841085234401" calcext:value-type="float">
            <text:p>8.43841085234401E-05</text:p>
          </table:table-cell>
          <table:table-cell table:formula="of:=[.G195]-[.G194]" office:value-type="float" office:value="0.00966240038395322" calcext:value-type="float">
            <text:p>9.66240038395322E-03</text:p>
          </table:table-cell>
          <table:table-cell table:formula="of:=[.H195]-[.H194]" office:value-type="float" office:value="-0.00968924332789258" calcext:value-type="float">
            <text:p>-9.68924332789258E-03</text:p>
          </table:table-cell>
          <table:table-cell table:formula="of:=[.I195]-[.I194]" office:value-type="float" office:value="33.1536142816294" calcext:value-type="float">
            <text:p>3.31536142816294E+01</text:p>
          </table:table-cell>
          <table:table-cell table:formula="of:=[.F253]-[.F194]" office:value-type="float" office:value="-0.0000114509521839737" calcext:value-type="float">
            <text:p>-1.14509521839737E-05</text:p>
          </table:table-cell>
          <table:table-cell table:formula="of:=[.G253]-[.G194]" office:value-type="float" office:value="-0.002016066322506" calcext:value-type="float">
            <text:p>-2.01606632250600E-03</text:p>
          </table:table-cell>
          <table:table-cell table:formula="of:=[.H253]-[.H194]" office:value-type="float" office:value="0.00118111134440001" calcext:value-type="float">
            <text:p>1.18111134440001E-03</text:p>
          </table:table-cell>
          <table:table-cell table:formula="of:=[.I253]-[.I194]" office:value-type="float" office:value="-7.75082765879051" calcext:value-type="float">
            <text:p>-7.7508276587905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79" calcext:value-type="float">
            <text:p>7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462772668786" calcext:value-type="float">
            <text:p>4.96462772668786E-02</text:p>
          </table:table-cell>
          <table:table-cell office:value-type="float" office:value="0.0856474943396242" calcext:value-type="float">
            <text:p>8.56474943396242E-02</text:p>
          </table:table-cell>
          <table:table-cell office:value-type="float" office:value="-0.0856404356226829" calcext:value-type="float">
            <text:p>-8.56404356226829E-02</text:p>
          </table:table-cell>
          <table:table-cell office:value-type="float" office:value="-17890.0854462534" calcext:value-type="float">
            <text:p>-1.7890085446253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7.2926" calcext:value-type="float">
            <text:p>1.27292600000000E+02</text:p>
          </table:table-cell>
          <table:table-cell table:formula="of:=[.F196]-[.F195]" office:value-type="float" office:value="0.0000636838049808547" calcext:value-type="float">
            <text:p>6.36838049808547E-05</text:p>
          </table:table-cell>
          <table:table-cell table:formula="of:=[.G196]-[.G195]" office:value-type="float" office:value="0.000505231433147235" calcext:value-type="float">
            <text:p>5.05231433147235E-04</text:p>
          </table:table-cell>
          <table:table-cell table:formula="of:=[.H196]-[.H195]" office:value-type="float" office:value="-0.000930905270832755" calcext:value-type="float">
            <text:p>-9.30905270832755E-04</text:p>
          </table:table-cell>
          <table:table-cell table:formula="of:=[.I196]-[.I195]" office:value-type="float" office:value="12.3731174444911" calcext:value-type="float">
            <text:p>1.23731174444911E+01</text:p>
          </table:table-cell>
          <table:table-cell table:formula="of:=[.F254]-[.F195]" office:value-type="float" office:value="-0.00000857047593451343" calcext:value-type="float">
            <text:p>-8.57047593451343E-06</text:p>
          </table:table-cell>
          <table:table-cell table:formula="of:=[.G254]-[.G195]" office:value-type="float" office:value="-0.00527393571893241" calcext:value-type="float">
            <text:p>-5.27393571893241E-03</text:p>
          </table:table-cell>
          <table:table-cell table:formula="of:=[.H254]-[.H195]" office:value-type="float" office:value="0.00580717111350151" calcext:value-type="float">
            <text:p>5.80717111350151E-03</text:p>
          </table:table-cell>
          <table:table-cell table:formula="of:=[.I254]-[.I195]" office:value-type="float" office:value="-5.26765859301668" calcext:value-type="float">
            <text:p>-5.2676585930166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83" calcext:value-type="float">
            <text:p>8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099610718595" calcext:value-type="float">
            <text:p>4.97099610718595E-02</text:p>
          </table:table-cell>
          <table:table-cell office:value-type="float" office:value="0.0861527257727714" calcext:value-type="float">
            <text:p>8.61527257727714E-02</text:p>
          </table:table-cell>
          <table:table-cell office:value-type="float" office:value="-0.0865713408935157" calcext:value-type="float">
            <text:p>-8.65713408935157E-02</text:p>
          </table:table-cell>
          <table:table-cell office:value-type="float" office:value="-17877.7123288089" calcext:value-type="float">
            <text:p>-1.7877712328808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46.7289" calcext:value-type="float">
            <text:p>1.46728900000000E+02</text:p>
          </table:table-cell>
          <table:table-cell table:formula="of:=[.F197]-[.F196]" office:value-type="float" office:value="0.0000413198225822711" calcext:value-type="float">
            <text:p>4.13198225822711E-05</text:p>
          </table:table-cell>
          <table:table-cell table:formula="of:=[.G197]-[.G196]" office:value-type="float" office:value="-0.000296771651229266" calcext:value-type="float">
            <text:p>-2.96771651229266E-04</text:p>
          </table:table-cell>
          <table:table-cell table:formula="of:=[.H197]-[.H196]" office:value-type="float" office:value="0.000363079851542575" calcext:value-type="float">
            <text:p>3.63079851542575E-04</text:p>
          </table:table-cell>
          <table:table-cell table:formula="of:=[.I197]-[.I196]" office:value-type="float" office:value="3.70150383362125" calcext:value-type="float">
            <text:p>3.70150383362125E+00</text:p>
          </table:table-cell>
          <table:table-cell table:formula="of:=[.F255]-[.F196]" office:value-type="float" office:value="-0.00000430234858221634" calcext:value-type="float">
            <text:p>-4.30234858221634E-06</text:p>
          </table:table-cell>
          <table:table-cell table:formula="of:=[.G255]-[.G196]" office:value-type="float" office:value="-0.00524995635464093" calcext:value-type="float">
            <text:p>-5.24995635464093E-03</text:p>
          </table:table-cell>
          <table:table-cell table:formula="of:=[.H255]-[.H196]" office:value-type="float" office:value="0.00560481191759707" calcext:value-type="float">
            <text:p>5.60481191759707E-03</text:p>
          </table:table-cell>
          <table:table-cell table:formula="of:=[.I255]-[.I196]" office:value-type="float" office:value="-3.60585936581992" calcext:value-type="float">
            <text:p>-3.60585936581992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87" calcext:value-type="float">
            <text:p>8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512808944417" calcext:value-type="float">
            <text:p>4.97512808944417E-02</text:p>
          </table:table-cell>
          <table:table-cell office:value-type="float" office:value="0.0858559541215422" calcext:value-type="float">
            <text:p>8.58559541215422E-02</text:p>
          </table:table-cell>
          <table:table-cell office:value-type="float" office:value="-0.0862082610419731" calcext:value-type="float">
            <text:p>-8.62082610419731E-02</text:p>
          </table:table-cell>
          <table:table-cell office:value-type="float" office:value="-17874.0108249753" calcext:value-type="float">
            <text:p>-1.7874010824975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71.4996" calcext:value-type="float">
            <text:p>1.71499600000000E+02</text:p>
          </table:table-cell>
          <table:table-cell table:formula="of:=[.F198]-[.F197]" office:value-type="float" office:value="0.0000540071964157812" calcext:value-type="float">
            <text:p>5.40071964157812E-05</text:p>
          </table:table-cell>
          <table:table-cell table:formula="of:=[.G198]-[.G197]" office:value-type="float" office:value="0.00144100424409499" calcext:value-type="float">
            <text:p>1.44100424409499E-03</text:p>
          </table:table-cell>
          <table:table-cell table:formula="of:=[.H198]-[.H197]" office:value-type="float" office:value="-0.00133164626927625" calcext:value-type="float">
            <text:p>-1.33164626927625E-03</text:p>
          </table:table-cell>
          <table:table-cell table:formula="of:=[.I198]-[.I197]" office:value-type="float" office:value="13.114291698781" calcext:value-type="float">
            <text:p>1.31142916987810E+01</text:p>
          </table:table-cell>
          <table:table-cell table:formula="of:=[.F256]-[.F197]" office:value-type="float" office:value="0.00000027235640163298" calcext:value-type="float">
            <text:p>2.72356401632978E-07</text:p>
          </table:table-cell>
          <table:table-cell table:formula="of:=[.G256]-[.G197]" office:value-type="float" office:value="-0.00425424839405078" calcext:value-type="float">
            <text:p>-4.25424839405078E-03</text:p>
          </table:table-cell>
          <table:table-cell table:formula="of:=[.H256]-[.H197]" office:value-type="float" office:value="0.00455885817285866" calcext:value-type="float">
            <text:p>4.55885817285866E-03</text:p>
          </table:table-cell>
          <table:table-cell table:formula="of:=[.I256]-[.I197]" office:value-type="float" office:value="-1.43442547037921" calcext:value-type="float">
            <text:p>-1.4344254703792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91" calcext:value-type="float">
            <text:p>9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052880908575" calcext:value-type="float">
            <text:p>4.98052880908575E-02</text:p>
          </table:table-cell>
          <table:table-cell office:value-type="float" office:value="0.0872969583656372" calcext:value-type="float">
            <text:p>8.72969583656372E-02</text:p>
          </table:table-cell>
          <table:table-cell office:value-type="float" office:value="-0.0875399073112494" calcext:value-type="float">
            <text:p>-8.75399073112494E-02</text:p>
          </table:table-cell>
          <table:table-cell office:value-type="float" office:value="-17860.8965332765" calcext:value-type="float">
            <text:p>-1.7860896533276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93.0709" calcext:value-type="float">
            <text:p>1.93070900000000E+02</text:p>
          </table:table-cell>
          <table:table-cell table:formula="of:=[.F199]-[.F198]" office:value-type="float" office:value="0.0000268382481193527" calcext:value-type="float">
            <text:p>2.68382481193527E-05</text:p>
          </table:table-cell>
          <table:table-cell table:formula="of:=[.G199]-[.G198]" office:value-type="float" office:value="-0.0027206730580885" calcext:value-type="float">
            <text:p>-2.72067305808850E-03</text:p>
          </table:table-cell>
          <table:table-cell table:formula="of:=[.H199]-[.H198]" office:value-type="float" office:value="0.00284830629892496" calcext:value-type="float">
            <text:p>2.84830629892496E-03</text:p>
          </table:table-cell>
          <table:table-cell table:formula="of:=[.I199]-[.I198]" office:value-type="float" office:value="2.96971231689895" calcext:value-type="float">
            <text:p>2.96971231689895E+00</text:p>
          </table:table-cell>
          <table:table-cell table:formula="of:=[.F257]-[.F198]" office:value-type="float" office:value="0.00000329951535696371" calcext:value-type="float">
            <text:p>3.29951535696371E-06</text:p>
          </table:table-cell>
          <table:table-cell table:formula="of:=[.G257]-[.G198]" office:value-type="float" office:value="-0.00178968109737379" calcext:value-type="float">
            <text:p>-1.78968109737379E-03</text:p>
          </table:table-cell>
          <table:table-cell table:formula="of:=[.H257]-[.H198]" office:value-type="float" office:value="0.00201129990721048" calcext:value-type="float">
            <text:p>2.01129990721048E-03</text:p>
          </table:table-cell>
          <table:table-cell table:formula="of:=[.I257]-[.I198]" office:value-type="float" office:value="-1.21520617742135" calcext:value-type="float">
            <text:p>-1.21520617742135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95" calcext:value-type="float">
            <text:p>9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321263389769" calcext:value-type="float">
            <text:p>4.98321263389769E-02</text:p>
          </table:table-cell>
          <table:table-cell office:value-type="float" office:value="0.0845762853075487" calcext:value-type="float">
            <text:p>8.45762853075487E-02</text:p>
          </table:table-cell>
          <table:table-cell office:value-type="float" office:value="-0.0846916010123244" calcext:value-type="float">
            <text:p>-8.46916010123244E-02</text:p>
          </table:table-cell>
          <table:table-cell office:value-type="float" office:value="-17857.9268209596" calcext:value-type="float">
            <text:p>-1.7857926820959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16.2917" calcext:value-type="float">
            <text:p>2.16291700000000E+02</text:p>
          </table:table-cell>
          <table:table-cell table:formula="of:=[.F200]-[.F199]" office:value-type="float" office:value="0.0000255969950232679" calcext:value-type="float">
            <text:p>2.55969950232679E-05</text:p>
          </table:table-cell>
          <table:table-cell table:formula="of:=[.G200]-[.G199]" office:value-type="float" office:value="0.00155726505950533" calcext:value-type="float">
            <text:p>1.55726505950533E-03</text:p>
          </table:table-cell>
          <table:table-cell table:formula="of:=[.H200]-[.H199]" office:value-type="float" office:value="-0.00137048022124925" calcext:value-type="float">
            <text:p>-1.37048022124925E-03</text:p>
          </table:table-cell>
          <table:table-cell table:formula="of:=[.I200]-[.I199]" office:value-type="float" office:value="1.00860812336032" calcext:value-type="float">
            <text:p>1.00860812336032E+00</text:p>
          </table:table-cell>
          <table:table-cell table:formula="of:=[.F258]-[.F199]" office:value-type="float" office:value="0.00000411967589065976" calcext:value-type="float">
            <text:p>4.11967589065976E-06</text:p>
          </table:table-cell>
          <table:table-cell table:formula="of:=[.G258]-[.G199]" office:value-type="float" office:value="-0.000721706772732547" calcext:value-type="float">
            <text:p>-7.21706772732547E-04</text:p>
          </table:table-cell>
          <table:table-cell table:formula="of:=[.H258]-[.H199]" office:value-type="float" office:value="0.000793189446321951" calcext:value-type="float">
            <text:p>7.93189446321951E-04</text:p>
          </table:table-cell>
          <table:table-cell table:formula="of:=[.I258]-[.I199]" office:value-type="float" office:value="-1.26414232408206" calcext:value-type="float">
            <text:p>-1.26414232408206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99" calcext:value-type="float">
            <text:p>9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577233340001" calcext:value-type="float">
            <text:p>4.98577233340001E-02</text:p>
          </table:table-cell>
          <table:table-cell office:value-type="float" office:value="0.086133550367054" calcext:value-type="float">
            <text:p>8.61335503670540E-02</text:p>
          </table:table-cell>
          <table:table-cell office:value-type="float" office:value="-0.0860620812335737" calcext:value-type="float">
            <text:p>-8.60620812335737E-02</text:p>
          </table:table-cell>
          <table:table-cell office:value-type="float" office:value="-17856.9182128362" calcext:value-type="float">
            <text:p>-1.7856918212836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44.0129" calcext:value-type="float">
            <text:p>2.44012900000000E+02</text:p>
          </table:table-cell>
          <table:table-cell table:formula="of:=[.F201]-[.F200]" office:value-type="float" office:value="0.000018416444383329" calcext:value-type="float">
            <text:p>1.84164443833290E-05</text:p>
          </table:table-cell>
          <table:table-cell table:formula="of:=[.G201]-[.G200]" office:value-type="float" office:value="-0.00121758035511528" calcext:value-type="float">
            <text:p>-1.21758035511528E-03</text:p>
          </table:table-cell>
          <table:table-cell table:formula="of:=[.H201]-[.H200]" office:value-type="float" office:value="0.000952912684241178" calcext:value-type="float">
            <text:p>9.52912684241178E-04</text:p>
          </table:table-cell>
          <table:table-cell table:formula="of:=[.I201]-[.I200]" office:value-type="float" office:value="-0.702051634430973" calcext:value-type="float">
            <text:p>-7.02051634430973E-01</text:p>
          </table:table-cell>
          <table:table-cell table:formula="of:=[.F259]-[.F200]" office:value-type="float" office:value="0.00000582115586365839" calcext:value-type="float">
            <text:p>5.82115586365839E-06</text:p>
          </table:table-cell>
          <table:table-cell table:formula="of:=[.G259]-[.G200]" office:value-type="float" office:value="-0.000264993547261269" calcext:value-type="float">
            <text:p>-2.64993547261269E-04</text:p>
          </table:table-cell>
          <table:table-cell table:formula="of:=[.H259]-[.H200]" office:value-type="float" office:value="0.000276326957531506" calcext:value-type="float">
            <text:p>2.76326957531506E-04</text:p>
          </table:table-cell>
          <table:table-cell table:formula="of:=[.I259]-[.I200]" office:value-type="float" office:value="-0.973808895920229" calcext:value-type="float">
            <text:p>-9.73808895920229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03" calcext:value-type="float">
            <text:p>1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761397783835" calcext:value-type="float">
            <text:p>4.98761397783835E-02</text:p>
          </table:table-cell>
          <table:table-cell office:value-type="float" office:value="0.0849159700119387" calcext:value-type="float">
            <text:p>8.49159700119387E-02</text:p>
          </table:table-cell>
          <table:table-cell office:value-type="float" office:value="-0.0851091685493325" calcext:value-type="float">
            <text:p>-8.51091685493325E-02</text:p>
          </table:table-cell>
          <table:table-cell office:value-type="float" office:value="-17857.6202644707" calcext:value-type="float">
            <text:p>-1.7857620264470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78.9074" calcext:value-type="float">
            <text:p>2.78907400000000E+02</text:p>
          </table:table-cell>
          <table:table-cell table:formula="of:=[.F202]-[.F201]" office:value-type="float" office:value="0.0000141947843517801" calcext:value-type="float">
            <text:p>1.41947843517801E-05</text:p>
          </table:table-cell>
          <table:table-cell table:formula="of:=[.G202]-[.G201]" office:value-type="float" office:value="0.0011502258127577" calcext:value-type="float">
            <text:p>1.15022581275770E-03</text:p>
          </table:table-cell>
          <table:table-cell table:formula="of:=[.H202]-[.H201]" office:value-type="float" office:value="-0.000896455661335629" calcext:value-type="float">
            <text:p>-8.96455661335629E-04</text:p>
          </table:table-cell>
          <table:table-cell table:formula="of:=[.I202]-[.I201]" office:value-type="float" office:value="-0.693091313540208" calcext:value-type="float">
            <text:p>-6.93091313540208E-01</text:p>
          </table:table-cell>
          <table:table-cell table:formula="of:=[.F260]-[.F201]" office:value-type="float" office:value="0.00000866602734249378" calcext:value-type="float">
            <text:p>8.66602734249378E-06</text:p>
          </table:table-cell>
          <table:table-cell table:formula="of:=[.G260]-[.G201]" office:value-type="float" office:value="-0.000507455905107923" calcext:value-type="float">
            <text:p>-5.07455905107923E-04</text:p>
          </table:table-cell>
          <table:table-cell table:formula="of:=[.H260]-[.H201]" office:value-type="float" office:value="0.000475520141093602" calcext:value-type="float">
            <text:p>4.75520141093602E-04</text:p>
          </table:table-cell>
          <table:table-cell table:formula="of:=[.I260]-[.I201]" office:value-type="float" office:value="-0.688413286661671" calcext:value-type="float">
            <text:p>-6.88413286661671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07" calcext:value-type="float">
            <text:p>1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903345627353" calcext:value-type="float">
            <text:p>4.98903345627353E-02</text:p>
          </table:table-cell>
          <table:table-cell office:value-type="float" office:value="0.0860661958246964" calcext:value-type="float">
            <text:p>8.60661958246964E-02</text:p>
          </table:table-cell>
          <table:table-cell office:value-type="float" office:value="-0.0860056242106681" calcext:value-type="float">
            <text:p>-8.60056242106681E-02</text:p>
          </table:table-cell>
          <table:table-cell office:value-type="float" office:value="-17858.3133557842" calcext:value-type="float">
            <text:p>-1.7858313355784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06.8211" calcext:value-type="float">
            <text:p>3.06821100000000E+02</text:p>
          </table:table-cell>
          <table:table-cell table:formula="of:=[.F203]-[.F202]" office:value-type="float" office:value="0.0000162109889616929" calcext:value-type="float">
            <text:p>1.62109889616929E-05</text:p>
          </table:table-cell>
          <table:table-cell table:formula="of:=[.G203]-[.G202]" office:value-type="float" office:value="-0.00056319717305775" calcext:value-type="float">
            <text:p>-5.63197173057750E-04</text:p>
          </table:table-cell>
          <table:table-cell table:formula="of:=[.H203]-[.H202]" office:value-type="float" office:value="0.000462094036451269" calcext:value-type="float">
            <text:p>4.62094036451269E-04</text:p>
          </table:table-cell>
          <table:table-cell table:formula="of:=[.I203]-[.I202]" office:value-type="float" office:value="-0.984766409179429" calcext:value-type="float">
            <text:p>-9.84766409179429E-01</text:p>
          </table:table-cell>
          <table:table-cell table:formula="of:=[.F261]-[.F202]" office:value-type="float" office:value="0.00000925354954461888" calcext:value-type="float">
            <text:p>9.25354954461888E-06</text:p>
          </table:table-cell>
          <table:table-cell table:formula="of:=[.G261]-[.G202]" office:value-type="float" office:value="-0.0005914058746294" calcext:value-type="float">
            <text:p>-5.91405874629400E-04</text:p>
          </table:table-cell>
          <table:table-cell table:formula="of:=[.H261]-[.H202]" office:value-type="float" office:value="0.000550460875728895" calcext:value-type="float">
            <text:p>5.50460875728895E-04</text:p>
          </table:table-cell>
          <table:table-cell table:formula="of:=[.I261]-[.I202]" office:value-type="float" office:value="-0.556193523440015" calcext:value-type="float">
            <text:p>-5.56193523440015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11" calcext:value-type="float">
            <text:p>1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065455516969" calcext:value-type="float">
            <text:p>4.99065455516969E-02</text:p>
          </table:table-cell>
          <table:table-cell office:value-type="float" office:value="0.0855029986516387" calcext:value-type="float">
            <text:p>8.55029986516387E-02</text:p>
          </table:table-cell>
          <table:table-cell office:value-type="float" office:value="-0.0855435301742168" calcext:value-type="float">
            <text:p>-8.55435301742168E-02</text:p>
          </table:table-cell>
          <table:table-cell office:value-type="float" office:value="-17859.2981221934" calcext:value-type="float">
            <text:p>-1.7859298122193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43.0605" calcext:value-type="float">
            <text:p>3.43060500000000E+02</text:p>
          </table:table-cell>
          <table:table-cell table:formula="of:=[.F204]-[.F203]" office:value-type="float" office:value="0.0000157859749351577" calcext:value-type="float">
            <text:p>1.57859749351577E-05</text:p>
          </table:table-cell>
          <table:table-cell table:formula="of:=[.G204]-[.G203]" office:value-type="float" office:value="-0.000202738068909358" calcext:value-type="float">
            <text:p>-2.02738068909358E-04</text:p>
          </table:table-cell>
          <table:table-cell table:formula="of:=[.H204]-[.H203]" office:value-type="float" office:value="0.00026536145195416" calcext:value-type="float">
            <text:p>2.65361451954160E-04</text:p>
          </table:table-cell>
          <table:table-cell table:formula="of:=[.I204]-[.I203]" office:value-type="float" office:value="-0.650716292409925" calcext:value-type="float">
            <text:p>-6.50716292409925E-01</text:p>
          </table:table-cell>
          <table:table-cell table:formula="of:=[.F262]-[.F203]" office:value-type="float" office:value="0.00000896023471228663" calcext:value-type="float">
            <text:p>8.96023471228663E-06</text:p>
          </table:table-cell>
          <table:table-cell table:formula="of:=[.G262]-[.G203]" office:value-type="float" office:value="-0.000315849235064392" calcext:value-type="float">
            <text:p>-3.15849235064392E-04</text:p>
          </table:table-cell>
          <table:table-cell table:formula="of:=[.H262]-[.H203]" office:value-type="float" office:value="0.000262049958198243" calcext:value-type="float">
            <text:p>2.62049958198243E-04</text:p>
          </table:table-cell>
          <table:table-cell table:formula="of:=[.I262]-[.I203]" office:value-type="float" office:value="-0.611218343950895" calcext:value-type="float">
            <text:p>-6.11218343950895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15" calcext:value-type="float">
            <text:p>1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223315266321" calcext:value-type="float">
            <text:p>4.99223315266321E-02</text:p>
          </table:table-cell>
          <table:table-cell office:value-type="float" office:value="0.0853002605827293" calcext:value-type="float">
            <text:p>8.53002605827293E-02</text:p>
          </table:table-cell>
          <table:table-cell office:value-type="float" office:value="-0.0852781687222627" calcext:value-type="float">
            <text:p>-8.52781687222627E-02</text:p>
          </table:table-cell>
          <table:table-cell office:value-type="float" office:value="-17859.9488384858" calcext:value-type="float">
            <text:p>-1.7859948838485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83.8856" calcext:value-type="float">
            <text:p>3.83885600000000E+02</text:p>
          </table:table-cell>
          <table:table-cell table:formula="of:=[.F205]-[.F204]" office:value-type="float" office:value="0.0000180326484514326" calcext:value-type="float">
            <text:p>1.80326484514326E-05</text:p>
          </table:table-cell>
          <table:table-cell table:formula="of:=[.G205]-[.G204]" office:value-type="float" office:value="-0.000384676278907661" calcext:value-type="float">
            <text:p>-3.84676278907661E-04</text:p>
          </table:table-cell>
          <table:table-cell table:formula="of:=[.H205]-[.H204]" office:value-type="float" office:value="0.000377826805726539" calcext:value-type="float">
            <text:p>3.77826805726539E-04</text:p>
          </table:table-cell>
          <table:table-cell table:formula="of:=[.I205]-[.I204]" office:value-type="float" office:value="-0.590367531640368" calcext:value-type="float">
            <text:p>-5.90367531640368E-01</text:p>
          </table:table-cell>
          <table:table-cell table:formula="of:=[.F263]-[.F204]" office:value-type="float" office:value="0.00000818735225183165" calcext:value-type="float">
            <text:p>8.18735225183165E-06</text:p>
          </table:table-cell>
          <table:table-cell table:formula="of:=[.G263]-[.G204]" office:value-type="float" office:value="0.000200731643497029" calcext:value-type="float">
            <text:p>2.00731643497029E-04</text:p>
          </table:table-cell>
          <table:table-cell table:formula="of:=[.H263]-[.H204]" office:value-type="float" office:value="-0.000258522501024733" calcext:value-type="float">
            <text:p>-2.58522501024733E-04</text:p>
          </table:table-cell>
          <table:table-cell table:formula="of:=[.I263]-[.I204]" office:value-type="float" office:value="-0.799430497059802" calcext:value-type="float">
            <text:p>-7.99430497059802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19" calcext:value-type="float">
            <text:p>1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403641750835" calcext:value-type="float">
            <text:p>4.99403641750835E-02</text:p>
          </table:table-cell>
          <table:table-cell office:value-type="float" office:value="0.0849155843038216" calcext:value-type="float">
            <text:p>8.49155843038216E-02</text:p>
          </table:table-cell>
          <table:table-cell office:value-type="float" office:value="-0.0849003419165361" calcext:value-type="float">
            <text:p>-8.49003419165361E-02</text:p>
          </table:table-cell>
          <table:table-cell office:value-type="float" office:value="-17860.5392060174" calcext:value-type="float">
            <text:p>-1.7860539206017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20.2894" calcext:value-type="float">
            <text:p>4.20289400000000E+02</text:p>
          </table:table-cell>
          <table:table-cell table:formula="of:=[.F206]-[.F205]" office:value-type="float" office:value="0.0000244827276905876" calcext:value-type="float">
            <text:p>2.44827276905876E-05</text:p>
          </table:table-cell>
          <table:table-cell table:formula="of:=[.G206]-[.G205]" office:value-type="float" office:value="0.000330752214623711" calcext:value-type="float">
            <text:p>3.30752214623711E-04</text:p>
          </table:table-cell>
          <table:table-cell table:formula="of:=[.H206]-[.H205]" office:value-type="float" office:value="-0.00031175115667112" calcext:value-type="float">
            <text:p>-3.11751156671120E-04</text:p>
          </table:table-cell>
          <table:table-cell table:formula="of:=[.I206]-[.I205]" office:value-type="float" office:value="-0.483013609991758" calcext:value-type="float">
            <text:p>-4.83013609991758E-01</text:p>
          </table:table-cell>
          <table:table-cell table:formula="of:=[.F264]-[.F205]" office:value-type="float" office:value="0.00000807209139230131" calcext:value-type="float">
            <text:p>8.07209139230131E-06</text:p>
          </table:table-cell>
          <table:table-cell table:formula="of:=[.G264]-[.G205]" office:value-type="float" office:value="0.000503405387481504" calcext:value-type="float">
            <text:p>5.03405387481504E-04</text:p>
          </table:table-cell>
          <table:table-cell table:formula="of:=[.H264]-[.H205]" office:value-type="float" office:value="-0.000558493658921383" calcext:value-type="float">
            <text:p>-5.58493658921383E-04</text:p>
          </table:table-cell>
          <table:table-cell table:formula="of:=[.I264]-[.I205]" office:value-type="float" office:value="-1.24707428237161" calcext:value-type="float">
            <text:p>-1.2470742823716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23" calcext:value-type="float">
            <text:p>1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648469027741" calcext:value-type="float">
            <text:p>4.99648469027741E-02</text:p>
          </table:table-cell>
          <table:table-cell office:value-type="float" office:value="0.0852463365184454" calcext:value-type="float">
            <text:p>8.52463365184454E-02</text:p>
          </table:table-cell>
          <table:table-cell office:value-type="float" office:value="-0.0852120930732073" calcext:value-type="float">
            <text:p>-8.52120930732073E-02</text:p>
          </table:table-cell>
          <table:table-cell office:value-type="float" office:value="-17861.0222196274" calcext:value-type="float">
            <text:p>-1.7861022219627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462.6678" calcext:value-type="float">
            <text:p>4.62667800000000E+02</text:p>
          </table:table-cell>
          <table:table-cell table:formula="of:=[.F207]-[.F206]" office:value-type="float" office:value="0.0000303035411626726" calcext:value-type="float">
            <text:p>3.03035411626726E-05</text:p>
          </table:table-cell>
          <table:table-cell table:formula="of:=[.G207]-[.G206]" office:value-type="float" office:value="0.000281452149141811" calcext:value-type="float">
            <text:p>2.81452149141811E-04</text:p>
          </table:table-cell>
          <table:table-cell table:formula="of:=[.H207]-[.H206]" office:value-type="float" office:value="-0.00028004595558466" calcext:value-type="float">
            <text:p>-2.80045955584660E-04</text:p>
          </table:table-cell>
          <table:table-cell table:formula="of:=[.I207]-[.I206]" office:value-type="float" office:value="-0.013486721618392" calcext:value-type="float">
            <text:p>-1.34867216183920E-02</text:p>
          </table:table-cell>
          <table:table-cell table:formula="of:=[.F265]-[.F206]" office:value-type="float" office:value="0.00000760152111092816" calcext:value-type="float">
            <text:p>7.60152111092816E-06</text:p>
          </table:table-cell>
          <table:table-cell table:formula="of:=[.G265]-[.G206]" office:value-type="float" office:value="0.000636664209599083" calcext:value-type="float">
            <text:p>6.36664209599083E-04</text:p>
          </table:table-cell>
          <table:table-cell table:formula="of:=[.H265]-[.H206]" office:value-type="float" office:value="-0.000688694700064232" calcext:value-type="float">
            <text:p>-6.88694700064232E-04</text:p>
          </table:table-cell>
          <table:table-cell table:formula="of:=[.I265]-[.I206]" office:value-type="float" office:value="-1.21871572358941" calcext:value-type="float">
            <text:p>-1.21871572358941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27" calcext:value-type="float">
            <text:p>1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951504439368" calcext:value-type="float">
            <text:p>4.99951504439368E-02</text:p>
          </table:table-cell>
          <table:table-cell office:value-type="float" office:value="0.0855277886675872" calcext:value-type="float">
            <text:p>8.55277886675872E-02</text:p>
          </table:table-cell>
          <table:table-cell office:value-type="float" office:value="-0.0854921390287919" calcext:value-type="float">
            <text:p>-8.54921390287919E-02</text:p>
          </table:table-cell>
          <table:table-cell office:value-type="float" office:value="-17861.035706349" calcext:value-type="float">
            <text:p>-1.78610357063490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505.503" calcext:value-type="float">
            <text:p>5.05503000000000E+02</text:p>
          </table:table-cell>
          <table:table-cell table:formula="of:=[.F208]-[.F207]" office:value-type="float" office:value="0.0000306023230345065" calcext:value-type="float">
            <text:p>3.06023230345065E-05</text:p>
          </table:table-cell>
          <table:table-cell table:formula="of:=[.G208]-[.G207]" office:value-type="float" office:value="0.000160784748368115" calcext:value-type="float">
            <text:p>1.60784748368115E-04</text:p>
          </table:table-cell>
          <table:table-cell table:formula="of:=[.H208]-[.H207]" office:value-type="float" office:value="-0.000174841345869731" calcext:value-type="float">
            <text:p>-1.74841345869731E-04</text:p>
          </table:table-cell>
          <table:table-cell table:formula="of:=[.I208]-[.I207]" office:value-type="float" office:value="0.231606369001383" calcext:value-type="float">
            <text:p>2.31606369001383E-01</text:p>
          </table:table-cell>
          <table:table-cell table:formula="of:=[.F266]-[.F207]" office:value-type="float" office:value="0.00000545419540838588" calcext:value-type="float">
            <text:p>5.45419540838588E-06</text:p>
          </table:table-cell>
          <table:table-cell table:formula="of:=[.G266]-[.G207]" office:value-type="float" office:value="0.000700570018391411" calcext:value-type="float">
            <text:p>7.00570018391411E-04</text:p>
          </table:table-cell>
          <table:table-cell table:formula="of:=[.H266]-[.H207]" office:value-type="float" office:value="-0.000737254891408343" calcext:value-type="float">
            <text:p>-7.37254891408343E-04</text:p>
          </table:table-cell>
          <table:table-cell table:formula="of:=[.I266]-[.I207]" office:value-type="float" office:value="-1.60966611114054" calcext:value-type="float">
            <text:p>-1.60966611114054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31" calcext:value-type="float">
            <text:p>1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257527669713" calcext:value-type="float">
            <text:p>5.00257527669713E-02</text:p>
          </table:table-cell>
          <table:table-cell office:value-type="float" office:value="0.0856885734159553" calcext:value-type="float">
            <text:p>8.56885734159553E-02</text:p>
          </table:table-cell>
          <table:table-cell office:value-type="float" office:value="-0.0856669803746617" calcext:value-type="float">
            <text:p>-8.56669803746617E-02</text:p>
          </table:table-cell>
          <table:table-cell office:value-type="float" office:value="-17860.80409998" calcext:value-type="float">
            <text:p>-1.7860804099980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54.0336" calcext:value-type="float">
            <text:p>5.54033600000000E+02</text:p>
          </table:table-cell>
          <table:table-cell table:formula="of:=[.F209]-[.F208]" office:value-type="float" office:value="0.0000229283114174944" calcext:value-type="float">
            <text:p>2.29283114174944E-05</text:p>
          </table:table-cell>
          <table:table-cell table:formula="of:=[.G209]-[.G208]" office:value-type="float" office:value="0.00041054599624879" calcext:value-type="float">
            <text:p>4.10545996248790E-04</text:p>
          </table:table-cell>
          <table:table-cell table:formula="of:=[.H209]-[.H208]" office:value-type="float" office:value="-0.000427870320237556" calcext:value-type="float">
            <text:p>-4.27870320237556E-04</text:p>
          </table:table-cell>
          <table:table-cell table:formula="of:=[.I209]-[.I208]" office:value-type="float" office:value="-0.188603495360439" calcext:value-type="float">
            <text:p>-1.88603495360439E-01</text:p>
          </table:table-cell>
          <table:table-cell table:formula="of:=[.F267]-[.F208]" office:value-type="float" office:value="0.00000259902390117861" calcext:value-type="float">
            <text:p>2.59902390117861E-06</text:p>
          </table:table-cell>
          <table:table-cell table:formula="of:=[.G267]-[.G208]" office:value-type="float" office:value="0.000284238393477992" calcext:value-type="float">
            <text:p>2.84238393477992E-04</text:p>
          </table:table-cell>
          <table:table-cell table:formula="of:=[.H267]-[.H208]" office:value-type="float" office:value="-0.000301242199440305" calcext:value-type="float">
            <text:p>-3.01242199440305E-04</text:p>
          </table:table-cell>
          <table:table-cell table:formula="of:=[.I267]-[.I208]" office:value-type="float" office:value="-1.65209104601308" calcext:value-type="float">
            <text:p>-1.65209104601308E+00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35" calcext:value-type="float">
            <text:p>1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486810783888" calcext:value-type="float">
            <text:p>5.00486810783888E-02</text:p>
          </table:table-cell>
          <table:table-cell office:value-type="float" office:value="0.0860991194122041" calcext:value-type="float">
            <text:p>8.60991194122041E-02</text:p>
          </table:table-cell>
          <table:table-cell office:value-type="float" office:value="-0.0860948506948992" calcext:value-type="float">
            <text:p>-8.60948506948992E-02</text:p>
          </table:table-cell>
          <table:table-cell office:value-type="float" office:value="-17860.9927034754" calcext:value-type="float">
            <text:p>-1.78609927034754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604.7393" calcext:value-type="float">
            <text:p>6.04739300000000E+02</text:p>
          </table:table-cell>
          <table:table-cell table:formula="of:=[.F210]-[.F209]" office:value-type="float" office:value="0.0000134337857065001" calcext:value-type="float">
            <text:p>1.34337857065001E-05</text:p>
          </table:table-cell>
          <table:table-cell table:formula="of:=[.G210]-[.G209]" office:value-type="float" office:value="0.000437527489327183" calcext:value-type="float">
            <text:p>4.37527489327183E-04</text:p>
          </table:table-cell>
          <table:table-cell table:formula="of:=[.H210]-[.H209]" office:value-type="float" office:value="-0.000442167317022582" calcext:value-type="float">
            <text:p>-4.42167317022582E-04</text:p>
          </table:table-cell>
          <table:table-cell table:formula="of:=[.I210]-[.I209]" office:value-type="float" office:value="0.566165713029477" calcext:value-type="float">
            <text:p>5.66165713029477E-01</text:p>
          </table:table-cell>
          <table:table-cell table:formula="of:=[.F268]-[.F209]" office:value-type="float" office:value="0.00000054061757380486" calcext:value-type="float">
            <text:p>5.40617573804858E-07</text:p>
          </table:table-cell>
          <table:table-cell table:formula="of:=[.G268]-[.G209]" office:value-type="float" office:value="-0.000242403254339441" calcext:value-type="float">
            <text:p>-2.42403254339441E-04</text:p>
          </table:table-cell>
          <table:table-cell table:formula="of:=[.H268]-[.H209]" office:value-type="float" office:value="0.000238271443886703" calcext:value-type="float">
            <text:p>2.38271443886703E-04</text:p>
          </table:table-cell>
          <table:table-cell table:formula="of:=[.I268]-[.I209]" office:value-type="float" office:value="-0.716622676609404" calcext:value-type="float">
            <text:p>-7.1662267660940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39" calcext:value-type="float">
            <text:p>1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621148640953" calcext:value-type="float">
            <text:p>5.00621148640953E-02</text:p>
          </table:table-cell>
          <table:table-cell office:value-type="float" office:value="0.0865366469015313" calcext:value-type="float">
            <text:p>8.65366469015313E-02</text:p>
          </table:table-cell>
          <table:table-cell office:value-type="float" office:value="-0.0865370180119218" calcext:value-type="float">
            <text:p>-8.65370180119218E-02</text:p>
          </table:table-cell>
          <table:table-cell office:value-type="float" office:value="-17860.4265377624" calcext:value-type="float">
            <text:p>-1.7860426537762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55.3689" calcext:value-type="float">
            <text:p>6.55368900000000E+02</text:p>
          </table:table-cell>
          <table:table-cell table:formula="of:=[.F211]-[.F210]" office:value-type="float" office:value="0.00000871581377200753" calcext:value-type="float">
            <text:p>8.71581377200753E-06</text:p>
          </table:table-cell>
          <table:table-cell table:formula="of:=[.G211]-[.G210]" office:value-type="float" office:value="0.000325062677758545" calcext:value-type="float">
            <text:p>3.25062677758545E-04</text:p>
          </table:table-cell>
          <table:table-cell table:formula="of:=[.H211]-[.H210]" office:value-type="float" office:value="-0.000325649937933395" calcext:value-type="float">
            <text:p>-3.25649937933395E-04</text:p>
          </table:table-cell>
          <table:table-cell table:formula="of:=[.I211]-[.I210]" office:value-type="float" office:value="1.457958270581" calcext:value-type="float">
            <text:p>1.45795827058100E+00</text:p>
          </table:table-cell>
          <table:table-cell table:formula="of:=[.F269]-[.F210]" office:value-type="float" office:value="-0.00000016369341651612" calcext:value-type="float">
            <text:p>-1.63693416516120E-07</text:p>
          </table:table-cell>
          <table:table-cell table:formula="of:=[.G269]-[.G210]" office:value-type="float" office:value="-0.000417943130559456" calcext:value-type="float">
            <text:p>-4.17943130559456E-04</text:p>
          </table:table-cell>
          <table:table-cell table:formula="of:=[.H269]-[.H210]" office:value-type="float" office:value="0.000417800479765182" calcext:value-type="float">
            <text:p>4.17800479765182E-04</text:p>
          </table:table-cell>
          <table:table-cell table:formula="of:=[.I269]-[.I210]" office:value-type="float" office:value="-0.364256081691565" calcext:value-type="float">
            <text:p>-3.64256081691565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43" calcext:value-type="float">
            <text:p>1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08306778673" calcext:value-type="float">
            <text:p>5.00708306778673E-02</text:p>
          </table:table-cell>
          <table:table-cell office:value-type="float" office:value="0.0868617095792898" calcext:value-type="float">
            <text:p>8.68617095792898E-02</text:p>
          </table:table-cell>
          <table:table-cell office:value-type="float" office:value="-0.0868626679498552" calcext:value-type="float">
            <text:p>-8.68626679498552E-02</text:p>
          </table:table-cell>
          <table:table-cell office:value-type="float" office:value="-17858.9685794918" calcext:value-type="float">
            <text:p>-1.7858968579491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17.2894" calcext:value-type="float">
            <text:p>7.17289400000000E+02</text:p>
          </table:table-cell>
          <table:table-cell table:formula="of:=[.F212]-[.F211]" office:value-type="float" office:value="0.00000610634550810701" calcext:value-type="float">
            <text:p>6.10634550810701E-06</text:p>
          </table:table-cell>
          <table:table-cell table:formula="of:=[.G212]-[.G211]" office:value-type="float" office:value="0.000417459296365511" calcext:value-type="float">
            <text:p>4.17459296365511E-04</text:p>
          </table:table-cell>
          <table:table-cell table:formula="of:=[.H212]-[.H211]" office:value-type="float" office:value="-0.00042086409315728" calcext:value-type="float">
            <text:p>-4.20864093157280E-04</text:p>
          </table:table-cell>
          <table:table-cell table:formula="of:=[.I212]-[.I211]" office:value-type="float" office:value="1.56938031216851" calcext:value-type="float">
            <text:p>1.56938031216851E+00</text:p>
          </table:table-cell>
          <table:table-cell table:formula="of:=[.F270]-[.F211]" office:value-type="float" office:value="-0.00000066530397106052" calcext:value-type="float">
            <text:p>-6.65303971060516E-07</text:p>
          </table:table-cell>
          <table:table-cell table:formula="of:=[.G270]-[.G211]" office:value-type="float" office:value="-0.000318291747213359" calcext:value-type="float">
            <text:p>-3.18291747213359E-04</text:p>
          </table:table-cell>
          <table:table-cell table:formula="of:=[.H270]-[.H211]" office:value-type="float" office:value="0.000320294615149902" calcext:value-type="float">
            <text:p>3.20294615149902E-04</text:p>
          </table:table-cell>
          <table:table-cell table:formula="of:=[.I270]-[.I211]" office:value-type="float" office:value="-0.38739776462171" calcext:value-type="float">
            <text:p>-3.8739776462171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47" calcext:value-type="float">
            <text:p>1.4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69370233754" calcext:value-type="float">
            <text:p>5.00769370233754E-02</text:p>
          </table:table-cell>
          <table:table-cell office:value-type="float" office:value="0.0872791688756553" calcext:value-type="float">
            <text:p>8.72791688756553E-02</text:p>
          </table:table-cell>
          <table:table-cell office:value-type="float" office:value="-0.0872835320430125" calcext:value-type="float">
            <text:p>-8.72835320430125E-02</text:p>
          </table:table-cell>
          <table:table-cell office:value-type="float" office:value="-17857.3991991796" calcext:value-type="float">
            <text:p>-1.7857399199179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68.1328" calcext:value-type="float">
            <text:p>7.68132800000000E+02</text:p>
          </table:table-cell>
          <table:table-cell table:formula="of:=[.F213]-[.F212]" office:value-type="float" office:value="0.00000412345718805995" calcext:value-type="float">
            <text:p>4.12345718805995E-06</text:p>
          </table:table-cell>
          <table:table-cell table:formula="of:=[.G213]-[.G212]" office:value-type="float" office:value="0.000582183783312415" calcext:value-type="float">
            <text:p>5.82183783312415E-04</text:p>
          </table:table-cell>
          <table:table-cell table:formula="of:=[.H213]-[.H212]" office:value-type="float" office:value="-0.000586928694021688" calcext:value-type="float">
            <text:p>-5.86928694021688E-04</text:p>
          </table:table-cell>
          <table:table-cell table:formula="of:=[.I213]-[.I212]" office:value-type="float" office:value="2.00958274962977" calcext:value-type="float">
            <text:p>2.00958274962977E+00</text:p>
          </table:table-cell>
          <table:table-cell table:formula="of:=[.F271]-[.F212]" office:value-type="float" office:value="-0.00000089903367192501" calcext:value-type="float">
            <text:p>-8.99033671925009E-07</text:p>
          </table:table-cell>
          <table:table-cell table:formula="of:=[.G271]-[.G212]" office:value-type="float" office:value="-0.000204439305089246" calcext:value-type="float">
            <text:p>-2.04439305089246E-04</text:p>
          </table:table-cell>
          <table:table-cell table:formula="of:=[.H271]-[.H212]" office:value-type="float" office:value="0.000207785673467104" calcext:value-type="float">
            <text:p>2.07785673467104E-04</text:p>
          </table:table-cell>
          <table:table-cell table:formula="of:=[.I271]-[.I212]" office:value-type="float" office:value="-0.253474026860204" calcext:value-type="float">
            <text:p>-2.53474026860204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51" calcext:value-type="float">
            <text:p>1.5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10604805635" calcext:value-type="float">
            <text:p>5.00810604805635E-02</text:p>
          </table:table-cell>
          <table:table-cell office:value-type="float" office:value="0.0878613526589677" calcext:value-type="float">
            <text:p>8.78613526589677E-02</text:p>
          </table:table-cell>
          <table:table-cell office:value-type="float" office:value="-0.0878704607370342" calcext:value-type="float">
            <text:p>-8.78704607370342E-02</text:p>
          </table:table-cell>
          <table:table-cell office:value-type="float" office:value="-17855.38961643" calcext:value-type="float">
            <text:p>-1.7855389616430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82.8667" calcext:value-type="float">
            <text:p>7.82866700000000E+02</text:p>
          </table:table-cell>
          <table:table-cell table:formula="of:=[.F214]-[.F213]" office:value-type="float" office:value="0.00000335737981473072" calcext:value-type="float">
            <text:p>3.35737981473072E-06</text:p>
          </table:table-cell>
          <table:table-cell table:formula="of:=[.G214]-[.G213]" office:value-type="float" office:value="0.000535636342744547" calcext:value-type="float">
            <text:p>5.35636342744547E-04</text:p>
          </table:table-cell>
          <table:table-cell table:formula="of:=[.H214]-[.H213]" office:value-type="float" office:value="-0.000536733258256192" calcext:value-type="float">
            <text:p>-5.36733258256192E-04</text:p>
          </table:table-cell>
          <table:table-cell table:formula="of:=[.I214]-[.I213]" office:value-type="float" office:value="2.78732040475006" calcext:value-type="float">
            <text:p>2.78732040475006E+00</text:p>
          </table:table-cell>
          <table:table-cell table:formula="of:=[.F272]-[.F213]" office:value-type="float" office:value="-0.00000052085733804469" calcext:value-type="float">
            <text:p>-5.20857338044689E-07</text:p>
          </table:table-cell>
          <table:table-cell table:formula="of:=[.G272]-[.G213]" office:value-type="float" office:value="-0.000142421287179284" calcext:value-type="float">
            <text:p>-1.42421287179284E-04</text:p>
          </table:table-cell>
          <table:table-cell table:formula="of:=[.H272]-[.H213]" office:value-type="float" office:value="0.000145631586907377" calcext:value-type="float">
            <text:p>1.45631586907377E-04</text:p>
          </table:table-cell>
          <table:table-cell table:formula="of:=[.I272]-[.I213]" office:value-type="float" office:value="-0.14087363606086" calcext:value-type="float">
            <text:p>-1.40873636060860E-01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55" calcext:value-type="float">
            <text:p>1.5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44178603782" calcext:value-type="float">
            <text:p>5.00844178603782E-02</text:p>
          </table:table-cell>
          <table:table-cell office:value-type="float" office:value="0.0883969890017123" calcext:value-type="float">
            <text:p>8.83969890017123E-02</text:p>
          </table:table-cell>
          <table:table-cell office:value-type="float" office:value="-0.0884071939952903" calcext:value-type="float">
            <text:p>-8.84071939952903E-02</text:p>
          </table:table-cell>
          <table:table-cell office:value-type="float" office:value="-17852.6022960252" calcext:value-type="float">
            <text:p>-1.7852602296025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55.414" calcext:value-type="float">
            <text:p>8.55414000000000E+02</text:p>
          </table:table-cell>
          <table:table-cell table:formula="of:=[.F215]-[.F214]" office:value-type="float" office:value="0.00000288856996955023" calcext:value-type="float">
            <text:p>2.88856996955023E-06</text:p>
          </table:table-cell>
          <table:table-cell table:formula="of:=[.G215]-[.G214]" office:value-type="float" office:value="0.000338646945511264" calcext:value-type="float">
            <text:p>3.38646945511264E-04</text:p>
          </table:table-cell>
          <table:table-cell table:formula="of:=[.H215]-[.H214]" office:value-type="float" office:value="-0.000335205670284208" calcext:value-type="float">
            <text:p>-3.35205670284208E-04</text:p>
          </table:table-cell>
          <table:table-cell table:formula="of:=[.I215]-[.I214]" office:value-type="float" office:value="2.94252176695954" calcext:value-type="float">
            <text:p>2.94252176695954E+00</text:p>
          </table:table-cell>
          <table:table-cell table:formula="of:=[.F273]-[.F214]" office:value-type="float" office:value="-0.00000035459146292133" calcext:value-type="float">
            <text:p>-3.54591462921328E-07</text:p>
          </table:table-cell>
          <table:table-cell table:formula="of:=[.G273]-[.G214]" office:value-type="float" office:value="-0.0000927004473328247" calcext:value-type="float">
            <text:p>-9.27004473328247E-05</text:p>
          </table:table-cell>
          <table:table-cell table:formula="of:=[.H273]-[.H214]" office:value-type="float" office:value="0.0000954889473031573" calcext:value-type="float">
            <text:p>9.54889473031573E-05</text:p>
          </table:table-cell>
          <table:table-cell table:formula="of:=[.I273]-[.I214]" office:value-type="float" office:value="-0.0931760572384519" calcext:value-type="float">
            <text:p>-9.31760572384519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59" calcext:value-type="float">
            <text:p>1.5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73064303477" calcext:value-type="float">
            <text:p>5.00873064303477E-02</text:p>
          </table:table-cell>
          <table:table-cell office:value-type="float" office:value="0.0887356359472235" calcext:value-type="float">
            <text:p>8.87356359472235E-02</text:p>
          </table:table-cell>
          <table:table-cell office:value-type="float" office:value="-0.0887423996655746" calcext:value-type="float">
            <text:p>-8.87423996655746E-02</text:p>
          </table:table-cell>
          <table:table-cell office:value-type="float" office:value="-17849.6597742583" calcext:value-type="float">
            <text:p>-1.78496597742583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934.1649" calcext:value-type="float">
            <text:p>9.34164900000000E+02</text:p>
          </table:table-cell>
          <table:table-cell table:formula="of:=[.F216]-[.F215]" office:value-type="float" office:value="0.00000203694823939365" calcext:value-type="float">
            <text:p>2.03694823939365E-06</text:p>
          </table:table-cell>
          <table:table-cell table:formula="of:=[.G216]-[.G215]" office:value-type="float" office:value="0.000126859038071747" calcext:value-type="float">
            <text:p>1.26859038071747E-04</text:p>
          </table:table-cell>
          <table:table-cell table:formula="of:=[.H216]-[.H215]" office:value-type="float" office:value="-0.000122463023415079" calcext:value-type="float">
            <text:p>-1.22463023415079E-04</text:p>
          </table:table-cell>
          <table:table-cell table:formula="of:=[.I216]-[.I215]" office:value-type="float" office:value="2.28538547380231" calcext:value-type="float">
            <text:p>2.28538547380231E+00</text:p>
          </table:table-cell>
          <table:table-cell table:formula="of:=[.F274]-[.F215]" office:value-type="float" office:value="-0.00000059239481695755" calcext:value-type="float">
            <text:p>-5.92394816957553E-07</text:p>
          </table:table-cell>
          <table:table-cell table:formula="of:=[.G274]-[.G215]" office:value-type="float" office:value="-0.0000503530947883052" calcext:value-type="float">
            <text:p>-5.03530947883052E-05</text:p>
          </table:table-cell>
          <table:table-cell table:formula="of:=[.H274]-[.H215]" office:value-type="float" office:value="0.0000530860213996259" calcext:value-type="float">
            <text:p>5.30860213996259E-05</text:p>
          </table:table-cell>
          <table:table-cell table:formula="of:=[.I274]-[.I215]" office:value-type="float" office:value="-0.0670399049995467" calcext:value-type="float">
            <text:p>-6.70399049995467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63" calcext:value-type="float">
            <text:p>1.6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93433785871" calcext:value-type="float">
            <text:p>5.00893433785871E-02</text:p>
          </table:table-cell>
          <table:table-cell office:value-type="float" office:value="0.0888624949852953" calcext:value-type="float">
            <text:p>8.88624949852953E-02</text:p>
          </table:table-cell>
          <table:table-cell office:value-type="float" office:value="-0.0888648626889896" calcext:value-type="float">
            <text:p>-8.88648626889896E-02</text:p>
          </table:table-cell>
          <table:table-cell office:value-type="float" office:value="-17847.3743887845" calcext:value-type="float">
            <text:p>-1.7847374388784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92.3919" calcext:value-type="float">
            <text:p>9.92391900000000E+02</text:p>
          </table:table-cell>
          <table:table-cell table:formula="of:=[.F217]-[.F216]" office:value-type="float" office:value="0.00000130533455511977" calcext:value-type="float">
            <text:p>1.30533455511977E-06</text:p>
          </table:table-cell>
          <table:table-cell table:formula="of:=[.G217]-[.G216]" office:value-type="float" office:value="-0.0000177481553384901" calcext:value-type="float">
            <text:p>-1.77481553384901E-05</text:p>
          </table:table-cell>
          <table:table-cell table:formula="of:=[.H217]-[.H216]" office:value-type="float" office:value="0.0000204526164864771" calcext:value-type="float">
            <text:p>2.04526164864771E-05</text:p>
          </table:table-cell>
          <table:table-cell table:formula="of:=[.I217]-[.I216]" office:value-type="float" office:value="1.3962564486792" calcext:value-type="float">
            <text:p>1.39625644867920E+00</text:p>
          </table:table-cell>
          <table:table-cell table:formula="of:=[.F275]-[.F216]" office:value-type="float" office:value="-0.00000066076865144066" calcext:value-type="float">
            <text:p>-6.60768651440657E-07</text:p>
          </table:table-cell>
          <table:table-cell table:formula="of:=[.G275]-[.G216]" office:value-type="float" office:value="-0.00003700663153898" calcext:value-type="float">
            <text:p>-3.70066315389800E-05</text:p>
          </table:table-cell>
          <table:table-cell table:formula="of:=[.H275]-[.H216]" office:value-type="float" office:value="0.0000396258602899935" calcext:value-type="float">
            <text:p>3.96258602899935E-05</text:p>
          </table:table-cell>
          <table:table-cell table:formula="of:=[.I275]-[.I216]" office:value-type="float" office:value="-0.0621016446712019" calcext:value-type="float">
            <text:p>-6.21016446712019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67" calcext:value-type="float">
            <text:p>1.6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06487131423" calcext:value-type="float">
            <text:p>5.00906487131423E-02</text:p>
          </table:table-cell>
          <table:table-cell office:value-type="float" office:value="0.0888447468299568" calcext:value-type="float">
            <text:p>8.88447468299568E-02</text:p>
          </table:table-cell>
          <table:table-cell office:value-type="float" office:value="-0.0888444100725032" calcext:value-type="float">
            <text:p>-8.88444100725032E-02</text:p>
          </table:table-cell>
          <table:table-cell office:value-type="float" office:value="-17845.9781323358" calcext:value-type="float">
            <text:p>-1.7845978132335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64.7445" calcext:value-type="float">
            <text:p>1.06474450000000E+03</text:p>
          </table:table-cell>
          <table:table-cell table:formula="of:=[.F218]-[.F217]" office:value-type="float" office:value="0.00000093907839440743" calcext:value-type="float">
            <text:p>9.39078394407433E-07</text:p>
          </table:table-cell>
          <table:table-cell table:formula="of:=[.G218]-[.G217]" office:value-type="float" office:value="-0.0000624282398790921" calcext:value-type="float">
            <text:p>-6.24282398790921E-05</text:p>
          </table:table-cell>
          <table:table-cell table:formula="of:=[.H218]-[.H217]" office:value-type="float" office:value="0.0000630063625185889" calcext:value-type="float">
            <text:p>6.30063625185889E-05</text:p>
          </table:table-cell>
          <table:table-cell table:formula="of:=[.I218]-[.I217]" office:value-type="float" office:value="0.752420370350592" calcext:value-type="float">
            <text:p>7.52420370350592E-01</text:p>
          </table:table-cell>
          <table:table-cell table:formula="of:=[.F276]-[.F217]" office:value-type="float" office:value="-0.00000057111759618062" calcext:value-type="float">
            <text:p>-5.71117596180615E-07</text:p>
          </table:table-cell>
          <table:table-cell table:formula="of:=[.G276]-[.G217]" office:value-type="float" office:value="-0.0000460084962854851" calcext:value-type="float">
            <text:p>-4.60084962854851E-05</text:p>
          </table:table-cell>
          <table:table-cell table:formula="of:=[.H276]-[.H217]" office:value-type="float" office:value="0.0000484522444748614" calcext:value-type="float">
            <text:p>4.84522444748614E-05</text:p>
          </table:table-cell>
          <table:table-cell table:formula="of:=[.I276]-[.I217]" office:value-type="float" office:value="-0.0622423298809736" calcext:value-type="float">
            <text:p>-6.2242329880973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71" calcext:value-type="float">
            <text:p>1.7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15877915367" calcext:value-type="float">
            <text:p>5.00915877915367E-02</text:p>
          </table:table-cell>
          <table:table-cell office:value-type="float" office:value="0.0887823185900777" calcext:value-type="float">
            <text:p>8.87823185900777E-02</text:p>
          </table:table-cell>
          <table:table-cell office:value-type="float" office:value="-0.0887814037099846" calcext:value-type="float">
            <text:p>-8.87814037099846E-02</text:p>
          </table:table-cell>
          <table:table-cell office:value-type="float" office:value="-17845.2257119654" calcext:value-type="float">
            <text:p>-1.7845225711965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137.5504" calcext:value-type="float">
            <text:p>1.13755040000000E+03</text:p>
          </table:table-cell>
          <table:table-cell table:formula="of:=[.F219]-[.F218]" office:value-type="float" office:value="0.00000064041963335898" calcext:value-type="float">
            <text:p>6.40419633358980E-07</text:p>
          </table:table-cell>
          <table:table-cell table:formula="of:=[.G219]-[.G218]" office:value-type="float" office:value="-0.0000464347779340069" calcext:value-type="float">
            <text:p>-4.64347779340069E-05</text:p>
          </table:table-cell>
          <table:table-cell table:formula="of:=[.H219]-[.H218]" office:value-type="float" office:value="0.0000458308721250494" calcext:value-type="float">
            <text:p>4.58308721250494E-05</text:p>
          </table:table-cell>
          <table:table-cell table:formula="of:=[.I219]-[.I218]" office:value-type="float" office:value="0.395007286588225" calcext:value-type="float">
            <text:p>3.95007286588225E-01</text:p>
          </table:table-cell>
          <table:table-cell table:formula="of:=[.F277]-[.F218]" office:value-type="float" office:value="-0.00000060737434551261" calcext:value-type="float">
            <text:p>-6.07374345512612E-07</text:p>
          </table:table-cell>
          <table:table-cell table:formula="of:=[.G277]-[.G218]" office:value-type="float" office:value="-0.0000582092276172619" calcext:value-type="float">
            <text:p>-5.82092276172619E-05</text:p>
          </table:table-cell>
          <table:table-cell table:formula="of:=[.H277]-[.H218]" office:value-type="float" office:value="0.0000606950580456928" calcext:value-type="float">
            <text:p>6.06950580456928E-05</text:p>
          </table:table-cell>
          <table:table-cell table:formula="of:=[.I277]-[.I218]" office:value-type="float" office:value="-0.0604997325099248" calcext:value-type="float">
            <text:p>-6.04997325099248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75" calcext:value-type="float">
            <text:p>1.7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22821117" calcext:value-type="float">
            <text:p>5.00922282111700E-02</text:p>
          </table:table-cell>
          <table:table-cell office:value-type="float" office:value="0.0887358838121437" calcext:value-type="float">
            <text:p>8.87358838121437E-02</text:p>
          </table:table-cell>
          <table:table-cell office:value-type="float" office:value="-0.0887355728378595" calcext:value-type="float">
            <text:p>-8.87355728378595E-02</text:p>
          </table:table-cell>
          <table:table-cell office:value-type="float" office:value="-17844.8307046789" calcext:value-type="float">
            <text:p>-1.7844830704678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23.0182" calcext:value-type="float">
            <text:p>1.22301820000000E+03</text:p>
          </table:table-cell>
          <table:table-cell table:formula="of:=[.F220]-[.F219]" office:value-type="float" office:value="0.00000034559531129214" calcext:value-type="float">
            <text:p>3.45595311292135E-07</text:p>
          </table:table-cell>
          <table:table-cell table:formula="of:=[.G220]-[.G219]" office:value-type="float" office:value="-0.0000248023066528463" calcext:value-type="float">
            <text:p>-2.48023066528463E-05</text:p>
          </table:table-cell>
          <table:table-cell table:formula="of:=[.H220]-[.H219]" office:value-type="float" office:value="0.0000239201705403008" calcext:value-type="float">
            <text:p>2.39201705403008E-05</text:p>
          </table:table-cell>
          <table:table-cell table:formula="of:=[.I220]-[.I219]" office:value-type="float" office:value="0.199307808728918" calcext:value-type="float">
            <text:p>1.99307808728918E-01</text:p>
          </table:table-cell>
          <table:table-cell table:formula="of:=[.F278]-[.F219]" office:value-type="float" office:value="-0.00000070380232194967" calcext:value-type="float">
            <text:p>-7.03802321949665E-07</text:p>
          </table:table-cell>
          <table:table-cell table:formula="of:=[.G278]-[.G219]" office:value-type="float" office:value="-0.0000678063475762491" calcext:value-type="float">
            <text:p>-6.78063475762491E-05</text:p>
          </table:table-cell>
          <table:table-cell table:formula="of:=[.H278]-[.H219]" office:value-type="float" office:value="0.000070389312233618" calcext:value-type="float">
            <text:p>7.03893122336180E-05</text:p>
          </table:table-cell>
          <table:table-cell table:formula="of:=[.I278]-[.I219]" office:value-type="float" office:value="-0.0569596592285961" calcext:value-type="float">
            <text:p>-5.6959659228596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79" calcext:value-type="float">
            <text:p>1.7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5738064813" calcext:value-type="float">
            <text:p>5.00925738064813E-02</text:p>
          </table:table-cell>
          <table:table-cell office:value-type="float" office:value="0.0887110815054908" calcext:value-type="float">
            <text:p>8.87110815054908E-02</text:p>
          </table:table-cell>
          <table:table-cell office:value-type="float" office:value="-0.0887116526673192" calcext:value-type="float">
            <text:p>-8.87116526673192E-02</text:p>
          </table:table-cell>
          <table:table-cell office:value-type="float" office:value="-17844.6313968701" calcext:value-type="float">
            <text:p>-1.7844631396870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301.5754" calcext:value-type="float">
            <text:p>1.30157540000000E+03</text:p>
          </table:table-cell>
          <table:table-cell table:formula="of:=[.F221]-[.F220]" office:value-type="float" office:value="0.00000015847549635073" calcext:value-type="float">
            <text:p>1.58475496350730E-07</text:p>
          </table:table-cell>
          <table:table-cell table:formula="of:=[.G221]-[.G220]" office:value-type="float" office:value="-0.0000149915331004308" calcext:value-type="float">
            <text:p>-1.49915331004308E-05</text:p>
          </table:table-cell>
          <table:table-cell table:formula="of:=[.H221]-[.H220]" office:value-type="float" office:value="0.0000142860899317171" calcext:value-type="float">
            <text:p>1.42860899317171E-05</text:p>
          </table:table-cell>
          <table:table-cell table:formula="of:=[.I221]-[.I220]" office:value-type="float" office:value="0.0906171296228422" calcext:value-type="float">
            <text:p>9.06171296228422E-02</text:p>
          </table:table-cell>
          <table:table-cell table:formula="of:=[.F279]-[.F220]" office:value-type="float" office:value="-0.00000072233565649726" calcext:value-type="float">
            <text:p>-7.22335656497264E-07</text:p>
          </table:table-cell>
          <table:table-cell table:formula="of:=[.G279]-[.G220]" office:value-type="float" office:value="-0.0000707582684442154" calcext:value-type="float">
            <text:p>-7.07582684442154E-05</text:p>
          </table:table-cell>
          <table:table-cell table:formula="of:=[.H279]-[.H220]" office:value-type="float" office:value="0.0000734697338502926" calcext:value-type="float">
            <text:p>7.34697338502926E-05</text:p>
          </table:table-cell>
          <table:table-cell table:formula="of:=[.I279]-[.I220]" office:value-type="float" office:value="-0.050929866698425" calcext:value-type="float">
            <text:p>-5.09298666984250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3" calcext:value-type="float">
            <text:p>1.8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7322819777" calcext:value-type="float">
            <text:p>5.00927322819777E-02</text:p>
          </table:table-cell>
          <table:table-cell office:value-type="float" office:value="0.0886960899723904" calcext:value-type="float">
            <text:p>8.86960899723904E-02</text:p>
          </table:table-cell>
          <table:table-cell office:value-type="float" office:value="-0.0886973665773875" calcext:value-type="float">
            <text:p>-8.86973665773875E-02</text:p>
          </table:table-cell>
          <table:table-cell office:value-type="float" office:value="-17844.5407797405" calcext:value-type="float">
            <text:p>-1.78445407797405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386.8493" calcext:value-type="float">
            <text:p>1.38684930000000E+03</text:p>
          </table:table-cell>
          <table:table-cell table:formula="of:=[.F222]-[.F221]" office:value-type="float" office:value="0.00000007416489981177" calcext:value-type="float">
            <text:p>7.41648998117683E-08</text:p>
          </table:table-cell>
          <table:table-cell table:formula="of:=[.G222]-[.G221]" office:value-type="float" office:value="-0.00000954355153863495" calcext:value-type="float">
            <text:p>-9.54355153863495E-06</text:p>
          </table:table-cell>
          <table:table-cell table:formula="of:=[.H222]-[.H221]" office:value-type="float" office:value="0.00000907677392381068" calcext:value-type="float">
            <text:p>9.07677392381068E-06</text:p>
          </table:table-cell>
          <table:table-cell table:formula="of:=[.I222]-[.I221]" office:value-type="float" office:value="0.0386340026379912" calcext:value-type="float">
            <text:p>3.86340026379912E-02</text:p>
          </table:table-cell>
          <table:table-cell table:formula="of:=[.F280]-[.F221]" office:value-type="float" office:value="-0.00000068954841097452" calcext:value-type="float">
            <text:p>-6.89548410974517E-07</text:p>
          </table:table-cell>
          <table:table-cell table:formula="of:=[.G280]-[.G221]" office:value-type="float" office:value="-0.0000670768211249728" calcext:value-type="float">
            <text:p>-6.70768211249728E-05</text:p>
          </table:table-cell>
          <table:table-cell table:formula="of:=[.H280]-[.H221]" office:value-type="float" office:value="0.0000698096407504845" calcext:value-type="float">
            <text:p>6.98096407504845E-05</text:p>
          </table:table-cell>
          <table:table-cell table:formula="of:=[.I280]-[.I221]" office:value-type="float" office:value="-0.0451745848004066" calcext:value-type="float">
            <text:p>-4.5174584800406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7" calcext:value-type="float">
            <text:p>1.8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064468775" calcext:value-type="float">
            <text:p>5.00928064468775E-02</text:p>
          </table:table-cell>
          <table:table-cell office:value-type="float" office:value="0.0886865464208518" calcext:value-type="float">
            <text:p>8.86865464208518E-02</text:p>
          </table:table-cell>
          <table:table-cell office:value-type="float" office:value="-0.0886882898034637" calcext:value-type="float">
            <text:p>-8.86882898034637E-02</text:p>
          </table:table-cell>
          <table:table-cell office:value-type="float" office:value="-17844.5021457379" calcext:value-type="float">
            <text:p>-1.78445021457379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1495.3377" calcext:value-type="float">
            <text:p>1.49533770000000E+03</text:p>
          </table:table-cell>
          <table:table-cell table:formula="of:=[.F223]-[.F222]" office:value-type="float" office:value="0.00000003684651089797" calcext:value-type="float">
            <text:p>3.68465108979699E-08</text:p>
          </table:table-cell>
          <table:table-cell table:formula="of:=[.G223]-[.G222]" office:value-type="float" office:value="-0.00000453027911777315" calcext:value-type="float">
            <text:p>-4.53027911777315E-06</text:p>
          </table:table-cell>
          <table:table-cell table:formula="of:=[.H223]-[.H222]" office:value-type="float" office:value="0.00000423358674665753" calcext:value-type="float">
            <text:p>4.23358674665753E-06</text:p>
          </table:table-cell>
          <table:table-cell table:formula="of:=[.I223]-[.I222]" office:value-type="float" office:value="0.0158798382508394" calcext:value-type="float">
            <text:p>1.58798382508394E-02</text:p>
          </table:table-cell>
          <table:table-cell table:formula="of:=[.F281]-[.F222]" office:value-type="float" office:value="-0.00000066703657726486" calcext:value-type="float">
            <text:p>-6.67036577264857E-07</text:p>
          </table:table-cell>
          <table:table-cell table:formula="of:=[.G281]-[.G222]" office:value-type="float" office:value="-0.0000628378268591884" calcext:value-type="float">
            <text:p>-6.28378268591884E-05</text:p>
          </table:table-cell>
          <table:table-cell table:formula="of:=[.H281]-[.H222]" office:value-type="float" office:value="0.0000655467414644728" calcext:value-type="float">
            <text:p>6.55467414644728E-05</text:p>
          </table:table-cell>
          <table:table-cell table:formula="of:=[.I281]-[.I222]" office:value-type="float" office:value="-0.0445076686883112" calcext:value-type="float">
            <text:p>-4.45076686883112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91" calcext:value-type="float">
            <text:p>1.9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432933884" calcext:value-type="float">
            <text:p>5.00928432933884E-02</text:p>
          </table:table-cell>
          <table:table-cell office:value-type="float" office:value="0.088682016141734" calcext:value-type="float">
            <text:p>8.86820161417340E-02</text:p>
          </table:table-cell>
          <table:table-cell office:value-type="float" office:value="-0.088684056216717" calcext:value-type="float">
            <text:p>-8.86840562167170E-02</text:p>
          </table:table-cell>
          <table:table-cell office:value-type="float" office:value="-17844.4862658996" calcext:value-type="float">
            <text:p>-1.7844486265899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579.3906" calcext:value-type="float">
            <text:p>1.57939060000000E+03</text:p>
          </table:table-cell>
          <table:table-cell table:formula="of:=[.F224]-[.F223]" office:value-type="float" office:value="0.00000001621085928688" calcext:value-type="float">
            <text:p>1.62108592868804E-08</text:p>
          </table:table-cell>
          <table:table-cell table:formula="of:=[.G224]-[.G223]" office:value-type="float" office:value="-0.00000145731140234473" calcext:value-type="float">
            <text:p>-1.45731140234473E-06</text:p>
          </table:table-cell>
          <table:table-cell table:formula="of:=[.H224]-[.H223]" office:value-type="float" office:value="0.00000130751329510681" calcext:value-type="float">
            <text:p>1.30751329510681E-06</text:p>
          </table:table-cell>
          <table:table-cell table:formula="of:=[.I224]-[.I223]" office:value-type="float" office:value="0.00588425630849088" calcext:value-type="float">
            <text:p>5.88425630849088E-03</text:p>
          </table:table-cell>
          <table:table-cell table:formula="of:=[.F282]-[.F223]" office:value-type="float" office:value="-0.00000066557485441793" calcext:value-type="float">
            <text:p>-6.65574854417927E-07</text:p>
          </table:table-cell>
          <table:table-cell table:formula="of:=[.G282]-[.G223]" office:value-type="float" office:value="-0.0000616305756069024" calcext:value-type="float">
            <text:p>-6.16305756069024E-05</text:p>
          </table:table-cell>
          <table:table-cell table:formula="of:=[.H282]-[.H223]" office:value-type="float" office:value="0.0000643610054652799" calcext:value-type="float">
            <text:p>6.43610054652799E-05</text:p>
          </table:table-cell>
          <table:table-cell table:formula="of:=[.I282]-[.I223]" office:value-type="float" office:value="-0.0464700825104956" calcext:value-type="float">
            <text:p>-4.64700825104956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95" calcext:value-type="float">
            <text:p>1.9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595042477" calcext:value-type="float">
            <text:p>5.00928595042477E-02</text:p>
          </table:table-cell>
          <table:table-cell office:value-type="float" office:value="0.0886805588303317" calcext:value-type="float">
            <text:p>8.86805588303317E-02</text:p>
          </table:table-cell>
          <table:table-cell office:value-type="float" office:value="-0.0886827487034219" calcext:value-type="float">
            <text:p>-8.86827487034219E-02</text:p>
          </table:table-cell>
          <table:table-cell office:value-type="float" office:value="-17844.4803816433" calcext:value-type="float">
            <text:p>-1.7844480381643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673.2505" calcext:value-type="float">
            <text:p>1.67325050000000E+03</text:p>
          </table:table-cell>
          <table:table-cell table:formula="of:=[.F225]-[.F224]" office:value-type="float" office:value="0.00000000594663684961" calcext:value-type="float">
            <text:p>5.94663684960750E-09</text:p>
          </table:table-cell>
          <table:table-cell table:formula="of:=[.G225]-[.G224]" office:value-type="float" office:value="-0.00000044849493183175" calcext:value-type="float">
            <text:p>-4.48494931831744E-07</text:p>
          </table:table-cell>
          <table:table-cell table:formula="of:=[.H225]-[.H224]" office:value-type="float" office:value="0.00000041949086661275" calcext:value-type="float">
            <text:p>4.19490866612748E-07</text:p>
          </table:table-cell>
          <table:table-cell table:formula="of:=[.I225]-[.I224]" office:value-type="float" office:value="0.00152596904081292" calcext:value-type="float">
            <text:p>1.52596904081292E-03</text:p>
          </table:table-cell>
          <table:table-cell table:formula="of:=[.F283]-[.F224]" office:value-type="float" office:value="-0.00000066935271083452" calcext:value-type="float">
            <text:p>-6.69352710834514E-07</text:p>
          </table:table-cell>
          <table:table-cell table:formula="of:=[.G283]-[.G224]" office:value-type="float" office:value="-0.0000622362374263774" calcext:value-type="float">
            <text:p>-6.22362374263774E-05</text:p>
          </table:table-cell>
          <table:table-cell table:formula="of:=[.H283]-[.H224]" office:value-type="float" office:value="0.0000650189147827912" calcext:value-type="float">
            <text:p>6.50189147827912E-05</text:p>
          </table:table-cell>
          <table:table-cell table:formula="of:=[.I283]-[.I224]" office:value-type="float" office:value="-0.0477261339692632" calcext:value-type="float">
            <text:p>-4.77261339692632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99" calcext:value-type="float">
            <text:p>1.9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54508845" calcext:value-type="float">
            <text:p>5.00928654508845E-02</text:p>
          </table:table-cell>
          <table:table-cell office:value-type="float" office:value="0.0886801103353998" calcext:value-type="float">
            <text:p>8.86801103353998E-02</text:p>
          </table:table-cell>
          <table:table-cell office:value-type="float" office:value="-0.0886823292125553" calcext:value-type="float">
            <text:p>-8.86823292125553E-02</text:p>
          </table:table-cell>
          <table:table-cell office:value-type="float" office:value="-17844.4788556743" calcext:value-type="float">
            <text:p>-1.78444788556743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1778.5251" calcext:value-type="float">
            <text:p>1.77852510000000E+03</text:p>
          </table:table-cell>
          <table:table-cell table:formula="of:=[.F226]-[.F225]" office:value-type="float" office:value="0.00000000143163080002" calcext:value-type="float">
            <text:p>1.43163080001951E-09</text:p>
          </table:table-cell>
          <table:table-cell table:formula="of:=[.G226]-[.G225]" office:value-type="float" office:value="-0.00000028694082636338" calcext:value-type="float">
            <text:p>-2.86940826363380E-07</text:p>
          </table:table-cell>
          <table:table-cell table:formula="of:=[.H226]-[.H225]" office:value-type="float" office:value="0.00000025496633786204" calcext:value-type="float">
            <text:p>2.54966337862039E-07</text:p>
          </table:table-cell>
          <table:table-cell table:formula="of:=[.I226]-[.I225]" office:value-type="float" office:value="0.000374386629118817" calcext:value-type="float">
            <text:p>3.74386629118817E-04</text:p>
          </table:table-cell>
          <table:table-cell table:formula="of:=[.F284]-[.F225]" office:value-type="float" office:value="-0.0000006715683457878" calcext:value-type="float">
            <text:p>-6.71568345787799E-07</text:p>
          </table:table-cell>
          <table:table-cell table:formula="of:=[.G284]-[.G225]" office:value-type="float" office:value="-0.0000628747378631361" calcext:value-type="float">
            <text:p>-6.28747378631361E-05</text:p>
          </table:table-cell>
          <table:table-cell table:formula="of:=[.H284]-[.H225]" office:value-type="float" office:value="0.0000655967216208336" calcext:value-type="float">
            <text:p>6.55967216208336E-05</text:p>
          </table:table-cell>
          <table:table-cell table:formula="of:=[.I284]-[.I225]" office:value-type="float" office:value="-0.0476691146504891" calcext:value-type="float">
            <text:p>-4.76691146504891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03" calcext:value-type="float">
            <text:p>2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68825153" calcext:value-type="float">
            <text:p>5.00928668825153E-02</text:p>
          </table:table-cell>
          <table:table-cell office:value-type="float" office:value="0.0886798233945735" calcext:value-type="float">
            <text:p>8.86798233945735E-02</text:p>
          </table:table-cell>
          <table:table-cell office:value-type="float" office:value="-0.0886820742462174" calcext:value-type="float">
            <text:p>-8.86820742462174E-02</text:p>
          </table:table-cell>
          <table:table-cell office:value-type="float" office:value="-17844.4784812876" calcext:value-type="float">
            <text:p>-1.7844478481287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887.8258" calcext:value-type="float">
            <text:p>1.88782580000000E+03</text:p>
          </table:table-cell>
          <table:table-cell table:formula="of:=[.F227]-[.F226]" office:value-type="float" office:value="0.00000000018944474461" calcext:value-type="float">
            <text:p>1.89444744613798E-10</text:p>
          </table:table-cell>
          <table:table-cell table:formula="of:=[.G227]-[.G226]" office:value-type="float" office:value="-0.00000013339035749571" calcext:value-type="float">
            <text:p>-1.33390357495711E-07</text:p>
          </table:table-cell>
          <table:table-cell table:formula="of:=[.H227]-[.H226]" office:value-type="float" office:value="0.00000014045225203707" calcext:value-type="float">
            <text:p>1.40452252037071E-07</text:p>
          </table:table-cell>
          <table:table-cell table:formula="of:=[.I227]-[.I226]" office:value-type="float" office:value="0.000210133850487182" calcext:value-type="float">
            <text:p>2.10133850487182E-04</text:p>
          </table:table-cell>
          <table:table-cell table:formula="of:=[.F285]-[.F226]" office:value-type="float" office:value="-0.00000067156542700453" calcext:value-type="float">
            <text:p>-6.71565427004528E-07</text:p>
          </table:table-cell>
          <table:table-cell table:formula="of:=[.G285]-[.G226]" office:value-type="float" office:value="-0.0000629600574841016" calcext:value-type="float">
            <text:p>-6.29600574841016E-05</text:p>
          </table:table-cell>
          <table:table-cell table:formula="of:=[.H285]-[.H226]" office:value-type="float" office:value="0.0000656975158881551" calcext:value-type="float">
            <text:p>6.56975158881551E-05</text:p>
          </table:table-cell>
          <table:table-cell table:formula="of:=[.I285]-[.I226]" office:value-type="float" office:value="-0.0474209346684802" calcext:value-type="float">
            <text:p>-4.74209346684802E-02</text:p>
          </table:table-cell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07" calcext:value-type="float">
            <text:p>2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0719601" calcext:value-type="float">
            <text:p>5.00928670719601E-02</text:p>
          </table:table-cell>
          <table:table-cell office:value-type="float" office:value="0.088679690004216" calcext:value-type="float">
            <text:p>8.86796900042160E-02</text:p>
          </table:table-cell>
          <table:table-cell office:value-type="float" office:value="-0.0886819337939654" calcext:value-type="float">
            <text:p>-8.86819337939654E-02</text:p>
          </table:table-cell>
          <table:table-cell office:value-type="float" office:value="-17844.4782711538" calcext:value-type="float">
            <text:p>-1.78444782711538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1982.5789" calcext:value-type="float">
            <text:p>1.98257890000000E+03</text:p>
          </table:table-cell>
          <table:table-cell table:formula="of:=[.F228]-[.F227]" office:value-type="float" office:value="0.00000000042459384619" calcext:value-type="float">
            <text:p>4.24593846193311E-10</text:p>
          </table:table-cell>
          <table:table-cell table:formula="of:=[.G228]-[.G227]" office:value-type="float" office:value="-0.00000003908067262859" calcext:value-type="float">
            <text:p>-3.90806726285886E-08</text:p>
          </table:table-cell>
          <table:table-cell table:formula="of:=[.H228]-[.H227]" office:value-type="float" office:value="0.00000003571136281133" calcext:value-type="float">
            <text:p>3.57113628113304E-08</text:p>
          </table:table-cell>
          <table:table-cell table:formula="of:=[.I228]-[.I227]" office:value-type="float" office:value="0.000104042890598066" calcext:value-type="float">
            <text:p>1.04042890598066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11" calcext:value-type="float">
            <text:p>2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4965539" calcext:value-type="float">
            <text:p>5.00928674965539E-02</text:p>
          </table:table-cell>
          <table:table-cell office:value-type="float" office:value="0.0886796509235433" calcext:value-type="float">
            <text:p>8.86796509235433E-02</text:p>
          </table:table-cell>
          <table:table-cell office:value-type="float" office:value="-0.0886818980826026" calcext:value-type="float">
            <text:p>-8.86818980826026E-02</text:p>
          </table:table-cell>
          <table:table-cell office:value-type="float" office:value="-17844.4781671109" calcext:value-type="float">
            <text:p>-1.7844478167110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093.8891" calcext:value-type="float">
            <text:p>2.09388910000000E+03</text:p>
          </table:table-cell>
          <table:table-cell table:formula="of:=[.F229]-[.F228]" office:value-type="float" office:value="-0.00000000008379907879" calcext:value-type="float">
            <text:p>-8.37990787871945E-11</text:p>
          </table:table-cell>
          <table:table-cell table:formula="of:=[.G229]-[.G228]" office:value-type="float" office:value="-0.000000010035046627" calcext:value-type="float">
            <text:p>-1.00350466269994E-08</text:p>
          </table:table-cell>
          <table:table-cell table:formula="of:=[.H229]-[.H228]" office:value-type="float" office:value="0.00000000412413507511" calcext:value-type="float">
            <text:p>4.12413507511200E-09</text:p>
          </table:table-cell>
          <table:table-cell table:formula="of:=[.I229]-[.I228]" office:value-type="float" office:value="-0.000145970938319806" calcext:value-type="float">
            <text:p>-1.45970938319806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15" calcext:value-type="float">
            <text:p>2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4127548" calcext:value-type="float">
            <text:p>5.00928674127548E-02</text:p>
          </table:table-cell>
          <table:table-cell office:value-type="float" office:value="0.0886796408884967" calcext:value-type="float">
            <text:p>8.86796408884967E-02</text:p>
          </table:table-cell>
          <table:table-cell office:value-type="float" office:value="-0.0886818939584675" calcext:value-type="float">
            <text:p>-8.86818939584675E-02</text:p>
          </table:table-cell>
          <table:table-cell office:value-type="float" office:value="-17844.4783130818" calcext:value-type="float">
            <text:p>-1.7844478313081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250.8501" calcext:value-type="float">
            <text:p>2.25085010000000E+03</text:p>
          </table:table-cell>
          <table:table-cell table:formula="of:=[.F230]-[.F229]" office:value-type="float" office:value="0.00000000005588592783" calcext:value-type="float">
            <text:p>5.58859278299018E-11</text:p>
          </table:table-cell>
          <table:table-cell table:formula="of:=[.G230]-[.G229]" office:value-type="float" office:value="0.00000000780410440437" calcext:value-type="float">
            <text:p>7.80410440437418E-09</text:p>
          </table:table-cell>
          <table:table-cell table:formula="of:=[.H230]-[.H229]" office:value-type="float" office:value="-0.00000000138689756901" calcext:value-type="float">
            <text:p>-1.38689756901123E-09</text:p>
          </table:table-cell>
          <table:table-cell table:formula="of:=[.I230]-[.I229]" office:value-type="float" office:value="0.00032426254983875" calcext:value-type="float">
            <text:p>3.24262549838750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19" calcext:value-type="float">
            <text:p>2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4686408" calcext:value-type="float">
            <text:p>5.00928674686408E-02</text:p>
          </table:table-cell>
          <table:table-cell office:value-type="float" office:value="0.0886796486926011" calcext:value-type="float">
            <text:p>8.86796486926011E-02</text:p>
          </table:table-cell>
          <table:table-cell office:value-type="float" office:value="-0.0886818953453651" calcext:value-type="float">
            <text:p>-8.86818953453651E-02</text:p>
          </table:table-cell>
          <table:table-cell office:value-type="float" office:value="-17844.4779888193" calcext:value-type="float">
            <text:p>-1.7844477988819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344.9856" calcext:value-type="float">
            <text:p>2.34498560000000E+03</text:p>
          </table:table-cell>
          <table:table-cell table:formula="of:=[.F231]-[.F230]" office:value-type="float" office:value="-0.00000000003852252545" calcext:value-type="float">
            <text:p>-3.85225254473376E-11</text:p>
          </table:table-cell>
          <table:table-cell table:formula="of:=[.G231]-[.G230]" office:value-type="float" office:value="-0.00000000928332891115" calcext:value-type="float">
            <text:p>-9.28332891114714E-09</text:p>
          </table:table-cell>
          <table:table-cell table:formula="of:=[.H231]-[.H230]" office:value-type="float" office:value="0.0000000022712210862" calcext:value-type="float">
            <text:p>2.27122108620303E-09</text:p>
          </table:table-cell>
          <table:table-cell table:formula="of:=[.I231]-[.I230]" office:value-type="float" office:value="-0.000292951070150593" calcext:value-type="float">
            <text:p>-2.92951070150593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23" calcext:value-type="float">
            <text:p>2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4301182" calcext:value-type="float">
            <text:p>5.00928674301182E-02</text:p>
          </table:table-cell>
          <table:table-cell office:value-type="float" office:value="0.0886796394092722" calcext:value-type="float">
            <text:p>8.86796394092722E-02</text:p>
          </table:table-cell>
          <table:table-cell office:value-type="float" office:value="-0.088681893074144" calcext:value-type="float">
            <text:p>-8.86818930741440E-02</text:p>
          </table:table-cell>
          <table:table-cell office:value-type="float" office:value="-17844.4782817703" calcext:value-type="float">
            <text:p>-1.7844478281770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469.0411" calcext:value-type="float">
            <text:p>2.46904110000000E+03</text:p>
          </table:table-cell>
          <table:table-cell table:formula="of:=[.F232]-[.F231]" office:value-type="float" office:value="-0.00000000012873305894" calcext:value-type="float">
            <text:p>-1.28733058935016E-10</text:p>
          </table:table-cell>
          <table:table-cell table:formula="of:=[.G232]-[.G231]" office:value-type="float" office:value="0.00000001822857748079" calcext:value-type="float">
            <text:p>1.82285774807944E-08</text:p>
          </table:table-cell>
          <table:table-cell table:formula="of:=[.H232]-[.H231]" office:value-type="float" office:value="-0.00000000168349198471" calcext:value-type="float">
            <text:p>-1.68349198470530E-09</text:p>
          </table:table-cell>
          <table:table-cell table:formula="of:=[.I232]-[.I231]" office:value-type="float" office:value="0.0000773416177253239" calcext:value-type="float">
            <text:p>7.73416177253239E-05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27" calcext:value-type="float">
            <text:p>2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3013852" calcext:value-type="float">
            <text:p>5.00928673013852E-02</text:p>
          </table:table-cell>
          <table:table-cell office:value-type="float" office:value="0.0886796576378497" calcext:value-type="float">
            <text:p>8.86796576378497E-02</text:p>
          </table:table-cell>
          <table:table-cell office:value-type="float" office:value="-0.088681894757636" calcext:value-type="float">
            <text:p>-8.86818947576360E-02</text:p>
          </table:table-cell>
          <table:table-cell office:value-type="float" office:value="-17844.4782044287" calcext:value-type="float">
            <text:p>-1.7844478204428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602.3639" calcext:value-type="float">
            <text:p>2.60236390000000E+03</text:p>
          </table:table-cell>
          <table:table-cell table:formula="of:=[.F233]-[.F232]" office:value-type="float" office:value="-0.00000000003265918092" calcext:value-type="float">
            <text:p>-3.26591809152177E-11</text:p>
          </table:table-cell>
          <table:table-cell table:formula="of:=[.G233]-[.G232]" office:value-type="float" office:value="-0.00000002024205091045" calcext:value-type="float">
            <text:p>-2.02420509104462E-08</text:p>
          </table:table-cell>
          <table:table-cell table:formula="of:=[.H233]-[.H232]" office:value-type="float" office:value="0.00000000129658850323" calcext:value-type="float">
            <text:p>1.29658850323011E-09</text:p>
          </table:table-cell>
          <table:table-cell table:formula="of:=[.I233]-[.I232]" office:value-type="float" office:value="0.000196279281226452" calcext:value-type="float">
            <text:p>1.96279281226452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31" calcext:value-type="float">
            <text:p>2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268726" calcext:value-type="float">
            <text:p>5.00928672687260E-02</text:p>
          </table:table-cell>
          <table:table-cell office:value-type="float" office:value="0.0886796373957988" calcext:value-type="float">
            <text:p>8.86796373957988E-02</text:p>
          </table:table-cell>
          <table:table-cell office:value-type="float" office:value="-0.0886818934610475" calcext:value-type="float">
            <text:p>-8.86818934610475E-02</text:p>
          </table:table-cell>
          <table:table-cell office:value-type="float" office:value="-17844.4780081495" calcext:value-type="float">
            <text:p>-1.78444780081495E+04</text:p>
          </table:table-cell>
          <table:table-cell office:value-type="float" office:value="-61484.1280454486" calcext:value-type="float">
            <text:p>-6.14841280454486E+04</text:p>
          </table:table-cell>
          <table:table-cell office:value-type="float" office:value="2758.8781" calcext:value-type="float">
            <text:p>2.75887810000000E+03</text:p>
          </table:table-cell>
          <table:table-cell table:formula="of:=[.F234]-[.F233]" office:value-type="float" office:value="0.00000000030644000532" calcext:value-type="float">
            <text:p>3.06440005315434E-10</text:p>
          </table:table-cell>
          <table:table-cell table:formula="of:=[.G234]-[.G233]" office:value-type="float" office:value="0.00000002017423984813" calcext:value-type="float">
            <text:p>2.01742398481253E-08</text:p>
          </table:table-cell>
          <table:table-cell table:formula="of:=[.H234]-[.H233]" office:value-type="float" office:value="-0.00000000158164768782" calcext:value-type="float">
            <text:p>-1.58164768782054E-09</text:p>
          </table:table-cell>
          <table:table-cell table:formula="of:=[.I234]-[.I233]" office:value-type="float" office:value="-0.000171467389009194" calcext:value-type="float">
            <text:p>-1.71467389009194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35" calcext:value-type="float">
            <text:p>2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575166" calcext:value-type="float">
            <text:p>5.00928675751660E-02</text:p>
          </table:table-cell>
          <table:table-cell office:value-type="float" office:value="0.0886796575700386" calcext:value-type="float">
            <text:p>8.86796575700386E-02</text:p>
          </table:table-cell>
          <table:table-cell office:value-type="float" office:value="-0.0886818950426952" calcext:value-type="float">
            <text:p>-8.86818950426952E-02</text:p>
          </table:table-cell>
          <table:table-cell office:value-type="float" office:value="-17844.4781796168" calcext:value-type="float">
            <text:p>-1.784447817961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891.6292" calcext:value-type="float">
            <text:p>2.89162920000000E+03</text:p>
          </table:table-cell>
          <table:table-cell table:formula="of:=[.F235]-[.F234]" office:value-type="float" office:value="-0.00000000016613498077" calcext:value-type="float">
            <text:p>-1.66134980772448E-10</text:p>
          </table:table-cell>
          <table:table-cell table:formula="of:=[.G235]-[.G234]" office:value-type="float" office:value="-0.00000002347957710203" calcext:value-type="float">
            <text:p>-2.34795771020257E-08</text:p>
          </table:table-cell>
          <table:table-cell table:formula="of:=[.H235]-[.H234]" office:value-type="float" office:value="0.00000000003191073794" calcext:value-type="float">
            <text:p>3.19107379409544E-11</text:p>
          </table:table-cell>
          <table:table-cell table:formula="of:=[.I235]-[.I234]" office:value-type="float" office:value="0.000138093648274662" calcext:value-type="float">
            <text:p>1.38093648274662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39" calcext:value-type="float">
            <text:p>2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409031" calcext:value-type="float">
            <text:p>5.00928674090310E-02</text:p>
          </table:table-cell>
          <table:table-cell office:value-type="float" office:value="0.0886796340904615" calcext:value-type="float">
            <text:p>8.86796340904615E-02</text:p>
          </table:table-cell>
          <table:table-cell office:value-type="float" office:value="-0.0886818950107844" calcext:value-type="float">
            <text:p>-8.86818950107844E-02</text:p>
          </table:table-cell>
          <table:table-cell office:value-type="float" office:value="-17844.4780415232" calcext:value-type="float">
            <text:p>-1.78444780415232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3024.0562" calcext:value-type="float">
            <text:p>3.02405620000000E+03</text:p>
          </table:table-cell>
          <table:table-cell table:formula="of:=[.F236]-[.F235]" office:value-type="float" office:value="-0.00000000000956780488" calcext:value-type="float">
            <text:p>-9.56780488170494E-12</text:p>
          </table:table-cell>
          <table:table-cell table:formula="of:=[.G236]-[.G235]" office:value-type="float" office:value="0.00000001748175935956" calcext:value-type="float">
            <text:p>1.74817593595611E-08</text:p>
          </table:table-cell>
          <table:table-cell table:formula="of:=[.H236]-[.H235]" office:value-type="float" office:value="0.00000000250360733534" calcext:value-type="float">
            <text:p>2.50360733533572E-09</text:p>
          </table:table-cell>
          <table:table-cell table:formula="of:=[.I236]-[.I235]" office:value-type="float" office:value="-0.00000481871757074259" calcext:value-type="float">
            <text:p>-4.81871757074259E-06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243" calcext:value-type="float">
            <text:p>2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8673994632" calcext:value-type="float">
            <text:p>5.00928673994632E-02</text:p>
          </table:table-cell>
          <table:table-cell office:value-type="float" office:value="0.0886796515722209" calcext:value-type="float">
            <text:p>8.86796515722209E-02</text:p>
          </table:table-cell>
          <table:table-cell office:value-type="float" office:value="-0.0886818925071771" calcext:value-type="float">
            <text:p>-8.86818925071771E-02</text:p>
          </table:table-cell>
          <table:table-cell office:value-type="float" office:value="-17844.4780463419" calcext:value-type="float">
            <text:p>-1.78444780463419E+04</text:p>
          </table:table-cell>
          <table:table-cell office:value-type="float" office:value="-61484.1280454486" calcext:value-type="float">
            <text:p>-6.14841280454486E+04</text:p>
          </table:table-cell>
          <table:table-cell office:value-type="float" office:value="3196.9487" calcext:value-type="float">
            <text:p>3.19694870000000E+03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5" calcext:value-type="float">
            <text:p>1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80069317209164" calcext:value-type="float">
            <text:p>4.80069317209164E-02</text:p>
          </table:table-cell>
          <table:table-cell office:value-type="float" office:value="-1.6842800101327" calcext:value-type="float">
            <text:p>-1.68428001013270E+00</text:p>
          </table:table-cell>
          <table:table-cell office:value-type="float" office:value="3.29908751037452" calcext:value-type="float">
            <text:p>3.29908751037452E+00</text:p>
          </table:table-cell>
          <table:table-cell office:value-type="float" office:value="-13736.4522248206" calcext:value-type="float">
            <text:p>-1.37364522248206E+04</text:p>
          </table:table-cell>
          <table:table-cell office:value-type="float" office:value="-61484.0969196736" calcext:value-type="float">
            <text:p>-6.14840969196736E+04</text:p>
          </table:table-cell>
          <table:table-cell office:value-type="float" office:value="1.7821" calcext:value-type="float">
            <text:p>1.78210000000000E+00</text:p>
          </table:table-cell>
          <table:table-cell table:formula="of:=[.F239]-[.F238]" office:value-type="float" office:value="0.00207144687684551" calcext:value-type="float">
            <text:p>2.07144687684551E-03</text:p>
          </table:table-cell>
          <table:table-cell table:formula="of:=[.G239]-[.G238]" office:value-type="float" office:value="1.34974905127694" calcext:value-type="float">
            <text:p>1.34974905127694E+00</text:p>
          </table:table-cell>
          <table:table-cell table:formula="of:=[.H239]-[.H238]" office:value-type="float" office:value="-2.98238175544398" calcext:value-type="float">
            <text:p>-2.98238175544398E+00</text:p>
          </table:table-cell>
          <table:table-cell table:formula="of:=[.I239]-[.I238]" office:value-type="float" office:value="-2076.82516942402" calcext:value-type="float">
            <text:p>-2.07682516942402E+03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9" calcext:value-type="float">
            <text:p>1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83785977619" calcext:value-type="float">
            <text:p>5.00783785977619E-02</text:p>
          </table:table-cell>
          <table:table-cell office:value-type="float" office:value="-0.33453095885576" calcext:value-type="float">
            <text:p>-3.34530958855760E-01</text:p>
          </table:table-cell>
          <table:table-cell office:value-type="float" office:value="0.316705754930547" calcext:value-type="float">
            <text:p>3.16705754930547E-01</text:p>
          </table:table-cell>
          <table:table-cell office:value-type="float" office:value="-15813.2773942447" calcext:value-type="float">
            <text:p>-1.58132773942447E+04</text:p>
          </table:table-cell>
          <table:table-cell office:value-type="float" office:value="-61484.1283662561" calcext:value-type="float">
            <text:p>-6.14841283662561E+04</text:p>
          </table:table-cell>
          <table:table-cell office:value-type="float" office:value="3.3684" calcext:value-type="float">
            <text:p>3.36840000000000E+00</text:p>
          </table:table-cell>
          <table:table-cell table:formula="of:=[.F240]-[.F239]" office:value-type="float" office:value="0.00029691174437179" calcext:value-type="float">
            <text:p>2.96911744371790E-04</text:p>
          </table:table-cell>
          <table:table-cell table:formula="of:=[.G240]-[.G239]" office:value-type="float" office:value="0.384383378418048" calcext:value-type="float">
            <text:p>3.84383378418048E-01</text:p>
          </table:table-cell>
          <table:table-cell table:formula="of:=[.H240]-[.H239]" office:value-type="float" office:value="-0.408831512923026" calcext:value-type="float">
            <text:p>-4.08831512923026E-01</text:p>
          </table:table-cell>
          <table:table-cell table:formula="of:=[.I240]-[.I239]" office:value-type="float" office:value="-853.081557093619" calcext:value-type="float">
            <text:p>-8.53081557093619E+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23" calcext:value-type="float">
            <text:p>2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752903421337" calcext:value-type="float">
            <text:p>5.03752903421337E-02</text:p>
          </table:table-cell>
          <table:table-cell office:value-type="float" office:value="0.049852419562288" calcext:value-type="float">
            <text:p>4.98524195622880E-02</text:p>
          </table:table-cell>
          <table:table-cell office:value-type="float" office:value="-0.0921257579924793" calcext:value-type="float">
            <text:p>-9.21257579924793E-02</text:p>
          </table:table-cell>
          <table:table-cell office:value-type="float" office:value="-16666.3589513383" calcext:value-type="float">
            <text:p>-1.66663589513383E+04</text:p>
          </table:table-cell>
          <table:table-cell office:value-type="float" office:value="-61484.1280358778" calcext:value-type="float">
            <text:p>-6.14841280358778E+04</text:p>
          </table:table-cell>
          <table:table-cell office:value-type="float" office:value="5.7142" calcext:value-type="float">
            <text:p>5.71420000000000E+00</text:p>
          </table:table-cell>
          <table:table-cell table:formula="of:=[.F241]-[.F240]" office:value-type="float" office:value="0.00000962892820507294" calcext:value-type="float">
            <text:p>9.62892820507294E-06</text:p>
          </table:table-cell>
          <table:table-cell table:formula="of:=[.G241]-[.G240]" office:value-type="float" office:value="0.12882722970257" calcext:value-type="float">
            <text:p>1.28827229702570E-01</text:p>
          </table:table-cell>
          <table:table-cell table:formula="of:=[.H241]-[.H240]" office:value-type="float" office:value="-0.114533518129429" calcext:value-type="float">
            <text:p>-1.14533518129429E-01</text:p>
          </table:table-cell>
          <table:table-cell table:formula="of:=[.I241]-[.I240]" office:value-type="float" office:value="-494.444557634029" calcext:value-type="float">
            <text:p>-4.94444557634029E+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27" calcext:value-type="float">
            <text:p>2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3849192703387" calcext:value-type="float">
            <text:p>5.03849192703387E-02</text:p>
          </table:table-cell>
          <table:table-cell office:value-type="float" office:value="0.178679649264857" calcext:value-type="float">
            <text:p>1.78679649264857E-01</text:p>
          </table:table-cell>
          <table:table-cell office:value-type="float" office:value="-0.206659276121908" calcext:value-type="float">
            <text:p>-2.06659276121908E-01</text:p>
          </table:table-cell>
          <table:table-cell office:value-type="float" office:value="-17160.8035089723" calcext:value-type="float">
            <text:p>-1.71608035089723E+04</text:p>
          </table:table-cell>
          <table:table-cell office:value-type="float" office:value="-61484.1280459904" calcext:value-type="float">
            <text:p>-6.14841280459904E+04</text:p>
          </table:table-cell>
          <table:table-cell office:value-type="float" office:value="9.1102" calcext:value-type="float">
            <text:p>9.11020000000000E+00</text:p>
          </table:table-cell>
          <table:table-cell table:formula="of:=[.F242]-[.F241]" office:value-type="float" office:value="-0.00013006464940149" calcext:value-type="float">
            <text:p>-1.30064649401490E-04</text:p>
          </table:table-cell>
          <table:table-cell table:formula="of:=[.G242]-[.G241]" office:value-type="float" office:value="-0.059154663065972" calcext:value-type="float">
            <text:p>-5.91546630659720E-02</text:p>
          </table:table-cell>
          <table:table-cell table:formula="of:=[.H242]-[.H241]" office:value-type="float" office:value="0.0793198176427823" calcext:value-type="float">
            <text:p>7.93198176427823E-02</text:p>
          </table:table-cell>
          <table:table-cell table:formula="of:=[.I242]-[.I241]" office:value-type="float" office:value="-318.485662524381" calcext:value-type="float">
            <text:p>-3.18485662524381E+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table:number-columns-repeated="2" office:value-type="float" office:value="31" calcext:value-type="float">
            <text:p>3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2548546209372" calcext:value-type="float">
            <text:p>5.02548546209372E-02</text:p>
          </table:table-cell>
          <table:table-cell office:value-type="float" office:value="0.119524986198886" calcext:value-type="float">
            <text:p>1.19524986198886E-01</text:p>
          </table:table-cell>
          <table:table-cell office:value-type="float" office:value="-0.127339458479126" calcext:value-type="float">
            <text:p>-1.27339458479126E-01</text:p>
          </table:table-cell>
          <table:table-cell office:value-type="float" office:value="-17479.2891714967" calcext:value-type="float">
            <text:p>-1.74792891714967E+04</text:p>
          </table:table-cell>
          <table:table-cell office:value-type="float" office:value="-61484.128045453" calcext:value-type="float">
            <text:p>-6.14841280454530E+04</text:p>
          </table:table-cell>
          <table:table-cell office:value-type="float" office:value="13.0926" calcext:value-type="float">
            <text:p>1.30926000000000E+01</text:p>
          </table:table-cell>
          <table:table-cell table:formula="of:=[.F243]-[.F242]" office:value-type="float" office:value="-0.000219570837715254" calcext:value-type="float">
            <text:p>-2.19570837715254E-04</text:p>
          </table:table-cell>
          <table:table-cell table:formula="of:=[.G243]-[.G242]" office:value-type="float" office:value="-0.1403793759505" calcext:value-type="float">
            <text:p>-1.40379375950500E-01</text:p>
          </table:table-cell>
          <table:table-cell table:formula="of:=[.H243]-[.H242]" office:value-type="float" office:value="0.153192106501984" calcext:value-type="float">
            <text:p>1.53192106501984E-01</text:p>
          </table:table-cell>
          <table:table-cell table:formula="of:=[.I243]-[.I242]" office:value-type="float" office:value="-99.4473143591495" calcext:value-type="float">
            <text:p>-9.94473143591495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35" calcext:value-type="float">
            <text:p>3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35283783222" calcext:value-type="float">
            <text:p>5.00352837832220E-02</text:p>
          </table:table-cell>
          <table:table-cell office:value-type="float" office:value="-0.0208543897516146" calcext:value-type="float">
            <text:p>-2.08543897516146E-02</text:p>
          </table:table-cell>
          <table:table-cell office:value-type="float" office:value="0.0258526480228577" calcext:value-type="float">
            <text:p>2.58526480228577E-02</text:p>
          </table:table-cell>
          <table:table-cell office:value-type="float" office:value="-17578.7364858558" calcext:value-type="float">
            <text:p>-1.75787364858558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18.5945" calcext:value-type="float">
            <text:p>1.85945000000000E+01</text:p>
          </table:table-cell>
          <table:table-cell table:formula="of:=[.F244]-[.F243]" office:value-type="float" office:value="-0.000191147476333337" calcext:value-type="float">
            <text:p>-1.91147476333337E-04</text:p>
          </table:table-cell>
          <table:table-cell table:formula="of:=[.G244]-[.G243]" office:value-type="float" office:value="-0.0260063454930847" calcext:value-type="float">
            <text:p>-2.60063454930847E-02</text:p>
          </table:table-cell>
          <table:table-cell table:formula="of:=[.H244]-[.H243]" office:value-type="float" office:value="0.0251234168797069" calcext:value-type="float">
            <text:p>2.51234168797069E-02</text:p>
          </table:table-cell>
          <table:table-cell table:formula="of:=[.I244]-[.I243]" office:value-type="float" office:value="-93.430382356979" calcext:value-type="float">
            <text:p>-9.34303823569790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39" calcext:value-type="float">
            <text:p>3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441363068887" calcext:value-type="float">
            <text:p>4.98441363068887E-02</text:p>
          </table:table-cell>
          <table:table-cell office:value-type="float" office:value="-0.0468607352446993" calcext:value-type="float">
            <text:p>-4.68607352446993E-02</text:p>
          </table:table-cell>
          <table:table-cell office:value-type="float" office:value="0.0509760649025646" calcext:value-type="float">
            <text:p>5.09760649025646E-02</text:p>
          </table:table-cell>
          <table:table-cell office:value-type="float" office:value="-17672.1668682128" calcext:value-type="float">
            <text:p>-1.7672166868212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5.3871" calcext:value-type="float">
            <text:p>2.53871000000000E+01</text:p>
          </table:table-cell>
          <table:table-cell table:formula="of:=[.F245]-[.F244]" office:value-type="float" office:value="-0.000126077253947983" calcext:value-type="float">
            <text:p>-1.26077253947983E-04</text:p>
          </table:table-cell>
          <table:table-cell table:formula="of:=[.G245]-[.G244]" office:value-type="float" office:value="0.0347091567565466" calcext:value-type="float">
            <text:p>3.47091567565466E-02</text:p>
          </table:table-cell>
          <table:table-cell table:formula="of:=[.H245]-[.H244]" office:value-type="float" office:value="-0.0385804298717739" calcext:value-type="float">
            <text:p>-3.85804298717739E-02</text:p>
          </table:table-cell>
          <table:table-cell table:formula="of:=[.I245]-[.I244]" office:value-type="float" office:value="-99.7842005519924" calcext:value-type="float">
            <text:p>-9.97842005519924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43" calcext:value-type="float">
            <text:p>4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180590529407" calcext:value-type="float">
            <text:p>4.97180590529407E-02</text:p>
          </table:table-cell>
          <table:table-cell office:value-type="float" office:value="-0.0121515784881528" calcext:value-type="float">
            <text:p>-1.21515784881528E-02</text:p>
          </table:table-cell>
          <table:table-cell office:value-type="float" office:value="0.0123956350307907" calcext:value-type="float">
            <text:p>1.23956350307907E-02</text:p>
          </table:table-cell>
          <table:table-cell office:value-type="float" office:value="-17771.9510687648" calcext:value-type="float">
            <text:p>-1.7771951068764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3.1859" calcext:value-type="float">
            <text:p>3.31859000000000E+01</text:p>
          </table:table-cell>
          <table:table-cell table:formula="of:=[.F246]-[.F245]" office:value-type="float" office:value="-0.0000596727701499961" calcext:value-type="float">
            <text:p>-5.96727701499961E-05</text:p>
          </table:table-cell>
          <table:table-cell table:formula="of:=[.G246]-[.G245]" office:value-type="float" office:value="0.0540029802170307" calcext:value-type="float">
            <text:p>5.40029802170307E-02</text:p>
          </table:table-cell>
          <table:table-cell table:formula="of:=[.H246]-[.H245]" office:value-type="float" office:value="-0.0563065043476493" calcext:value-type="float">
            <text:p>-5.63065043476493E-02</text:p>
          </table:table-cell>
          <table:table-cell table:formula="of:=[.I246]-[.I245]" office:value-type="float" office:value="-73.4372040735179" calcext:value-type="float">
            <text:p>-7.34372040735179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47" calcext:value-type="float">
            <text:p>4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583862827907" calcext:value-type="float">
            <text:p>4.96583862827907E-02</text:p>
          </table:table-cell>
          <table:table-cell office:value-type="float" office:value="0.0418514017288779" calcext:value-type="float">
            <text:p>4.18514017288779E-02</text:p>
          </table:table-cell>
          <table:table-cell office:value-type="float" office:value="-0.0439108693168586" calcext:value-type="float">
            <text:p>-4.39108693168586E-02</text:p>
          </table:table-cell>
          <table:table-cell office:value-type="float" office:value="-17845.3882728383" calcext:value-type="float">
            <text:p>-1.7845388272838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2.7839" calcext:value-type="float">
            <text:p>4.27839000000000E+01</text:p>
          </table:table-cell>
          <table:table-cell table:formula="of:=[.F247]-[.F246]" office:value-type="float" office:value="-0.000037734167918739" calcext:value-type="float">
            <text:p>-3.77341679187390E-05</text:p>
          </table:table-cell>
          <table:table-cell table:formula="of:=[.G247]-[.G246]" office:value-type="float" office:value="0.0251680516770575" calcext:value-type="float">
            <text:p>2.51680516770575E-02</text:p>
          </table:table-cell>
          <table:table-cell table:formula="of:=[.H247]-[.H246]" office:value-type="float" office:value="-0.0247948354257876" calcext:value-type="float">
            <text:p>-2.47948354257876E-02</text:p>
          </table:table-cell>
          <table:table-cell table:formula="of:=[.I247]-[.I246]" office:value-type="float" office:value="-60.183247483521" calcext:value-type="float">
            <text:p>-6.01832474835210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51" calcext:value-type="float">
            <text:p>5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206521148719" calcext:value-type="float">
            <text:p>4.96206521148719E-02</text:p>
          </table:table-cell>
          <table:table-cell office:value-type="float" office:value="0.0670194534059354" calcext:value-type="float">
            <text:p>6.70194534059354E-02</text:p>
          </table:table-cell>
          <table:table-cell office:value-type="float" office:value="-0.0687057047426461" calcext:value-type="float">
            <text:p>-6.87057047426461E-02</text:p>
          </table:table-cell>
          <table:table-cell office:value-type="float" office:value="-17905.5715203219" calcext:value-type="float">
            <text:p>-1.7905571520321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5.1807" calcext:value-type="float">
            <text:p>5.51807000000000E+01</text:p>
          </table:table-cell>
          <table:table-cell table:formula="of:=[.F248]-[.F247]" office:value-type="float" office:value="-0.0000479601629821344" calcext:value-type="float">
            <text:p>-4.79601629821344E-05</text:p>
          </table:table-cell>
          <table:table-cell table:formula="of:=[.G248]-[.G247]" office:value-type="float" office:value="0.00899396885018833" calcext:value-type="float">
            <text:p>8.99396885018833E-03</text:p>
          </table:table-cell>
          <table:table-cell table:formula="of:=[.H248]-[.H247]" office:value-type="float" office:value="-0.00882343542196132" calcext:value-type="float">
            <text:p>-8.82343542196132E-03</text:p>
          </table:table-cell>
          <table:table-cell table:formula="of:=[.I248]-[.I247]" office:value-type="float" office:value="-33.8686702444211" calcext:value-type="float">
            <text:p>-3.38686702444211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55" calcext:value-type="float">
            <text:p>5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726919518898" calcext:value-type="float">
            <text:p>4.95726919518898E-02</text:p>
          </table:table-cell>
          <table:table-cell office:value-type="float" office:value="0.0760134222561237" calcext:value-type="float">
            <text:p>7.60134222561237E-02</text:p>
          </table:table-cell>
          <table:table-cell office:value-type="float" office:value="-0.0775291401646075" calcext:value-type="float">
            <text:p>-7.75291401646075E-02</text:p>
          </table:table-cell>
          <table:table-cell office:value-type="float" office:value="-17939.4401905663" calcext:value-type="float">
            <text:p>-1.7939440190566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7.1867" calcext:value-type="float">
            <text:p>6.71867000000000E+01</text:p>
          </table:table-cell>
          <table:table-cell table:formula="of:=[.F249]-[.F248]" office:value-type="float" office:value="-0.0000494305622687208" calcext:value-type="float">
            <text:p>-4.94305622687208E-05</text:p>
          </table:table-cell>
          <table:table-cell table:formula="of:=[.G249]-[.G248]" office:value-type="float" office:value="0.000829527934555055" calcext:value-type="float">
            <text:p>8.29527934555055E-04</text:p>
          </table:table-cell>
          <table:table-cell table:formula="of:=[.H249]-[.H248]" office:value-type="float" office:value="-0.000622647765748552" calcext:value-type="float">
            <text:p>-6.22647765748552E-04</text:p>
          </table:table-cell>
          <table:table-cell table:formula="of:=[.I249]-[.I248]" office:value-type="float" office:value="-12.2438399277708" calcext:value-type="float">
            <text:p>-1.22438399277708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59" calcext:value-type="float">
            <text:p>5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232613896211" calcext:value-type="float">
            <text:p>4.95232613896211E-02</text:p>
          </table:table-cell>
          <table:table-cell office:value-type="float" office:value="0.0768429501906788" calcext:value-type="float">
            <text:p>7.68429501906788E-02</text:p>
          </table:table-cell>
          <table:table-cell office:value-type="float" office:value="-0.078151787930356" calcext:value-type="float">
            <text:p>-7.81517879303560E-02</text:p>
          </table:table-cell>
          <table:table-cell office:value-type="float" office:value="-17951.684030494" calcext:value-type="float">
            <text:p>-1.7951684030494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4.4106" calcext:value-type="float">
            <text:p>8.44106000000000E+01</text:p>
          </table:table-cell>
          <table:table-cell table:formula="of:=[.F250]-[.F249]" office:value-type="float" office:value="-0.0000432812431144167" calcext:value-type="float">
            <text:p>-4.32812431144167E-05</text:p>
          </table:table-cell>
          <table:table-cell table:formula="of:=[.G250]-[.G249]" office:value-type="float" office:value="-0.00490247087356704" calcext:value-type="float">
            <text:p>-4.90247087356704E-03</text:p>
          </table:table-cell>
          <table:table-cell table:formula="of:=[.H250]-[.H249]" office:value-type="float" office:value="0.00520031601880229" calcext:value-type="float">
            <text:p>5.20031601880229E-03</text:p>
          </table:table-cell>
          <table:table-cell table:formula="of:=[.I250]-[.I249]" office:value-type="float" office:value="-1.75754619556028" calcext:value-type="float">
            <text:p>-1.75754619556028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63" calcext:value-type="float">
            <text:p>6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799801465067" calcext:value-type="float">
            <text:p>4.94799801465067E-02</text:p>
          </table:table-cell>
          <table:table-cell office:value-type="float" office:value="0.0719404793171117" calcext:value-type="float">
            <text:p>7.19404793171117E-02</text:p>
          </table:table-cell>
          <table:table-cell office:value-type="float" office:value="-0.0729514719115537" calcext:value-type="float">
            <text:p>-7.29514719115537E-02</text:p>
          </table:table-cell>
          <table:table-cell office:value-type="float" office:value="-17953.4415766896" calcext:value-type="float">
            <text:p>-1.7953441576689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4.179" calcext:value-type="float">
            <text:p>1.04179000000000E+02</text:p>
          </table:table-cell>
          <table:table-cell table:formula="of:=[.F251]-[.F250]" office:value-type="float" office:value="-0.0000114746466759325" calcext:value-type="float">
            <text:p>-1.14746466759325E-05</text:p>
          </table:table-cell>
          <table:table-cell table:formula="of:=[.G251]-[.G250]" office:value-type="float" office:value="0.00296074143014398" calcext:value-type="float">
            <text:p>2.96074143014398E-03</text:p>
          </table:table-cell>
          <table:table-cell table:formula="of:=[.H251]-[.H250]" office:value-type="float" office:value="-0.00260431333213075" calcext:value-type="float">
            <text:p>-2.60431333213075E-03</text:p>
          </table:table-cell>
          <table:table-cell table:formula="of:=[.I251]-[.I250]" office:value-type="float" office:value="0.287502356441109" calcext:value-type="float">
            <text:p>2.87502356441109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67" calcext:value-type="float">
            <text:p>6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685054998307" calcext:value-type="float">
            <text:p>4.94685054998307E-02</text:p>
          </table:table-cell>
          <table:table-cell office:value-type="float" office:value="0.0749012207472557" calcext:value-type="float">
            <text:p>7.49012207472557E-02</text:p>
          </table:table-cell>
          <table:table-cell office:value-type="float" office:value="-0.0755557852436845" calcext:value-type="float">
            <text:p>-7.55557852436845E-02</text:p>
          </table:table-cell>
          <table:table-cell office:value-type="float" office:value="-17953.1540743332" calcext:value-type="float">
            <text:p>-1.7953154074333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18.5071" calcext:value-type="float">
            <text:p>1.18507100000000E+02</text:p>
          </table:table-cell>
          <table:table-cell table:formula="of:=[.F252]-[.F251]" office:value-type="float" office:value="0.000023812758473872" calcext:value-type="float">
            <text:p>2.38127584738720E-05</text:p>
          </table:table-cell>
          <table:table-cell table:formula="of:=[.G252]-[.G251]" office:value-type="float" office:value="0.00026921632029564" calcext:value-type="float">
            <text:p>2.69216320295640E-04</text:p>
          </table:table-cell>
          <table:table-cell table:formula="of:=[.H252]-[.H251]" office:value-type="float" office:value="0.000483395926392585" calcext:value-type="float">
            <text:p>4.83395926392585E-04</text:p>
          </table:table-cell>
          <table:table-cell table:formula="of:=[.I252]-[.I251]" office:value-type="float" office:value="3.89933404636031" calcext:value-type="float">
            <text:p>3.89933404636031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71" calcext:value-type="float">
            <text:p>7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4923182583046" calcext:value-type="float">
            <text:p>4.94923182583046E-02</text:p>
          </table:table-cell>
          <table:table-cell office:value-type="float" office:value="0.0751704370675514" calcext:value-type="float">
            <text:p>7.51704370675514E-02</text:p>
          </table:table-cell>
          <table:table-cell office:value-type="float" office:value="-0.0750723893172919" calcext:value-type="float">
            <text:p>-7.50723893172919E-02</text:p>
          </table:table-cell>
          <table:table-cell office:value-type="float" office:value="-17949.2547402868" calcext:value-type="float">
            <text:p>-1.794925474028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39.6511" calcext:value-type="float">
            <text:p>1.39651100000000E+02</text:p>
          </table:table-cell>
          <table:table-cell table:formula="of:=[.F253]-[.F252]" office:value-type="float" office:value="0.0000581239478665979" calcext:value-type="float">
            <text:p>5.81239478665979E-05</text:p>
          </table:table-cell>
          <table:table-cell table:formula="of:=[.G253]-[.G252]" office:value-type="float" office:value="-0.00120140943438639" calcext:value-type="float">
            <text:p>-1.20140943438639E-03</text:p>
          </table:table-cell>
          <table:table-cell table:formula="of:=[.H253]-[.H252]" office:value-type="float" office:value="0.000302308366901524" calcext:value-type="float">
            <text:p>3.02308366901524E-04</text:p>
          </table:table-cell>
          <table:table-cell table:formula="of:=[.I253]-[.I252]" office:value-type="float" office:value="18.2648520930088" calcext:value-type="float">
            <text:p>1.82648520930088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75" calcext:value-type="float">
            <text:p>7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5504422061712" calcext:value-type="float">
            <text:p>4.95504422061712E-02</text:p>
          </table:table-cell>
          <table:table-cell office:value-type="float" office:value="0.073969027633165" calcext:value-type="float">
            <text:p>7.39690276331650E-02</text:p>
          </table:table-cell>
          <table:table-cell office:value-type="float" office:value="-0.0747700809503904" calcext:value-type="float">
            <text:p>-7.47700809503904E-02</text:p>
          </table:table-cell>
          <table:table-cell office:value-type="float" office:value="-17930.9898881938" calcext:value-type="float">
            <text:p>-1.7930989888193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67.0334" calcext:value-type="float">
            <text:p>1.67033400000000E+02</text:p>
          </table:table-cell>
          <table:table-cell table:formula="of:=[.F254]-[.F253]" office:value-type="float" office:value="0.0000872645847729003" calcext:value-type="float">
            <text:p>8.72645847729003E-05</text:p>
          </table:table-cell>
          <table:table-cell table:formula="of:=[.G254]-[.G253]" office:value-type="float" office:value="0.00640453098752682" calcext:value-type="float">
            <text:p>6.40453098752682E-03</text:p>
          </table:table-cell>
          <table:table-cell table:formula="of:=[.H254]-[.H253]" office:value-type="float" office:value="-0.00506318355879107" calcext:value-type="float">
            <text:p>-5.06318355879107E-03</text:p>
          </table:table-cell>
          <table:table-cell table:formula="of:=[.I254]-[.I253]" office:value-type="float" office:value="35.6367833474033" calcext:value-type="float">
            <text:p>3.56367833474033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79" calcext:value-type="float">
            <text:p>7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6377067909441" calcext:value-type="float">
            <text:p>4.96377067909441E-02</text:p>
          </table:table-cell>
          <table:table-cell office:value-type="float" office:value="0.0803735586206918" calcext:value-type="float">
            <text:p>8.03735586206918E-02</text:p>
          </table:table-cell>
          <table:table-cell office:value-type="float" office:value="-0.0798332645091814" calcext:value-type="float">
            <text:p>-7.98332645091814E-02</text:p>
          </table:table-cell>
          <table:table-cell office:value-type="float" office:value="-17895.3531048464" calcext:value-type="float">
            <text:p>-1.7895353104846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89.9681" calcext:value-type="float">
            <text:p>1.89968100000000E+02</text:p>
          </table:table-cell>
          <table:table-cell table:formula="of:=[.F255]-[.F254]" office:value-type="float" office:value="0.0000679519323331518" calcext:value-type="float">
            <text:p>6.79519323331518E-05</text:p>
          </table:table-cell>
          <table:table-cell table:formula="of:=[.G255]-[.G254]" office:value-type="float" office:value="0.000529210797438714" calcext:value-type="float">
            <text:p>5.29210797438714E-04</text:p>
          </table:table-cell>
          <table:table-cell table:formula="of:=[.H255]-[.H254]" office:value-type="float" office:value="-0.0011332644667372" calcext:value-type="float">
            <text:p>-1.13326446673720E-03</text:p>
          </table:table-cell>
          <table:table-cell table:formula="of:=[.I255]-[.I254]" office:value-type="float" office:value="14.0349166716878" calcext:value-type="float">
            <text:p>1.40349166716878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83" calcext:value-type="float">
            <text:p>8.3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056587232773" calcext:value-type="float">
            <text:p>4.97056587232773E-02</text:p>
          </table:table-cell>
          <table:table-cell office:value-type="float" office:value="0.0809027694181305" calcext:value-type="float">
            <text:p>8.09027694181305E-02</text:p>
          </table:table-cell>
          <table:table-cell office:value-type="float" office:value="-0.0809665289759186" calcext:value-type="float">
            <text:p>-8.09665289759186E-02</text:p>
          </table:table-cell>
          <table:table-cell office:value-type="float" office:value="-17881.3181881747" calcext:value-type="float">
            <text:p>-1.7881318188174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18.0061" calcext:value-type="float">
            <text:p>2.18006100000000E+02</text:p>
          </table:table-cell>
          <table:table-cell table:formula="of:=[.F256]-[.F255]" office:value-type="float" office:value="0.0000458945275661204" calcext:value-type="float">
            <text:p>4.58945275661204E-05</text:p>
          </table:table-cell>
          <table:table-cell table:formula="of:=[.G256]-[.G255]" office:value-type="float" office:value="0.000698936309360881" calcext:value-type="float">
            <text:p>6.98936309360881E-04</text:p>
          </table:table-cell>
          <table:table-cell table:formula="of:=[.H256]-[.H255]" office:value-type="float" office:value="-0.000682873893195837" calcext:value-type="float">
            <text:p>-6.82873893195837E-04</text:p>
          </table:table-cell>
          <table:table-cell table:formula="of:=[.I256]-[.I255]" office:value-type="float" office:value="5.87293772906196" calcext:value-type="float">
            <text:p>5.87293772906196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87" calcext:value-type="float">
            <text:p>8.7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7515532508434" calcext:value-type="float">
            <text:p>4.97515532508434E-02</text:p>
          </table:table-cell>
          <table:table-cell office:value-type="float" office:value="0.0816017057274914" calcext:value-type="float">
            <text:p>8.16017057274914E-02</text:p>
          </table:table-cell>
          <table:table-cell office:value-type="float" office:value="-0.0816494028691145" calcext:value-type="float">
            <text:p>-8.16494028691145E-02</text:p>
          </table:table-cell>
          <table:table-cell office:value-type="float" office:value="-17875.4452504456" calcext:value-type="float">
            <text:p>-1.7875445250445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54.3974" calcext:value-type="float">
            <text:p>2.54397400000000E+02</text:p>
          </table:table-cell>
          <table:table-cell table:formula="of:=[.F257]-[.F256]" office:value-type="float" office:value="0.000057034355371112" calcext:value-type="float">
            <text:p>5.70343553711120E-05</text:p>
          </table:table-cell>
          <table:table-cell table:formula="of:=[.G257]-[.G256]" office:value-type="float" office:value="0.00390557154077198" calcext:value-type="float">
            <text:p>3.90557154077198E-03</text:p>
          </table:table-cell>
          <table:table-cell table:formula="of:=[.H257]-[.H256]" office:value-type="float" office:value="-0.00387920453492442" calcext:value-type="float">
            <text:p>-3.87920453492442E-03</text:p>
          </table:table-cell>
          <table:table-cell table:formula="of:=[.I257]-[.I256]" office:value-type="float" office:value="13.3335109917389" calcext:value-type="float">
            <text:p>1.33335109917389E+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91" calcext:value-type="float">
            <text:p>9.1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085876062145" calcext:value-type="float">
            <text:p>4.98085876062145E-02</text:p>
          </table:table-cell>
          <table:table-cell office:value-type="float" office:value="0.0855072772682634" calcext:value-type="float">
            <text:p>8.55072772682634E-02</text:p>
          </table:table-cell>
          <table:table-cell office:value-type="float" office:value="-0.0855286074040389" calcext:value-type="float">
            <text:p>-8.55286074040389E-02</text:p>
          </table:table-cell>
          <table:table-cell office:value-type="float" office:value="-17862.1117394539" calcext:value-type="float">
            <text:p>-1.7862111739453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87.226" calcext:value-type="float">
            <text:p>2.87226000000000E+02</text:p>
          </table:table-cell>
          <table:table-cell table:formula="of:=[.F258]-[.F257]" office:value-type="float" office:value="0.0000276584086530487" calcext:value-type="float">
            <text:p>2.76584086530487E-05</text:p>
          </table:table-cell>
          <table:table-cell table:formula="of:=[.G258]-[.G257]" office:value-type="float" office:value="-0.00165269873344726" calcext:value-type="float">
            <text:p>-1.65269873344726E-03</text:p>
          </table:table-cell>
          <table:table-cell table:formula="of:=[.H258]-[.H257]" office:value-type="float" office:value="0.00163019583803643" calcext:value-type="float">
            <text:p>1.63019583803643E-03</text:p>
          </table:table-cell>
          <table:table-cell table:formula="of:=[.I258]-[.I257]" office:value-type="float" office:value="2.92077617023824" calcext:value-type="float">
            <text:p>2.92077617023824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95" calcext:value-type="float">
            <text:p>9.5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362460148675" calcext:value-type="float">
            <text:p>4.98362460148675E-02</text:p>
          </table:table-cell>
          <table:table-cell office:value-type="float" office:value="0.0838545785348161" calcext:value-type="float">
            <text:p>8.38545785348161E-02</text:p>
          </table:table-cell>
          <table:table-cell office:value-type="float" office:value="-0.0838984115660025" calcext:value-type="float">
            <text:p>-8.38984115660025E-02</text:p>
          </table:table-cell>
          <table:table-cell office:value-type="float" office:value="-17859.1909632837" calcext:value-type="float">
            <text:p>-1.7859190963283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24.5228" calcext:value-type="float">
            <text:p>3.24522800000000E+02</text:p>
          </table:table-cell>
          <table:table-cell table:formula="of:=[.F259]-[.F258]" office:value-type="float" office:value="0.0000272984749962665" calcext:value-type="float">
            <text:p>2.72984749962665E-05</text:p>
          </table:table-cell>
          <table:table-cell table:formula="of:=[.G259]-[.G258]" office:value-type="float" office:value="0.00201397828497661" calcext:value-type="float">
            <text:p>2.01397828497661E-03</text:p>
          </table:table-cell>
          <table:table-cell table:formula="of:=[.H259]-[.H258]" office:value-type="float" office:value="-0.00188734271003969" calcext:value-type="float">
            <text:p>-1.88734271003969E-03</text:p>
          </table:table-cell>
          <table:table-cell table:formula="of:=[.I259]-[.I258]" office:value-type="float" office:value="1.29894155152215" calcext:value-type="float">
            <text:p>1.29894155152215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99" calcext:value-type="float">
            <text:p>9.90000000000000E+01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635444898638" calcext:value-type="float">
            <text:p>4.98635444898638E-02</text:p>
          </table:table-cell>
          <table:table-cell office:value-type="float" office:value="0.0858685568197927" calcext:value-type="float">
            <text:p>8.58685568197927E-02</text:p>
          </table:table-cell>
          <table:table-cell office:value-type="float" office:value="-0.0857857542760422" calcext:value-type="float">
            <text:p>-8.57857542760422E-02</text:p>
          </table:table-cell>
          <table:table-cell office:value-type="float" office:value="-17857.8920217321" calcext:value-type="float">
            <text:p>-1.7857892021732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365.348" calcext:value-type="float">
            <text:p>3.65348000000000E+02</text:p>
          </table:table-cell>
          <table:table-cell table:formula="of:=[.F260]-[.F259]" office:value-type="float" office:value="0.0000212613158621644" calcext:value-type="float">
            <text:p>2.12613158621644E-05</text:p>
          </table:table-cell>
          <table:table-cell table:formula="of:=[.G260]-[.G259]" office:value-type="float" office:value="-0.00146004271296193" calcext:value-type="float">
            <text:p>-1.46004271296193E-03</text:p>
          </table:table-cell>
          <table:table-cell table:formula="of:=[.H260]-[.H259]" office:value-type="float" office:value="0.00115210586780327" calcext:value-type="float">
            <text:p>1.15210586780327E-03</text:p>
          </table:table-cell>
          <table:table-cell table:formula="of:=[.I260]-[.I259]" office:value-type="float" office:value="-0.416656025172415" calcext:value-type="float">
            <text:p>-4.16656025172415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03" calcext:value-type="float">
            <text:p>1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84805805726" calcext:value-type="float">
            <text:p>4.98848058057260E-02</text:p>
          </table:table-cell>
          <table:table-cell office:value-type="float" office:value="0.0844085141068308" calcext:value-type="float">
            <text:p>8.44085141068308E-02</text:p>
          </table:table-cell>
          <table:table-cell office:value-type="float" office:value="-0.0846336484082389" calcext:value-type="float">
            <text:p>-8.46336484082389E-02</text:p>
          </table:table-cell>
          <table:table-cell office:value-type="float" office:value="-17858.3086777573" calcext:value-type="float">
            <text:p>-1.785830867775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10.8475" calcext:value-type="float">
            <text:p>4.10847500000000E+02</text:p>
          </table:table-cell>
          <table:table-cell table:formula="of:=[.F261]-[.F260]" office:value-type="float" office:value="0.0000147823065539052" calcext:value-type="float">
            <text:p>1.47823065539052E-05</text:p>
          </table:table-cell>
          <table:table-cell table:formula="of:=[.G261]-[.G260]" office:value-type="float" office:value="0.00106627584323622" calcext:value-type="float">
            <text:p>1.06627584323622E-03</text:p>
          </table:table-cell>
          <table:table-cell table:formula="of:=[.H261]-[.H260]" office:value-type="float" office:value="-0.000821514926700337" calcext:value-type="float">
            <text:p>-8.21514926700337E-04</text:p>
          </table:table-cell>
          <table:table-cell table:formula="of:=[.I261]-[.I260]" office:value-type="float" office:value="-0.560871550318552" calcext:value-type="float">
            <text:p>-5.60871550318552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07" calcext:value-type="float">
            <text:p>1.0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8995881122799" calcext:value-type="float">
            <text:p>4.98995881122799E-02</text:p>
          </table:table-cell>
          <table:table-cell office:value-type="float" office:value="0.085474789950067" calcext:value-type="float">
            <text:p>8.54747899500670E-02</text:p>
          </table:table-cell>
          <table:table-cell office:value-type="float" office:value="-0.0854551633349392" calcext:value-type="float">
            <text:p>-8.54551633349392E-02</text:p>
          </table:table-cell>
          <table:table-cell office:value-type="float" office:value="-17858.8695493076" calcext:value-type="float">
            <text:p>-1.78588695493076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459.2644" calcext:value-type="float">
            <text:p>4.59264400000000E+02</text:p>
          </table:table-cell>
          <table:table-cell table:formula="of:=[.F262]-[.F261]" office:value-type="float" office:value="0.0000159176741293607" calcext:value-type="float">
            <text:p>1.59176741293607E-05</text:p>
          </table:table-cell>
          <table:table-cell table:formula="of:=[.G262]-[.G261]" office:value-type="float" office:value="-0.000287640533492742" calcext:value-type="float">
            <text:p>-2.87640533492742E-04</text:p>
          </table:table-cell>
          <table:table-cell table:formula="of:=[.H262]-[.H261]" office:value-type="float" office:value="0.000173683118920617" calcext:value-type="float">
            <text:p>1.73683118920617E-04</text:p>
          </table:table-cell>
          <table:table-cell table:formula="of:=[.I262]-[.I261]" office:value-type="float" office:value="-1.03979122969031" calcext:value-type="float">
            <text:p>-1.03979122969031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11" calcext:value-type="float">
            <text:p>1.1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155057864092" calcext:value-type="float">
            <text:p>4.99155057864092E-02</text:p>
          </table:table-cell>
          <table:table-cell office:value-type="float" office:value="0.0851871494165743" calcext:value-type="float">
            <text:p>8.51871494165743E-02</text:p>
          </table:table-cell>
          <table:table-cell office:value-type="float" office:value="-0.0852814802160186" calcext:value-type="float">
            <text:p>-8.52814802160186E-02</text:p>
          </table:table-cell>
          <table:table-cell office:value-type="float" office:value="-17859.9093405373" calcext:value-type="float">
            <text:p>-1.785990934053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09.6207" calcext:value-type="float">
            <text:p>5.09620700000000E+02</text:p>
          </table:table-cell>
          <table:table-cell table:formula="of:=[.F263]-[.F262]" office:value-type="float" office:value="0.0000150130924747027" calcext:value-type="float">
            <text:p>1.50130924747027E-05</text:p>
          </table:table-cell>
          <table:table-cell table:formula="of:=[.G263]-[.G262]" office:value-type="float" office:value="0.000313842809652062" calcext:value-type="float">
            <text:p>3.13842809652062E-04</text:p>
          </table:table-cell>
          <table:table-cell table:formula="of:=[.H263]-[.H262]" office:value-type="float" office:value="-0.000255211007268816" calcext:value-type="float">
            <text:p>-2.55211007268816E-04</text:p>
          </table:table-cell>
          <table:table-cell table:formula="of:=[.I263]-[.I262]" office:value-type="float" office:value="-0.838928445518832" calcext:value-type="float">
            <text:p>-8.38928445518832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15" calcext:value-type="float">
            <text:p>1.1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305188788839" calcext:value-type="float">
            <text:p>4.99305188788839E-02</text:p>
          </table:table-cell>
          <table:table-cell office:value-type="float" office:value="0.0855009922262263" calcext:value-type="float">
            <text:p>8.55009922262263E-02</text:p>
          </table:table-cell>
          <table:table-cell office:value-type="float" office:value="-0.0855366912232874" calcext:value-type="float">
            <text:p>-8.55366912232874E-02</text:p>
          </table:table-cell>
          <table:table-cell office:value-type="float" office:value="-17860.7482689828" calcext:value-type="float">
            <text:p>-1.7860748268982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569.5207" calcext:value-type="float">
            <text:p>5.69520700000000E+02</text:p>
          </table:table-cell>
          <table:table-cell table:formula="of:=[.F264]-[.F263]" office:value-type="float" office:value="0.0000179173875919023" calcext:value-type="float">
            <text:p>1.79173875919023E-05</text:p>
          </table:table-cell>
          <table:table-cell table:formula="of:=[.G264]-[.G263]" office:value-type="float" office:value="-0.0000820025349231868" calcext:value-type="float">
            <text:p>-8.20025349231868E-05</text:p>
          </table:table-cell>
          <table:table-cell table:formula="of:=[.H264]-[.H263]" office:value-type="float" office:value="0.0000778556478298886" calcext:value-type="float">
            <text:p>7.78556478298886E-05</text:p>
          </table:table-cell>
          <table:table-cell table:formula="of:=[.I264]-[.I263]" office:value-type="float" office:value="-1.03801131695218" calcext:value-type="float">
            <text:p>-1.03801131695218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19" calcext:value-type="float">
            <text:p>1.1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484362664758" calcext:value-type="float">
            <text:p>4.99484362664758E-02</text:p>
          </table:table-cell>
          <table:table-cell office:value-type="float" office:value="0.0854189896913031" calcext:value-type="float">
            <text:p>8.54189896913031E-02</text:p>
          </table:table-cell>
          <table:table-cell office:value-type="float" office:value="-0.0854588355754575" calcext:value-type="float">
            <text:p>-8.54588355754575E-02</text:p>
          </table:table-cell>
          <table:table-cell office:value-type="float" office:value="-17861.7862802998" calcext:value-type="float">
            <text:p>-1.7861786280299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23.52" calcext:value-type="float">
            <text:p>6.23520000000000E+02</text:p>
          </table:table-cell>
          <table:table-cell table:formula="of:=[.F265]-[.F264]" office:value-type="float" office:value="0.0000240121574092145" calcext:value-type="float">
            <text:p>2.40121574092145E-05</text:p>
          </table:table-cell>
          <table:table-cell table:formula="of:=[.G265]-[.G264]" office:value-type="float" office:value="0.000464011036741291" calcext:value-type="float">
            <text:p>4.64011036741291E-04</text:p>
          </table:table-cell>
          <table:table-cell table:formula="of:=[.H265]-[.H264]" office:value-type="float" office:value="-0.000441952197813969" calcext:value-type="float">
            <text:p>-4.41952197813969E-04</text:p>
          </table:table-cell>
          <table:table-cell table:formula="of:=[.I265]-[.I264]" office:value-type="float" office:value="-0.454655051209556" calcext:value-type="float">
            <text:p>-4.54655051209556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23" calcext:value-type="float">
            <text:p>1.2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499724484238851" calcext:value-type="float">
            <text:p>4.99724484238851E-02</text:p>
          </table:table-cell>
          <table:table-cell office:value-type="float" office:value="0.0858830007280444" calcext:value-type="float">
            <text:p>8.58830007280444E-02</text:p>
          </table:table-cell>
          <table:table-cell office:value-type="float" office:value="-0.0859007877732715" calcext:value-type="float">
            <text:p>-8.59007877732715E-02</text:p>
          </table:table-cell>
          <table:table-cell office:value-type="float" office:value="-17862.240935351" calcext:value-type="float">
            <text:p>-1.7862240935351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685.8276" calcext:value-type="float">
            <text:p>6.85827600000000E+02</text:p>
          </table:table-cell>
          <table:table-cell table:formula="of:=[.F266]-[.F265]" office:value-type="float" office:value="0.0000281562154601303" calcext:value-type="float">
            <text:p>2.81562154601303E-05</text:p>
          </table:table-cell>
          <table:table-cell table:formula="of:=[.G266]-[.G265]" office:value-type="float" office:value="0.000345357957934139" calcext:value-type="float">
            <text:p>3.45357957934139E-04</text:p>
          </table:table-cell>
          <table:table-cell table:formula="of:=[.H266]-[.H265]" office:value-type="float" office:value="-0.00032860614692877" calcext:value-type="float">
            <text:p>-3.28606146928770E-04</text:p>
          </table:table-cell>
          <table:table-cell table:formula="of:=[.I266]-[.I265]" office:value-type="float" office:value="-0.404437109169521" calcext:value-type="float">
            <text:p>-4.04437109169521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27" calcext:value-type="float">
            <text:p>1.2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006046393452" calcext:value-type="float">
            <text:p>5.00006046393452E-02</text:p>
          </table:table-cell>
          <table:table-cell office:value-type="float" office:value="0.0862283586859786" calcext:value-type="float">
            <text:p>8.62283586859786E-02</text:p>
          </table:table-cell>
          <table:table-cell office:value-type="float" office:value="-0.0862293939202003" calcext:value-type="float">
            <text:p>-8.62293939202003E-02</text:p>
          </table:table-cell>
          <table:table-cell office:value-type="float" office:value="-17862.6453724602" calcext:value-type="float">
            <text:p>-1.78626453724602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56.5743" calcext:value-type="float">
            <text:p>7.56574300000000E+02</text:p>
          </table:table-cell>
          <table:table-cell table:formula="of:=[.F267]-[.F266]" office:value-type="float" office:value="0.0000277471515272992" calcext:value-type="float">
            <text:p>2.77471515272992E-05</text:p>
          </table:table-cell>
          <table:table-cell table:formula="of:=[.G267]-[.G266]" office:value-type="float" office:value="-0.000255546876545304" calcext:value-type="float">
            <text:p>-2.55546876545304E-04</text:p>
          </table:table-cell>
          <table:table-cell table:formula="of:=[.H267]-[.H266]" office:value-type="float" office:value="0.000261171346098307" calcext:value-type="float">
            <text:p>2.61171346098307E-04</text:p>
          </table:table-cell>
          <table:table-cell table:formula="of:=[.I267]-[.I266]" office:value-type="float" office:value="0.189181434128841" calcext:value-type="float">
            <text:p>1.89181434128841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31" calcext:value-type="float">
            <text:p>1.3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283517908725" calcext:value-type="float">
            <text:p>5.00283517908725E-02</text:p>
          </table:table-cell>
          <table:table-cell office:value-type="float" office:value="0.0859728118094333" calcext:value-type="float">
            <text:p>8.59728118094333E-02</text:p>
          </table:table-cell>
          <table:table-cell office:value-type="float" office:value="-0.085968222574102" calcext:value-type="float">
            <text:p>-8.59682225741020E-02</text:p>
          </table:table-cell>
          <table:table-cell office:value-type="float" office:value="-17862.456191026" calcext:value-type="float">
            <text:p>-1.7862456191026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772.8281" calcext:value-type="float">
            <text:p>7.72828100000000E+02</text:p>
          </table:table-cell>
          <table:table-cell table:formula="of:=[.F268]-[.F267]" office:value-type="float" office:value="0.0000208699050901207" calcext:value-type="float">
            <text:p>2.08699050901207E-05</text:p>
          </table:table-cell>
          <table:table-cell table:formula="of:=[.G268]-[.G267]" office:value-type="float" office:value="-0.000116095651568643" calcext:value-type="float">
            <text:p>-1.16095651568643E-04</text:p>
          </table:table-cell>
          <table:table-cell table:formula="of:=[.H268]-[.H267]" office:value-type="float" office:value="0.000111643323089453" calcext:value-type="float">
            <text:p>1.11643323089453E-04</text:p>
          </table:table-cell>
          <table:table-cell table:formula="of:=[.I268]-[.I267]" office:value-type="float" office:value="0.74686487404324" calcext:value-type="float">
            <text:p>7.46864874043240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35" calcext:value-type="float">
            <text:p>1.3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492216959626" calcext:value-type="float">
            <text:p>5.00492216959626E-02</text:p>
          </table:table-cell>
          <table:table-cell office:value-type="float" office:value="0.0858567161578646" calcext:value-type="float">
            <text:p>8.58567161578646E-02</text:p>
          </table:table-cell>
          <table:table-cell office:value-type="float" office:value="-0.0858565792510125" calcext:value-type="float">
            <text:p>-8.58565792510125E-02</text:p>
          </table:table-cell>
          <table:table-cell office:value-type="float" office:value="-17861.709326152" calcext:value-type="float">
            <text:p>-1.7861709326152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855.0755" calcext:value-type="float">
            <text:p>8.55075500000000E+02</text:p>
          </table:table-cell>
          <table:table-cell table:formula="of:=[.F269]-[.F268]" office:value-type="float" office:value="0.0000127294747161791" calcext:value-type="float">
            <text:p>1.27294747161791E-05</text:p>
          </table:table-cell>
          <table:table-cell table:formula="of:=[.G269]-[.G268]" office:value-type="float" office:value="0.000261987613107167" calcext:value-type="float">
            <text:p>2.61987613107167E-04</text:p>
          </table:table-cell>
          <table:table-cell table:formula="of:=[.H269]-[.H268]" office:value-type="float" office:value="-0.000262638281144104" calcext:value-type="float">
            <text:p>-2.62638281144104E-04</text:p>
          </table:table-cell>
          <table:table-cell table:formula="of:=[.I269]-[.I268]" office:value-type="float" office:value="0.918532307947316" calcext:value-type="float">
            <text:p>9.18532307947316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39" calcext:value-type="float">
            <text:p>1.3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619511706788" calcext:value-type="float">
            <text:p>5.00619511706788E-02</text:p>
          </table:table-cell>
          <table:table-cell office:value-type="float" office:value="0.0861187037709718" calcext:value-type="float">
            <text:p>8.61187037709718E-02</text:p>
          </table:table-cell>
          <table:table-cell office:value-type="float" office:value="-0.0861192175321566" calcext:value-type="float">
            <text:p>-8.61192175321566E-02</text:p>
          </table:table-cell>
          <table:table-cell office:value-type="float" office:value="-17860.7907938441" calcext:value-type="float">
            <text:p>-1.7860790793844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943.6041" calcext:value-type="float">
            <text:p>9.43604100000000E+02</text:p>
          </table:table-cell>
          <table:table-cell table:formula="of:=[.F270]-[.F269]" office:value-type="float" office:value="0.00000821420321746314" calcext:value-type="float">
            <text:p>8.21420321746314E-06</text:p>
          </table:table-cell>
          <table:table-cell table:formula="of:=[.G270]-[.G269]" office:value-type="float" office:value="0.000424714061104642" calcext:value-type="float">
            <text:p>4.24714061104642E-04</text:p>
          </table:table-cell>
          <table:table-cell table:formula="of:=[.H270]-[.H269]" office:value-type="float" office:value="-0.000423155802548675" calcext:value-type="float">
            <text:p>-4.23155802548675E-04</text:p>
          </table:table-cell>
          <table:table-cell table:formula="of:=[.I270]-[.I269]" office:value-type="float" office:value="1.43481658765086" calcext:value-type="float">
            <text:p>1.43481658765086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43" calcext:value-type="float">
            <text:p>1.4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01653738962" calcext:value-type="float">
            <text:p>5.00701653738962E-02</text:p>
          </table:table-cell>
          <table:table-cell office:value-type="float" office:value="0.0865434178320764" calcext:value-type="float">
            <text:p>8.65434178320764E-02</text:p>
          </table:table-cell>
          <table:table-cell office:value-type="float" office:value="-0.0865423733347053" calcext:value-type="float">
            <text:p>-8.65423733347053E-02</text:p>
          </table:table-cell>
          <table:table-cell office:value-type="float" office:value="-17859.3559772564" calcext:value-type="float">
            <text:p>-1.78593559772564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14.8935" calcext:value-type="float">
            <text:p>1.01489350000000E+03</text:p>
          </table:table-cell>
          <table:table-cell table:formula="of:=[.F271]-[.F270]" office:value-type="float" office:value="0.00000587261580724252" calcext:value-type="float">
            <text:p>5.87261580724252E-06</text:p>
          </table:table-cell>
          <table:table-cell table:formula="of:=[.G271]-[.G270]" office:value-type="float" office:value="0.000531311738489623" calcext:value-type="float">
            <text:p>5.31311738489623E-04</text:p>
          </table:table-cell>
          <table:table-cell table:formula="of:=[.H271]-[.H270]" office:value-type="float" office:value="-0.000533373034840079" calcext:value-type="float">
            <text:p>-5.33373034840079E-04</text:p>
          </table:table-cell>
          <table:table-cell table:formula="of:=[.I271]-[.I270]" office:value-type="float" office:value="1.70330404993001" calcext:value-type="float">
            <text:p>1.70330404993001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47" calcext:value-type="float">
            <text:p>1.4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760379897035" calcext:value-type="float">
            <text:p>5.00760379897035E-02</text:p>
          </table:table-cell>
          <table:table-cell office:value-type="float" office:value="0.0870747295705661" calcext:value-type="float">
            <text:p>8.70747295705661E-02</text:p>
          </table:table-cell>
          <table:table-cell office:value-type="float" office:value="-0.0870757463695454" calcext:value-type="float">
            <text:p>-8.70757463695454E-02</text:p>
          </table:table-cell>
          <table:table-cell office:value-type="float" office:value="-17857.6526732065" calcext:value-type="float">
            <text:p>-1.7857652673206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085.3177" calcext:value-type="float">
            <text:p>1.08531770000000E+03</text:p>
          </table:table-cell>
          <table:table-cell table:formula="of:=[.F272]-[.F271]" office:value-type="float" office:value="0.00000450163352194027" calcext:value-type="float">
            <text:p>4.50163352194027E-06</text:p>
          </table:table-cell>
          <table:table-cell table:formula="of:=[.G272]-[.G271]" office:value-type="float" office:value="0.000644201801222377" calcext:value-type="float">
            <text:p>6.44201801222377E-04</text:p>
          </table:table-cell>
          <table:table-cell table:formula="of:=[.H272]-[.H271]" office:value-type="float" office:value="-0.000649082780581414" calcext:value-type="float">
            <text:p>-6.49082780581414E-04</text:p>
          </table:table-cell>
          <table:table-cell table:formula="of:=[.I272]-[.I271]" office:value-type="float" office:value="2.12218314042912" calcext:value-type="float">
            <text:p>2.12218314042912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51" calcext:value-type="float">
            <text:p>1.5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05396232254" calcext:value-type="float">
            <text:p>5.00805396232254E-02</text:p>
          </table:table-cell>
          <table:table-cell office:value-type="float" office:value="0.0877189313717884" calcext:value-type="float">
            <text:p>8.77189313717884E-02</text:p>
          </table:table-cell>
          <table:table-cell office:value-type="float" office:value="-0.0877248291501268" calcext:value-type="float">
            <text:p>-8.77248291501268E-02</text:p>
          </table:table-cell>
          <table:table-cell office:value-type="float" office:value="-17855.530490066" calcext:value-type="float">
            <text:p>-1.78555304900660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15.7422" calcext:value-type="float">
            <text:p>1.21574220000000E+03</text:p>
          </table:table-cell>
          <table:table-cell table:formula="of:=[.F273]-[.F272]" office:value-type="float" office:value="0.00000352364568985408" calcext:value-type="float">
            <text:p>3.52364568985408E-06</text:p>
          </table:table-cell>
          <table:table-cell table:formula="of:=[.G273]-[.G272]" office:value-type="float" office:value="0.000585357182591006" calcext:value-type="float">
            <text:p>5.85357182591006E-04</text:p>
          </table:table-cell>
          <table:table-cell table:formula="of:=[.H273]-[.H272]" office:value-type="float" office:value="-0.000586875897860412" calcext:value-type="float">
            <text:p>-5.86875897860412E-04</text:p>
          </table:table-cell>
          <table:table-cell table:formula="of:=[.I273]-[.I272]" office:value-type="float" office:value="2.83501798357247" calcext:value-type="float">
            <text:p>2.83501798357247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55" calcext:value-type="float">
            <text:p>1.5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40632689153" calcext:value-type="float">
            <text:p>5.00840632689153E-02</text:p>
          </table:table-cell>
          <table:table-cell office:value-type="float" office:value="0.0883042885543794" calcext:value-type="float">
            <text:p>8.83042885543794E-02</text:p>
          </table:table-cell>
          <table:table-cell office:value-type="float" office:value="-0.0883117050479872" calcext:value-type="float">
            <text:p>-8.83117050479872E-02</text:p>
          </table:table-cell>
          <table:table-cell office:value-type="float" office:value="-17852.6954720825" calcext:value-type="float">
            <text:p>-1.78526954720825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285.0068" calcext:value-type="float">
            <text:p>1.28500680000000E+03</text:p>
          </table:table-cell>
          <table:table-cell table:formula="of:=[.F274]-[.F273]" office:value-type="float" office:value="0.000002650766615514" calcext:value-type="float">
            <text:p>2.65076661551400E-06</text:p>
          </table:table-cell>
          <table:table-cell table:formula="of:=[.G274]-[.G273]" office:value-type="float" office:value="0.000380994298055784" calcext:value-type="float">
            <text:p>3.80994298055784E-04</text:p>
          </table:table-cell>
          <table:table-cell table:formula="of:=[.H274]-[.H273]" office:value-type="float" office:value="-0.00037760859618774" calcext:value-type="float">
            <text:p>-3.77608596187740E-04</text:p>
          </table:table-cell>
          <table:table-cell table:formula="of:=[.I274]-[.I273]" office:value-type="float" office:value="2.96865791919845" calcext:value-type="float">
            <text:p>2.96865791919845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59" calcext:value-type="float">
            <text:p>1.5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67140355308" calcext:value-type="float">
            <text:p>5.00867140355308E-02</text:p>
          </table:table-cell>
          <table:table-cell office:value-type="float" office:value="0.0886852828524352" calcext:value-type="float">
            <text:p>8.86852828524352E-02</text:p>
          </table:table-cell>
          <table:table-cell office:value-type="float" office:value="-0.0886893136441749" calcext:value-type="float">
            <text:p>-8.86893136441749E-02</text:p>
          </table:table-cell>
          <table:table-cell office:value-type="float" office:value="-17849.7268141633" calcext:value-type="float">
            <text:p>-1.78497268141633E+04</text:p>
          </table:table-cell>
          <table:table-cell office:value-type="float" office:value="-61484.1280454487" calcext:value-type="float">
            <text:p>-6.14841280454487E+04</text:p>
          </table:table-cell>
          <table:table-cell office:value-type="float" office:value="1373.441" calcext:value-type="float">
            <text:p>1.37344100000000E+03</text:p>
          </table:table-cell>
          <table:table-cell table:formula="of:=[.F275]-[.F274]" office:value-type="float" office:value="0.00000196857440491055" calcext:value-type="float">
            <text:p>1.96857440491055E-06</text:p>
          </table:table-cell>
          <table:table-cell table:formula="of:=[.G275]-[.G274]" office:value-type="float" office:value="0.000140205501321072" calcext:value-type="float">
            <text:p>1.40205501321072E-04</text:p>
          </table:table-cell>
          <table:table-cell table:formula="of:=[.H275]-[.H274]" office:value-type="float" office:value="-0.000135923184524711" calcext:value-type="float">
            <text:p>-1.35923184524711E-04</text:p>
          </table:table-cell>
          <table:table-cell table:formula="of:=[.I275]-[.I274]" office:value-type="float" office:value="2.29032373413065" calcext:value-type="float">
            <text:p>2.29032373413065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63" calcext:value-type="float">
            <text:p>1.6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886826099357" calcext:value-type="float">
            <text:p>5.00886826099357E-02</text:p>
          </table:table-cell>
          <table:table-cell office:value-type="float" office:value="0.0888254883537563" calcext:value-type="float">
            <text:p>8.88254883537563E-02</text:p>
          </table:table-cell>
          <table:table-cell office:value-type="float" office:value="-0.0888252368286996" calcext:value-type="float">
            <text:p>-8.88252368286996E-02</text:p>
          </table:table-cell>
          <table:table-cell office:value-type="float" office:value="-17847.4364904291" calcext:value-type="float">
            <text:p>-1.7847436490429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506.5302" calcext:value-type="float">
            <text:p>1.50653020000000E+03</text:p>
          </table:table-cell>
          <table:table-cell table:formula="of:=[.F276]-[.F275]" office:value-type="float" office:value="0.00000139498561037982" calcext:value-type="float">
            <text:p>1.39498561037982E-06</text:p>
          </table:table-cell>
          <table:table-cell table:formula="of:=[.G276]-[.G275]" office:value-type="float" office:value="-0.0000267500200849952" calcext:value-type="float">
            <text:p>-2.67500200849952E-05</text:p>
          </table:table-cell>
          <table:table-cell table:formula="of:=[.H276]-[.H275]" office:value-type="float" office:value="0.000029279000671345" calcext:value-type="float">
            <text:p>2.92790006713450E-05</text:p>
          </table:table-cell>
          <table:table-cell table:formula="of:=[.I276]-[.I275]" office:value-type="float" office:value="1.39611576346942" calcext:value-type="float">
            <text:p>1.39611576346942E+00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67" calcext:value-type="float">
            <text:p>1.6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00775955461" calcext:value-type="float">
            <text:p>5.00900775955461E-02</text:p>
          </table:table-cell>
          <table:table-cell office:value-type="float" office:value="0.0887987383336713" calcext:value-type="float">
            <text:p>8.87987383336713E-02</text:p>
          </table:table-cell>
          <table:table-cell office:value-type="float" office:value="-0.0887959578280283" calcext:value-type="float">
            <text:p>-8.87959578280283E-02</text:p>
          </table:table-cell>
          <table:table-cell office:value-type="float" office:value="-17846.0403746657" calcext:value-type="float">
            <text:p>-1.78460403746657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593.7547" calcext:value-type="float">
            <text:p>1.59375470000000E+03</text:p>
          </table:table-cell>
          <table:table-cell table:formula="of:=[.F277]-[.F276]" office:value-type="float" office:value="0.00000090282164507544" calcext:value-type="float">
            <text:p>9.02821645075436E-07</text:p>
          </table:table-cell>
          <table:table-cell table:formula="of:=[.G277]-[.G276]" office:value-type="float" office:value="-0.0000746289712108689" calcext:value-type="float">
            <text:p>-7.46289712108689E-05</text:p>
          </table:table-cell>
          <table:table-cell table:formula="of:=[.H277]-[.H276]" office:value-type="float" office:value="0.0000752491760894203" calcext:value-type="float">
            <text:p>7.52491760894203E-05</text:p>
          </table:table-cell>
          <table:table-cell table:formula="of:=[.I277]-[.I276]" office:value-type="float" office:value="0.754162967721641" calcext:value-type="float">
            <text:p>7.54162967721641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71" calcext:value-type="float">
            <text:p>1.7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09804171912" calcext:value-type="float">
            <text:p>5.00909804171912E-02</text:p>
          </table:table-cell>
          <table:table-cell office:value-type="float" office:value="0.0887241093624604" calcext:value-type="float">
            <text:p>8.87241093624604E-02</text:p>
          </table:table-cell>
          <table:table-cell office:value-type="float" office:value="-0.0887207086519389" calcext:value-type="float">
            <text:p>-8.87207086519389E-02</text:p>
          </table:table-cell>
          <table:table-cell office:value-type="float" office:value="-17845.2862116979" calcext:value-type="float">
            <text:p>-1.78452862116979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736.3075" calcext:value-type="float">
            <text:p>1.73630750000000E+03</text:p>
          </table:table-cell>
          <table:table-cell table:formula="of:=[.F278]-[.F277]" office:value-type="float" office:value="0.00000054399165692193" calcext:value-type="float">
            <text:p>5.43991656921927E-07</text:p>
          </table:table-cell>
          <table:table-cell table:formula="of:=[.G278]-[.G277]" office:value-type="float" office:value="-0.0000560318978929941" calcext:value-type="float">
            <text:p>-5.60318978929941E-05</text:p>
          </table:table-cell>
          <table:table-cell table:formula="of:=[.H278]-[.H277]" office:value-type="float" office:value="0.0000555251263129747" calcext:value-type="float">
            <text:p>5.55251263129747E-05</text:p>
          </table:table-cell>
          <table:table-cell table:formula="of:=[.I278]-[.I277]" office:value-type="float" office:value="0.398547359869553" calcext:value-type="float">
            <text:p>3.98547359869553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75" calcext:value-type="float">
            <text:p>1.7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15244088481" calcext:value-type="float">
            <text:p>5.00915244088481E-02</text:p>
          </table:table-cell>
          <table:table-cell office:value-type="float" office:value="0.0886680774645674" calcext:value-type="float">
            <text:p>8.86680774645674E-02</text:p>
          </table:table-cell>
          <table:table-cell office:value-type="float" office:value="-0.0886651835256259" calcext:value-type="float">
            <text:p>-8.86651835256259E-02</text:p>
          </table:table-cell>
          <table:table-cell office:value-type="float" office:value="-17844.8876643381" calcext:value-type="float">
            <text:p>-1.7844887664338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842.7361" calcext:value-type="float">
            <text:p>1.84273610000000E+03</text:p>
          </table:table-cell>
          <table:table-cell table:formula="of:=[.F279]-[.F278]" office:value-type="float" office:value="0.00000032706197674454" calcext:value-type="float">
            <text:p>3.27061976744536E-07</text:p>
          </table:table-cell>
          <table:table-cell table:formula="of:=[.G279]-[.G278]" office:value-type="float" office:value="-0.0000277542275208126" calcext:value-type="float">
            <text:p>-2.77542275208126E-05</text:p>
          </table:table-cell>
          <table:table-cell table:formula="of:=[.H279]-[.H278]" office:value-type="float" office:value="0.0000270005921569755" calcext:value-type="float">
            <text:p>2.70005921569755E-05</text:p>
          </table:table-cell>
          <table:table-cell table:formula="of:=[.I279]-[.I278]" office:value-type="float" office:value="0.205337601259089" calcext:value-type="float">
            <text:p>2.05337601259089E-01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79" calcext:value-type="float">
            <text:p>1.7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18514708248" calcext:value-type="float">
            <text:p>5.00918514708248E-02</text:p>
          </table:table-cell>
          <table:table-cell office:value-type="float" office:value="0.0886403232370466" calcext:value-type="float">
            <text:p>8.86403232370466E-02</text:p>
          </table:table-cell>
          <table:table-cell office:value-type="float" office:value="-0.0886381829334689" calcext:value-type="float">
            <text:p>-8.86381829334689E-02</text:p>
          </table:table-cell>
          <table:table-cell office:value-type="float" office:value="-17844.6823267368" calcext:value-type="float">
            <text:p>-1.78446823267368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1944.7816" calcext:value-type="float">
            <text:p>1.94478160000000E+03</text:p>
          </table:table-cell>
          <table:table-cell table:formula="of:=[.F280]-[.F279]" office:value-type="float" office:value="0.00000019126274187348" calcext:value-type="float">
            <text:p>1.91262741873477E-07</text:p>
          </table:table-cell>
          <table:table-cell table:formula="of:=[.G280]-[.G279]" office:value-type="float" office:value="-0.0000113100857811882" calcext:value-type="float">
            <text:p>-1.13100857811882E-05</text:p>
          </table:table-cell>
          <table:table-cell table:formula="of:=[.H280]-[.H279]" office:value-type="float" office:value="0.0000106259968319089" calcext:value-type="float">
            <text:p>1.06259968319089E-05</text:p>
          </table:table-cell>
          <table:table-cell table:formula="of:=[.I280]-[.I279]" office:value-type="float" office:value="0.0963724115208606" calcext:value-type="float">
            <text:p>9.63724115208606E-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3" calcext:value-type="float">
            <text:p>1.8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0427335667" calcext:value-type="float">
            <text:p>5.00920427335667E-02</text:p>
          </table:table-cell>
          <table:table-cell office:value-type="float" office:value="0.0886290131512654" calcext:value-type="float">
            <text:p>8.86290131512654E-02</text:p>
          </table:table-cell>
          <table:table-cell office:value-type="float" office:value="-0.088627556936637" calcext:value-type="float">
            <text:p>-8.86275569366370E-02</text:p>
          </table:table-cell>
          <table:table-cell office:value-type="float" office:value="-17844.5859543253" calcext:value-type="float">
            <text:p>-1.7844585954325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088.3494" calcext:value-type="float">
            <text:p>2.08834940000000E+03</text:p>
          </table:table-cell>
          <table:table-cell table:formula="of:=[.F281]-[.F280]" office:value-type="float" office:value="0.00000009667673352143" calcext:value-type="float">
            <text:p>9.66767335214280E-08</text:p>
          </table:table-cell>
          <table:table-cell table:formula="of:=[.G281]-[.G280]" office:value-type="float" office:value="-0.00000530455727285051" calcext:value-type="float">
            <text:p>-5.30455727285051E-06</text:p>
          </table:table-cell>
          <table:table-cell table:formula="of:=[.H281]-[.H280]" office:value-type="float" office:value="0.00000481387463779903" calcext:value-type="float">
            <text:p>4.81387463779903E-06</text:p>
          </table:table-cell>
          <table:table-cell table:formula="of:=[.I281]-[.I280]" office:value-type="float" office:value="0.0393009187500866" calcext:value-type="float">
            <text:p>3.93009187500866E-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87" calcext:value-type="float">
            <text:p>1.87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1394103002" calcext:value-type="float">
            <text:p>5.00921394103002E-02</text:p>
          </table:table-cell>
          <table:table-cell office:value-type="float" office:value="0.0886237085939926" calcext:value-type="float">
            <text:p>8.86237085939926E-02</text:p>
          </table:table-cell>
          <table:table-cell office:value-type="float" office:value="-0.0886227430619992" calcext:value-type="float">
            <text:p>-8.86227430619992E-02</text:p>
          </table:table-cell>
          <table:table-cell office:value-type="float" office:value="-17844.5466534066" calcext:value-type="float">
            <text:p>-1.78445466534066E+04</text:p>
          </table:table-cell>
          <table:table-cell office:value-type="float" office:value="-61484.128045449" calcext:value-type="float">
            <text:p>-6.14841280454490E+04</text:p>
          </table:table-cell>
          <table:table-cell office:value-type="float" office:value="2236.2126" calcext:value-type="float">
            <text:p>2.23621260000000E+03</text:p>
          </table:table-cell>
          <table:table-cell table:formula="of:=[.F282]-[.F281]" office:value-type="float" office:value="0.0000000383082337449" calcext:value-type="float">
            <text:p>3.83082337448992E-08</text:p>
          </table:table-cell>
          <table:table-cell table:formula="of:=[.G282]-[.G281]" office:value-type="float" office:value="-0.00000332302786548722" calcext:value-type="float">
            <text:p>-3.32302786548722E-06</text:p>
          </table:table-cell>
          <table:table-cell table:formula="of:=[.H282]-[.H281]" office:value-type="float" office:value="0.00000304785074746461" calcext:value-type="float">
            <text:p>3.04785074746461E-06</text:p>
          </table:table-cell>
          <table:table-cell table:formula="of:=[.I282]-[.I281]" office:value-type="float" office:value="0.0139174244286551" calcext:value-type="float">
            <text:p>1.39174244286551E-02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91" calcext:value-type="float">
            <text:p>1.91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177718534" calcext:value-type="float">
            <text:p>5.00921777185340E-02</text:p>
          </table:table-cell>
          <table:table-cell office:value-type="float" office:value="0.0886203855661271" calcext:value-type="float">
            <text:p>8.86203855661271E-02</text:p>
          </table:table-cell>
          <table:table-cell office:value-type="float" office:value="-0.0886196952112518" calcext:value-type="float">
            <text:p>-8.86196952112518E-02</text:p>
          </table:table-cell>
          <table:table-cell office:value-type="float" office:value="-17844.5327359821" calcext:value-type="float">
            <text:p>-1.78445327359821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362.1945" calcext:value-type="float">
            <text:p>2.36219450000000E+03</text:p>
          </table:table-cell>
          <table:table-cell table:formula="of:=[.F283]-[.F282]" office:value-type="float" office:value="0.00000001243300287029" calcext:value-type="float">
            <text:p>1.24330028702935E-08</text:p>
          </table:table-cell>
          <table:table-cell table:formula="of:=[.G283]-[.G282]" office:value-type="float" office:value="-0.0000020629732218197" calcext:value-type="float">
            <text:p>-2.06297322181970E-06</text:p>
          </table:table-cell>
          <table:table-cell table:formula="of:=[.H283]-[.H282]" office:value-type="float" office:value="0.00000196542261261812" calcext:value-type="float">
            <text:p>1.96542261261812E-06</text:p>
          </table:table-cell>
          <table:table-cell table:formula="of:=[.I283]-[.I282]" office:value-type="float" office:value="0.00462820484972326" calcext:value-type="float">
            <text:p>4.62820484972326E-03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95" calcext:value-type="float">
            <text:p>1.95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1901515368" calcext:value-type="float">
            <text:p>5.00921901515368E-02</text:p>
          </table:table-cell>
          <table:table-cell office:value-type="float" office:value="0.0886183225929053" calcext:value-type="float">
            <text:p>8.86183225929053E-02</text:p>
          </table:table-cell>
          <table:table-cell office:value-type="float" office:value="-0.0886177297886391" calcext:value-type="float">
            <text:p>-8.86177297886391E-02</text:p>
          </table:table-cell>
          <table:table-cell office:value-type="float" office:value="-17844.5281077773" calcext:value-type="float">
            <text:p>-1.7844528107777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500.0857" calcext:value-type="float">
            <text:p>2.50008570000000E+03</text:p>
          </table:table-cell>
          <table:table-cell table:formula="of:=[.F284]-[.F283]" office:value-type="float" office:value="0.00000000373100189632" calcext:value-type="float">
            <text:p>3.73100189632325E-09</text:p>
          </table:table-cell>
          <table:table-cell table:formula="of:=[.G284]-[.G283]" office:value-type="float" office:value="-0.00000108699536859047" calcext:value-type="float">
            <text:p>-1.08699536859047E-06</text:p>
          </table:table-cell>
          <table:table-cell table:formula="of:=[.H284]-[.H283]" office:value-type="float" office:value="0.00000099729770465518" calcext:value-type="float">
            <text:p>9.97297704655176E-07</text:p>
          </table:table-cell>
          <table:table-cell table:formula="of:=[.I284]-[.I283]" office:value-type="float" office:value="0.00158298835958703" calcext:value-type="float">
            <text:p>1.58298835958703E-03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199" calcext:value-type="float">
            <text:p>1.99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1938825387" calcext:value-type="float">
            <text:p>5.00921938825387E-02</text:p>
          </table:table-cell>
          <table:table-cell office:value-type="float" office:value="0.0886172355975367" calcext:value-type="float">
            <text:p>8.86172355975367E-02</text:p>
          </table:table-cell>
          <table:table-cell office:value-type="float" office:value="-0.0886167324909345" calcext:value-type="float">
            <text:p>-8.86167324909345E-02</text:p>
          </table:table-cell>
          <table:table-cell office:value-type="float" office:value="-17844.5265247889" calcext:value-type="float">
            <text:p>-1.78445265247889E+04</text:p>
          </table:table-cell>
          <table:table-cell office:value-type="float" office:value="-61484.1280454489" calcext:value-type="float">
            <text:p>-6.14841280454489E+04</text:p>
          </table:table-cell>
          <table:table-cell office:value-type="float" office:value="2653.557" calcext:value-type="float">
            <text:p>2.65355700000000E+03</text:p>
          </table:table-cell>
          <table:table-cell table:formula="of:=[.F285]-[.F284]" office:value-type="float" office:value="0.00000000143454958329" calcext:value-type="float">
            <text:p>1.43454958329015E-09</text:p>
          </table:table-cell>
          <table:table-cell table:formula="of:=[.G285]-[.G284]" office:value-type="float" office:value="-0.00000037226044732885" calcext:value-type="float">
            <text:p>-3.72260447328854E-07</text:p>
          </table:table-cell>
          <table:table-cell table:formula="of:=[.H285]-[.H284]" office:value-type="float" office:value="0.0000003557606051835" calcext:value-type="float">
            <text:p>3.55760605183497E-07</text:p>
          </table:table-cell>
          <table:table-cell table:formula="of:=[.I285]-[.I284]" office:value-type="float" office:value="0.000622566611127695" calcext:value-type="float">
            <text:p>6.22566611127695E-04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.00000000000000E-05</text:p>
          </table:table-cell>
          <table:table-cell office:value-type="float" office:value="0" calcext:value-type="float">
            <text:p>0.00000000000000E+00</text:p>
          </table:table-cell>
          <table:table-cell office:value-type="float" office:value="31" calcext:value-type="float">
            <text:p>3.10000000000000E+01</text:p>
          </table:table-cell>
          <table:table-cell office:value-type="float" office:value="203" calcext:value-type="float">
            <text:p>2.03000000000000E+02</text:p>
          </table:table-cell>
          <table:table-cell office:value-type="float" office:value="180" calcext:value-type="float">
            <text:p>1.80000000000000E+02</text:p>
          </table:table-cell>
          <table:table-cell office:value-type="float" office:value="0.0500921953170883" calcext:value-type="float">
            <text:p>5.00921953170883E-02</text:p>
          </table:table-cell>
          <table:table-cell office:value-type="float" office:value="0.0886168633370894" calcext:value-type="float">
            <text:p>8.86168633370894E-02</text:p>
          </table:table-cell>
          <table:table-cell office:value-type="float" office:value="-0.0886163767303293" calcext:value-type="float">
            <text:p>-8.86163767303293E-02</text:p>
          </table:table-cell>
          <table:table-cell office:value-type="float" office:value="-17844.5259022223" calcext:value-type="float">
            <text:p>-1.78445259022223E+04</text:p>
          </table:table-cell>
          <table:table-cell office:value-type="float" office:value="-61484.1280454488" calcext:value-type="float">
            <text:p>-6.14841280454488E+04</text:p>
          </table:table-cell>
          <table:table-cell office:value-type="float" office:value="2813.6295" calcext:value-type="float">
            <text:p>2.81362950000000E+03</text:p>
          </table:table-cell>
          <table:table-cell table:number-columns-repeated="8"/>
        </table:table-row>
        <table:table-row table:style-name="ro1" table:number-rows-repeated="104829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8T03:02:25.038000000</dc:date>
    <meta:editing-duration>PT3H39M48S</meta:editing-duration>
    <meta:editing-cycles>3</meta:editing-cycles>
    <meta:generator>LibreOffice/7.3.4.2$Windows_X86_64 LibreOffice_project/728fec16bd5f605073805c3c9e7c4212a0120dc5</meta:generator>
    <meta:document-statistic meta:table-count="1" meta:cell-count="5087" meta:object-count="0"/>
  </office:meta>
</office:document-meta>
</file>